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316.156333333333" calcext:value-type="float">
            <text:p>316.156333333333</text:p>
          </table:table-cell>
          <table:table-cell table:formula="of:=AVERAGE([.C4];[.F4];[.I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4.749" calcext:value-type="float">
            <text:p>34.749</text:p>
          </table:table-cell>
          <table:table-cell table:formula="of:=AVERAGE([.Q4];[.T4];[.W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7.238" calcext:value-type="float">
            <text:p>217.238</text:p>
          </table:table-cell>
          <table:table-cell table:formula="of:=AVERAGE([.AE4];[.AH4];[.AK4])" office:value-type="float" office:value="1973.547" calcext:value-type="float">
            <text:p>1973.547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560.586" calcext:value-type="float">
            <text:p>560.586</text:p>
          </table:table-cell>
          <table:table-cell table:formula="of:=[.C4]+[.Q4]+[.AE4]" office:value-type="float" office:value="2597.41" calcext:value-type="float">
            <text:p>2597.41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72.18" calcext:value-type="float">
            <text:p>572.18</text:p>
          </table:table-cell>
          <table:table-cell table:formula="of:=[.F4]+[.T4]+[.AH4]" office:value-type="float" office:value="2626.41" calcext:value-type="float">
            <text:p>2626.41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71.664" calcext:value-type="float">
            <text:p>571.664</text:p>
          </table:table-cell>
          <table:table-cell table:formula="of:=[.I4]+[.W4]+[.AK4]" office:value-type="float" office:value="2638.41" calcext:value-type="float">
            <text:p>2638.41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68.143333333333" calcext:value-type="float">
            <text:p>568.143333333333</text:p>
          </table:table-cell>
          <table:table-cell table:formula="of:=AVERAGE([.AS4];[.AV4];[.AY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47.422" calcext:value-type="float">
            <text:p>47.422</text:p>
          </table:table-cell>
          <table:table-cell table:formula="of:=[.CI4]-[.BU4]" office:value-type="float" office:value="183.527" calcext:value-type="float">
            <text:p>183.527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421" calcext:value-type="float">
            <text:p>47.421</text:p>
          </table:table-cell>
          <table:table-cell table:formula="of:=[.CL4]-[.BX4]" office:value-type="float" office:value="183.527" calcext:value-type="float">
            <text:p>183.527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422" calcext:value-type="float">
            <text:p>47.422</text:p>
          </table:table-cell>
          <table:table-cell table:formula="of:=[.CO4]-[.CA4]" office:value-type="float" office:value="183.528" calcext:value-type="float">
            <text:p>183.528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7.4216666666667" calcext:value-type="float">
            <text:p>47.4216666666667</text:p>
          </table:table-cell>
          <table:table-cell table:formula="of:=AVERAGE([.BG4];[.BJ4];[.BM4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56.698" calcext:value-type="float">
            <text:p>56.698</text:p>
          </table:table-cell>
          <table:table-cell table:formula="of:=AVERAGE([.BU4];[.BX4];[.CA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04.119666666667" calcext:value-type="float">
            <text:p>104.119666666667</text:p>
          </table:table-cell>
          <table:table-cell table:formula="of:=AVERAGE([.CI4];[.CL4];[.CO4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" calcext:value-type="float">
            <text:p>1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5];[.D5];[.G5])" office:value-type="float" office:value="0.333333333333333" calcext:value-type="float">
            <text:p>0.333333333333333</text:p>
          </table:table-cell>
          <table:table-cell table:formula="of:=AVERAGE([.B5];[.E5];[.H5])" office:value-type="float" office:value="316.156333333333" calcext:value-type="float">
            <text:p>316.156333333333</text:p>
          </table:table-cell>
          <table:table-cell table:formula="of:=AVERAGE([.C5];[.F5];[.I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4.749" calcext:value-type="float">
            <text:p>34.749</text:p>
          </table:table-cell>
          <table:table-cell table:formula="of:=AVERAGE([.Q5];[.T5];[.W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];[.AF5];[.AI5])" office:value-type="float" office:value="0" calcext:value-type="float">
            <text:p>0</text:p>
          </table:table-cell>
          <table:table-cell table:formula="of:=AVERAGE([.AD5];[.AG5];[.AJ5])" office:value-type="float" office:value="217.238" calcext:value-type="float">
            <text:p>217.238</text:p>
          </table:table-cell>
          <table:table-cell table:formula="of:=AVERAGE([.AE5];[.AH5];[.AK5])" office:value-type="float" office:value="1973.547" calcext:value-type="float">
            <text:p>1973.547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560.586" calcext:value-type="float">
            <text:p>560.586</text:p>
          </table:table-cell>
          <table:table-cell table:formula="of:=[.C5]+[.Q5]+[.AE5]" office:value-type="float" office:value="2597.41" calcext:value-type="float">
            <text:p>2597.41</text:p>
          </table:table-cell>
          <table:table-cell table:formula="of:=[.D5]+[.R5]+[.AF5]" office:value-type="float" office:value="1" calcext:value-type="float">
            <text:p>1</text:p>
          </table:table-cell>
          <table:table-cell table:formula="of:=[.E5]+[.S5]+[.AG5]" office:value-type="float" office:value="572.18" calcext:value-type="float">
            <text:p>572.18</text:p>
          </table:table-cell>
          <table:table-cell table:formula="of:=[.F5]+[.T5]+[.AH5]" office:value-type="float" office:value="2626.41" calcext:value-type="float">
            <text:p>2626.41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571.664" calcext:value-type="float">
            <text:p>571.664</text:p>
          </table:table-cell>
          <table:table-cell table:formula="of:=[.I5]+[.W5]+[.AK5]" office:value-type="float" office:value="2638.41" calcext:value-type="float">
            <text:p>2638.41</text:p>
          </table:table-cell>
          <table:table-cell table:formula="of:=AVERAGE([.AQ5];[.AT5];[.AW5])" office:value-type="float" office:value="0.333333333333333" calcext:value-type="float">
            <text:p>0.333333333333333</text:p>
          </table:table-cell>
          <table:table-cell table:formula="of:=AVERAGE([.AR5];[.AU5];[.AX5])" office:value-type="float" office:value="568.143333333333" calcext:value-type="float">
            <text:p>568.143333333333</text:p>
          </table:table-cell>
          <table:table-cell table:formula="of:=AVERAGE([.AS5];[.AV5];[.AY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47.422" calcext:value-type="float">
            <text:p>47.422</text:p>
          </table:table-cell>
          <table:table-cell table:formula="of:=[.CI5]-[.BU5]" office:value-type="float" office:value="183.527" calcext:value-type="float">
            <text:p>183.527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421" calcext:value-type="float">
            <text:p>47.421</text:p>
          </table:table-cell>
          <table:table-cell table:formula="of:=[.CL5]-[.BX5]" office:value-type="float" office:value="183.527" calcext:value-type="float">
            <text:p>183.527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422" calcext:value-type="float">
            <text:p>47.422</text:p>
          </table:table-cell>
          <table:table-cell table:formula="of:=[.CO5]-[.CA5]" office:value-type="float" office:value="183.528" calcext:value-type="float">
            <text:p>183.528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47.4216666666667" calcext:value-type="float">
            <text:p>47.4216666666667</text:p>
          </table:table-cell>
          <table:table-cell table:formula="of:=AVERAGE([.BG5];[.BJ5];[.BM5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56.698" calcext:value-type="float">
            <text:p>56.698</text:p>
          </table:table-cell>
          <table:table-cell table:formula="of:=AVERAGE([.BU5];[.BX5];[.CA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04.119666666667" calcext:value-type="float">
            <text:p>104.119666666667</text:p>
          </table:table-cell>
          <table:table-cell table:formula="of:=AVERAGE([.CI5];[.CL5];[.CO5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6];[.D6];[.G6])" office:value-type="float" office:value="0" calcext:value-type="float">
            <text:p>0</text:p>
          </table:table-cell>
          <table:table-cell table:formula="of:=AVERAGE([.B6];[.E6];[.H6])" office:value-type="float" office:value="316.156333333333" calcext:value-type="float">
            <text:p>316.156333333333</text:p>
          </table:table-cell>
          <table:table-cell table:formula="of:=AVERAGE([.C6];[.F6];[.I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4.749" calcext:value-type="float">
            <text:p>34.749</text:p>
          </table:table-cell>
          <table:table-cell table:formula="of:=AVERAGE([.Q6];[.T6];[.W6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];[.AF6];[.AI6])" office:value-type="float" office:value="1" calcext:value-type="float">
            <text:p>1</text:p>
          </table:table-cell>
          <table:table-cell table:formula="of:=AVERAGE([.AD6];[.AG6];[.AJ6])" office:value-type="float" office:value="217.904666666667" calcext:value-type="float">
            <text:p>217.904666666667</text:p>
          </table:table-cell>
          <table:table-cell table:formula="of:=AVERAGE([.AE6];[.AH6];[.AK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6]+[.O6]+[.AC6]" office:value-type="float" office:value="0" calcext:value-type="float">
            <text:p>0</text:p>
          </table:table-cell>
          <table:table-cell table:formula="of:=[.B6]+[.P6]+[.AD6]" office:value-type="float" office:value="560.586" calcext:value-type="float">
            <text:p>560.586</text:p>
          </table:table-cell>
          <table:table-cell table:formula="of:=[.C6]+[.Q6]+[.AE6]" office:value-type="float" office:value="2597.41" calcext:value-type="float">
            <text:p>2597.41</text:p>
          </table:table-cell>
          <table:table-cell table:formula="of:=[.D6]+[.R6]+[.AF6]" office:value-type="float" office:value="3" calcext:value-type="float">
            <text:p>3</text:p>
          </table:table-cell>
          <table:table-cell table:formula="of:=[.E6]+[.S6]+[.AG6]" office:value-type="float" office:value="574.18" calcext:value-type="float">
            <text:p>574.18</text:p>
          </table:table-cell>
          <table:table-cell table:formula="of:=[.F6]+[.T6]+[.AH6]" office:value-type="float" office:value="2628.41" calcext:value-type="float">
            <text:p>2628.41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571.664" calcext:value-type="float">
            <text:p>571.664</text:p>
          </table:table-cell>
          <table:table-cell table:formula="of:=[.I6]+[.W6]+[.AK6]" office:value-type="float" office:value="2638.41" calcext:value-type="float">
            <text:p>2638.41</text:p>
          </table:table-cell>
          <table:table-cell table:formula="of:=AVERAGE([.AQ6];[.AT6];[.AW6])" office:value-type="float" office:value="1" calcext:value-type="float">
            <text:p>1</text:p>
          </table:table-cell>
          <table:table-cell table:formula="of:=AVERAGE([.AR6];[.AU6];[.AX6])" office:value-type="float" office:value="568.81" calcext:value-type="float">
            <text:p>568.81</text:p>
          </table:table-cell>
          <table:table-cell table:formula="of:=AVERAGE([.AS6];[.AV6];[.AY6])" office:value-type="float" office:value="2621.41" calcext:value-type="float">
            <text:p>2621.41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47.422" calcext:value-type="float">
            <text:p>47.422</text:p>
          </table:table-cell>
          <table:table-cell table:formula="of:=[.CI6]-[.BU6]" office:value-type="float" office:value="183.527" calcext:value-type="float">
            <text:p>183.527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421" calcext:value-type="float">
            <text:p>47.421</text:p>
          </table:table-cell>
          <table:table-cell table:formula="of:=[.CL6]-[.BX6]" office:value-type="float" office:value="183.527" calcext:value-type="float">
            <text:p>183.527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422" calcext:value-type="float">
            <text:p>47.422</text:p>
          </table:table-cell>
          <table:table-cell table:formula="of:=[.CO6]-[.CA6]" office:value-type="float" office:value="183.528" calcext:value-type="float">
            <text:p>183.528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7.4216666666667" calcext:value-type="float">
            <text:p>47.4216666666667</text:p>
          </table:table-cell>
          <table:table-cell table:formula="of:=AVERAGE([.BG6];[.BJ6];[.BM6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56.698" calcext:value-type="float">
            <text:p>56.698</text:p>
          </table:table-cell>
          <table:table-cell table:formula="of:=AVERAGE([.BU6];[.BX6];[.CA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04.119666666667" calcext:value-type="float">
            <text:p>104.119666666667</text:p>
          </table:table-cell>
          <table:table-cell table:formula="of:=AVERAGE([.CI6];[.CL6];[.CO6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316.156333333333" calcext:value-type="float">
            <text:p>316.156333333333</text:p>
          </table:table-cell>
          <table:table-cell table:formula="of:=AVERAGE([.C7];[.F7];[.I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4.749" calcext:value-type="float">
            <text:p>34.749</text:p>
          </table:table-cell>
          <table:table-cell table:formula="of:=AVERAGE([.Q7];[.T7];[.W7])" office:value-type="float" office:value="85.34" calcext:value-type="float">
            <text:p>85.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1.9" calcext:value-type="float">
            <text:p>1.9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];[.AF7];[.AI7])" office:value-type="float" office:value="1.96666666666667" calcext:value-type="float">
            <text:p>1.96666666666667</text:p>
          </table:table-cell>
          <table:table-cell table:formula="of:=AVERAGE([.AD7];[.AG7];[.AJ7])" office:value-type="float" office:value="217.904666666667" calcext:value-type="float">
            <text:p>217.904666666667</text:p>
          </table:table-cell>
          <table:table-cell table:formula="of:=AVERAGE([.AE7];[.AH7];[.AK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]+[.O7]+[.AC7]" office:value-type="float" office:value="4" calcext:value-type="float">
            <text:p>4</text:p>
          </table:table-cell>
          <table:table-cell table:formula="of:=[.B7]+[.P7]+[.AD7]" office:value-type="float" office:value="562.586" calcext:value-type="float">
            <text:p>562.586</text:p>
          </table:table-cell>
          <table:table-cell table:formula="of:=[.C7]+[.Q7]+[.AE7]" office:value-type="float" office:value="2599.41" calcext:value-type="float">
            <text:p>2599.41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574.18" calcext:value-type="float">
            <text:p>574.18</text:p>
          </table:table-cell>
          <table:table-cell table:formula="of:=[.F7]+[.T7]+[.AH7]" office:value-type="float" office:value="2628.41" calcext:value-type="float">
            <text:p>2628.41</text:p>
          </table:table-cell>
          <table:table-cell table:formula="of:=[.G7]+[.U7]+[.AI7]" office:value-type="float" office:value="1.9" calcext:value-type="float">
            <text:p>1.9</text:p>
          </table:table-cell>
          <table:table-cell table:formula="of:=[.H7]+[.V7]+[.AJ7]" office:value-type="float" office:value="569.664" calcext:value-type="float">
            <text:p>569.664</text:p>
          </table:table-cell>
          <table:table-cell table:formula="of:=[.I7]+[.W7]+[.AK7]" office:value-type="float" office:value="2636.41" calcext:value-type="float">
            <text:p>2636.41</text:p>
          </table:table-cell>
          <table:table-cell table:formula="of:=AVERAGE([.AQ7];[.AT7];[.AW7])" office:value-type="float" office:value="1.96666666666667" calcext:value-type="float">
            <text:p>1.96666666666667</text:p>
          </table:table-cell>
          <table:table-cell table:formula="of:=AVERAGE([.AR7];[.AU7];[.AX7])" office:value-type="float" office:value="568.81" calcext:value-type="float">
            <text:p>568.81</text:p>
          </table:table-cell>
          <table:table-cell table:formula="of:=AVERAGE([.AS7];[.AV7];[.AY7])" office:value-type="float" office:value="2621.41" calcext:value-type="float">
            <text:p>2621.41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47.422" calcext:value-type="float">
            <text:p>47.422</text:p>
          </table:table-cell>
          <table:table-cell table:formula="of:=[.CI7]-[.BU7]" office:value-type="float" office:value="183.527" calcext:value-type="float">
            <text:p>183.527</text:p>
          </table:table-cell>
          <table:table-cell table:formula="of:=[.CJ7]-[.BV7]" office:value-type="float" office:value="1" calcext:value-type="float">
            <text:p>1</text:p>
          </table:table-cell>
          <table:table-cell table:formula="of:=[.CK7]-[.BW7]" office:value-type="float" office:value="47.421" calcext:value-type="float">
            <text:p>47.421</text:p>
          </table:table-cell>
          <table:table-cell table:formula="of:=[.CL7]-[.BX7]" office:value-type="float" office:value="183.527" calcext:value-type="float">
            <text:p>183.527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422" calcext:value-type="float">
            <text:p>47.422</text:p>
          </table:table-cell>
          <table:table-cell table:formula="of:=[.CO7]-[.CA7]" office:value-type="float" office:value="183.528" calcext:value-type="float">
            <text:p>183.528</text:p>
          </table:table-cell>
          <table:table-cell table:formula="of:=AVERAGE([.BE7];[.BH7];[.BK7])" office:value-type="float" office:value="0.333333333333333" calcext:value-type="float">
            <text:p>0.333333333333333</text:p>
          </table:table-cell>
          <table:table-cell table:formula="of:=AVERAGE([.BF7];[.BI7];[.BL7])" office:value-type="float" office:value="47.4216666666667" calcext:value-type="float">
            <text:p>47.4216666666667</text:p>
          </table:table-cell>
          <table:table-cell table:formula="of:=AVERAGE([.BG7];[.BJ7];[.BM7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56.698" calcext:value-type="float">
            <text:p>56.698</text:p>
          </table:table-cell>
          <table:table-cell table:formula="of:=AVERAGE([.BU7];[.BX7];[.CA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7];[.CJ7];[.CM7])" office:value-type="float" office:value="0.333333333333333" calcext:value-type="float">
            <text:p>0.333333333333333</text:p>
          </table:table-cell>
          <table:table-cell table:formula="of:=AVERAGE([.CH7];[.CK7];[.CN7])" office:value-type="float" office:value="104.119666666667" calcext:value-type="float">
            <text:p>104.119666666667</text:p>
          </table:table-cell>
          <table:table-cell table:formula="of:=AVERAGE([.CI7];[.CL7];[.CO7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316.156333333333" calcext:value-type="float">
            <text:p>316.156333333333</text:p>
          </table:table-cell>
          <table:table-cell table:formula="of:=AVERAGE([.C8];[.F8];[.I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4.749" calcext:value-type="float">
            <text:p>34.749</text:p>
          </table:table-cell>
          <table:table-cell table:formula="of:=AVERAGE([.Q8];[.T8];[.W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];[.AF8];[.AI8])" office:value-type="float" office:value="0" calcext:value-type="float">
            <text:p>0</text:p>
          </table:table-cell>
          <table:table-cell table:formula="of:=AVERAGE([.AD8];[.AG8];[.AJ8])" office:value-type="float" office:value="217.904666666667" calcext:value-type="float">
            <text:p>217.904666666667</text:p>
          </table:table-cell>
          <table:table-cell table:formula="of:=AVERAGE([.AE8];[.AH8];[.AK8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562.586" calcext:value-type="float">
            <text:p>562.586</text:p>
          </table:table-cell>
          <table:table-cell table:formula="of:=[.C8]+[.Q8]+[.AE8]" office:value-type="float" office:value="2599.41" calcext:value-type="float">
            <text:p>2599.41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74.18" calcext:value-type="float">
            <text:p>574.18</text:p>
          </table:table-cell>
          <table:table-cell table:formula="of:=[.F8]+[.T8]+[.AH8]" office:value-type="float" office:value="2628.41" calcext:value-type="float">
            <text:p>2628.41</text:p>
          </table:table-cell>
          <table:table-cell table:formula="of:=[.G8]+[.U8]+[.AI8]" office:value-type="float" office:value="0" calcext:value-type="float">
            <text:p>0</text:p>
          </table:table-cell>
          <table:table-cell table:formula="of:=[.H8]+[.V8]+[.AJ8]" office:value-type="float" office:value="569.664" calcext:value-type="float">
            <text:p>569.664</text:p>
          </table:table-cell>
          <table:table-cell table:formula="of:=[.I8]+[.W8]+[.AK8]" office:value-type="float" office:value="2636.41" calcext:value-type="float">
            <text:p>2636.41</text:p>
          </table:table-cell>
          <table:table-cell table:formula="of:=AVERAGE([.AQ8];[.AT8];[.AW8])" office:value-type="float" office:value="0" calcext:value-type="float">
            <text:p>0</text:p>
          </table:table-cell>
          <table:table-cell table:formula="of:=AVERAGE([.AR8];[.AU8];[.AX8])" office:value-type="float" office:value="568.81" calcext:value-type="float">
            <text:p>568.81</text:p>
          </table:table-cell>
          <table:table-cell table:formula="of:=AVERAGE([.AS8];[.AV8];[.AY8])" office:value-type="float" office:value="2621.41" calcext:value-type="float">
            <text:p>2621.41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47.422" calcext:value-type="float">
            <text:p>47.422</text:p>
          </table:table-cell>
          <table:table-cell table:formula="of:=[.CI8]-[.BU8]" office:value-type="float" office:value="183.527" calcext:value-type="float">
            <text:p>183.527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421" calcext:value-type="float">
            <text:p>47.421</text:p>
          </table:table-cell>
          <table:table-cell table:formula="of:=[.CL8]-[.BX8]" office:value-type="float" office:value="183.527" calcext:value-type="float">
            <text:p>183.527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422" calcext:value-type="float">
            <text:p>47.422</text:p>
          </table:table-cell>
          <table:table-cell table:formula="of:=[.CO8]-[.CA8]" office:value-type="float" office:value="183.528" calcext:value-type="float">
            <text:p>183.528</text:p>
          </table:table-cell>
          <table:table-cell table:formula="of:=AVERAGE([.BE8];[.BH8];[.BK8])" office:value-type="float" office:value="0" calcext:value-type="float">
            <text:p>0</text:p>
          </table:table-cell>
          <table:table-cell table:formula="of:=AVERAGE([.BF8];[.BI8];[.BL8])" office:value-type="float" office:value="47.4216666666667" calcext:value-type="float">
            <text:p>47.4216666666667</text:p>
          </table:table-cell>
          <table:table-cell table:formula="of:=AVERAGE([.BG8];[.BJ8];[.BM8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56.698" calcext:value-type="float">
            <text:p>56.698</text:p>
          </table:table-cell>
          <table:table-cell table:formula="of:=AVERAGE([.BU8];[.BX8];[.CA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8];[.CJ8];[.CM8])" office:value-type="float" office:value="0" calcext:value-type="float">
            <text:p>0</text:p>
          </table:table-cell>
          <table:table-cell table:formula="of:=AVERAGE([.CH8];[.CK8];[.CN8])" office:value-type="float" office:value="104.119666666667" calcext:value-type="float">
            <text:p>104.119666666667</text:p>
          </table:table-cell>
          <table:table-cell table:formula="of:=AVERAGE([.CI8];[.CL8];[.CO8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316.156333333333" calcext:value-type="float">
            <text:p>316.156333333333</text:p>
          </table:table-cell>
          <table:table-cell table:formula="of:=AVERAGE([.C9];[.F9];[.I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4.749" calcext:value-type="float">
            <text:p>34.749</text:p>
          </table:table-cell>
          <table:table-cell table:formula="of:=AVERAGE([.Q9];[.T9];[.W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9];[.AF9];[.AI9])" office:value-type="float" office:value="0" calcext:value-type="float">
            <text:p>0</text:p>
          </table:table-cell>
          <table:table-cell table:formula="of:=AVERAGE([.AD9];[.AG9];[.AJ9])" office:value-type="float" office:value="216.571333333333" calcext:value-type="float">
            <text:p>216.571333333333</text:p>
          </table:table-cell>
          <table:table-cell table:formula="of:=AVERAGE([.AE9];[.AH9];[.AK9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562.586" calcext:value-type="float">
            <text:p>562.586</text:p>
          </table:table-cell>
          <table:table-cell table:formula="of:=[.C9]+[.Q9]+[.AE9]" office:value-type="float" office:value="2599.41" calcext:value-type="float">
            <text:p>2599.41</text:p>
          </table:table-cell>
          <table:table-cell table:formula="of:=[.D9]+[.R9]+[.AF9]" office:value-type="float" office:value="0" calcext:value-type="float">
            <text:p>0</text:p>
          </table:table-cell>
          <table:table-cell table:formula="of:=[.E9]+[.S9]+[.AG9]" office:value-type="float" office:value="570.18" calcext:value-type="float">
            <text:p>570.18</text:p>
          </table:table-cell>
          <table:table-cell table:formula="of:=[.F9]+[.T9]+[.AH9]" office:value-type="float" office:value="2624.41" calcext:value-type="float">
            <text:p>2624.41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569.664" calcext:value-type="float">
            <text:p>569.664</text:p>
          </table:table-cell>
          <table:table-cell table:formula="of:=[.I9]+[.W9]+[.AK9]" office:value-type="float" office:value="2636.41" calcext:value-type="float">
            <text:p>2636.41</text:p>
          </table:table-cell>
          <table:table-cell table:formula="of:=AVERAGE([.AQ9];[.AT9];[.AW9])" office:value-type="float" office:value="0" calcext:value-type="float">
            <text:p>0</text:p>
          </table:table-cell>
          <table:table-cell table:formula="of:=AVERAGE([.AR9];[.AU9];[.AX9])" office:value-type="float" office:value="567.476666666667" calcext:value-type="float">
            <text:p>567.476666666667</text:p>
          </table:table-cell>
          <table:table-cell table:formula="of:=AVERAGE([.AS9];[.AV9];[.AY9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9]-[.BS9]" office:value-type="float" office:value="1" calcext:value-type="float">
            <text:p>1</text:p>
          </table:table-cell>
          <table:table-cell table:formula="of:=[.CH9]-[.BT9]" office:value-type="float" office:value="47.422" calcext:value-type="float">
            <text:p>47.422</text:p>
          </table:table-cell>
          <table:table-cell table:formula="of:=[.CI9]-[.BU9]" office:value-type="float" office:value="183.527" calcext:value-type="float">
            <text:p>183.527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421" calcext:value-type="float">
            <text:p>47.421</text:p>
          </table:table-cell>
          <table:table-cell table:formula="of:=[.CL9]-[.BX9]" office:value-type="float" office:value="183.527" calcext:value-type="float">
            <text:p>183.527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47.422" calcext:value-type="float">
            <text:p>47.422</text:p>
          </table:table-cell>
          <table:table-cell table:formula="of:=[.CO9]-[.CA9]" office:value-type="float" office:value="183.528" calcext:value-type="float">
            <text:p>183.528</text:p>
          </table:table-cell>
          <table:table-cell table:formula="of:=AVERAGE([.BE9];[.BH9];[.BK9])" office:value-type="float" office:value="0.333333333333333" calcext:value-type="float">
            <text:p>0.333333333333333</text:p>
          </table:table-cell>
          <table:table-cell table:formula="of:=AVERAGE([.BF9];[.BI9];[.BL9])" office:value-type="float" office:value="47.4216666666667" calcext:value-type="float">
            <text:p>47.4216666666667</text:p>
          </table:table-cell>
          <table:table-cell table:formula="of:=AVERAGE([.BG9];[.BJ9];[.BM9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56.698" calcext:value-type="float">
            <text:p>56.698</text:p>
          </table:table-cell>
          <table:table-cell table:formula="of:=AVERAGE([.BU9];[.BX9];[.CA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9];[.CJ9];[.CM9])" office:value-type="float" office:value="0.333333333333333" calcext:value-type="float">
            <text:p>0.333333333333333</text:p>
          </table:table-cell>
          <table:table-cell table:formula="of:=AVERAGE([.CH9];[.CK9];[.CN9])" office:value-type="float" office:value="104.119666666667" calcext:value-type="float">
            <text:p>104.119666666667</text:p>
          </table:table-cell>
          <table:table-cell table:formula="of:=AVERAGE([.CI9];[.CL9];[.CO9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316.156333333333" calcext:value-type="float">
            <text:p>316.156333333333</text:p>
          </table:table-cell>
          <table:table-cell table:formula="of:=AVERAGE([.C10];[.F10];[.I1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4.749" calcext:value-type="float">
            <text:p>34.749</text:p>
          </table:table-cell>
          <table:table-cell table:formula="of:=AVERAGE([.Q10];[.T10];[.W1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0];[.AF10];[.AI10])" office:value-type="float" office:value="0" calcext:value-type="float">
            <text:p>0</text:p>
          </table:table-cell>
          <table:table-cell table:formula="of:=AVERAGE([.AD10];[.AG10];[.AJ10])" office:value-type="float" office:value="215.238" calcext:value-type="float">
            <text:p>215.238</text:p>
          </table:table-cell>
          <table:table-cell table:formula="of:=AVERAGE([.AE10];[.AH10];[.AK10])" office:value-type="float" office:value="1971.547" calcext:value-type="float">
            <text:p>1971.547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558.586" calcext:value-type="float">
            <text:p>558.586</text:p>
          </table:table-cell>
          <table:table-cell table:formula="of:=[.C10]+[.Q10]+[.AE10]" office:value-type="float" office:value="2595.41" calcext:value-type="float">
            <text:p>2595.41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70.18" calcext:value-type="float">
            <text:p>570.18</text:p>
          </table:table-cell>
          <table:table-cell table:formula="of:=[.F10]+[.T10]+[.AH10]" office:value-type="float" office:value="2624.41" calcext:value-type="float">
            <text:p>2624.41</text:p>
          </table:table-cell>
          <table:table-cell table:formula="of:=[.G10]+[.U10]+[.AI10]" office:value-type="float" office:value="0" calcext:value-type="float">
            <text:p>0</text:p>
          </table:table-cell>
          <table:table-cell table:formula="of:=[.H10]+[.V10]+[.AJ10]" office:value-type="float" office:value="569.664" calcext:value-type="float">
            <text:p>569.664</text:p>
          </table:table-cell>
          <table:table-cell table:formula="of:=[.I10]+[.W10]+[.AK10]" office:value-type="float" office:value="2636.41" calcext:value-type="float">
            <text:p>2636.41</text:p>
          </table:table-cell>
          <table:table-cell table:formula="of:=AVERAGE([.AQ10];[.AT10];[.AW10])" office:value-type="float" office:value="0" calcext:value-type="float">
            <text:p>0</text:p>
          </table:table-cell>
          <table:table-cell table:formula="of:=AVERAGE([.AR10];[.AU10];[.AX10])" office:value-type="float" office:value="566.143333333333" calcext:value-type="float">
            <text:p>566.143333333333</text:p>
          </table:table-cell>
          <table:table-cell table:formula="of:=AVERAGE([.AS10];[.AV10];[.AY10])" office:value-type="float" office:value="2618.74333333333" calcext:value-type="float">
            <text:p>2618.74333333333</text:p>
          </table:table-cell>
          <table:table-cell table:number-columns-repeated="2"/>
          <table:table-cell table:formula="of:=[.CG10]-[.BS10]" office:value-type="float" office:value="1" calcext:value-type="float">
            <text:p>1</text:p>
          </table:table-cell>
          <table:table-cell table:formula="of:=[.CH10]-[.BT10]" office:value-type="float" office:value="47.422" calcext:value-type="float">
            <text:p>47.422</text:p>
          </table:table-cell>
          <table:table-cell table:formula="of:=[.CI10]-[.BU10]" office:value-type="float" office:value="183.527" calcext:value-type="float">
            <text:p>183.527</text:p>
          </table:table-cell>
          <table:table-cell table:formula="of:=[.CJ10]-[.BV10]" office:value-type="float" office:value="1" calcext:value-type="float">
            <text:p>1</text:p>
          </table:table-cell>
          <table:table-cell table:formula="of:=[.CK10]-[.BW10]" office:value-type="float" office:value="47.421" calcext:value-type="float">
            <text:p>47.421</text:p>
          </table:table-cell>
          <table:table-cell table:formula="of:=[.CL10]-[.BX10]" office:value-type="float" office:value="183.527" calcext:value-type="float">
            <text:p>183.527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422" calcext:value-type="float">
            <text:p>47.422</text:p>
          </table:table-cell>
          <table:table-cell table:formula="of:=[.CO10]-[.CA10]" office:value-type="float" office:value="183.528" calcext:value-type="float">
            <text:p>183.528</text:p>
          </table:table-cell>
          <table:table-cell table:formula="of:=AVERAGE([.BE10];[.BH10];[.BK10])" office:value-type="float" office:value="0.666666666666667" calcext:value-type="float">
            <text:p>0.666666666666667</text:p>
          </table:table-cell>
          <table:table-cell table:formula="of:=AVERAGE([.BF10];[.BI10];[.BL10])" office:value-type="float" office:value="47.4216666666667" calcext:value-type="float">
            <text:p>47.4216666666667</text:p>
          </table:table-cell>
          <table:table-cell table:formula="of:=AVERAGE([.BG10];[.BJ10];[.BM10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56.698" calcext:value-type="float">
            <text:p>56.698</text:p>
          </table:table-cell>
          <table:table-cell table:formula="of:=AVERAGE([.BU10];[.BX10];[.CA1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10];[.CJ10];[.CM10])" office:value-type="float" office:value="0.666666666666667" calcext:value-type="float">
            <text:p>0.666666666666667</text:p>
          </table:table-cell>
          <table:table-cell table:formula="of:=AVERAGE([.CH10];[.CK10];[.CN10])" office:value-type="float" office:value="104.119666666667" calcext:value-type="float">
            <text:p>104.119666666667</text:p>
          </table:table-cell>
          <table:table-cell table:formula="of:=AVERAGE([.CI10];[.CL10];[.CO10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316.156333333333" calcext:value-type="float">
            <text:p>316.156333333333</text:p>
          </table:table-cell>
          <table:table-cell table:formula="of:=AVERAGE([.C11];[.F11];[.I1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4.749" calcext:value-type="float">
            <text:p>34.749</text:p>
          </table:table-cell>
          <table:table-cell table:formula="of:=AVERAGE([.Q11];[.T11];[.W11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1.9" calcext:value-type="float">
            <text:p>1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1];[.AF11];[.AI11])" office:value-type="float" office:value="1.3" calcext:value-type="float">
            <text:p>1.3</text:p>
          </table:table-cell>
          <table:table-cell table:formula="of:=AVERAGE([.AD11];[.AG11];[.AJ11])" office:value-type="float" office:value="215.904666666667" calcext:value-type="float">
            <text:p>215.904666666667</text:p>
          </table:table-cell>
          <table:table-cell table:formula="of:=AVERAGE([.AE11];[.AH11];[.AK1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558.586" calcext:value-type="float">
            <text:p>558.586</text:p>
          </table:table-cell>
          <table:table-cell table:formula="of:=[.C11]+[.Q11]+[.AE11]" office:value-type="float" office:value="2595.41" calcext:value-type="float">
            <text:p>2595.41</text:p>
          </table:table-cell>
          <table:table-cell table:formula="of:=[.D11]+[.R11]+[.AF11]" office:value-type="float" office:value="1.9" calcext:value-type="float">
            <text:p>1.9</text:p>
          </table:table-cell>
          <table:table-cell table:formula="of:=[.E11]+[.S11]+[.AG11]" office:value-type="float" office:value="572.18" calcext:value-type="float">
            <text:p>572.18</text:p>
          </table:table-cell>
          <table:table-cell table:formula="of:=[.F11]+[.T11]+[.AH11]" office:value-type="float" office:value="2626.41" calcext:value-type="float">
            <text:p>2626.41</text:p>
          </table:table-cell>
          <table:table-cell table:formula="of:=[.G11]+[.U11]+[.AI11]" office:value-type="float" office:value="2" calcext:value-type="float">
            <text:p>2</text:p>
          </table:table-cell>
          <table:table-cell table:formula="of:=[.H11]+[.V11]+[.AJ11]" office:value-type="float" office:value="569.664" calcext:value-type="float">
            <text:p>569.664</text:p>
          </table:table-cell>
          <table:table-cell table:formula="of:=[.I11]+[.W11]+[.AK11]" office:value-type="float" office:value="2636.41" calcext:value-type="float">
            <text:p>2636.41</text:p>
          </table:table-cell>
          <table:table-cell table:formula="of:=AVERAGE([.AQ11];[.AT11];[.AW11])" office:value-type="float" office:value="1.3" calcext:value-type="float">
            <text:p>1.3</text:p>
          </table:table-cell>
          <table:table-cell table:formula="of:=AVERAGE([.AR11];[.AU11];[.AX11])" office:value-type="float" office:value="566.81" calcext:value-type="float">
            <text:p>566.81</text:p>
          </table:table-cell>
          <table:table-cell table:formula="of:=AVERAGE([.AS11];[.AV11];[.AY11])" office:value-type="float" office:value="2619.41" calcext:value-type="float">
            <text:p>2619.41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47.422" calcext:value-type="float">
            <text:p>47.422</text:p>
          </table:table-cell>
          <table:table-cell table:formula="of:=[.CI11]-[.BU11]" office:value-type="float" office:value="183.527" calcext:value-type="float">
            <text:p>183.527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421" calcext:value-type="float">
            <text:p>47.421</text:p>
          </table:table-cell>
          <table:table-cell table:formula="of:=[.CL11]-[.BX11]" office:value-type="float" office:value="183.527" calcext:value-type="float">
            <text:p>183.527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422" calcext:value-type="float">
            <text:p>47.422</text:p>
          </table:table-cell>
          <table:table-cell table:formula="of:=[.CO11]-[.CA11]" office:value-type="float" office:value="183.528" calcext:value-type="float">
            <text:p>183.528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47.4216666666667" calcext:value-type="float">
            <text:p>47.4216666666667</text:p>
          </table:table-cell>
          <table:table-cell table:formula="of:=AVERAGE([.BG11];[.BJ11];[.BM11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56.698" calcext:value-type="float">
            <text:p>56.698</text:p>
          </table:table-cell>
          <table:table-cell table:formula="of:=AVERAGE([.BU11];[.BX11];[.CA1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04.119666666667" calcext:value-type="float">
            <text:p>104.119666666667</text:p>
          </table:table-cell>
          <table:table-cell table:formula="of:=AVERAGE([.CI11];[.CL11];[.CO11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" calcext:value-type="float">
            <text:p>1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12];[.D12];[.G12])" office:value-type="float" office:value="0.333333333333333" calcext:value-type="float">
            <text:p>0.333333333333333</text:p>
          </table:table-cell>
          <table:table-cell table:formula="of:=AVERAGE([.B12];[.E12];[.H12])" office:value-type="float" office:value="316.156333333333" calcext:value-type="float">
            <text:p>316.156333333333</text:p>
          </table:table-cell>
          <table:table-cell table:formula="of:=AVERAGE([.C12];[.F12];[.I1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4.749" calcext:value-type="float">
            <text:p>34.749</text:p>
          </table:table-cell>
          <table:table-cell table:formula="of:=AVERAGE([.Q12];[.T12];[.W12])" office:value-type="float" office:value="85.34" calcext:value-type="float">
            <text:p>85.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2];[.AF12];[.AI12])" office:value-type="float" office:value="1.66666666666667" calcext:value-type="float">
            <text:p>1.66666666666667</text:p>
          </table:table-cell>
          <table:table-cell table:formula="of:=AVERAGE([.AD12];[.AG12];[.AJ12])" office:value-type="float" office:value="217.238" calcext:value-type="float">
            <text:p>217.238</text:p>
          </table:table-cell>
          <table:table-cell table:formula="of:=AVERAGE([.AE12];[.AH12];[.AK12])" office:value-type="float" office:value="1973.547" calcext:value-type="float">
            <text:p>1973.547</text:p>
          </table:table-cell>
          <table:table-cell table:number-columns-repeated="2"/>
          <table:table-cell table:formula="of:=[.A12]+[.O12]+[.AC12]" office:value-type="float" office:value="3" calcext:value-type="float">
            <text:p>3</text:p>
          </table:table-cell>
          <table:table-cell table:formula="of:=[.B12]+[.P12]+[.AD12]" office:value-type="float" office:value="560.586" calcext:value-type="float">
            <text:p>560.586</text:p>
          </table:table-cell>
          <table:table-cell table:formula="of:=[.C12]+[.Q12]+[.AE12]" office:value-type="float" office:value="2597.41" calcext:value-type="float">
            <text:p>2597.41</text:p>
          </table:table-cell>
          <table:table-cell table:formula="of:=[.D12]+[.R12]+[.AF12]" office:value-type="float" office:value="1" calcext:value-type="float">
            <text:p>1</text:p>
          </table:table-cell>
          <table:table-cell table:formula="of:=[.E12]+[.S12]+[.AG12]" office:value-type="float" office:value="572.18" calcext:value-type="float">
            <text:p>572.18</text:p>
          </table:table-cell>
          <table:table-cell table:formula="of:=[.F12]+[.T12]+[.AH12]" office:value-type="float" office:value="2626.41" calcext:value-type="float">
            <text:p>2626.41</text:p>
          </table:table-cell>
          <table:table-cell table:formula="of:=[.G12]+[.U12]+[.AI12]" office:value-type="float" office:value="2" calcext:value-type="float">
            <text:p>2</text:p>
          </table:table-cell>
          <table:table-cell table:formula="of:=[.H12]+[.V12]+[.AJ12]" office:value-type="float" office:value="571.664" calcext:value-type="float">
            <text:p>571.664</text:p>
          </table:table-cell>
          <table:table-cell table:formula="of:=[.I12]+[.W12]+[.AK12]" office:value-type="float" office:value="2638.41" calcext:value-type="float">
            <text:p>2638.41</text:p>
          </table:table-cell>
          <table:table-cell table:formula="of:=AVERAGE([.AQ12];[.AT12];[.AW12])" office:value-type="float" office:value="2" calcext:value-type="float">
            <text:p>2</text:p>
          </table:table-cell>
          <table:table-cell table:formula="of:=AVERAGE([.AR12];[.AU12];[.AX12])" office:value-type="float" office:value="568.143333333333" calcext:value-type="float">
            <text:p>568.143333333333</text:p>
          </table:table-cell>
          <table:table-cell table:formula="of:=AVERAGE([.AS12];[.AV12];[.AY1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12]-[.BS12]" office:value-type="float" office:value="0" calcext:value-type="float">
            <text:p>0</text:p>
          </table:table-cell>
          <table:table-cell table:formula="of:=[.CH12]-[.BT12]" office:value-type="float" office:value="47.422" calcext:value-type="float">
            <text:p>47.422</text:p>
          </table:table-cell>
          <table:table-cell table:formula="of:=[.CI12]-[.BU12]" office:value-type="float" office:value="183.527" calcext:value-type="float">
            <text:p>183.527</text:p>
          </table:table-cell>
          <table:table-cell table:formula="of:=[.CJ12]-[.BV12]" office:value-type="float" office:value="1" calcext:value-type="float">
            <text:p>1</text:p>
          </table:table-cell>
          <table:table-cell table:formula="of:=[.CK12]-[.BW12]" office:value-type="float" office:value="47.421" calcext:value-type="float">
            <text:p>47.421</text:p>
          </table:table-cell>
          <table:table-cell table:formula="of:=[.CL12]-[.BX12]" office:value-type="float" office:value="183.527" calcext:value-type="float">
            <text:p>183.527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422" calcext:value-type="float">
            <text:p>47.422</text:p>
          </table:table-cell>
          <table:table-cell table:formula="of:=[.CO12]-[.CA12]" office:value-type="float" office:value="183.528" calcext:value-type="float">
            <text:p>183.528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47.4216666666667" calcext:value-type="float">
            <text:p>47.4216666666667</text:p>
          </table:table-cell>
          <table:table-cell table:formula="of:=AVERAGE([.BG12];[.BJ12];[.BM12])" office:value-type="float" office:value="183.527333333333" calcext:value-type="float">
            <text:p>183.52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56.698" calcext:value-type="float">
            <text:p>56.698</text:p>
          </table:table-cell>
          <table:table-cell table:formula="of:=AVERAGE([.BU12];[.BX12];[.CA1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594" calcext:value-type="float">
            <text:p>826.594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104.119666666667" calcext:value-type="float">
            <text:p>104.119666666667</text:p>
          </table:table-cell>
          <table:table-cell table:formula="of:=AVERAGE([.CI12];[.CL12];[.CO12])" office:value-type="float" office:value="1253.698" calcext:value-type="float">
            <text:p>1253.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.641" calcext:value-type="float">
            <text:p>308.64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20.172" calcext:value-type="float">
            <text:p>320.17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579.523" calcext:value-type="float">
            <text:p>579.523</text:p>
          </table:table-cell>
          <table:table-cell table:formula="of:=AVERAGE([.A13];[.D13];[.G13])" office:value-type="float" office:value="0" calcext:value-type="float">
            <text:p>0</text:p>
          </table:table-cell>
          <table:table-cell table:formula="of:=AVERAGE([.B13];[.E13];[.H13])" office:value-type="float" office:value="316.156333333333" calcext:value-type="float">
            <text:p>316.156333333333</text:p>
          </table:table-cell>
          <table:table-cell table:formula="of:=AVERAGE([.C13];[.F13];[.I1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4.749" calcext:value-type="float">
            <text:p>34.749</text:p>
          </table:table-cell>
          <table:table-cell table:formula="of:=AVERAGE([.Q13];[.T13];[.W1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3];[.AF13];[.AI13])" office:value-type="float" office:value="0" calcext:value-type="float">
            <text:p>0</text:p>
          </table:table-cell>
          <table:table-cell table:formula="of:=AVERAGE([.AD13];[.AG13];[.AJ13])" office:value-type="float" office:value="217.238" calcext:value-type="float">
            <text:p>217.238</text:p>
          </table:table-cell>
          <table:table-cell table:formula="of:=AVERAGE([.AE13];[.AH13];[.AK13])" office:value-type="float" office:value="1973.547" calcext:value-type="float">
            <text:p>1973.547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560.586" calcext:value-type="float">
            <text:p>560.586</text:p>
          </table:table-cell>
          <table:table-cell table:formula="of:=[.C13]+[.Q13]+[.AE13]" office:value-type="float" office:value="2597.41" calcext:value-type="float">
            <text:p>2597.41</text:p>
          </table:table-cell>
          <table:table-cell table:formula="of:=[.D13]+[.R13]+[.AF13]" office:value-type="float" office:value="0" calcext:value-type="float">
            <text:p>0</text:p>
          </table:table-cell>
          <table:table-cell table:formula="of:=[.E13]+[.S13]+[.AG13]" office:value-type="float" office:value="572.18" calcext:value-type="float">
            <text:p>572.18</text:p>
          </table:table-cell>
          <table:table-cell table:formula="of:=[.F13]+[.T13]+[.AH13]" office:value-type="float" office:value="2626.41" calcext:value-type="float">
            <text:p>2626.41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571.664" calcext:value-type="float">
            <text:p>571.664</text:p>
          </table:table-cell>
          <table:table-cell table:formula="of:=[.I13]+[.W13]+[.AK13]" office:value-type="float" office:value="2638.41" calcext:value-type="float">
            <text:p>2638.41</text:p>
          </table:table-cell>
          <table:table-cell table:formula="of:=AVERAGE([.AQ13];[.AT13];[.AW13])" office:value-type="float" office:value="0" calcext:value-type="float">
            <text:p>0</text:p>
          </table:table-cell>
          <table:table-cell table:formula="of:=AVERAGE([.AR13];[.AU13];[.AX13])" office:value-type="float" office:value="568.143333333333" calcext:value-type="float">
            <text:p>568.143333333333</text:p>
          </table:table-cell>
          <table:table-cell table:formula="of:=AVERAGE([.AS13];[.AV13];[.AY1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47.422" calcext:value-type="float">
            <text:p>47.422</text:p>
          </table:table-cell>
          <table:table-cell table:formula="of:=[.CI13]-[.BU13]" office:value-type="float" office:value="183.527" calcext:value-type="float">
            <text:p>183.527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421" calcext:value-type="float">
            <text:p>47.421</text:p>
          </table:table-cell>
          <table:table-cell table:formula="of:=[.CL13]-[.BX13]" office:value-type="float" office:value="183.527" calcext:value-type="float">
            <text:p>183.527</text:p>
          </table:table-cell>
          <table:table-cell table:formula="of:=[.CM13]-[.BY13]" office:value-type="float" office:value="1" calcext:value-type="float">
            <text:p>1</text:p>
          </table:table-cell>
          <table:table-cell table:formula="of:=[.CN13]-[.BZ13]" office:value-type="float" office:value="47.422" calcext:value-type="float">
            <text:p>47.422</text:p>
          </table:table-cell>
          <table:table-cell table:formula="of:=[.CO13]-[.CA13]" office:value-type="float" office:value="183.527" calcext:value-type="float">
            <text:p>183.527</text:p>
          </table:table-cell>
          <table:table-cell table:formula="of:=AVERAGE([.BE13];[.BH13];[.BK13])" office:value-type="float" office:value="0.333333333333333" calcext:value-type="float">
            <text:p>0.333333333333333</text:p>
          </table:table-cell>
          <table:table-cell table:formula="of:=AVERAGE([.BF13];[.BI13];[.BL13])" office:value-type="float" office:value="47.4216666666667" calcext:value-type="float">
            <text:p>47.4216666666667</text:p>
          </table:table-cell>
          <table:table-cell table:formula="of:=AVERAGE([.BG13];[.BJ13];[.BM13])" office:value-type="float" office:value="183.527" calcext:value-type="float">
            <text:p>183.5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914" calcext:value-type="float">
            <text:p>65.914</text:p>
          </table:table-cell>
          <table:table-cell office:value-type="float" office:value="1288.664" calcext:value-type="float">
            <text:p>1288.664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67.0443333333333" calcext:value-type="float">
            <text:p>67.0443333333333</text:p>
          </table:table-cell>
          <table:table-cell table:formula="of:=AVERAGE([.BU13];[.BX13];[.CA13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" calcext:value-type="float">
            <text:p>1</text:p>
          </table:table-cell>
          <table:table-cell office:value-type="float" office:value="113.336" calcext:value-type="float">
            <text:p>113.336</text:p>
          </table:table-cell>
          <table:table-cell office:value-type="float" office:value="1472.191" calcext:value-type="float">
            <text:p>1472.191</text:p>
          </table:table-cell>
          <table:table-cell table:formula="of:=AVERAGE([.CG13];[.CJ13];[.CM13])" office:value-type="float" office:value="0.333333333333333" calcext:value-type="float">
            <text:p>0.333333333333333</text:p>
          </table:table-cell>
          <table:table-cell table:formula="of:=AVERAGE([.CH13];[.CK13];[.CN13])" office:value-type="float" office:value="114.466" calcext:value-type="float">
            <text:p>114.466</text:p>
          </table:table-cell>
          <table:table-cell table:formula="of:=AVERAGE([.CI13];[.CL13];[.CO13])" office:value-type="float" office:value="1468.897" calcext:value-type="float">
            <text:p>1468.89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09.094" calcext:value-type="float">
            <text:p>309.094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80.6" calcext:value-type="float">
            <text:p>80.6</text:p>
          </table:table-cell>
          <table:table-cell office:value-type="float" office:value="320.488" calcext:value-type="float">
            <text:p>320.48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75.7" calcext:value-type="float">
            <text:p>75.7</text:p>
          </table:table-cell>
          <table:table-cell office:value-type="float" office:value="320.043" calcext:value-type="float">
            <text:p>320.043</text:p>
          </table:table-cell>
          <table:table-cell office:value-type="float" office:value="579.523" calcext:value-type="float">
            <text:p>579.523</text:p>
          </table:table-cell>
          <table:table-cell table:formula="of:=AVERAGE([.A14];[.D14];[.G14])" office:value-type="float" office:value="66.4666666666667" calcext:value-type="float">
            <text:p>66.4666666666667</text:p>
          </table:table-cell>
          <table:table-cell table:formula="of:=AVERAGE([.B14];[.E14];[.H14])" office:value-type="float" office:value="316.541666666667" calcext:value-type="float">
            <text:p>316.541666666667</text:p>
          </table:table-cell>
          <table:table-cell table:formula="of:=AVERAGE([.C14];[.F14];[.I1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4];[.R14];[.U14])" office:value-type="float" office:value="0" calcext:value-type="float">
            <text:p>0</text:p>
          </table:table-cell>
          <table:table-cell table:formula="of:=AVERAGE([.P14];[.S14];[.V14])" office:value-type="float" office:value="34.749" calcext:value-type="float">
            <text:p>34.749</text:p>
          </table:table-cell>
          <table:table-cell table:formula="of:=AVERAGE([.Q14];[.T14];[.W1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4];[.AF14];[.AI14])" office:value-type="float" office:value="0" calcext:value-type="float">
            <text:p>0</text:p>
          </table:table-cell>
          <table:table-cell table:formula="of:=AVERAGE([.AD14];[.AG14];[.AJ14])" office:value-type="float" office:value="217.238" calcext:value-type="float">
            <text:p>217.238</text:p>
          </table:table-cell>
          <table:table-cell table:formula="of:=AVERAGE([.AE14];[.AH14];[.AK14])" office:value-type="float" office:value="1973.547" calcext:value-type="float">
            <text:p>1973.547</text:p>
          </table:table-cell>
          <table:table-cell table:number-columns-repeated="2"/>
          <table:table-cell table:formula="of:=[.A14]+[.O14]+[.AC14]" office:value-type="float" office:value="43.1" calcext:value-type="float">
            <text:p>43.1</text:p>
          </table:table-cell>
          <table:table-cell table:formula="of:=[.B14]+[.P14]+[.AD14]" office:value-type="float" office:value="561.039" calcext:value-type="float">
            <text:p>561.039</text:p>
          </table:table-cell>
          <table:table-cell table:formula="of:=[.C14]+[.Q14]+[.AE14]" office:value-type="float" office:value="2597.41" calcext:value-type="float">
            <text:p>2597.41</text:p>
          </table:table-cell>
          <table:table-cell table:formula="of:=[.D14]+[.R14]+[.AF14]" office:value-type="float" office:value="80.6" calcext:value-type="float">
            <text:p>80.6</text:p>
          </table:table-cell>
          <table:table-cell table:formula="of:=[.E14]+[.S14]+[.AG14]" office:value-type="float" office:value="572.496" calcext:value-type="float">
            <text:p>572.496</text:p>
          </table:table-cell>
          <table:table-cell table:formula="of:=[.F14]+[.T14]+[.AH14]" office:value-type="float" office:value="2626.41" calcext:value-type="float">
            <text:p>2626.41</text:p>
          </table:table-cell>
          <table:table-cell table:formula="of:=[.G14]+[.U14]+[.AI14]" office:value-type="float" office:value="75.7" calcext:value-type="float">
            <text:p>75.7</text:p>
          </table:table-cell>
          <table:table-cell table:formula="of:=[.H14]+[.V14]+[.AJ14]" office:value-type="float" office:value="572.051" calcext:value-type="float">
            <text:p>572.051</text:p>
          </table:table-cell>
          <table:table-cell table:formula="of:=[.I14]+[.W14]+[.AK14]" office:value-type="float" office:value="2638.41" calcext:value-type="float">
            <text:p>2638.41</text:p>
          </table:table-cell>
          <table:table-cell table:formula="of:=AVERAGE([.AQ14];[.AT14];[.AW14])" office:value-type="float" office:value="66.4666666666667" calcext:value-type="float">
            <text:p>66.4666666666667</text:p>
          </table:table-cell>
          <table:table-cell table:formula="of:=AVERAGE([.AR14];[.AU14];[.AX14])" office:value-type="float" office:value="568.528666666667" calcext:value-type="float">
            <text:p>568.528666666667</text:p>
          </table:table-cell>
          <table:table-cell table:formula="of:=AVERAGE([.AS14];[.AV14];[.AY1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14]-[.BS14]" office:value-type="float" office:value="45.2" calcext:value-type="float">
            <text:p>45.2</text:p>
          </table:table-cell>
          <table:table-cell table:formula="of:=[.CH14]-[.BT14]" office:value-type="float" office:value="47.422" calcext:value-type="float">
            <text:p>47.422</text:p>
          </table:table-cell>
          <table:table-cell table:formula="of:=[.CI14]-[.BU14]" office:value-type="float" office:value="183.566" calcext:value-type="float">
            <text:p>183.566</text:p>
          </table:table-cell>
          <table:table-cell table:formula="of:=[.CJ14]-[.BV14]" office:value-type="float" office:value="51" calcext:value-type="float">
            <text:p>51</text:p>
          </table:table-cell>
          <table:table-cell table:formula="of:=[.CK14]-[.BW14]" office:value-type="float" office:value="47.421" calcext:value-type="float">
            <text:p>47.421</text:p>
          </table:table-cell>
          <table:table-cell table:formula="of:=[.CL14]-[.BX14]" office:value-type="float" office:value="183.566" calcext:value-type="float">
            <text:p>183.566</text:p>
          </table:table-cell>
          <table:table-cell table:formula="of:=[.CM14]-[.BY14]" office:value-type="float" office:value="46.3" calcext:value-type="float">
            <text:p>46.3</text:p>
          </table:table-cell>
          <table:table-cell table:formula="of:=[.CN14]-[.BZ14]" office:value-type="float" office:value="47.422" calcext:value-type="float">
            <text:p>47.422</text:p>
          </table:table-cell>
          <table:table-cell table:formula="of:=[.CO14]-[.CA14]" office:value-type="float" office:value="183.567" calcext:value-type="float">
            <text:p>183.567</text:p>
          </table:table-cell>
          <table:table-cell table:formula="of:=AVERAGE([.BE14];[.BH14];[.BK14])" office:value-type="float" office:value="47.5" calcext:value-type="float">
            <text:p>47.5</text:p>
          </table:table-cell>
          <table:table-cell table:formula="of:=AVERAGE([.BF14];[.BI14];[.BL14])" office:value-type="float" office:value="47.4216666666667" calcext:value-type="float">
            <text:p>47.4216666666667</text:p>
          </table:table-cell>
          <table:table-cell table:formula="of:=AVERAGE([.BG14];[.BJ14];[.BM1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4];[.BV14];[.BY14])" office:value-type="float" office:value="0.333333333333333" calcext:value-type="float">
            <text:p>0.333333333333333</text:p>
          </table:table-cell>
          <table:table-cell table:formula="of:=AVERAGE([.BT14];[.BW14];[.BZ14])" office:value-type="float" office:value="56.698" calcext:value-type="float">
            <text:p>56.698</text:p>
          </table:table-cell>
          <table:table-cell table:formula="of:=AVERAGE([.BU14];[.BX14];[.CA1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45.2" calcext:value-type="float">
            <text:p>45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51" calcext:value-type="float">
            <text:p>5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47.3" calcext:value-type="float">
            <text:p>47.3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4];[.CJ14];[.CM14])" office:value-type="float" office:value="47.8333333333333" calcext:value-type="float">
            <text:p>47.8333333333333</text:p>
          </table:table-cell>
          <table:table-cell table:formula="of:=AVERAGE([.CH14];[.CK14];[.CN14])" office:value-type="float" office:value="104.119666666667" calcext:value-type="float">
            <text:p>104.119666666667</text:p>
          </table:table-cell>
          <table:table-cell table:formula="of:=AVERAGE([.CI14];[.CL14];[.CO1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95.3" calcext:value-type="float">
            <text:p>295.3</text:p>
          </table:table-cell>
          <table:table-cell office:value-type="float" office:value="308.992" calcext:value-type="float">
            <text:p>308.992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22.1" calcext:value-type="float">
            <text:p>322.1</text:p>
          </table:table-cell>
          <table:table-cell office:value-type="float" office:value="319.918" calcext:value-type="float">
            <text:p>319.91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3.8" calcext:value-type="float">
            <text:p>313.8</text:p>
          </table:table-cell>
          <table:table-cell office:value-type="float" office:value="319.594" calcext:value-type="float">
            <text:p>319.594</text:p>
          </table:table-cell>
          <table:table-cell office:value-type="float" office:value="579.523" calcext:value-type="float">
            <text:p>579.523</text:p>
          </table:table-cell>
          <table:table-cell table:formula="of:=AVERAGE([.A15];[.D15];[.G15])" office:value-type="float" office:value="310.4" calcext:value-type="float">
            <text:p>310.4</text:p>
          </table:table-cell>
          <table:table-cell table:formula="of:=AVERAGE([.B15];[.E15];[.H15])" office:value-type="float" office:value="316.168" calcext:value-type="float">
            <text:p>316.168</text:p>
          </table:table-cell>
          <table:table-cell table:formula="of:=AVERAGE([.C15];[.F15];[.I1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5];[.R15];[.U15])" office:value-type="float" office:value="0" calcext:value-type="float">
            <text:p>0</text:p>
          </table:table-cell>
          <table:table-cell table:formula="of:=AVERAGE([.P15];[.S15];[.V15])" office:value-type="float" office:value="34.749" calcext:value-type="float">
            <text:p>34.749</text:p>
          </table:table-cell>
          <table:table-cell table:formula="of:=AVERAGE([.Q15];[.T15];[.W1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5];[.AF15];[.AI15])" office:value-type="float" office:value="0" calcext:value-type="float">
            <text:p>0</text:p>
          </table:table-cell>
          <table:table-cell table:formula="of:=AVERAGE([.AD15];[.AG15];[.AJ15])" office:value-type="float" office:value="217.238" calcext:value-type="float">
            <text:p>217.238</text:p>
          </table:table-cell>
          <table:table-cell table:formula="of:=AVERAGE([.AE15];[.AH15];[.AK15])" office:value-type="float" office:value="1973.547" calcext:value-type="float">
            <text:p>1973.547</text:p>
          </table:table-cell>
          <table:table-cell table:number-columns-repeated="2"/>
          <table:table-cell table:formula="of:=[.A15]+[.O15]+[.AC15]" office:value-type="float" office:value="295.3" calcext:value-type="float">
            <text:p>295.3</text:p>
          </table:table-cell>
          <table:table-cell table:formula="of:=[.B15]+[.P15]+[.AD15]" office:value-type="float" office:value="560.937" calcext:value-type="float">
            <text:p>560.937</text:p>
          </table:table-cell>
          <table:table-cell table:formula="of:=[.C15]+[.Q15]+[.AE15]" office:value-type="float" office:value="2597.41" calcext:value-type="float">
            <text:p>2597.41</text:p>
          </table:table-cell>
          <table:table-cell table:formula="of:=[.D15]+[.R15]+[.AF15]" office:value-type="float" office:value="322.1" calcext:value-type="float">
            <text:p>322.1</text:p>
          </table:table-cell>
          <table:table-cell table:formula="of:=[.E15]+[.S15]+[.AG15]" office:value-type="float" office:value="571.926" calcext:value-type="float">
            <text:p>571.926</text:p>
          </table:table-cell>
          <table:table-cell table:formula="of:=[.F15]+[.T15]+[.AH15]" office:value-type="float" office:value="2626.41" calcext:value-type="float">
            <text:p>2626.41</text:p>
          </table:table-cell>
          <table:table-cell table:formula="of:=[.G15]+[.U15]+[.AI15]" office:value-type="float" office:value="313.8" calcext:value-type="float">
            <text:p>313.8</text:p>
          </table:table-cell>
          <table:table-cell table:formula="of:=[.H15]+[.V15]+[.AJ15]" office:value-type="float" office:value="571.602" calcext:value-type="float">
            <text:p>571.602</text:p>
          </table:table-cell>
          <table:table-cell table:formula="of:=[.I15]+[.W15]+[.AK15]" office:value-type="float" office:value="2638.41" calcext:value-type="float">
            <text:p>2638.41</text:p>
          </table:table-cell>
          <table:table-cell table:formula="of:=AVERAGE([.AQ15];[.AT15];[.AW15])" office:value-type="float" office:value="310.4" calcext:value-type="float">
            <text:p>310.4</text:p>
          </table:table-cell>
          <table:table-cell table:formula="of:=AVERAGE([.AR15];[.AU15];[.AX15])" office:value-type="float" office:value="568.155" calcext:value-type="float">
            <text:p>568.155</text:p>
          </table:table-cell>
          <table:table-cell table:formula="of:=AVERAGE([.AS15];[.AV15];[.AY1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15]-[.BS15]" office:value-type="float" office:value="152.6" calcext:value-type="float">
            <text:p>152.6</text:p>
          </table:table-cell>
          <table:table-cell table:formula="of:=[.CH15]-[.BT15]" office:value-type="float" office:value="47.422" calcext:value-type="float">
            <text:p>47.422</text:p>
          </table:table-cell>
          <table:table-cell table:formula="of:=[.CI15]-[.BU15]" office:value-type="float" office:value="183.566" calcext:value-type="float">
            <text:p>183.566</text:p>
          </table:table-cell>
          <table:table-cell table:formula="of:=[.CJ15]-[.BV15]" office:value-type="float" office:value="151.6" calcext:value-type="float">
            <text:p>151.6</text:p>
          </table:table-cell>
          <table:table-cell table:formula="of:=[.CK15]-[.BW15]" office:value-type="float" office:value="47.421" calcext:value-type="float">
            <text:p>47.421</text:p>
          </table:table-cell>
          <table:table-cell table:formula="of:=[.CL15]-[.BX15]" office:value-type="float" office:value="183.566" calcext:value-type="float">
            <text:p>183.566</text:p>
          </table:table-cell>
          <table:table-cell table:formula="of:=[.CM15]-[.BY15]" office:value-type="float" office:value="152.2" calcext:value-type="float">
            <text:p>152.2</text:p>
          </table:table-cell>
          <table:table-cell table:formula="of:=[.CN15]-[.BZ15]" office:value-type="float" office:value="47.422" calcext:value-type="float">
            <text:p>47.422</text:p>
          </table:table-cell>
          <table:table-cell table:formula="of:=[.CO15]-[.CA15]" office:value-type="float" office:value="183.567" calcext:value-type="float">
            <text:p>183.567</text:p>
          </table:table-cell>
          <table:table-cell table:formula="of:=AVERAGE([.BE15];[.BH15];[.BK15])" office:value-type="float" office:value="152.133333333333" calcext:value-type="float">
            <text:p>152.133333333333</text:p>
          </table:table-cell>
          <table:table-cell table:formula="of:=AVERAGE([.BF15];[.BI15];[.BL15])" office:value-type="float" office:value="47.4216666666667" calcext:value-type="float">
            <text:p>47.4216666666667</text:p>
          </table:table-cell>
          <table:table-cell table:formula="of:=AVERAGE([.BG15];[.BJ15];[.BM1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5];[.BV15];[.BY15])" office:value-type="float" office:value="0" calcext:value-type="float">
            <text:p>0</text:p>
          </table:table-cell>
          <table:table-cell table:formula="of:=AVERAGE([.BT15];[.BW15];[.BZ15])" office:value-type="float" office:value="56.698" calcext:value-type="float">
            <text:p>56.698</text:p>
          </table:table-cell>
          <table:table-cell table:formula="of:=AVERAGE([.BU15];[.BX15];[.CA1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6" calcext:value-type="float">
            <text:p>152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2" calcext:value-type="float">
            <text:p>152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5];[.CJ15];[.CM15])" office:value-type="float" office:value="152.133333333333" calcext:value-type="float">
            <text:p>152.133333333333</text:p>
          </table:table-cell>
          <table:table-cell table:formula="of:=AVERAGE([.CH15];[.CK15];[.CN15])" office:value-type="float" office:value="104.119666666667" calcext:value-type="float">
            <text:p>104.119666666667</text:p>
          </table:table-cell>
          <table:table-cell table:formula="of:=AVERAGE([.CI15];[.CL15];[.CO1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2.9" calcext:value-type="float">
            <text:p>272.9</text:p>
          </table:table-cell>
          <table:table-cell office:value-type="float" office:value="308.93" calcext:value-type="float">
            <text:p>308.9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4.8" calcext:value-type="float">
            <text:p>304.8</text:p>
          </table:table-cell>
          <table:table-cell office:value-type="float" office:value="319.918" calcext:value-type="float">
            <text:p>319.918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.8" calcext:value-type="float">
            <text:p>307.8</text:p>
          </table:table-cell>
          <table:table-cell office:value-type="float" office:value="319.594" calcext:value-type="float">
            <text:p>319.594</text:p>
          </table:table-cell>
          <table:table-cell office:value-type="float" office:value="579.523" calcext:value-type="float">
            <text:p>579.523</text:p>
          </table:table-cell>
          <table:table-cell table:formula="of:=AVERAGE([.A16];[.D16];[.G16])" office:value-type="float" office:value="295.166666666667" calcext:value-type="float">
            <text:p>295.166666666667</text:p>
          </table:table-cell>
          <table:table-cell table:formula="of:=AVERAGE([.B16];[.E16];[.H16])" office:value-type="float" office:value="316.147333333333" calcext:value-type="float">
            <text:p>316.147333333333</text:p>
          </table:table-cell>
          <table:table-cell table:formula="of:=AVERAGE([.C16];[.F16];[.I1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6];[.R16];[.U16])" office:value-type="float" office:value="0" calcext:value-type="float">
            <text:p>0</text:p>
          </table:table-cell>
          <table:table-cell table:formula="of:=AVERAGE([.P16];[.S16];[.V16])" office:value-type="float" office:value="34.749" calcext:value-type="float">
            <text:p>34.749</text:p>
          </table:table-cell>
          <table:table-cell table:formula="of:=AVERAGE([.Q16];[.T16];[.W16])" office:value-type="float" office:value="85.34" calcext:value-type="float">
            <text:p>85.3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23.238" calcext:value-type="float">
            <text:p>223.238</text:p>
          </table:table-cell>
          <table:table-cell office:value-type="float" office:value="1979.547" calcext:value-type="float">
            <text:p>1979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6];[.AF16];[.AI16])" office:value-type="float" office:value="4.56666666666667" calcext:value-type="float">
            <text:p>4.56666666666667</text:p>
          </table:table-cell>
          <table:table-cell table:formula="of:=AVERAGE([.AD16];[.AG16];[.AJ16])" office:value-type="float" office:value="220.571333333333" calcext:value-type="float">
            <text:p>220.571333333333</text:p>
          </table:table-cell>
          <table:table-cell table:formula="of:=AVERAGE([.AE16];[.AH16];[.AK16])" office:value-type="float" office:value="1976.88033333333" calcext:value-type="float">
            <text:p>1976.88033333333</text:p>
          </table:table-cell>
          <table:table-cell table:number-columns-repeated="2"/>
          <table:table-cell table:formula="of:=[.A16]+[.O16]+[.AC16]" office:value-type="float" office:value="277.8" calcext:value-type="float">
            <text:p>277.8</text:p>
          </table:table-cell>
          <table:table-cell table:formula="of:=[.B16]+[.P16]+[.AD16]" office:value-type="float" office:value="566.875" calcext:value-type="float">
            <text:p>566.875</text:p>
          </table:table-cell>
          <table:table-cell table:formula="of:=[.C16]+[.Q16]+[.AE16]" office:value-type="float" office:value="2603.41" calcext:value-type="float">
            <text:p>2603.41</text:p>
          </table:table-cell>
          <table:table-cell table:formula="of:=[.D16]+[.R16]+[.AF16]" office:value-type="float" office:value="308.7" calcext:value-type="float">
            <text:p>308.7</text:p>
          </table:table-cell>
          <table:table-cell table:formula="of:=[.E16]+[.S16]+[.AG16]" office:value-type="float" office:value="573.926" calcext:value-type="float">
            <text:p>573.926</text:p>
          </table:table-cell>
          <table:table-cell table:formula="of:=[.F16]+[.T16]+[.AH16]" office:value-type="float" office:value="2628.41" calcext:value-type="float">
            <text:p>2628.41</text:p>
          </table:table-cell>
          <table:table-cell table:formula="of:=[.G16]+[.U16]+[.AI16]" office:value-type="float" office:value="312.7" calcext:value-type="float">
            <text:p>312.7</text:p>
          </table:table-cell>
          <table:table-cell table:formula="of:=[.H16]+[.V16]+[.AJ16]" office:value-type="float" office:value="573.602" calcext:value-type="float">
            <text:p>573.602</text:p>
          </table:table-cell>
          <table:table-cell table:formula="of:=[.I16]+[.W16]+[.AK16]" office:value-type="float" office:value="2640.41" calcext:value-type="float">
            <text:p>2640.41</text:p>
          </table:table-cell>
          <table:table-cell table:formula="of:=AVERAGE([.AQ16];[.AT16];[.AW16])" office:value-type="float" office:value="299.733333333333" calcext:value-type="float">
            <text:p>299.733333333333</text:p>
          </table:table-cell>
          <table:table-cell table:formula="of:=AVERAGE([.AR16];[.AU16];[.AX16])" office:value-type="float" office:value="571.467666666667" calcext:value-type="float">
            <text:p>571.467666666667</text:p>
          </table:table-cell>
          <table:table-cell table:formula="of:=AVERAGE([.AS16];[.AV16];[.AY16])" office:value-type="float" office:value="2624.07666666667" calcext:value-type="float">
            <text:p>2624.07666666667</text:p>
          </table:table-cell>
          <table:table-cell table:number-columns-repeated="2"/>
          <table:table-cell table:formula="of:=[.CG16]-[.BS16]" office:value-type="float" office:value="150.6" calcext:value-type="float">
            <text:p>150.6</text:p>
          </table:table-cell>
          <table:table-cell table:formula="of:=[.CH16]-[.BT16]" office:value-type="float" office:value="47.422" calcext:value-type="float">
            <text:p>47.422</text:p>
          </table:table-cell>
          <table:table-cell table:formula="of:=[.CI16]-[.BU16]" office:value-type="float" office:value="183.567" calcext:value-type="float">
            <text:p>183.567</text:p>
          </table:table-cell>
          <table:table-cell table:formula="of:=[.CJ16]-[.BV16]" office:value-type="float" office:value="151.5" calcext:value-type="float">
            <text:p>151.5</text:p>
          </table:table-cell>
          <table:table-cell table:formula="of:=[.CK16]-[.BW16]" office:value-type="float" office:value="47.421" calcext:value-type="float">
            <text:p>47.421</text:p>
          </table:table-cell>
          <table:table-cell table:formula="of:=[.CL16]-[.BX16]" office:value-type="float" office:value="183.566" calcext:value-type="float">
            <text:p>183.566</text:p>
          </table:table-cell>
          <table:table-cell table:formula="of:=[.CM16]-[.BY16]" office:value-type="float" office:value="148.4" calcext:value-type="float">
            <text:p>148.4</text:p>
          </table:table-cell>
          <table:table-cell table:formula="of:=[.CN16]-[.BZ16]" office:value-type="float" office:value="47.422" calcext:value-type="float">
            <text:p>47.422</text:p>
          </table:table-cell>
          <table:table-cell table:formula="of:=[.CO16]-[.CA16]" office:value-type="float" office:value="183.567" calcext:value-type="float">
            <text:p>183.567</text:p>
          </table:table-cell>
          <table:table-cell table:formula="of:=AVERAGE([.BE16];[.BH16];[.BK16])" office:value-type="float" office:value="150.166666666667" calcext:value-type="float">
            <text:p>150.166666666667</text:p>
          </table:table-cell>
          <table:table-cell table:formula="of:=AVERAGE([.BF16];[.BI16];[.BL16])" office:value-type="float" office:value="47.4216666666667" calcext:value-type="float">
            <text:p>47.4216666666667</text:p>
          </table:table-cell>
          <table:table-cell table:formula="of:=AVERAGE([.BG16];[.BJ16];[.BM16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6];[.BV16];[.BY16])" office:value-type="float" office:value="0.333333333333333" calcext:value-type="float">
            <text:p>0.333333333333333</text:p>
          </table:table-cell>
          <table:table-cell table:formula="of:=AVERAGE([.BT16];[.BW16];[.BZ16])" office:value-type="float" office:value="67.0716666666667" calcext:value-type="float">
            <text:p>67.0716666666667</text:p>
          </table:table-cell>
          <table:table-cell table:formula="of:=AVERAGE([.BU16];[.BX16];[.CA1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51.6" calcext:value-type="float">
            <text:p>151.6</text:p>
          </table:table-cell>
          <table:table-cell office:value-type="float" office:value="145.91" calcext:value-type="float">
            <text:p>145.91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151.5" calcext:value-type="float">
            <text:p>151.5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4" calcext:value-type="float">
            <text:p>148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6];[.CJ16];[.CM16])" office:value-type="float" office:value="150.5" calcext:value-type="float">
            <text:p>150.5</text:p>
          </table:table-cell>
          <table:table-cell table:formula="of:=AVERAGE([.CH16];[.CK16];[.CN16])" office:value-type="float" office:value="114.493333333333" calcext:value-type="float">
            <text:p>114.493333333333</text:p>
          </table:table-cell>
          <table:table-cell table:formula="of:=AVERAGE([.CI16];[.CL16];[.CO16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308.93" calcext:value-type="float">
            <text:p>308.9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1.4" calcext:value-type="float">
            <text:p>301.4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5.7" calcext:value-type="float">
            <text:p>295.7</text:p>
          </table:table-cell>
          <table:table-cell office:value-type="float" office:value="319.332" calcext:value-type="float">
            <text:p>319.332</text:p>
          </table:table-cell>
          <table:table-cell office:value-type="float" office:value="579.523" calcext:value-type="float">
            <text:p>579.523</text:p>
          </table:table-cell>
          <table:table-cell table:formula="of:=AVERAGE([.A17];[.D17];[.G17])" office:value-type="float" office:value="291.666666666667" calcext:value-type="float">
            <text:p>291.666666666667</text:p>
          </table:table-cell>
          <table:table-cell table:formula="of:=AVERAGE([.B17];[.E17];[.H17])" office:value-type="float" office:value="315.995" calcext:value-type="float">
            <text:p>315.995</text:p>
          </table:table-cell>
          <table:table-cell table:formula="of:=AVERAGE([.C17];[.F17];[.I1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7];[.R17];[.U17])" office:value-type="float" office:value="0" calcext:value-type="float">
            <text:p>0</text:p>
          </table:table-cell>
          <table:table-cell table:formula="of:=AVERAGE([.P17];[.S17];[.V17])" office:value-type="float" office:value="34.749" calcext:value-type="float">
            <text:p>34.749</text:p>
          </table:table-cell>
          <table:table-cell table:formula="of:=AVERAGE([.Q17];[.T17];[.W1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7];[.AF17];[.AI17])" office:value-type="float" office:value="0" calcext:value-type="float">
            <text:p>0</text:p>
          </table:table-cell>
          <table:table-cell table:formula="of:=AVERAGE([.AD17];[.AG17];[.AJ17])" office:value-type="float" office:value="219.238" calcext:value-type="float">
            <text:p>219.238</text:p>
          </table:table-cell>
          <table:table-cell table:formula="of:=AVERAGE([.AE17];[.AH17];[.AK17])" office:value-type="float" office:value="1975.547" calcext:value-type="float">
            <text:p>1975.547</text:p>
          </table:table-cell>
          <table:table-cell table:number-columns-repeated="2"/>
          <table:table-cell table:formula="of:=[.A17]+[.O17]+[.AC17]" office:value-type="float" office:value="277.9" calcext:value-type="float">
            <text:p>277.9</text:p>
          </table:table-cell>
          <table:table-cell table:formula="of:=[.B17]+[.P17]+[.AD17]" office:value-type="float" office:value="562.875" calcext:value-type="float">
            <text:p>562.875</text:p>
          </table:table-cell>
          <table:table-cell table:formula="of:=[.C17]+[.Q17]+[.AE17]" office:value-type="float" office:value="2599.41" calcext:value-type="float">
            <text:p>2599.41</text:p>
          </table:table-cell>
          <table:table-cell table:formula="of:=[.D17]+[.R17]+[.AF17]" office:value-type="float" office:value="301.4" calcext:value-type="float">
            <text:p>301.4</text:p>
          </table:table-cell>
          <table:table-cell table:formula="of:=[.E17]+[.S17]+[.AG17]" office:value-type="float" office:value="573.731" calcext:value-type="float">
            <text:p>573.731</text:p>
          </table:table-cell>
          <table:table-cell table:formula="of:=[.F17]+[.T17]+[.AH17]" office:value-type="float" office:value="2628.41" calcext:value-type="float">
            <text:p>2628.41</text:p>
          </table:table-cell>
          <table:table-cell table:formula="of:=[.G17]+[.U17]+[.AI17]" office:value-type="float" office:value="295.7" calcext:value-type="float">
            <text:p>295.7</text:p>
          </table:table-cell>
          <table:table-cell table:formula="of:=[.H17]+[.V17]+[.AJ17]" office:value-type="float" office:value="573.34" calcext:value-type="float">
            <text:p>573.34</text:p>
          </table:table-cell>
          <table:table-cell table:formula="of:=[.I17]+[.W17]+[.AK17]" office:value-type="float" office:value="2640.41" calcext:value-type="float">
            <text:p>2640.41</text:p>
          </table:table-cell>
          <table:table-cell table:formula="of:=AVERAGE([.AQ17];[.AT17];[.AW17])" office:value-type="float" office:value="291.666666666667" calcext:value-type="float">
            <text:p>291.666666666667</text:p>
          </table:table-cell>
          <table:table-cell table:formula="of:=AVERAGE([.AR17];[.AU17];[.AX17])" office:value-type="float" office:value="569.982" calcext:value-type="float">
            <text:p>569.982</text:p>
          </table:table-cell>
          <table:table-cell table:formula="of:=AVERAGE([.AS17];[.AV17];[.AY1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17]-[.BS17]" office:value-type="float" office:value="153.4" calcext:value-type="float">
            <text:p>153.4</text:p>
          </table:table-cell>
          <table:table-cell table:formula="of:=[.CH17]-[.BT17]" office:value-type="float" office:value="47.422" calcext:value-type="float">
            <text:p>47.422</text:p>
          </table:table-cell>
          <table:table-cell table:formula="of:=[.CI17]-[.BU17]" office:value-type="float" office:value="183.566" calcext:value-type="float">
            <text:p>183.566</text:p>
          </table:table-cell>
          <table:table-cell table:formula="of:=[.CJ17]-[.BV17]" office:value-type="float" office:value="153.6" calcext:value-type="float">
            <text:p>153.6</text:p>
          </table:table-cell>
          <table:table-cell table:formula="of:=[.CK17]-[.BW17]" office:value-type="float" office:value="47.421" calcext:value-type="float">
            <text:p>47.421</text:p>
          </table:table-cell>
          <table:table-cell table:formula="of:=[.CL17]-[.BX17]" office:value-type="float" office:value="183.566" calcext:value-type="float">
            <text:p>183.566</text:p>
          </table:table-cell>
          <table:table-cell table:formula="of:=[.CM17]-[.BY17]" office:value-type="float" office:value="146.5" calcext:value-type="float">
            <text:p>146.5</text:p>
          </table:table-cell>
          <table:table-cell table:formula="of:=[.CN17]-[.BZ17]" office:value-type="float" office:value="47.422" calcext:value-type="float">
            <text:p>47.422</text:p>
          </table:table-cell>
          <table:table-cell table:formula="of:=[.CO17]-[.CA17]" office:value-type="float" office:value="183.567" calcext:value-type="float">
            <text:p>183.567</text:p>
          </table:table-cell>
          <table:table-cell table:formula="of:=AVERAGE([.BE17];[.BH17];[.BK17])" office:value-type="float" office:value="151.166666666667" calcext:value-type="float">
            <text:p>151.166666666667</text:p>
          </table:table-cell>
          <table:table-cell table:formula="of:=AVERAGE([.BF17];[.BI17];[.BL17])" office:value-type="float" office:value="47.4216666666667" calcext:value-type="float">
            <text:p>47.4216666666667</text:p>
          </table:table-cell>
          <table:table-cell table:formula="of:=AVERAGE([.BG17];[.BJ17];[.BM1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7];[.BV17];[.BY17])" office:value-type="float" office:value="0" calcext:value-type="float">
            <text:p>0</text:p>
          </table:table-cell>
          <table:table-cell table:formula="of:=AVERAGE([.BT17];[.BW17];[.BZ17])" office:value-type="float" office:value="56.698" calcext:value-type="float">
            <text:p>56.698</text:p>
          </table:table-cell>
          <table:table-cell table:formula="of:=AVERAGE([.BU17];[.BX17];[.CA1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4" calcext:value-type="float">
            <text:p>153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6" calcext:value-type="float">
            <text:p>153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.5" calcext:value-type="float">
            <text:p>146.5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7];[.CJ17];[.CM17])" office:value-type="float" office:value="151.166666666667" calcext:value-type="float">
            <text:p>151.166666666667</text:p>
          </table:table-cell>
          <table:table-cell table:formula="of:=AVERAGE([.CH17];[.CK17];[.CN17])" office:value-type="float" office:value="104.119666666667" calcext:value-type="float">
            <text:p>104.119666666667</text:p>
          </table:table-cell>
          <table:table-cell table:formula="of:=AVERAGE([.CI17];[.CL17];[.CO1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7.2" calcext:value-type="float">
            <text:p>307.2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2.1" calcext:value-type="float">
            <text:p>302.1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18];[.D18];[.G18])" office:value-type="float" office:value="298.766666666667" calcext:value-type="float">
            <text:p>298.766666666667</text:p>
          </table:table-cell>
          <table:table-cell table:formula="of:=AVERAGE([.B18];[.E18];[.H18])" office:value-type="float" office:value="315.931333333333" calcext:value-type="float">
            <text:p>315.931333333333</text:p>
          </table:table-cell>
          <table:table-cell table:formula="of:=AVERAGE([.C18];[.F18];[.I1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8];[.R18];[.U18])" office:value-type="float" office:value="0" calcext:value-type="float">
            <text:p>0</text:p>
          </table:table-cell>
          <table:table-cell table:formula="of:=AVERAGE([.P18];[.S18];[.V18])" office:value-type="float" office:value="34.749" calcext:value-type="float">
            <text:p>34.749</text:p>
          </table:table-cell>
          <table:table-cell table:formula="of:=AVERAGE([.Q18];[.T18];[.W1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8];[.AF18];[.AI18])" office:value-type="float" office:value="0" calcext:value-type="float">
            <text:p>0</text:p>
          </table:table-cell>
          <table:table-cell table:formula="of:=AVERAGE([.AD18];[.AG18];[.AJ18])" office:value-type="float" office:value="217.904666666667" calcext:value-type="float">
            <text:p>217.904666666667</text:p>
          </table:table-cell>
          <table:table-cell table:formula="of:=AVERAGE([.AE18];[.AH18];[.AK18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8]+[.O18]+[.AC18]" office:value-type="float" office:value="287" calcext:value-type="float">
            <text:p>287</text:p>
          </table:table-cell>
          <table:table-cell table:formula="of:=[.B18]+[.P18]+[.AD18]" office:value-type="float" office:value="562.75" calcext:value-type="float">
            <text:p>562.75</text:p>
          </table:table-cell>
          <table:table-cell table:formula="of:=[.C18]+[.Q18]+[.AE18]" office:value-type="float" office:value="2599.41" calcext:value-type="float">
            <text:p>2599.41</text:p>
          </table:table-cell>
          <table:table-cell table:formula="of:=[.D18]+[.R18]+[.AF18]" office:value-type="float" office:value="307.2" calcext:value-type="float">
            <text:p>307.2</text:p>
          </table:table-cell>
          <table:table-cell table:formula="of:=[.E18]+[.S18]+[.AG18]" office:value-type="float" office:value="573.731" calcext:value-type="float">
            <text:p>573.731</text:p>
          </table:table-cell>
          <table:table-cell table:formula="of:=[.F18]+[.T18]+[.AH18]" office:value-type="float" office:value="2628.41" calcext:value-type="float">
            <text:p>2628.41</text:p>
          </table:table-cell>
          <table:table-cell table:formula="of:=[.G18]+[.U18]+[.AI18]" office:value-type="float" office:value="302.1" calcext:value-type="float">
            <text:p>302.1</text:p>
          </table:table-cell>
          <table:table-cell table:formula="of:=[.H18]+[.V18]+[.AJ18]" office:value-type="float" office:value="569.274" calcext:value-type="float">
            <text:p>569.274</text:p>
          </table:table-cell>
          <table:table-cell table:formula="of:=[.I18]+[.W18]+[.AK18]" office:value-type="float" office:value="2636.41" calcext:value-type="float">
            <text:p>2636.41</text:p>
          </table:table-cell>
          <table:table-cell table:formula="of:=AVERAGE([.AQ18];[.AT18];[.AW18])" office:value-type="float" office:value="298.766666666667" calcext:value-type="float">
            <text:p>298.766666666667</text:p>
          </table:table-cell>
          <table:table-cell table:formula="of:=AVERAGE([.AR18];[.AU18];[.AX18])" office:value-type="float" office:value="568.585" calcext:value-type="float">
            <text:p>568.585</text:p>
          </table:table-cell>
          <table:table-cell table:formula="of:=AVERAGE([.AS18];[.AV18];[.AY18])" office:value-type="float" office:value="2621.41" calcext:value-type="float">
            <text:p>2621.41</text:p>
          </table:table-cell>
          <table:table-cell table:number-columns-repeated="2"/>
          <table:table-cell table:formula="of:=[.CG18]-[.BS18]" office:value-type="float" office:value="151.2" calcext:value-type="float">
            <text:p>151.2</text:p>
          </table:table-cell>
          <table:table-cell table:formula="of:=[.CH18]-[.BT18]" office:value-type="float" office:value="47.422" calcext:value-type="float">
            <text:p>47.422</text:p>
          </table:table-cell>
          <table:table-cell table:formula="of:=[.CI18]-[.BU18]" office:value-type="float" office:value="183.566" calcext:value-type="float">
            <text:p>183.566</text:p>
          </table:table-cell>
          <table:table-cell table:formula="of:=[.CJ18]-[.BV18]" office:value-type="float" office:value="150.8" calcext:value-type="float">
            <text:p>150.8</text:p>
          </table:table-cell>
          <table:table-cell table:formula="of:=[.CK18]-[.BW18]" office:value-type="float" office:value="47.421" calcext:value-type="float">
            <text:p>47.421</text:p>
          </table:table-cell>
          <table:table-cell table:formula="of:=[.CL18]-[.BX18]" office:value-type="float" office:value="183.566" calcext:value-type="float">
            <text:p>183.566</text:p>
          </table:table-cell>
          <table:table-cell table:formula="of:=[.CM18]-[.BY18]" office:value-type="float" office:value="150.2" calcext:value-type="float">
            <text:p>150.2</text:p>
          </table:table-cell>
          <table:table-cell table:formula="of:=[.CN18]-[.BZ18]" office:value-type="float" office:value="47.422" calcext:value-type="float">
            <text:p>47.422</text:p>
          </table:table-cell>
          <table:table-cell table:formula="of:=[.CO18]-[.CA18]" office:value-type="float" office:value="183.567" calcext:value-type="float">
            <text:p>183.567</text:p>
          </table:table-cell>
          <table:table-cell table:formula="of:=AVERAGE([.BE18];[.BH18];[.BK18])" office:value-type="float" office:value="150.733333333333" calcext:value-type="float">
            <text:p>150.733333333333</text:p>
          </table:table-cell>
          <table:table-cell table:formula="of:=AVERAGE([.BF18];[.BI18];[.BL18])" office:value-type="float" office:value="47.4216666666667" calcext:value-type="float">
            <text:p>47.4216666666667</text:p>
          </table:table-cell>
          <table:table-cell table:formula="of:=AVERAGE([.BG18];[.BJ18];[.BM1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8];[.BV18];[.BY18])" office:value-type="float" office:value="0" calcext:value-type="float">
            <text:p>0</text:p>
          </table:table-cell>
          <table:table-cell table:formula="of:=AVERAGE([.BT18];[.BW18];[.BZ18])" office:value-type="float" office:value="56.698" calcext:value-type="float">
            <text:p>56.698</text:p>
          </table:table-cell>
          <table:table-cell table:formula="of:=AVERAGE([.BU18];[.BX18];[.CA1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2" calcext:value-type="float">
            <text:p>151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8" calcext:value-type="float">
            <text:p>150.8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2" calcext:value-type="float">
            <text:p>150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8];[.CJ18];[.CM18])" office:value-type="float" office:value="150.733333333333" calcext:value-type="float">
            <text:p>150.733333333333</text:p>
          </table:table-cell>
          <table:table-cell table:formula="of:=AVERAGE([.CH18];[.CK18];[.CN18])" office:value-type="float" office:value="104.119666666667" calcext:value-type="float">
            <text:p>104.119666666667</text:p>
          </table:table-cell>
          <table:table-cell table:formula="of:=AVERAGE([.CI18];[.CL18];[.CO1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0.3" calcext:value-type="float">
            <text:p>280.3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8.2" calcext:value-type="float">
            <text:p>308.2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19];[.D19];[.G19])" office:value-type="float" office:value="290.3" calcext:value-type="float">
            <text:p>290.3</text:p>
          </table:table-cell>
          <table:table-cell table:formula="of:=AVERAGE([.B19];[.E19];[.H19])" office:value-type="float" office:value="315.931333333333" calcext:value-type="float">
            <text:p>315.931333333333</text:p>
          </table:table-cell>
          <table:table-cell table:formula="of:=AVERAGE([.C19];[.F19];[.I1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9];[.R19];[.U19])" office:value-type="float" office:value="0" calcext:value-type="float">
            <text:p>0</text:p>
          </table:table-cell>
          <table:table-cell table:formula="of:=AVERAGE([.P19];[.S19];[.V19])" office:value-type="float" office:value="34.749" calcext:value-type="float">
            <text:p>34.749</text:p>
          </table:table-cell>
          <table:table-cell table:formula="of:=AVERAGE([.Q19];[.T19];[.W1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9];[.AF19];[.AI19])" office:value-type="float" office:value="0" calcext:value-type="float">
            <text:p>0</text:p>
          </table:table-cell>
          <table:table-cell table:formula="of:=AVERAGE([.AD19];[.AG19];[.AJ19])" office:value-type="float" office:value="216.571333333333" calcext:value-type="float">
            <text:p>216.571333333333</text:p>
          </table:table-cell>
          <table:table-cell table:formula="of:=AVERAGE([.AE19];[.AH19];[.AK19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9]+[.O19]+[.AC19]" office:value-type="float" office:value="282.4" calcext:value-type="float">
            <text:p>282.4</text:p>
          </table:table-cell>
          <table:table-cell table:formula="of:=[.B19]+[.P19]+[.AD19]" office:value-type="float" office:value="562.75" calcext:value-type="float">
            <text:p>562.75</text:p>
          </table:table-cell>
          <table:table-cell table:formula="of:=[.C19]+[.Q19]+[.AE19]" office:value-type="float" office:value="2599.41" calcext:value-type="float">
            <text:p>2599.41</text:p>
          </table:table-cell>
          <table:table-cell table:formula="of:=[.D19]+[.R19]+[.AF19]" office:value-type="float" office:value="280.3" calcext:value-type="float">
            <text:p>280.3</text:p>
          </table:table-cell>
          <table:table-cell table:formula="of:=[.E19]+[.S19]+[.AG19]" office:value-type="float" office:value="569.731" calcext:value-type="float">
            <text:p>569.731</text:p>
          </table:table-cell>
          <table:table-cell table:formula="of:=[.F19]+[.T19]+[.AH19]" office:value-type="float" office:value="2624.41" calcext:value-type="float">
            <text:p>2624.41</text:p>
          </table:table-cell>
          <table:table-cell table:formula="of:=[.G19]+[.U19]+[.AI19]" office:value-type="float" office:value="308.2" calcext:value-type="float">
            <text:p>308.2</text:p>
          </table:table-cell>
          <table:table-cell table:formula="of:=[.H19]+[.V19]+[.AJ19]" office:value-type="float" office:value="569.274" calcext:value-type="float">
            <text:p>569.274</text:p>
          </table:table-cell>
          <table:table-cell table:formula="of:=[.I19]+[.W19]+[.AK19]" office:value-type="float" office:value="2636.41" calcext:value-type="float">
            <text:p>2636.41</text:p>
          </table:table-cell>
          <table:table-cell table:formula="of:=AVERAGE([.AQ19];[.AT19];[.AW19])" office:value-type="float" office:value="290.3" calcext:value-type="float">
            <text:p>290.3</text:p>
          </table:table-cell>
          <table:table-cell table:formula="of:=AVERAGE([.AR19];[.AU19];[.AX19])" office:value-type="float" office:value="567.251666666667" calcext:value-type="float">
            <text:p>567.251666666667</text:p>
          </table:table-cell>
          <table:table-cell table:formula="of:=AVERAGE([.AS19];[.AV19];[.AY19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19]-[.BS19]" office:value-type="float" office:value="153.5" calcext:value-type="float">
            <text:p>153.5</text:p>
          </table:table-cell>
          <table:table-cell table:formula="of:=[.CH19]-[.BT19]" office:value-type="float" office:value="47.422" calcext:value-type="float">
            <text:p>47.422</text:p>
          </table:table-cell>
          <table:table-cell table:formula="of:=[.CI19]-[.BU19]" office:value-type="float" office:value="183.566" calcext:value-type="float">
            <text:p>183.566</text:p>
          </table:table-cell>
          <table:table-cell table:formula="of:=[.CJ19]-[.BV19]" office:value-type="float" office:value="146.2" calcext:value-type="float">
            <text:p>146.2</text:p>
          </table:table-cell>
          <table:table-cell table:formula="of:=[.CK19]-[.BW19]" office:value-type="float" office:value="47.421" calcext:value-type="float">
            <text:p>47.421</text:p>
          </table:table-cell>
          <table:table-cell table:formula="of:=[.CL19]-[.BX19]" office:value-type="float" office:value="183.566" calcext:value-type="float">
            <text:p>183.566</text:p>
          </table:table-cell>
          <table:table-cell table:formula="of:=[.CM19]-[.BY19]" office:value-type="float" office:value="152" calcext:value-type="float">
            <text:p>152</text:p>
          </table:table-cell>
          <table:table-cell table:formula="of:=[.CN19]-[.BZ19]" office:value-type="float" office:value="47.422" calcext:value-type="float">
            <text:p>47.422</text:p>
          </table:table-cell>
          <table:table-cell table:formula="of:=[.CO19]-[.CA19]" office:value-type="float" office:value="183.567" calcext:value-type="float">
            <text:p>183.567</text:p>
          </table:table-cell>
          <table:table-cell table:formula="of:=AVERAGE([.BE19];[.BH19];[.BK19])" office:value-type="float" office:value="150.566666666667" calcext:value-type="float">
            <text:p>150.566666666667</text:p>
          </table:table-cell>
          <table:table-cell table:formula="of:=AVERAGE([.BF19];[.BI19];[.BL19])" office:value-type="float" office:value="47.4216666666667" calcext:value-type="float">
            <text:p>47.4216666666667</text:p>
          </table:table-cell>
          <table:table-cell table:formula="of:=AVERAGE([.BG19];[.BJ19];[.BM1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19];[.BV19];[.BY19])" office:value-type="float" office:value="0" calcext:value-type="float">
            <text:p>0</text:p>
          </table:table-cell>
          <table:table-cell table:formula="of:=AVERAGE([.BT19];[.BW19];[.BZ19])" office:value-type="float" office:value="56.698" calcext:value-type="float">
            <text:p>56.698</text:p>
          </table:table-cell>
          <table:table-cell table:formula="of:=AVERAGE([.BU19];[.BX19];[.CA1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5" calcext:value-type="float">
            <text:p>153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.2" calcext:value-type="float">
            <text:p>146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" calcext:value-type="float">
            <text:p>15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19];[.CJ19];[.CM19])" office:value-type="float" office:value="150.566666666667" calcext:value-type="float">
            <text:p>150.566666666667</text:p>
          </table:table-cell>
          <table:table-cell table:formula="of:=AVERAGE([.CH19];[.CK19];[.CN19])" office:value-type="float" office:value="104.119666666667" calcext:value-type="float">
            <text:p>104.119666666667</text:p>
          </table:table-cell>
          <table:table-cell table:formula="of:=AVERAGE([.CI19];[.CL19];[.CO1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0.3" calcext:value-type="float">
            <text:p>310.3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.5" calcext:value-type="float">
            <text:p>307.5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0];[.D20];[.G20])" office:value-type="float" office:value="297.866666666667" calcext:value-type="float">
            <text:p>297.866666666667</text:p>
          </table:table-cell>
          <table:table-cell table:formula="of:=AVERAGE([.B20];[.E20];[.H20])" office:value-type="float" office:value="315.931333333333" calcext:value-type="float">
            <text:p>315.931333333333</text:p>
          </table:table-cell>
          <table:table-cell table:formula="of:=AVERAGE([.C20];[.F20];[.I2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0];[.R20];[.U20])" office:value-type="float" office:value="0" calcext:value-type="float">
            <text:p>0</text:p>
          </table:table-cell>
          <table:table-cell table:formula="of:=AVERAGE([.P20];[.S20];[.V20])" office:value-type="float" office:value="34.749" calcext:value-type="float">
            <text:p>34.749</text:p>
          </table:table-cell>
          <table:table-cell table:formula="of:=AVERAGE([.Q20];[.T20];[.W2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0];[.AF20];[.AI20])" office:value-type="float" office:value="0" calcext:value-type="float">
            <text:p>0</text:p>
          </table:table-cell>
          <table:table-cell table:formula="of:=AVERAGE([.AD20];[.AG20];[.AJ20])" office:value-type="float" office:value="215.238" calcext:value-type="float">
            <text:p>215.238</text:p>
          </table:table-cell>
          <table:table-cell table:formula="of:=AVERAGE([.AE20];[.AH20];[.AK20])" office:value-type="float" office:value="1971.547" calcext:value-type="float">
            <text:p>1971.547</text:p>
          </table:table-cell>
          <table:table-cell table:number-columns-repeated="2"/>
          <table:table-cell table:formula="of:=[.A20]+[.O20]+[.AC20]" office:value-type="float" office:value="275.8" calcext:value-type="float">
            <text:p>275.8</text:p>
          </table:table-cell>
          <table:table-cell table:formula="of:=[.B20]+[.P20]+[.AD20]" office:value-type="float" office:value="558.75" calcext:value-type="float">
            <text:p>558.75</text:p>
          </table:table-cell>
          <table:table-cell table:formula="of:=[.C20]+[.Q20]+[.AE20]" office:value-type="float" office:value="2595.41" calcext:value-type="float">
            <text:p>2595.41</text:p>
          </table:table-cell>
          <table:table-cell table:formula="of:=[.D20]+[.R20]+[.AF20]" office:value-type="float" office:value="310.3" calcext:value-type="float">
            <text:p>310.3</text:p>
          </table:table-cell>
          <table:table-cell table:formula="of:=[.E20]+[.S20]+[.AG20]" office:value-type="float" office:value="569.731" calcext:value-type="float">
            <text:p>569.731</text:p>
          </table:table-cell>
          <table:table-cell table:formula="of:=[.F20]+[.T20]+[.AH20]" office:value-type="float" office:value="2624.41" calcext:value-type="float">
            <text:p>2624.41</text:p>
          </table:table-cell>
          <table:table-cell table:formula="of:=[.G20]+[.U20]+[.AI20]" office:value-type="float" office:value="307.5" calcext:value-type="float">
            <text:p>307.5</text:p>
          </table:table-cell>
          <table:table-cell table:formula="of:=[.H20]+[.V20]+[.AJ20]" office:value-type="float" office:value="569.274" calcext:value-type="float">
            <text:p>569.274</text:p>
          </table:table-cell>
          <table:table-cell table:formula="of:=[.I20]+[.W20]+[.AK20]" office:value-type="float" office:value="2636.41" calcext:value-type="float">
            <text:p>2636.41</text:p>
          </table:table-cell>
          <table:table-cell table:formula="of:=AVERAGE([.AQ20];[.AT20];[.AW20])" office:value-type="float" office:value="297.866666666667" calcext:value-type="float">
            <text:p>297.866666666667</text:p>
          </table:table-cell>
          <table:table-cell table:formula="of:=AVERAGE([.AR20];[.AU20];[.AX20])" office:value-type="float" office:value="565.918333333333" calcext:value-type="float">
            <text:p>565.918333333333</text:p>
          </table:table-cell>
          <table:table-cell table:formula="of:=AVERAGE([.AS20];[.AV20];[.AY20])" office:value-type="float" office:value="2618.74333333333" calcext:value-type="float">
            <text:p>2618.74333333333</text:p>
          </table:table-cell>
          <table:table-cell table:number-columns-repeated="2"/>
          <table:table-cell table:formula="of:=[.CG20]-[.BS20]" office:value-type="float" office:value="151.6" calcext:value-type="float">
            <text:p>151.6</text:p>
          </table:table-cell>
          <table:table-cell table:formula="of:=[.CH20]-[.BT20]" office:value-type="float" office:value="47.422" calcext:value-type="float">
            <text:p>47.422</text:p>
          </table:table-cell>
          <table:table-cell table:formula="of:=[.CI20]-[.BU20]" office:value-type="float" office:value="183.566" calcext:value-type="float">
            <text:p>183.566</text:p>
          </table:table-cell>
          <table:table-cell table:formula="of:=[.CJ20]-[.BV20]" office:value-type="float" office:value="152.1" calcext:value-type="float">
            <text:p>152.1</text:p>
          </table:table-cell>
          <table:table-cell table:formula="of:=[.CK20]-[.BW20]" office:value-type="float" office:value="47.421" calcext:value-type="float">
            <text:p>47.421</text:p>
          </table:table-cell>
          <table:table-cell table:formula="of:=[.CL20]-[.BX20]" office:value-type="float" office:value="183.566" calcext:value-type="float">
            <text:p>183.566</text:p>
          </table:table-cell>
          <table:table-cell table:formula="of:=[.CM20]-[.BY20]" office:value-type="float" office:value="152.6" calcext:value-type="float">
            <text:p>152.6</text:p>
          </table:table-cell>
          <table:table-cell table:formula="of:=[.CN20]-[.BZ20]" office:value-type="float" office:value="47.422" calcext:value-type="float">
            <text:p>47.422</text:p>
          </table:table-cell>
          <table:table-cell table:formula="of:=[.CO20]-[.CA20]" office:value-type="float" office:value="183.567" calcext:value-type="float">
            <text:p>183.567</text:p>
          </table:table-cell>
          <table:table-cell table:formula="of:=AVERAGE([.BE20];[.BH20];[.BK20])" office:value-type="float" office:value="152.1" calcext:value-type="float">
            <text:p>152.1</text:p>
          </table:table-cell>
          <table:table-cell table:formula="of:=AVERAGE([.BF20];[.BI20];[.BL20])" office:value-type="float" office:value="47.4216666666667" calcext:value-type="float">
            <text:p>47.4216666666667</text:p>
          </table:table-cell>
          <table:table-cell table:formula="of:=AVERAGE([.BG20];[.BJ20];[.BM2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0];[.BV20];[.BY20])" office:value-type="float" office:value="0" calcext:value-type="float">
            <text:p>0</text:p>
          </table:table-cell>
          <table:table-cell table:formula="of:=AVERAGE([.BT20];[.BW20];[.BZ20])" office:value-type="float" office:value="56.698" calcext:value-type="float">
            <text:p>56.698</text:p>
          </table:table-cell>
          <table:table-cell table:formula="of:=AVERAGE([.BU20];[.BX20];[.CA2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6" calcext:value-type="float">
            <text:p>151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1" calcext:value-type="float">
            <text:p>152.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6" calcext:value-type="float">
            <text:p>152.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0];[.CJ20];[.CM20])" office:value-type="float" office:value="152.1" calcext:value-type="float">
            <text:p>152.1</text:p>
          </table:table-cell>
          <table:table-cell table:formula="of:=AVERAGE([.CH20];[.CK20];[.CN20])" office:value-type="float" office:value="104.119666666667" calcext:value-type="float">
            <text:p>104.119666666667</text:p>
          </table:table-cell>
          <table:table-cell table:formula="of:=AVERAGE([.CI20];[.CL20];[.CO2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9.9" calcext:value-type="float">
            <text:p>279.9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2.2" calcext:value-type="float">
            <text:p>312.2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8.6" calcext:value-type="float">
            <text:p>308.6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1];[.D21];[.G21])" office:value-type="float" office:value="300.233333333333" calcext:value-type="float">
            <text:p>300.233333333333</text:p>
          </table:table-cell>
          <table:table-cell table:formula="of:=AVERAGE([.B21];[.E21];[.H21])" office:value-type="float" office:value="315.931333333333" calcext:value-type="float">
            <text:p>315.931333333333</text:p>
          </table:table-cell>
          <table:table-cell table:formula="of:=AVERAGE([.C21];[.F21];[.I2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1];[.R21];[.U21])" office:value-type="float" office:value="0" calcext:value-type="float">
            <text:p>0</text:p>
          </table:table-cell>
          <table:table-cell table:formula="of:=AVERAGE([.P21];[.S21];[.V21])" office:value-type="float" office:value="34.749" calcext:value-type="float">
            <text:p>34.749</text:p>
          </table:table-cell>
          <table:table-cell table:formula="of:=AVERAGE([.Q21];[.T21];[.W21])" office:value-type="float" office:value="85.34" calcext:value-type="float">
            <text:p>85.3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1];[.AF21];[.AI21])" office:value-type="float" office:value="4.56666666666667" calcext:value-type="float">
            <text:p>4.56666666666667</text:p>
          </table:table-cell>
          <table:table-cell table:formula="of:=AVERAGE([.AD21];[.AG21];[.AJ21])" office:value-type="float" office:value="217.238" calcext:value-type="float">
            <text:p>217.238</text:p>
          </table:table-cell>
          <table:table-cell table:formula="of:=AVERAGE([.AE21];[.AH21];[.AK21])" office:value-type="float" office:value="1973.547" calcext:value-type="float">
            <text:p>1973.547</text:p>
          </table:table-cell>
          <table:table-cell table:number-columns-repeated="2"/>
          <table:table-cell table:formula="of:=[.A21]+[.O21]+[.AC21]" office:value-type="float" office:value="285.8" calcext:value-type="float">
            <text:p>285.8</text:p>
          </table:table-cell>
          <table:table-cell table:formula="of:=[.B21]+[.P21]+[.AD21]" office:value-type="float" office:value="560.75" calcext:value-type="float">
            <text:p>560.75</text:p>
          </table:table-cell>
          <table:table-cell table:formula="of:=[.C21]+[.Q21]+[.AE21]" office:value-type="float" office:value="2597.41" calcext:value-type="float">
            <text:p>2597.41</text:p>
          </table:table-cell>
          <table:table-cell table:formula="of:=[.D21]+[.R21]+[.AF21]" office:value-type="float" office:value="316.1" calcext:value-type="float">
            <text:p>316.1</text:p>
          </table:table-cell>
          <table:table-cell table:formula="of:=[.E21]+[.S21]+[.AG21]" office:value-type="float" office:value="571.731" calcext:value-type="float">
            <text:p>571.731</text:p>
          </table:table-cell>
          <table:table-cell table:formula="of:=[.F21]+[.T21]+[.AH21]" office:value-type="float" office:value="2626.41" calcext:value-type="float">
            <text:p>2626.41</text:p>
          </table:table-cell>
          <table:table-cell table:formula="of:=[.G21]+[.U21]+[.AI21]" office:value-type="float" office:value="312.5" calcext:value-type="float">
            <text:p>312.5</text:p>
          </table:table-cell>
          <table:table-cell table:formula="of:=[.H21]+[.V21]+[.AJ21]" office:value-type="float" office:value="571.274" calcext:value-type="float">
            <text:p>571.274</text:p>
          </table:table-cell>
          <table:table-cell table:formula="of:=[.I21]+[.W21]+[.AK21]" office:value-type="float" office:value="2638.41" calcext:value-type="float">
            <text:p>2638.41</text:p>
          </table:table-cell>
          <table:table-cell table:formula="of:=AVERAGE([.AQ21];[.AT21];[.AW21])" office:value-type="float" office:value="304.8" calcext:value-type="float">
            <text:p>304.8</text:p>
          </table:table-cell>
          <table:table-cell table:formula="of:=AVERAGE([.AR21];[.AU21];[.AX21])" office:value-type="float" office:value="567.918333333333" calcext:value-type="float">
            <text:p>567.918333333333</text:p>
          </table:table-cell>
          <table:table-cell table:formula="of:=AVERAGE([.AS21];[.AV21];[.AY21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21]-[.BS21]" office:value-type="float" office:value="152.6" calcext:value-type="float">
            <text:p>152.6</text:p>
          </table:table-cell>
          <table:table-cell table:formula="of:=[.CH21]-[.BT21]" office:value-type="float" office:value="47.422" calcext:value-type="float">
            <text:p>47.422</text:p>
          </table:table-cell>
          <table:table-cell table:formula="of:=[.CI21]-[.BU21]" office:value-type="float" office:value="183.566" calcext:value-type="float">
            <text:p>183.566</text:p>
          </table:table-cell>
          <table:table-cell table:formula="of:=[.CJ21]-[.BV21]" office:value-type="float" office:value="150.6" calcext:value-type="float">
            <text:p>150.6</text:p>
          </table:table-cell>
          <table:table-cell table:formula="of:=[.CK21]-[.BW21]" office:value-type="float" office:value="47.421" calcext:value-type="float">
            <text:p>47.421</text:p>
          </table:table-cell>
          <table:table-cell table:formula="of:=[.CL21]-[.BX21]" office:value-type="float" office:value="183.566" calcext:value-type="float">
            <text:p>183.566</text:p>
          </table:table-cell>
          <table:table-cell table:formula="of:=[.CM21]-[.BY21]" office:value-type="float" office:value="148.7" calcext:value-type="float">
            <text:p>148.7</text:p>
          </table:table-cell>
          <table:table-cell table:formula="of:=[.CN21]-[.BZ21]" office:value-type="float" office:value="47.422" calcext:value-type="float">
            <text:p>47.422</text:p>
          </table:table-cell>
          <table:table-cell table:formula="of:=[.CO21]-[.CA21]" office:value-type="float" office:value="183.567" calcext:value-type="float">
            <text:p>183.567</text:p>
          </table:table-cell>
          <table:table-cell table:formula="of:=AVERAGE([.BE21];[.BH21];[.BK21])" office:value-type="float" office:value="150.633333333333" calcext:value-type="float">
            <text:p>150.633333333333</text:p>
          </table:table-cell>
          <table:table-cell table:formula="of:=AVERAGE([.BF21];[.BI21];[.BL21])" office:value-type="float" office:value="47.4216666666667" calcext:value-type="float">
            <text:p>47.4216666666667</text:p>
          </table:table-cell>
          <table:table-cell table:formula="of:=AVERAGE([.BG21];[.BJ21];[.BM2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1];[.BV21];[.BY21])" office:value-type="float" office:value="0" calcext:value-type="float">
            <text:p>0</text:p>
          </table:table-cell>
          <table:table-cell table:formula="of:=AVERAGE([.BT21];[.BW21];[.BZ21])" office:value-type="float" office:value="56.698" calcext:value-type="float">
            <text:p>56.698</text:p>
          </table:table-cell>
          <table:table-cell table:formula="of:=AVERAGE([.BU21];[.BX21];[.CA2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6" calcext:value-type="float">
            <text:p>152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6" calcext:value-type="float">
            <text:p>150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7" calcext:value-type="float">
            <text:p>148.7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1];[.CJ21];[.CM21])" office:value-type="float" office:value="150.633333333333" calcext:value-type="float">
            <text:p>150.633333333333</text:p>
          </table:table-cell>
          <table:table-cell table:formula="of:=AVERAGE([.CH21];[.CK21];[.CN21])" office:value-type="float" office:value="104.119666666667" calcext:value-type="float">
            <text:p>104.119666666667</text:p>
          </table:table-cell>
          <table:table-cell table:formula="of:=AVERAGE([.CI21];[.CL21];[.CO2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0.3" calcext:value-type="float">
            <text:p>310.3</text:p>
          </table:table-cell>
          <table:table-cell office:value-type="float" office:value="319.93" calcext:value-type="float">
            <text:p>319.9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1" calcext:value-type="float">
            <text:p>304.1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2];[.D22];[.G22])" office:value-type="float" office:value="296.866666666667" calcext:value-type="float">
            <text:p>296.866666666667</text:p>
          </table:table-cell>
          <table:table-cell table:formula="of:=AVERAGE([.B22];[.E22];[.H22])" office:value-type="float" office:value="316.000333333333" calcext:value-type="float">
            <text:p>316.000333333333</text:p>
          </table:table-cell>
          <table:table-cell table:formula="of:=AVERAGE([.C22];[.F22];[.I2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2];[.R22];[.U22])" office:value-type="float" office:value="0" calcext:value-type="float">
            <text:p>0</text:p>
          </table:table-cell>
          <table:table-cell table:formula="of:=AVERAGE([.P22];[.S22];[.V22])" office:value-type="float" office:value="34.749" calcext:value-type="float">
            <text:p>34.749</text:p>
          </table:table-cell>
          <table:table-cell table:formula="of:=AVERAGE([.Q22];[.T22];[.W2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2];[.AF22];[.AI22])" office:value-type="float" office:value="0" calcext:value-type="float">
            <text:p>0</text:p>
          </table:table-cell>
          <table:table-cell table:formula="of:=AVERAGE([.AD22];[.AG22];[.AJ22])" office:value-type="float" office:value="217.238" calcext:value-type="float">
            <text:p>217.238</text:p>
          </table:table-cell>
          <table:table-cell table:formula="of:=AVERAGE([.AE22];[.AH22];[.AK22])" office:value-type="float" office:value="1973.547" calcext:value-type="float">
            <text:p>1973.547</text:p>
          </table:table-cell>
          <table:table-cell table:number-columns-repeated="2"/>
          <table:table-cell table:formula="of:=[.A22]+[.O22]+[.AC22]" office:value-type="float" office:value="276.2" calcext:value-type="float">
            <text:p>276.2</text:p>
          </table:table-cell>
          <table:table-cell table:formula="of:=[.B22]+[.P22]+[.AD22]" office:value-type="float" office:value="560.75" calcext:value-type="float">
            <text:p>560.75</text:p>
          </table:table-cell>
          <table:table-cell table:formula="of:=[.C22]+[.Q22]+[.AE22]" office:value-type="float" office:value="2597.41" calcext:value-type="float">
            <text:p>2597.41</text:p>
          </table:table-cell>
          <table:table-cell table:formula="of:=[.D22]+[.R22]+[.AF22]" office:value-type="float" office:value="310.3" calcext:value-type="float">
            <text:p>310.3</text:p>
          </table:table-cell>
          <table:table-cell table:formula="of:=[.E22]+[.S22]+[.AG22]" office:value-type="float" office:value="571.938" calcext:value-type="float">
            <text:p>571.938</text:p>
          </table:table-cell>
          <table:table-cell table:formula="of:=[.F22]+[.T22]+[.AH22]" office:value-type="float" office:value="2626.41" calcext:value-type="float">
            <text:p>2626.41</text:p>
          </table:table-cell>
          <table:table-cell table:formula="of:=[.G22]+[.U22]+[.AI22]" office:value-type="float" office:value="304.1" calcext:value-type="float">
            <text:p>304.1</text:p>
          </table:table-cell>
          <table:table-cell table:formula="of:=[.H22]+[.V22]+[.AJ22]" office:value-type="float" office:value="571.274" calcext:value-type="float">
            <text:p>571.274</text:p>
          </table:table-cell>
          <table:table-cell table:formula="of:=[.I22]+[.W22]+[.AK22]" office:value-type="float" office:value="2638.41" calcext:value-type="float">
            <text:p>2638.41</text:p>
          </table:table-cell>
          <table:table-cell table:formula="of:=AVERAGE([.AQ22];[.AT22];[.AW22])" office:value-type="float" office:value="296.866666666667" calcext:value-type="float">
            <text:p>296.866666666667</text:p>
          </table:table-cell>
          <table:table-cell table:formula="of:=AVERAGE([.AR22];[.AU22];[.AX22])" office:value-type="float" office:value="567.987333333333" calcext:value-type="float">
            <text:p>567.987333333333</text:p>
          </table:table-cell>
          <table:table-cell table:formula="of:=AVERAGE([.AS22];[.AV22];[.AY2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22]-[.BS22]" office:value-type="float" office:value="151.2" calcext:value-type="float">
            <text:p>151.2</text:p>
          </table:table-cell>
          <table:table-cell table:formula="of:=[.CH22]-[.BT22]" office:value-type="float" office:value="47.422" calcext:value-type="float">
            <text:p>47.422</text:p>
          </table:table-cell>
          <table:table-cell table:formula="of:=[.CI22]-[.BU22]" office:value-type="float" office:value="183.566" calcext:value-type="float">
            <text:p>183.566</text:p>
          </table:table-cell>
          <table:table-cell table:formula="of:=[.CJ22]-[.BV22]" office:value-type="float" office:value="144.4" calcext:value-type="float">
            <text:p>144.4</text:p>
          </table:table-cell>
          <table:table-cell table:formula="of:=[.CK22]-[.BW22]" office:value-type="float" office:value="47.421" calcext:value-type="float">
            <text:p>47.421</text:p>
          </table:table-cell>
          <table:table-cell table:formula="of:=[.CL22]-[.BX22]" office:value-type="float" office:value="183.566" calcext:value-type="float">
            <text:p>183.566</text:p>
          </table:table-cell>
          <table:table-cell table:formula="of:=[.CM22]-[.BY22]" office:value-type="float" office:value="150" calcext:value-type="float">
            <text:p>150</text:p>
          </table:table-cell>
          <table:table-cell table:formula="of:=[.CN22]-[.BZ22]" office:value-type="float" office:value="47.422" calcext:value-type="float">
            <text:p>47.422</text:p>
          </table:table-cell>
          <table:table-cell table:formula="of:=[.CO22]-[.CA22]" office:value-type="float" office:value="183.567" calcext:value-type="float">
            <text:p>183.567</text:p>
          </table:table-cell>
          <table:table-cell table:formula="of:=AVERAGE([.BE22];[.BH22];[.BK22])" office:value-type="float" office:value="148.533333333333" calcext:value-type="float">
            <text:p>148.533333333333</text:p>
          </table:table-cell>
          <table:table-cell table:formula="of:=AVERAGE([.BF22];[.BI22];[.BL22])" office:value-type="float" office:value="47.4216666666667" calcext:value-type="float">
            <text:p>47.4216666666667</text:p>
          </table:table-cell>
          <table:table-cell table:formula="of:=AVERAGE([.BG22];[.BJ22];[.BM2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2];[.BV22];[.BY22])" office:value-type="float" office:value="0" calcext:value-type="float">
            <text:p>0</text:p>
          </table:table-cell>
          <table:table-cell table:formula="of:=AVERAGE([.BT22];[.BW22];[.BZ22])" office:value-type="float" office:value="56.698" calcext:value-type="float">
            <text:p>56.698</text:p>
          </table:table-cell>
          <table:table-cell table:formula="of:=AVERAGE([.BU22];[.BX22];[.CA2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2" calcext:value-type="float">
            <text:p>151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4.4" calcext:value-type="float">
            <text:p>144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" calcext:value-type="float">
            <text:p>150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2];[.CJ22];[.CM22])" office:value-type="float" office:value="148.533333333333" calcext:value-type="float">
            <text:p>148.533333333333</text:p>
          </table:table-cell>
          <table:table-cell table:formula="of:=AVERAGE([.CH22];[.CK22];[.CN22])" office:value-type="float" office:value="104.119666666667" calcext:value-type="float">
            <text:p>104.119666666667</text:p>
          </table:table-cell>
          <table:table-cell table:formula="of:=AVERAGE([.CI22];[.CL22];[.CO2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7.4" calcext:value-type="float">
            <text:p>287.4</text:p>
          </table:table-cell>
          <table:table-cell office:value-type="float" office:value="319.93" calcext:value-type="float">
            <text:p>319.9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9" calcext:value-type="float">
            <text:p>304.9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3];[.D23];[.G23])" office:value-type="float" office:value="290.766666666667" calcext:value-type="float">
            <text:p>290.766666666667</text:p>
          </table:table-cell>
          <table:table-cell table:formula="of:=AVERAGE([.B23];[.E23];[.H23])" office:value-type="float" office:value="316.000333333333" calcext:value-type="float">
            <text:p>316.000333333333</text:p>
          </table:table-cell>
          <table:table-cell table:formula="of:=AVERAGE([.C23];[.F23];[.I2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3];[.R23];[.U23])" office:value-type="float" office:value="0" calcext:value-type="float">
            <text:p>0</text:p>
          </table:table-cell>
          <table:table-cell table:formula="of:=AVERAGE([.P23];[.S23];[.V23])" office:value-type="float" office:value="34.749" calcext:value-type="float">
            <text:p>34.749</text:p>
          </table:table-cell>
          <table:table-cell table:formula="of:=AVERAGE([.Q23];[.T23];[.W2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3];[.AF23];[.AI23])" office:value-type="float" office:value="0" calcext:value-type="float">
            <text:p>0</text:p>
          </table:table-cell>
          <table:table-cell table:formula="of:=AVERAGE([.AD23];[.AG23];[.AJ23])" office:value-type="float" office:value="217.238" calcext:value-type="float">
            <text:p>217.238</text:p>
          </table:table-cell>
          <table:table-cell table:formula="of:=AVERAGE([.AE23];[.AH23];[.AK23])" office:value-type="float" office:value="1973.547" calcext:value-type="float">
            <text:p>1973.547</text:p>
          </table:table-cell>
          <table:table-cell table:number-columns-repeated="2"/>
          <table:table-cell table:formula="of:=[.A23]+[.O23]+[.AC23]" office:value-type="float" office:value="280" calcext:value-type="float">
            <text:p>280</text:p>
          </table:table-cell>
          <table:table-cell table:formula="of:=[.B23]+[.P23]+[.AD23]" office:value-type="float" office:value="560.75" calcext:value-type="float">
            <text:p>560.75</text:p>
          </table:table-cell>
          <table:table-cell table:formula="of:=[.C23]+[.Q23]+[.AE23]" office:value-type="float" office:value="2597.41" calcext:value-type="float">
            <text:p>2597.41</text:p>
          </table:table-cell>
          <table:table-cell table:formula="of:=[.D23]+[.R23]+[.AF23]" office:value-type="float" office:value="287.4" calcext:value-type="float">
            <text:p>287.4</text:p>
          </table:table-cell>
          <table:table-cell table:formula="of:=[.E23]+[.S23]+[.AG23]" office:value-type="float" office:value="571.938" calcext:value-type="float">
            <text:p>571.938</text:p>
          </table:table-cell>
          <table:table-cell table:formula="of:=[.F23]+[.T23]+[.AH23]" office:value-type="float" office:value="2626.41" calcext:value-type="float">
            <text:p>2626.41</text:p>
          </table:table-cell>
          <table:table-cell table:formula="of:=[.G23]+[.U23]+[.AI23]" office:value-type="float" office:value="304.9" calcext:value-type="float">
            <text:p>304.9</text:p>
          </table:table-cell>
          <table:table-cell table:formula="of:=[.H23]+[.V23]+[.AJ23]" office:value-type="float" office:value="571.274" calcext:value-type="float">
            <text:p>571.274</text:p>
          </table:table-cell>
          <table:table-cell table:formula="of:=[.I23]+[.W23]+[.AK23]" office:value-type="float" office:value="2638.41" calcext:value-type="float">
            <text:p>2638.41</text:p>
          </table:table-cell>
          <table:table-cell table:formula="of:=AVERAGE([.AQ23];[.AT23];[.AW23])" office:value-type="float" office:value="290.766666666667" calcext:value-type="float">
            <text:p>290.766666666667</text:p>
          </table:table-cell>
          <table:table-cell table:formula="of:=AVERAGE([.AR23];[.AU23];[.AX23])" office:value-type="float" office:value="567.987333333333" calcext:value-type="float">
            <text:p>567.987333333333</text:p>
          </table:table-cell>
          <table:table-cell table:formula="of:=AVERAGE([.AS23];[.AV23];[.AY2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23]-[.BS23]" office:value-type="float" office:value="150.6" calcext:value-type="float">
            <text:p>150.6</text:p>
          </table:table-cell>
          <table:table-cell table:formula="of:=[.CH23]-[.BT23]" office:value-type="float" office:value="47.422" calcext:value-type="float">
            <text:p>47.422</text:p>
          </table:table-cell>
          <table:table-cell table:formula="of:=[.CI23]-[.BU23]" office:value-type="float" office:value="183.566" calcext:value-type="float">
            <text:p>183.566</text:p>
          </table:table-cell>
          <table:table-cell table:formula="of:=[.CJ23]-[.BV23]" office:value-type="float" office:value="149.9" calcext:value-type="float">
            <text:p>149.9</text:p>
          </table:table-cell>
          <table:table-cell table:formula="of:=[.CK23]-[.BW23]" office:value-type="float" office:value="47.421" calcext:value-type="float">
            <text:p>47.421</text:p>
          </table:table-cell>
          <table:table-cell table:formula="of:=[.CL23]-[.BX23]" office:value-type="float" office:value="183.566" calcext:value-type="float">
            <text:p>183.566</text:p>
          </table:table-cell>
          <table:table-cell table:formula="of:=[.CM23]-[.BY23]" office:value-type="float" office:value="151.4" calcext:value-type="float">
            <text:p>151.4</text:p>
          </table:table-cell>
          <table:table-cell table:formula="of:=[.CN23]-[.BZ23]" office:value-type="float" office:value="47.422" calcext:value-type="float">
            <text:p>47.422</text:p>
          </table:table-cell>
          <table:table-cell table:formula="of:=[.CO23]-[.CA23]" office:value-type="float" office:value="183.567" calcext:value-type="float">
            <text:p>183.567</text:p>
          </table:table-cell>
          <table:table-cell table:formula="of:=AVERAGE([.BE23];[.BH23];[.BK23])" office:value-type="float" office:value="150.633333333333" calcext:value-type="float">
            <text:p>150.633333333333</text:p>
          </table:table-cell>
          <table:table-cell table:formula="of:=AVERAGE([.BF23];[.BI23];[.BL23])" office:value-type="float" office:value="47.4216666666667" calcext:value-type="float">
            <text:p>47.4216666666667</text:p>
          </table:table-cell>
          <table:table-cell table:formula="of:=AVERAGE([.BG23];[.BJ23];[.BM2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3];[.BV23];[.BY23])" office:value-type="float" office:value="0" calcext:value-type="float">
            <text:p>0</text:p>
          </table:table-cell>
          <table:table-cell table:formula="of:=AVERAGE([.BT23];[.BW23];[.BZ23])" office:value-type="float" office:value="56.698" calcext:value-type="float">
            <text:p>56.698</text:p>
          </table:table-cell>
          <table:table-cell table:formula="of:=AVERAGE([.BU23];[.BX23];[.CA2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0.6" calcext:value-type="float">
            <text:p>150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9" calcext:value-type="float">
            <text:p>149.9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3];[.CJ23];[.CM23])" office:value-type="float" office:value="150.633333333333" calcext:value-type="float">
            <text:p>150.633333333333</text:p>
          </table:table-cell>
          <table:table-cell table:formula="of:=AVERAGE([.CH23];[.CK23];[.CN23])" office:value-type="float" office:value="104.119666666667" calcext:value-type="float">
            <text:p>104.119666666667</text:p>
          </table:table-cell>
          <table:table-cell table:formula="of:=AVERAGE([.CI23];[.CL23];[.CO2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5.7" calcext:value-type="float">
            <text:p>285.7</text:p>
          </table:table-cell>
          <table:table-cell office:value-type="float" office:value="308.805" calcext:value-type="float">
            <text:p>308.80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3.8" calcext:value-type="float">
            <text:p>293.8</text:p>
          </table:table-cell>
          <table:table-cell office:value-type="float" office:value="319.93" calcext:value-type="float">
            <text:p>319.9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0" calcext:value-type="float">
            <text:p>310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4];[.D24];[.G24])" office:value-type="float" office:value="296.5" calcext:value-type="float">
            <text:p>296.5</text:p>
          </table:table-cell>
          <table:table-cell table:formula="of:=AVERAGE([.B24];[.E24];[.H24])" office:value-type="float" office:value="316.000333333333" calcext:value-type="float">
            <text:p>316.000333333333</text:p>
          </table:table-cell>
          <table:table-cell table:formula="of:=AVERAGE([.C24];[.F24];[.I2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4];[.R24];[.U24])" office:value-type="float" office:value="0" calcext:value-type="float">
            <text:p>0</text:p>
          </table:table-cell>
          <table:table-cell table:formula="of:=AVERAGE([.P24];[.S24];[.V24])" office:value-type="float" office:value="34.749" calcext:value-type="float">
            <text:p>34.749</text:p>
          </table:table-cell>
          <table:table-cell table:formula="of:=AVERAGE([.Q24];[.T24];[.W2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4];[.AF24];[.AI24])" office:value-type="float" office:value="0" calcext:value-type="float">
            <text:p>0</text:p>
          </table:table-cell>
          <table:table-cell table:formula="of:=AVERAGE([.AD24];[.AG24];[.AJ24])" office:value-type="float" office:value="217.238" calcext:value-type="float">
            <text:p>217.238</text:p>
          </table:table-cell>
          <table:table-cell table:formula="of:=AVERAGE([.AE24];[.AH24];[.AK24])" office:value-type="float" office:value="1973.547" calcext:value-type="float">
            <text:p>1973.547</text:p>
          </table:table-cell>
          <table:table-cell table:number-columns-repeated="2"/>
          <table:table-cell table:formula="of:=[.A24]+[.O24]+[.AC24]" office:value-type="float" office:value="285.7" calcext:value-type="float">
            <text:p>285.7</text:p>
          </table:table-cell>
          <table:table-cell table:formula="of:=[.B24]+[.P24]+[.AD24]" office:value-type="float" office:value="560.75" calcext:value-type="float">
            <text:p>560.75</text:p>
          </table:table-cell>
          <table:table-cell table:formula="of:=[.C24]+[.Q24]+[.AE24]" office:value-type="float" office:value="2597.41" calcext:value-type="float">
            <text:p>2597.41</text:p>
          </table:table-cell>
          <table:table-cell table:formula="of:=[.D24]+[.R24]+[.AF24]" office:value-type="float" office:value="293.8" calcext:value-type="float">
            <text:p>293.8</text:p>
          </table:table-cell>
          <table:table-cell table:formula="of:=[.E24]+[.S24]+[.AG24]" office:value-type="float" office:value="571.938" calcext:value-type="float">
            <text:p>571.938</text:p>
          </table:table-cell>
          <table:table-cell table:formula="of:=[.F24]+[.T24]+[.AH24]" office:value-type="float" office:value="2626.41" calcext:value-type="float">
            <text:p>2626.41</text:p>
          </table:table-cell>
          <table:table-cell table:formula="of:=[.G24]+[.U24]+[.AI24]" office:value-type="float" office:value="310" calcext:value-type="float">
            <text:p>310</text:p>
          </table:table-cell>
          <table:table-cell table:formula="of:=[.H24]+[.V24]+[.AJ24]" office:value-type="float" office:value="571.274" calcext:value-type="float">
            <text:p>571.274</text:p>
          </table:table-cell>
          <table:table-cell table:formula="of:=[.I24]+[.W24]+[.AK24]" office:value-type="float" office:value="2638.41" calcext:value-type="float">
            <text:p>2638.41</text:p>
          </table:table-cell>
          <table:table-cell table:formula="of:=AVERAGE([.AQ24];[.AT24];[.AW24])" office:value-type="float" office:value="296.5" calcext:value-type="float">
            <text:p>296.5</text:p>
          </table:table-cell>
          <table:table-cell table:formula="of:=AVERAGE([.AR24];[.AU24];[.AX24])" office:value-type="float" office:value="567.987333333333" calcext:value-type="float">
            <text:p>567.987333333333</text:p>
          </table:table-cell>
          <table:table-cell table:formula="of:=AVERAGE([.AS24];[.AV24];[.AY2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24]-[.BS24]" office:value-type="float" office:value="151.6" calcext:value-type="float">
            <text:p>151.6</text:p>
          </table:table-cell>
          <table:table-cell table:formula="of:=[.CH24]-[.BT24]" office:value-type="float" office:value="47.422" calcext:value-type="float">
            <text:p>47.422</text:p>
          </table:table-cell>
          <table:table-cell table:formula="of:=[.CI24]-[.BU24]" office:value-type="float" office:value="183.566" calcext:value-type="float">
            <text:p>183.566</text:p>
          </table:table-cell>
          <table:table-cell table:formula="of:=[.CJ24]-[.BV24]" office:value-type="float" office:value="153.4" calcext:value-type="float">
            <text:p>153.4</text:p>
          </table:table-cell>
          <table:table-cell table:formula="of:=[.CK24]-[.BW24]" office:value-type="float" office:value="47.421" calcext:value-type="float">
            <text:p>47.421</text:p>
          </table:table-cell>
          <table:table-cell table:formula="of:=[.CL24]-[.BX24]" office:value-type="float" office:value="183.566" calcext:value-type="float">
            <text:p>183.566</text:p>
          </table:table-cell>
          <table:table-cell table:formula="of:=[.CM24]-[.BY24]" office:value-type="float" office:value="150.8" calcext:value-type="float">
            <text:p>150.8</text:p>
          </table:table-cell>
          <table:table-cell table:formula="of:=[.CN24]-[.BZ24]" office:value-type="float" office:value="47.422" calcext:value-type="float">
            <text:p>47.422</text:p>
          </table:table-cell>
          <table:table-cell table:formula="of:=[.CO24]-[.CA24]" office:value-type="float" office:value="183.567" calcext:value-type="float">
            <text:p>183.567</text:p>
          </table:table-cell>
          <table:table-cell table:formula="of:=AVERAGE([.BE24];[.BH24];[.BK24])" office:value-type="float" office:value="151.933333333333" calcext:value-type="float">
            <text:p>151.933333333333</text:p>
          </table:table-cell>
          <table:table-cell table:formula="of:=AVERAGE([.BF24];[.BI24];[.BL24])" office:value-type="float" office:value="47.4216666666667" calcext:value-type="float">
            <text:p>47.4216666666667</text:p>
          </table:table-cell>
          <table:table-cell table:formula="of:=AVERAGE([.BG24];[.BJ24];[.BM2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4];[.BV24];[.BY24])" office:value-type="float" office:value="0" calcext:value-type="float">
            <text:p>0</text:p>
          </table:table-cell>
          <table:table-cell table:formula="of:=AVERAGE([.BT24];[.BW24];[.BZ24])" office:value-type="float" office:value="56.698" calcext:value-type="float">
            <text:p>56.698</text:p>
          </table:table-cell>
          <table:table-cell table:formula="of:=AVERAGE([.BU24];[.BX24];[.CA2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6" calcext:value-type="float">
            <text:p>151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4" calcext:value-type="float">
            <text:p>153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8" calcext:value-type="float">
            <text:p>150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4];[.CJ24];[.CM24])" office:value-type="float" office:value="151.933333333333" calcext:value-type="float">
            <text:p>151.933333333333</text:p>
          </table:table-cell>
          <table:table-cell table:formula="of:=AVERAGE([.CH24];[.CK24];[.CN24])" office:value-type="float" office:value="104.119666666667" calcext:value-type="float">
            <text:p>104.119666666667</text:p>
          </table:table-cell>
          <table:table-cell table:formula="of:=AVERAGE([.CI24];[.CL24];[.CO2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308.738" calcext:value-type="float">
            <text:p>308.73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2.6" calcext:value-type="float">
            <text:p>292.6</text:p>
          </table:table-cell>
          <table:table-cell office:value-type="float" office:value="319.93" calcext:value-type="float">
            <text:p>319.9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7.2" calcext:value-type="float">
            <text:p>297.2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5];[.D25];[.G25])" office:value-type="float" office:value="289.1" calcext:value-type="float">
            <text:p>289.1</text:p>
          </table:table-cell>
          <table:table-cell table:formula="of:=AVERAGE([.B25];[.E25];[.H25])" office:value-type="float" office:value="315.978" calcext:value-type="float">
            <text:p>315.978</text:p>
          </table:table-cell>
          <table:table-cell table:formula="of:=AVERAGE([.C25];[.F25];[.I2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5];[.R25];[.U25])" office:value-type="float" office:value="0" calcext:value-type="float">
            <text:p>0</text:p>
          </table:table-cell>
          <table:table-cell table:formula="of:=AVERAGE([.P25];[.S25];[.V25])" office:value-type="float" office:value="34.749" calcext:value-type="float">
            <text:p>34.749</text:p>
          </table:table-cell>
          <table:table-cell table:formula="of:=AVERAGE([.Q25];[.T25];[.W2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5];[.AF25];[.AI25])" office:value-type="float" office:value="0" calcext:value-type="float">
            <text:p>0</text:p>
          </table:table-cell>
          <table:table-cell table:formula="of:=AVERAGE([.AD25];[.AG25];[.AJ25])" office:value-type="float" office:value="217.238" calcext:value-type="float">
            <text:p>217.238</text:p>
          </table:table-cell>
          <table:table-cell table:formula="of:=AVERAGE([.AE25];[.AH25];[.AK25])" office:value-type="float" office:value="1973.547" calcext:value-type="float">
            <text:p>1973.547</text:p>
          </table:table-cell>
          <table:table-cell table:number-columns-repeated="2"/>
          <table:table-cell table:formula="of:=[.A25]+[.O25]+[.AC25]" office:value-type="float" office:value="277.5" calcext:value-type="float">
            <text:p>277.5</text:p>
          </table:table-cell>
          <table:table-cell table:formula="of:=[.B25]+[.P25]+[.AD25]" office:value-type="float" office:value="560.683" calcext:value-type="float">
            <text:p>560.683</text:p>
          </table:table-cell>
          <table:table-cell table:formula="of:=[.C25]+[.Q25]+[.AE25]" office:value-type="float" office:value="2597.41" calcext:value-type="float">
            <text:p>2597.41</text:p>
          </table:table-cell>
          <table:table-cell table:formula="of:=[.D25]+[.R25]+[.AF25]" office:value-type="float" office:value="292.6" calcext:value-type="float">
            <text:p>292.6</text:p>
          </table:table-cell>
          <table:table-cell table:formula="of:=[.E25]+[.S25]+[.AG25]" office:value-type="float" office:value="571.938" calcext:value-type="float">
            <text:p>571.938</text:p>
          </table:table-cell>
          <table:table-cell table:formula="of:=[.F25]+[.T25]+[.AH25]" office:value-type="float" office:value="2626.41" calcext:value-type="float">
            <text:p>2626.41</text:p>
          </table:table-cell>
          <table:table-cell table:formula="of:=[.G25]+[.U25]+[.AI25]" office:value-type="float" office:value="297.2" calcext:value-type="float">
            <text:p>297.2</text:p>
          </table:table-cell>
          <table:table-cell table:formula="of:=[.H25]+[.V25]+[.AJ25]" office:value-type="float" office:value="571.274" calcext:value-type="float">
            <text:p>571.274</text:p>
          </table:table-cell>
          <table:table-cell table:formula="of:=[.I25]+[.W25]+[.AK25]" office:value-type="float" office:value="2638.41" calcext:value-type="float">
            <text:p>2638.41</text:p>
          </table:table-cell>
          <table:table-cell table:formula="of:=AVERAGE([.AQ25];[.AT25];[.AW25])" office:value-type="float" office:value="289.1" calcext:value-type="float">
            <text:p>289.1</text:p>
          </table:table-cell>
          <table:table-cell table:formula="of:=AVERAGE([.AR25];[.AU25];[.AX25])" office:value-type="float" office:value="567.965" calcext:value-type="float">
            <text:p>567.965</text:p>
          </table:table-cell>
          <table:table-cell table:formula="of:=AVERAGE([.AS25];[.AV25];[.AY2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25]-[.BS25]" office:value-type="float" office:value="151.9" calcext:value-type="float">
            <text:p>151.9</text:p>
          </table:table-cell>
          <table:table-cell table:formula="of:=[.CH25]-[.BT25]" office:value-type="float" office:value="47.422" calcext:value-type="float">
            <text:p>47.422</text:p>
          </table:table-cell>
          <table:table-cell table:formula="of:=[.CI25]-[.BU25]" office:value-type="float" office:value="183.566" calcext:value-type="float">
            <text:p>183.566</text:p>
          </table:table-cell>
          <table:table-cell table:formula="of:=[.CJ25]-[.BV25]" office:value-type="float" office:value="151.6" calcext:value-type="float">
            <text:p>151.6</text:p>
          </table:table-cell>
          <table:table-cell table:formula="of:=[.CK25]-[.BW25]" office:value-type="float" office:value="47.421" calcext:value-type="float">
            <text:p>47.421</text:p>
          </table:table-cell>
          <table:table-cell table:formula="of:=[.CL25]-[.BX25]" office:value-type="float" office:value="183.566" calcext:value-type="float">
            <text:p>183.566</text:p>
          </table:table-cell>
          <table:table-cell table:formula="of:=[.CM25]-[.BY25]" office:value-type="float" office:value="154.4" calcext:value-type="float">
            <text:p>154.4</text:p>
          </table:table-cell>
          <table:table-cell table:formula="of:=[.CN25]-[.BZ25]" office:value-type="float" office:value="47.422" calcext:value-type="float">
            <text:p>47.422</text:p>
          </table:table-cell>
          <table:table-cell table:formula="of:=[.CO25]-[.CA25]" office:value-type="float" office:value="183.567" calcext:value-type="float">
            <text:p>183.567</text:p>
          </table:table-cell>
          <table:table-cell table:formula="of:=AVERAGE([.BE25];[.BH25];[.BK25])" office:value-type="float" office:value="152.633333333333" calcext:value-type="float">
            <text:p>152.633333333333</text:p>
          </table:table-cell>
          <table:table-cell table:formula="of:=AVERAGE([.BF25];[.BI25];[.BL25])" office:value-type="float" office:value="47.4216666666667" calcext:value-type="float">
            <text:p>47.4216666666667</text:p>
          </table:table-cell>
          <table:table-cell table:formula="of:=AVERAGE([.BG25];[.BJ25];[.BM2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5];[.BV25];[.BY25])" office:value-type="float" office:value="0" calcext:value-type="float">
            <text:p>0</text:p>
          </table:table-cell>
          <table:table-cell table:formula="of:=AVERAGE([.BT25];[.BW25];[.BZ25])" office:value-type="float" office:value="56.698" calcext:value-type="float">
            <text:p>56.698</text:p>
          </table:table-cell>
          <table:table-cell table:formula="of:=AVERAGE([.BU25];[.BX25];[.CA2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9" calcext:value-type="float">
            <text:p>151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4.4" calcext:value-type="float">
            <text:p>154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5];[.CJ25];[.CM25])" office:value-type="float" office:value="152.633333333333" calcext:value-type="float">
            <text:p>152.633333333333</text:p>
          </table:table-cell>
          <table:table-cell table:formula="of:=AVERAGE([.CH25];[.CK25];[.CN25])" office:value-type="float" office:value="104.119666666667" calcext:value-type="float">
            <text:p>104.119666666667</text:p>
          </table:table-cell>
          <table:table-cell table:formula="of:=AVERAGE([.CI25];[.CL25];[.CO2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0.7" calcext:value-type="float">
            <text:p>280.7</text:p>
          </table:table-cell>
          <table:table-cell office:value-type="float" office:value="308.738" calcext:value-type="float">
            <text:p>308.73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4.8" calcext:value-type="float">
            <text:p>304.8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2.2" calcext:value-type="float">
            <text:p>302.2</text:p>
          </table:table-cell>
          <table:table-cell office:value-type="float" office:value="319.266" calcext:value-type="float">
            <text:p>319.266</text:p>
          </table:table-cell>
          <table:table-cell office:value-type="float" office:value="579.523" calcext:value-type="float">
            <text:p>579.523</text:p>
          </table:table-cell>
          <table:table-cell table:formula="of:=AVERAGE([.A26];[.D26];[.G26])" office:value-type="float" office:value="295.9" calcext:value-type="float">
            <text:p>295.9</text:p>
          </table:table-cell>
          <table:table-cell table:formula="of:=AVERAGE([.B26];[.E26];[.H26])" office:value-type="float" office:value="315.958333333333" calcext:value-type="float">
            <text:p>315.958333333333</text:p>
          </table:table-cell>
          <table:table-cell table:formula="of:=AVERAGE([.C26];[.F26];[.I2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6];[.R26];[.U26])" office:value-type="float" office:value="0" calcext:value-type="float">
            <text:p>0</text:p>
          </table:table-cell>
          <table:table-cell table:formula="of:=AVERAGE([.P26];[.S26];[.V26])" office:value-type="float" office:value="34.749" calcext:value-type="float">
            <text:p>34.749</text:p>
          </table:table-cell>
          <table:table-cell table:formula="of:=AVERAGE([.Q26];[.T26];[.W26])" office:value-type="float" office:value="85.34" calcext:value-type="float">
            <text:p>85.3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5.9" calcext:value-type="float">
            <text:p>5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6];[.AF26];[.AI26])" office:value-type="float" office:value="5.23333333333333" calcext:value-type="float">
            <text:p>5.23333333333333</text:p>
          </table:table-cell>
          <table:table-cell table:formula="of:=AVERAGE([.AD26];[.AG26];[.AJ26])" office:value-type="float" office:value="219.238" calcext:value-type="float">
            <text:p>219.238</text:p>
          </table:table-cell>
          <table:table-cell table:formula="of:=AVERAGE([.AE26];[.AH26];[.AK26])" office:value-type="float" office:value="1975.547" calcext:value-type="float">
            <text:p>1975.547</text:p>
          </table:table-cell>
          <table:table-cell table:number-columns-repeated="2"/>
          <table:table-cell table:formula="of:=[.A26]+[.O26]+[.AC26]" office:value-type="float" office:value="285.6" calcext:value-type="float">
            <text:p>285.6</text:p>
          </table:table-cell>
          <table:table-cell table:formula="of:=[.B26]+[.P26]+[.AD26]" office:value-type="float" office:value="562.683" calcext:value-type="float">
            <text:p>562.683</text:p>
          </table:table-cell>
          <table:table-cell table:formula="of:=[.C26]+[.Q26]+[.AE26]" office:value-type="float" office:value="2599.41" calcext:value-type="float">
            <text:p>2599.41</text:p>
          </table:table-cell>
          <table:table-cell table:formula="of:=[.D26]+[.R26]+[.AF26]" office:value-type="float" office:value="309.7" calcext:value-type="float">
            <text:p>309.7</text:p>
          </table:table-cell>
          <table:table-cell table:formula="of:=[.E26]+[.S26]+[.AG26]" office:value-type="float" office:value="573.879" calcext:value-type="float">
            <text:p>573.879</text:p>
          </table:table-cell>
          <table:table-cell table:formula="of:=[.F26]+[.T26]+[.AH26]" office:value-type="float" office:value="2628.41" calcext:value-type="float">
            <text:p>2628.41</text:p>
          </table:table-cell>
          <table:table-cell table:formula="of:=[.G26]+[.U26]+[.AI26]" office:value-type="float" office:value="308.1" calcext:value-type="float">
            <text:p>308.1</text:p>
          </table:table-cell>
          <table:table-cell table:formula="of:=[.H26]+[.V26]+[.AJ26]" office:value-type="float" office:value="573.274" calcext:value-type="float">
            <text:p>573.274</text:p>
          </table:table-cell>
          <table:table-cell table:formula="of:=[.I26]+[.W26]+[.AK26]" office:value-type="float" office:value="2640.41" calcext:value-type="float">
            <text:p>2640.41</text:p>
          </table:table-cell>
          <table:table-cell table:formula="of:=AVERAGE([.AQ26];[.AT26];[.AW26])" office:value-type="float" office:value="301.133333333333" calcext:value-type="float">
            <text:p>301.133333333333</text:p>
          </table:table-cell>
          <table:table-cell table:formula="of:=AVERAGE([.AR26];[.AU26];[.AX26])" office:value-type="float" office:value="569.945333333333" calcext:value-type="float">
            <text:p>569.945333333333</text:p>
          </table:table-cell>
          <table:table-cell table:formula="of:=AVERAGE([.AS26];[.AV26];[.AY26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26]-[.BS26]" office:value-type="float" office:value="153.4" calcext:value-type="float">
            <text:p>153.4</text:p>
          </table:table-cell>
          <table:table-cell table:formula="of:=[.CH26]-[.BT26]" office:value-type="float" office:value="47.422" calcext:value-type="float">
            <text:p>47.422</text:p>
          </table:table-cell>
          <table:table-cell table:formula="of:=[.CI26]-[.BU26]" office:value-type="float" office:value="183.566" calcext:value-type="float">
            <text:p>183.566</text:p>
          </table:table-cell>
          <table:table-cell table:formula="of:=[.CJ26]-[.BV26]" office:value-type="float" office:value="151.1" calcext:value-type="float">
            <text:p>151.1</text:p>
          </table:table-cell>
          <table:table-cell table:formula="of:=[.CK26]-[.BW26]" office:value-type="float" office:value="47.421" calcext:value-type="float">
            <text:p>47.421</text:p>
          </table:table-cell>
          <table:table-cell table:formula="of:=[.CL26]-[.BX26]" office:value-type="float" office:value="183.566" calcext:value-type="float">
            <text:p>183.566</text:p>
          </table:table-cell>
          <table:table-cell table:formula="of:=[.CM26]-[.BY26]" office:value-type="float" office:value="147.4" calcext:value-type="float">
            <text:p>147.4</text:p>
          </table:table-cell>
          <table:table-cell table:formula="of:=[.CN26]-[.BZ26]" office:value-type="float" office:value="47.422" calcext:value-type="float">
            <text:p>47.422</text:p>
          </table:table-cell>
          <table:table-cell table:formula="of:=[.CO26]-[.CA26]" office:value-type="float" office:value="183.567" calcext:value-type="float">
            <text:p>183.567</text:p>
          </table:table-cell>
          <table:table-cell table:formula="of:=AVERAGE([.BE26];[.BH26];[.BK26])" office:value-type="float" office:value="150.633333333333" calcext:value-type="float">
            <text:p>150.633333333333</text:p>
          </table:table-cell>
          <table:table-cell table:formula="of:=AVERAGE([.BF26];[.BI26];[.BL26])" office:value-type="float" office:value="47.4216666666667" calcext:value-type="float">
            <text:p>47.4216666666667</text:p>
          </table:table-cell>
          <table:table-cell table:formula="of:=AVERAGE([.BG26];[.BJ26];[.BM2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6];[.BV26];[.BY26])" office:value-type="float" office:value="0" calcext:value-type="float">
            <text:p>0</text:p>
          </table:table-cell>
          <table:table-cell table:formula="of:=AVERAGE([.BT26];[.BW26];[.BZ26])" office:value-type="float" office:value="56.698" calcext:value-type="float">
            <text:p>56.698</text:p>
          </table:table-cell>
          <table:table-cell table:formula="of:=AVERAGE([.BU26];[.BX26];[.CA2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4" calcext:value-type="float">
            <text:p>153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1" calcext:value-type="float">
            <text:p>151.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.4" calcext:value-type="float">
            <text:p>147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6];[.CJ26];[.CM26])" office:value-type="float" office:value="150.633333333333" calcext:value-type="float">
            <text:p>150.633333333333</text:p>
          </table:table-cell>
          <table:table-cell table:formula="of:=AVERAGE([.CH26];[.CK26];[.CN26])" office:value-type="float" office:value="104.119666666667" calcext:value-type="float">
            <text:p>104.119666666667</text:p>
          </table:table-cell>
          <table:table-cell table:formula="of:=AVERAGE([.CI26];[.CL26];[.CO26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9.3" calcext:value-type="float">
            <text:p>279.3</text:p>
          </table:table-cell>
          <table:table-cell office:value-type="float" office:value="308.738" calcext:value-type="float">
            <text:p>308.73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3" calcext:value-type="float">
            <text:p>308.3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3.8" calcext:value-type="float">
            <text:p>303.8</text:p>
          </table:table-cell>
          <table:table-cell office:value-type="float" office:value="319.203" calcext:value-type="float">
            <text:p>319.203</text:p>
          </table:table-cell>
          <table:table-cell office:value-type="float" office:value="579.523" calcext:value-type="float">
            <text:p>579.523</text:p>
          </table:table-cell>
          <table:table-cell table:formula="of:=AVERAGE([.A27];[.D27];[.G27])" office:value-type="float" office:value="297.133333333333" calcext:value-type="float">
            <text:p>297.133333333333</text:p>
          </table:table-cell>
          <table:table-cell table:formula="of:=AVERAGE([.B27];[.E27];[.H27])" office:value-type="float" office:value="315.937333333333" calcext:value-type="float">
            <text:p>315.937333333333</text:p>
          </table:table-cell>
          <table:table-cell table:formula="of:=AVERAGE([.C27];[.F27];[.I2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7];[.R27];[.U27])" office:value-type="float" office:value="0" calcext:value-type="float">
            <text:p>0</text:p>
          </table:table-cell>
          <table:table-cell table:formula="of:=AVERAGE([.P27];[.S27];[.V27])" office:value-type="float" office:value="34.749" calcext:value-type="float">
            <text:p>34.749</text:p>
          </table:table-cell>
          <table:table-cell table:formula="of:=AVERAGE([.Q27];[.T27];[.W2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7];[.AF27];[.AI27])" office:value-type="float" office:value="0" calcext:value-type="float">
            <text:p>0</text:p>
          </table:table-cell>
          <table:table-cell table:formula="of:=AVERAGE([.AD27];[.AG27];[.AJ27])" office:value-type="float" office:value="219.238" calcext:value-type="float">
            <text:p>219.238</text:p>
          </table:table-cell>
          <table:table-cell table:formula="of:=AVERAGE([.AE27];[.AH27];[.AK27])" office:value-type="float" office:value="1975.547" calcext:value-type="float">
            <text:p>1975.547</text:p>
          </table:table-cell>
          <table:table-cell table:number-columns-repeated="2"/>
          <table:table-cell table:formula="of:=[.A27]+[.O27]+[.AC27]" office:value-type="float" office:value="279.3" calcext:value-type="float">
            <text:p>279.3</text:p>
          </table:table-cell>
          <table:table-cell table:formula="of:=[.B27]+[.P27]+[.AD27]" office:value-type="float" office:value="562.683" calcext:value-type="float">
            <text:p>562.683</text:p>
          </table:table-cell>
          <table:table-cell table:formula="of:=[.C27]+[.Q27]+[.AE27]" office:value-type="float" office:value="2599.41" calcext:value-type="float">
            <text:p>2599.41</text:p>
          </table:table-cell>
          <table:table-cell table:formula="of:=[.D27]+[.R27]+[.AF27]" office:value-type="float" office:value="308.3" calcext:value-type="float">
            <text:p>308.3</text:p>
          </table:table-cell>
          <table:table-cell table:formula="of:=[.E27]+[.S27]+[.AG27]" office:value-type="float" office:value="573.879" calcext:value-type="float">
            <text:p>573.879</text:p>
          </table:table-cell>
          <table:table-cell table:formula="of:=[.F27]+[.T27]+[.AH27]" office:value-type="float" office:value="2628.41" calcext:value-type="float">
            <text:p>2628.41</text:p>
          </table:table-cell>
          <table:table-cell table:formula="of:=[.G27]+[.U27]+[.AI27]" office:value-type="float" office:value="303.8" calcext:value-type="float">
            <text:p>303.8</text:p>
          </table:table-cell>
          <table:table-cell table:formula="of:=[.H27]+[.V27]+[.AJ27]" office:value-type="float" office:value="573.211" calcext:value-type="float">
            <text:p>573.211</text:p>
          </table:table-cell>
          <table:table-cell table:formula="of:=[.I27]+[.W27]+[.AK27]" office:value-type="float" office:value="2640.41" calcext:value-type="float">
            <text:p>2640.41</text:p>
          </table:table-cell>
          <table:table-cell table:formula="of:=AVERAGE([.AQ27];[.AT27];[.AW27])" office:value-type="float" office:value="297.133333333333" calcext:value-type="float">
            <text:p>297.133333333333</text:p>
          </table:table-cell>
          <table:table-cell table:formula="of:=AVERAGE([.AR27];[.AU27];[.AX27])" office:value-type="float" office:value="569.924333333333" calcext:value-type="float">
            <text:p>569.924333333333</text:p>
          </table:table-cell>
          <table:table-cell table:formula="of:=AVERAGE([.AS27];[.AV27];[.AY2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27]-[.BS27]" office:value-type="float" office:value="150.9" calcext:value-type="float">
            <text:p>150.9</text:p>
          </table:table-cell>
          <table:table-cell table:formula="of:=[.CH27]-[.BT27]" office:value-type="float" office:value="47.422" calcext:value-type="float">
            <text:p>47.422</text:p>
          </table:table-cell>
          <table:table-cell table:formula="of:=[.CI27]-[.BU27]" office:value-type="float" office:value="183.566" calcext:value-type="float">
            <text:p>183.566</text:p>
          </table:table-cell>
          <table:table-cell table:formula="of:=[.CJ27]-[.BV27]" office:value-type="float" office:value="150.4" calcext:value-type="float">
            <text:p>150.4</text:p>
          </table:table-cell>
          <table:table-cell table:formula="of:=[.CK27]-[.BW27]" office:value-type="float" office:value="47.421" calcext:value-type="float">
            <text:p>47.421</text:p>
          </table:table-cell>
          <table:table-cell table:formula="of:=[.CL27]-[.BX27]" office:value-type="float" office:value="183.566" calcext:value-type="float">
            <text:p>183.566</text:p>
          </table:table-cell>
          <table:table-cell table:formula="of:=[.CM27]-[.BY27]" office:value-type="float" office:value="143.4" calcext:value-type="float">
            <text:p>143.4</text:p>
          </table:table-cell>
          <table:table-cell table:formula="of:=[.CN27]-[.BZ27]" office:value-type="float" office:value="47.422" calcext:value-type="float">
            <text:p>47.422</text:p>
          </table:table-cell>
          <table:table-cell table:formula="of:=[.CO27]-[.CA27]" office:value-type="float" office:value="183.567" calcext:value-type="float">
            <text:p>183.567</text:p>
          </table:table-cell>
          <table:table-cell table:formula="of:=AVERAGE([.BE27];[.BH27];[.BK27])" office:value-type="float" office:value="148.233333333333" calcext:value-type="float">
            <text:p>148.233333333333</text:p>
          </table:table-cell>
          <table:table-cell table:formula="of:=AVERAGE([.BF27];[.BI27];[.BL27])" office:value-type="float" office:value="47.4216666666667" calcext:value-type="float">
            <text:p>47.4216666666667</text:p>
          </table:table-cell>
          <table:table-cell table:formula="of:=AVERAGE([.BG27];[.BJ27];[.BM2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7];[.BV27];[.BY27])" office:value-type="float" office:value="0" calcext:value-type="float">
            <text:p>0</text:p>
          </table:table-cell>
          <table:table-cell table:formula="of:=AVERAGE([.BT27];[.BW27];[.BZ27])" office:value-type="float" office:value="56.698" calcext:value-type="float">
            <text:p>56.698</text:p>
          </table:table-cell>
          <table:table-cell table:formula="of:=AVERAGE([.BU27];[.BX27];[.CA2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0.9" calcext:value-type="float">
            <text:p>150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4" calcext:value-type="float">
            <text:p>150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3.4" calcext:value-type="float">
            <text:p>143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7];[.CJ27];[.CM27])" office:value-type="float" office:value="148.233333333333" calcext:value-type="float">
            <text:p>148.233333333333</text:p>
          </table:table-cell>
          <table:table-cell table:formula="of:=AVERAGE([.CH27];[.CK27];[.CN27])" office:value-type="float" office:value="104.119666666667" calcext:value-type="float">
            <text:p>104.119666666667</text:p>
          </table:table-cell>
          <table:table-cell table:formula="of:=AVERAGE([.CI27];[.CL27];[.CO2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308.719" calcext:value-type="float">
            <text:p>308.71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4.1" calcext:value-type="float">
            <text:p>304.1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6" calcext:value-type="float">
            <text:p>296</text:p>
          </table:table-cell>
          <table:table-cell office:value-type="float" office:value="319.203" calcext:value-type="float">
            <text:p>319.203</text:p>
          </table:table-cell>
          <table:table-cell office:value-type="float" office:value="579.523" calcext:value-type="float">
            <text:p>579.523</text:p>
          </table:table-cell>
          <table:table-cell table:formula="of:=AVERAGE([.A28];[.D28];[.G28])" office:value-type="float" office:value="287.766666666667" calcext:value-type="float">
            <text:p>287.766666666667</text:p>
          </table:table-cell>
          <table:table-cell table:formula="of:=AVERAGE([.B28];[.E28];[.H28])" office:value-type="float" office:value="315.931" calcext:value-type="float">
            <text:p>315.931</text:p>
          </table:table-cell>
          <table:table-cell table:formula="of:=AVERAGE([.C28];[.F28];[.I2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8];[.R28];[.U28])" office:value-type="float" office:value="0" calcext:value-type="float">
            <text:p>0</text:p>
          </table:table-cell>
          <table:table-cell table:formula="of:=AVERAGE([.P28];[.S28];[.V28])" office:value-type="float" office:value="34.749" calcext:value-type="float">
            <text:p>34.749</text:p>
          </table:table-cell>
          <table:table-cell table:formula="of:=AVERAGE([.Q28];[.T28];[.W2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8];[.AF28];[.AI28])" office:value-type="float" office:value="0" calcext:value-type="float">
            <text:p>0</text:p>
          </table:table-cell>
          <table:table-cell table:formula="of:=AVERAGE([.AD28];[.AG28];[.AJ28])" office:value-type="float" office:value="217.904666666667" calcext:value-type="float">
            <text:p>217.904666666667</text:p>
          </table:table-cell>
          <table:table-cell table:formula="of:=AVERAGE([.AE28];[.AH28];[.AK28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8]+[.O28]+[.AC28]" office:value-type="float" office:value="263.2" calcext:value-type="float">
            <text:p>263.2</text:p>
          </table:table-cell>
          <table:table-cell table:formula="of:=[.B28]+[.P28]+[.AD28]" office:value-type="float" office:value="562.664" calcext:value-type="float">
            <text:p>562.664</text:p>
          </table:table-cell>
          <table:table-cell table:formula="of:=[.C28]+[.Q28]+[.AE28]" office:value-type="float" office:value="2599.41" calcext:value-type="float">
            <text:p>2599.41</text:p>
          </table:table-cell>
          <table:table-cell table:formula="of:=[.D28]+[.R28]+[.AF28]" office:value-type="float" office:value="304.1" calcext:value-type="float">
            <text:p>304.1</text:p>
          </table:table-cell>
          <table:table-cell table:formula="of:=[.E28]+[.S28]+[.AG28]" office:value-type="float" office:value="573.879" calcext:value-type="float">
            <text:p>573.879</text:p>
          </table:table-cell>
          <table:table-cell table:formula="of:=[.F28]+[.T28]+[.AH28]" office:value-type="float" office:value="2628.41" calcext:value-type="float">
            <text:p>2628.41</text:p>
          </table:table-cell>
          <table:table-cell table:formula="of:=[.G28]+[.U28]+[.AI28]" office:value-type="float" office:value="296" calcext:value-type="float">
            <text:p>296</text:p>
          </table:table-cell>
          <table:table-cell table:formula="of:=[.H28]+[.V28]+[.AJ28]" office:value-type="float" office:value="569.211" calcext:value-type="float">
            <text:p>569.211</text:p>
          </table:table-cell>
          <table:table-cell table:formula="of:=[.I28]+[.W28]+[.AK28]" office:value-type="float" office:value="2636.41" calcext:value-type="float">
            <text:p>2636.41</text:p>
          </table:table-cell>
          <table:table-cell table:formula="of:=AVERAGE([.AQ28];[.AT28];[.AW28])" office:value-type="float" office:value="287.766666666667" calcext:value-type="float">
            <text:p>287.766666666667</text:p>
          </table:table-cell>
          <table:table-cell table:formula="of:=AVERAGE([.AR28];[.AU28];[.AX28])" office:value-type="float" office:value="568.584666666667" calcext:value-type="float">
            <text:p>568.584666666667</text:p>
          </table:table-cell>
          <table:table-cell table:formula="of:=AVERAGE([.AS28];[.AV28];[.AY28])" office:value-type="float" office:value="2621.41" calcext:value-type="float">
            <text:p>2621.41</text:p>
          </table:table-cell>
          <table:table-cell table:number-columns-repeated="2"/>
          <table:table-cell table:formula="of:=[.CG28]-[.BS28]" office:value-type="float" office:value="151.6" calcext:value-type="float">
            <text:p>151.6</text:p>
          </table:table-cell>
          <table:table-cell table:formula="of:=[.CH28]-[.BT28]" office:value-type="float" office:value="47.422" calcext:value-type="float">
            <text:p>47.422</text:p>
          </table:table-cell>
          <table:table-cell table:formula="of:=[.CI28]-[.BU28]" office:value-type="float" office:value="183.566" calcext:value-type="float">
            <text:p>183.566</text:p>
          </table:table-cell>
          <table:table-cell table:formula="of:=[.CJ28]-[.BV28]" office:value-type="float" office:value="151.6" calcext:value-type="float">
            <text:p>151.6</text:p>
          </table:table-cell>
          <table:table-cell table:formula="of:=[.CK28]-[.BW28]" office:value-type="float" office:value="47.421" calcext:value-type="float">
            <text:p>47.421</text:p>
          </table:table-cell>
          <table:table-cell table:formula="of:=[.CL28]-[.BX28]" office:value-type="float" office:value="183.566" calcext:value-type="float">
            <text:p>183.566</text:p>
          </table:table-cell>
          <table:table-cell table:formula="of:=[.CM28]-[.BY28]" office:value-type="float" office:value="138.7" calcext:value-type="float">
            <text:p>138.7</text:p>
          </table:table-cell>
          <table:table-cell table:formula="of:=[.CN28]-[.BZ28]" office:value-type="float" office:value="47.422" calcext:value-type="float">
            <text:p>47.422</text:p>
          </table:table-cell>
          <table:table-cell table:formula="of:=[.CO28]-[.CA28]" office:value-type="float" office:value="183.566" calcext:value-type="float">
            <text:p>183.566</text:p>
          </table:table-cell>
          <table:table-cell table:formula="of:=AVERAGE([.BE28];[.BH28];[.BK28])" office:value-type="float" office:value="147.3" calcext:value-type="float">
            <text:p>147.3</text:p>
          </table:table-cell>
          <table:table-cell table:formula="of:=AVERAGE([.BF28];[.BI28];[.BL28])" office:value-type="float" office:value="47.4216666666667" calcext:value-type="float">
            <text:p>47.4216666666667</text:p>
          </table:table-cell>
          <table:table-cell table:formula="of:=AVERAGE([.BG28];[.BJ28];[.BM28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914" calcext:value-type="float">
            <text:p>65.914</text:p>
          </table:table-cell>
          <table:table-cell office:value-type="float" office:value="1288.664" calcext:value-type="float">
            <text:p>1288.664</text:p>
          </table:table-cell>
          <table:table-cell table:formula="of:=AVERAGE([.BS28];[.BV28];[.BY28])" office:value-type="float" office:value="0" calcext:value-type="float">
            <text:p>0</text:p>
          </table:table-cell>
          <table:table-cell table:formula="of:=AVERAGE([.BT28];[.BW28];[.BZ28])" office:value-type="float" office:value="67.0443333333333" calcext:value-type="float">
            <text:p>67.0443333333333</text:p>
          </table:table-cell>
          <table:table-cell table:formula="of:=AVERAGE([.BU28];[.BX28];[.CA28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151.6" calcext:value-type="float">
            <text:p>151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38.7" calcext:value-type="float">
            <text:p>138.7</text:p>
          </table:table-cell>
          <table:table-cell office:value-type="float" office:value="113.336" calcext:value-type="float">
            <text:p>113.336</text:p>
          </table:table-cell>
          <table:table-cell office:value-type="float" office:value="1472.23" calcext:value-type="float">
            <text:p>1472.23</text:p>
          </table:table-cell>
          <table:table-cell table:formula="of:=AVERAGE([.CG28];[.CJ28];[.CM28])" office:value-type="float" office:value="147.3" calcext:value-type="float">
            <text:p>147.3</text:p>
          </table:table-cell>
          <table:table-cell table:formula="of:=AVERAGE([.CH28];[.CK28];[.CN28])" office:value-type="float" office:value="114.466" calcext:value-type="float">
            <text:p>114.466</text:p>
          </table:table-cell>
          <table:table-cell table:formula="of:=AVERAGE([.CI28];[.CL28];[.CO28])" office:value-type="float" office:value="1468.936" calcext:value-type="float">
            <text:p>1468.936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309.066" calcext:value-type="float">
            <text:p>309.06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68.3" calcext:value-type="float">
            <text:p>268.3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0" calcext:value-type="float">
            <text:p>310</text:p>
          </table:table-cell>
          <table:table-cell office:value-type="float" office:value="319.141" calcext:value-type="float">
            <text:p>319.141</text:p>
          </table:table-cell>
          <table:table-cell office:value-type="float" office:value="579.523" calcext:value-type="float">
            <text:p>579.523</text:p>
          </table:table-cell>
          <table:table-cell table:formula="of:=AVERAGE([.A29];[.D29];[.G29])" office:value-type="float" office:value="289.5" calcext:value-type="float">
            <text:p>289.5</text:p>
          </table:table-cell>
          <table:table-cell table:formula="of:=AVERAGE([.B29];[.E29];[.H29])" office:value-type="float" office:value="316.026" calcext:value-type="float">
            <text:p>316.026</text:p>
          </table:table-cell>
          <table:table-cell table:formula="of:=AVERAGE([.C29];[.F29];[.I2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9];[.R29];[.U29])" office:value-type="float" office:value="0" calcext:value-type="float">
            <text:p>0</text:p>
          </table:table-cell>
          <table:table-cell table:formula="of:=AVERAGE([.P29];[.S29];[.V29])" office:value-type="float" office:value="34.749" calcext:value-type="float">
            <text:p>34.749</text:p>
          </table:table-cell>
          <table:table-cell table:formula="of:=AVERAGE([.Q29];[.T29];[.W2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9];[.AF29];[.AI29])" office:value-type="float" office:value="0" calcext:value-type="float">
            <text:p>0</text:p>
          </table:table-cell>
          <table:table-cell table:formula="of:=AVERAGE([.AD29];[.AG29];[.AJ29])" office:value-type="float" office:value="216.571333333333" calcext:value-type="float">
            <text:p>216.571333333333</text:p>
          </table:table-cell>
          <table:table-cell table:formula="of:=AVERAGE([.AE29];[.AH29];[.AK29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29]+[.O29]+[.AC29]" office:value-type="float" office:value="290.2" calcext:value-type="float">
            <text:p>290.2</text:p>
          </table:table-cell>
          <table:table-cell table:formula="of:=[.B29]+[.P29]+[.AD29]" office:value-type="float" office:value="563.011" calcext:value-type="float">
            <text:p>563.011</text:p>
          </table:table-cell>
          <table:table-cell table:formula="of:=[.C29]+[.Q29]+[.AE29]" office:value-type="float" office:value="2599.41" calcext:value-type="float">
            <text:p>2599.41</text:p>
          </table:table-cell>
          <table:table-cell table:formula="of:=[.D29]+[.R29]+[.AF29]" office:value-type="float" office:value="268.3" calcext:value-type="float">
            <text:p>268.3</text:p>
          </table:table-cell>
          <table:table-cell table:formula="of:=[.E29]+[.S29]+[.AG29]" office:value-type="float" office:value="569.879" calcext:value-type="float">
            <text:p>569.879</text:p>
          </table:table-cell>
          <table:table-cell table:formula="of:=[.F29]+[.T29]+[.AH29]" office:value-type="float" office:value="2624.41" calcext:value-type="float">
            <text:p>2624.41</text:p>
          </table:table-cell>
          <table:table-cell table:formula="of:=[.G29]+[.U29]+[.AI29]" office:value-type="float" office:value="310" calcext:value-type="float">
            <text:p>310</text:p>
          </table:table-cell>
          <table:table-cell table:formula="of:=[.H29]+[.V29]+[.AJ29]" office:value-type="float" office:value="569.149" calcext:value-type="float">
            <text:p>569.149</text:p>
          </table:table-cell>
          <table:table-cell table:formula="of:=[.I29]+[.W29]+[.AK29]" office:value-type="float" office:value="2636.41" calcext:value-type="float">
            <text:p>2636.41</text:p>
          </table:table-cell>
          <table:table-cell table:formula="of:=AVERAGE([.AQ29];[.AT29];[.AW29])" office:value-type="float" office:value="289.5" calcext:value-type="float">
            <text:p>289.5</text:p>
          </table:table-cell>
          <table:table-cell table:formula="of:=AVERAGE([.AR29];[.AU29];[.AX29])" office:value-type="float" office:value="567.346333333333" calcext:value-type="float">
            <text:p>567.346333333333</text:p>
          </table:table-cell>
          <table:table-cell table:formula="of:=AVERAGE([.AS29];[.AV29];[.AY29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29]-[.BS29]" office:value-type="float" office:value="151.3" calcext:value-type="float">
            <text:p>151.3</text:p>
          </table:table-cell>
          <table:table-cell table:formula="of:=[.CH29]-[.BT29]" office:value-type="float" office:value="47.422" calcext:value-type="float">
            <text:p>47.422</text:p>
          </table:table-cell>
          <table:table-cell table:formula="of:=[.CI29]-[.BU29]" office:value-type="float" office:value="183.566" calcext:value-type="float">
            <text:p>183.566</text:p>
          </table:table-cell>
          <table:table-cell table:formula="of:=[.CJ29]-[.BV29]" office:value-type="float" office:value="152.8" calcext:value-type="float">
            <text:p>152.8</text:p>
          </table:table-cell>
          <table:table-cell table:formula="of:=[.CK29]-[.BW29]" office:value-type="float" office:value="47.421" calcext:value-type="float">
            <text:p>47.421</text:p>
          </table:table-cell>
          <table:table-cell table:formula="of:=[.CL29]-[.BX29]" office:value-type="float" office:value="183.566" calcext:value-type="float">
            <text:p>183.566</text:p>
          </table:table-cell>
          <table:table-cell table:formula="of:=[.CM29]-[.BY29]" office:value-type="float" office:value="149.6" calcext:value-type="float">
            <text:p>149.6</text:p>
          </table:table-cell>
          <table:table-cell table:formula="of:=[.CN29]-[.BZ29]" office:value-type="float" office:value="47.422" calcext:value-type="float">
            <text:p>47.422</text:p>
          </table:table-cell>
          <table:table-cell table:formula="of:=[.CO29]-[.CA29]" office:value-type="float" office:value="183.567" calcext:value-type="float">
            <text:p>183.567</text:p>
          </table:table-cell>
          <table:table-cell table:formula="of:=AVERAGE([.BE29];[.BH29];[.BK29])" office:value-type="float" office:value="151.233333333333" calcext:value-type="float">
            <text:p>151.233333333333</text:p>
          </table:table-cell>
          <table:table-cell table:formula="of:=AVERAGE([.BF29];[.BI29];[.BL29])" office:value-type="float" office:value="47.4216666666667" calcext:value-type="float">
            <text:p>47.4216666666667</text:p>
          </table:table-cell>
          <table:table-cell table:formula="of:=AVERAGE([.BG29];[.BJ29];[.BM2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29];[.BV29];[.BY29])" office:value-type="float" office:value="0" calcext:value-type="float">
            <text:p>0</text:p>
          </table:table-cell>
          <table:table-cell table:formula="of:=AVERAGE([.BT29];[.BW29];[.BZ29])" office:value-type="float" office:value="56.698" calcext:value-type="float">
            <text:p>56.698</text:p>
          </table:table-cell>
          <table:table-cell table:formula="of:=AVERAGE([.BU29];[.BX29];[.CA2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3" calcext:value-type="float">
            <text:p>151.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8" calcext:value-type="float">
            <text:p>152.8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6" calcext:value-type="float">
            <text:p>149.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29];[.CJ29];[.CM29])" office:value-type="float" office:value="151.233333333333" calcext:value-type="float">
            <text:p>151.233333333333</text:p>
          </table:table-cell>
          <table:table-cell table:formula="of:=AVERAGE([.CH29];[.CK29];[.CN29])" office:value-type="float" office:value="104.119666666667" calcext:value-type="float">
            <text:p>104.119666666667</text:p>
          </table:table-cell>
          <table:table-cell table:formula="of:=AVERAGE([.CI29];[.CL29];[.CO2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309.199" calcext:value-type="float">
            <text:p>309.19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6.6" calcext:value-type="float">
            <text:p>306.6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9.1" calcext:value-type="float">
            <text:p>309.1</text:p>
          </table:table-cell>
          <table:table-cell office:value-type="float" office:value="319.641" calcext:value-type="float">
            <text:p>319.641</text:p>
          </table:table-cell>
          <table:table-cell office:value-type="float" office:value="579.523" calcext:value-type="float">
            <text:p>579.523</text:p>
          </table:table-cell>
          <table:table-cell table:formula="of:=AVERAGE([.A30];[.D30];[.G30])" office:value-type="float" office:value="294.7" calcext:value-type="float">
            <text:p>294.7</text:p>
          </table:table-cell>
          <table:table-cell table:formula="of:=AVERAGE([.B30];[.E30];[.H30])" office:value-type="float" office:value="316.237" calcext:value-type="float">
            <text:p>316.237</text:p>
          </table:table-cell>
          <table:table-cell table:formula="of:=AVERAGE([.C30];[.F30];[.I3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0];[.R30];[.U30])" office:value-type="float" office:value="0" calcext:value-type="float">
            <text:p>0</text:p>
          </table:table-cell>
          <table:table-cell table:formula="of:=AVERAGE([.P30];[.S30];[.V30])" office:value-type="float" office:value="34.749" calcext:value-type="float">
            <text:p>34.749</text:p>
          </table:table-cell>
          <table:table-cell table:formula="of:=AVERAGE([.Q30];[.T30];[.W3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0];[.AF30];[.AI30])" office:value-type="float" office:value="0" calcext:value-type="float">
            <text:p>0</text:p>
          </table:table-cell>
          <table:table-cell table:formula="of:=AVERAGE([.AD30];[.AG30];[.AJ30])" office:value-type="float" office:value="215.238" calcext:value-type="float">
            <text:p>215.238</text:p>
          </table:table-cell>
          <table:table-cell table:formula="of:=AVERAGE([.AE30];[.AH30];[.AK30])" office:value-type="float" office:value="1971.547" calcext:value-type="float">
            <text:p>1971.547</text:p>
          </table:table-cell>
          <table:table-cell table:number-columns-repeated="2"/>
          <table:table-cell table:formula="of:=[.A30]+[.O30]+[.AC30]" office:value-type="float" office:value="268.4" calcext:value-type="float">
            <text:p>268.4</text:p>
          </table:table-cell>
          <table:table-cell table:formula="of:=[.B30]+[.P30]+[.AD30]" office:value-type="float" office:value="559.144" calcext:value-type="float">
            <text:p>559.144</text:p>
          </table:table-cell>
          <table:table-cell table:formula="of:=[.C30]+[.Q30]+[.AE30]" office:value-type="float" office:value="2595.41" calcext:value-type="float">
            <text:p>2595.41</text:p>
          </table:table-cell>
          <table:table-cell table:formula="of:=[.D30]+[.R30]+[.AF30]" office:value-type="float" office:value="306.6" calcext:value-type="float">
            <text:p>306.6</text:p>
          </table:table-cell>
          <table:table-cell table:formula="of:=[.E30]+[.S30]+[.AG30]" office:value-type="float" office:value="569.879" calcext:value-type="float">
            <text:p>569.879</text:p>
          </table:table-cell>
          <table:table-cell table:formula="of:=[.F30]+[.T30]+[.AH30]" office:value-type="float" office:value="2624.41" calcext:value-type="float">
            <text:p>2624.41</text:p>
          </table:table-cell>
          <table:table-cell table:formula="of:=[.G30]+[.U30]+[.AI30]" office:value-type="float" office:value="309.1" calcext:value-type="float">
            <text:p>309.1</text:p>
          </table:table-cell>
          <table:table-cell table:formula="of:=[.H30]+[.V30]+[.AJ30]" office:value-type="float" office:value="569.649" calcext:value-type="float">
            <text:p>569.649</text:p>
          </table:table-cell>
          <table:table-cell table:formula="of:=[.I30]+[.W30]+[.AK30]" office:value-type="float" office:value="2636.41" calcext:value-type="float">
            <text:p>2636.41</text:p>
          </table:table-cell>
          <table:table-cell table:formula="of:=AVERAGE([.AQ30];[.AT30];[.AW30])" office:value-type="float" office:value="294.7" calcext:value-type="float">
            <text:p>294.7</text:p>
          </table:table-cell>
          <table:table-cell table:formula="of:=AVERAGE([.AR30];[.AU30];[.AX30])" office:value-type="float" office:value="566.224" calcext:value-type="float">
            <text:p>566.224</text:p>
          </table:table-cell>
          <table:table-cell table:formula="of:=AVERAGE([.AS30];[.AV30];[.AY30])" office:value-type="float" office:value="2618.74333333333" calcext:value-type="float">
            <text:p>2618.74333333333</text:p>
          </table:table-cell>
          <table:table-cell table:number-columns-repeated="2"/>
          <table:table-cell table:formula="of:=[.CG30]-[.BS30]" office:value-type="float" office:value="153.6" calcext:value-type="float">
            <text:p>153.6</text:p>
          </table:table-cell>
          <table:table-cell table:formula="of:=[.CH30]-[.BT30]" office:value-type="float" office:value="47.422" calcext:value-type="float">
            <text:p>47.422</text:p>
          </table:table-cell>
          <table:table-cell table:formula="of:=[.CI30]-[.BU30]" office:value-type="float" office:value="183.566" calcext:value-type="float">
            <text:p>183.566</text:p>
          </table:table-cell>
          <table:table-cell table:formula="of:=[.CJ30]-[.BV30]" office:value-type="float" office:value="152.2" calcext:value-type="float">
            <text:p>152.2</text:p>
          </table:table-cell>
          <table:table-cell table:formula="of:=[.CK30]-[.BW30]" office:value-type="float" office:value="47.421" calcext:value-type="float">
            <text:p>47.421</text:p>
          </table:table-cell>
          <table:table-cell table:formula="of:=[.CL30]-[.BX30]" office:value-type="float" office:value="183.566" calcext:value-type="float">
            <text:p>183.566</text:p>
          </table:table-cell>
          <table:table-cell table:formula="of:=[.CM30]-[.BY30]" office:value-type="float" office:value="153.3" calcext:value-type="float">
            <text:p>153.3</text:p>
          </table:table-cell>
          <table:table-cell table:formula="of:=[.CN30]-[.BZ30]" office:value-type="float" office:value="47.422" calcext:value-type="float">
            <text:p>47.422</text:p>
          </table:table-cell>
          <table:table-cell table:formula="of:=[.CO30]-[.CA30]" office:value-type="float" office:value="183.567" calcext:value-type="float">
            <text:p>183.567</text:p>
          </table:table-cell>
          <table:table-cell table:formula="of:=AVERAGE([.BE30];[.BH30];[.BK30])" office:value-type="float" office:value="153.033333333333" calcext:value-type="float">
            <text:p>153.033333333333</text:p>
          </table:table-cell>
          <table:table-cell table:formula="of:=AVERAGE([.BF30];[.BI30];[.BL30])" office:value-type="float" office:value="47.4216666666667" calcext:value-type="float">
            <text:p>47.4216666666667</text:p>
          </table:table-cell>
          <table:table-cell table:formula="of:=AVERAGE([.BG30];[.BJ30];[.BM3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0];[.BV30];[.BY30])" office:value-type="float" office:value="0" calcext:value-type="float">
            <text:p>0</text:p>
          </table:table-cell>
          <table:table-cell table:formula="of:=AVERAGE([.BT30];[.BW30];[.BZ30])" office:value-type="float" office:value="56.698" calcext:value-type="float">
            <text:p>56.698</text:p>
          </table:table-cell>
          <table:table-cell table:formula="of:=AVERAGE([.BU30];[.BX30];[.CA3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6" calcext:value-type="float">
            <text:p>153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2" calcext:value-type="float">
            <text:p>152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3" calcext:value-type="float">
            <text:p>153.3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0];[.CJ30];[.CM30])" office:value-type="float" office:value="153.033333333333" calcext:value-type="float">
            <text:p>153.033333333333</text:p>
          </table:table-cell>
          <table:table-cell table:formula="of:=AVERAGE([.CH30];[.CK30];[.CN30])" office:value-type="float" office:value="104.119666666667" calcext:value-type="float">
            <text:p>104.119666666667</text:p>
          </table:table-cell>
          <table:table-cell table:formula="of:=AVERAGE([.CI30];[.CL30];[.CO3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8.3" calcext:value-type="float">
            <text:p>288.3</text:p>
          </table:table-cell>
          <table:table-cell office:value-type="float" office:value="309.066" calcext:value-type="float">
            <text:p>309.06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2.9" calcext:value-type="float">
            <text:p>302.9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0.1" calcext:value-type="float">
            <text:p>310.1</text:p>
          </table:table-cell>
          <table:table-cell office:value-type="float" office:value="319.641" calcext:value-type="float">
            <text:p>319.641</text:p>
          </table:table-cell>
          <table:table-cell office:value-type="float" office:value="579.523" calcext:value-type="float">
            <text:p>579.523</text:p>
          </table:table-cell>
          <table:table-cell table:formula="of:=AVERAGE([.A31];[.D31];[.G31])" office:value-type="float" office:value="300.433333333333" calcext:value-type="float">
            <text:p>300.433333333333</text:p>
          </table:table-cell>
          <table:table-cell table:formula="of:=AVERAGE([.B31];[.E31];[.H31])" office:value-type="float" office:value="316.192666666667" calcext:value-type="float">
            <text:p>316.192666666667</text:p>
          </table:table-cell>
          <table:table-cell table:formula="of:=AVERAGE([.C31];[.F31];[.I3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1];[.R31];[.U31])" office:value-type="float" office:value="0" calcext:value-type="float">
            <text:p>0</text:p>
          </table:table-cell>
          <table:table-cell table:formula="of:=AVERAGE([.P31];[.S31];[.V31])" office:value-type="float" office:value="34.749" calcext:value-type="float">
            <text:p>34.749</text:p>
          </table:table-cell>
          <table:table-cell table:formula="of:=AVERAGE([.Q31];[.T31];[.W31])" office:value-type="float" office:value="85.34" calcext:value-type="float">
            <text:p>85.3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1];[.AF31];[.AI31])" office:value-type="float" office:value="4.23333333333333" calcext:value-type="float">
            <text:p>4.23333333333333</text:p>
          </table:table-cell>
          <table:table-cell table:formula="of:=AVERAGE([.AD31];[.AG31];[.AJ31])" office:value-type="float" office:value="217.238" calcext:value-type="float">
            <text:p>217.238</text:p>
          </table:table-cell>
          <table:table-cell table:formula="of:=AVERAGE([.AE31];[.AH31];[.AK31])" office:value-type="float" office:value="1973.547" calcext:value-type="float">
            <text:p>1973.547</text:p>
          </table:table-cell>
          <table:table-cell table:number-columns-repeated="2"/>
          <table:table-cell table:formula="of:=[.A31]+[.O31]+[.AC31]" office:value-type="float" office:value="293.2" calcext:value-type="float">
            <text:p>293.2</text:p>
          </table:table-cell>
          <table:table-cell table:formula="of:=[.B31]+[.P31]+[.AD31]" office:value-type="float" office:value="561.011" calcext:value-type="float">
            <text:p>561.011</text:p>
          </table:table-cell>
          <table:table-cell table:formula="of:=[.C31]+[.Q31]+[.AE31]" office:value-type="float" office:value="2597.41" calcext:value-type="float">
            <text:p>2597.41</text:p>
          </table:table-cell>
          <table:table-cell table:formula="of:=[.D31]+[.R31]+[.AF31]" office:value-type="float" office:value="306.8" calcext:value-type="float">
            <text:p>306.8</text:p>
          </table:table-cell>
          <table:table-cell table:formula="of:=[.E31]+[.S31]+[.AG31]" office:value-type="float" office:value="571.879" calcext:value-type="float">
            <text:p>571.879</text:p>
          </table:table-cell>
          <table:table-cell table:formula="of:=[.F31]+[.T31]+[.AH31]" office:value-type="float" office:value="2626.41" calcext:value-type="float">
            <text:p>2626.41</text:p>
          </table:table-cell>
          <table:table-cell table:formula="of:=[.G31]+[.U31]+[.AI31]" office:value-type="float" office:value="314" calcext:value-type="float">
            <text:p>314</text:p>
          </table:table-cell>
          <table:table-cell table:formula="of:=[.H31]+[.V31]+[.AJ31]" office:value-type="float" office:value="571.649" calcext:value-type="float">
            <text:p>571.649</text:p>
          </table:table-cell>
          <table:table-cell table:formula="of:=[.I31]+[.W31]+[.AK31]" office:value-type="float" office:value="2638.41" calcext:value-type="float">
            <text:p>2638.41</text:p>
          </table:table-cell>
          <table:table-cell table:formula="of:=AVERAGE([.AQ31];[.AT31];[.AW31])" office:value-type="float" office:value="304.666666666667" calcext:value-type="float">
            <text:p>304.666666666667</text:p>
          </table:table-cell>
          <table:table-cell table:formula="of:=AVERAGE([.AR31];[.AU31];[.AX31])" office:value-type="float" office:value="568.179666666667" calcext:value-type="float">
            <text:p>568.179666666667</text:p>
          </table:table-cell>
          <table:table-cell table:formula="of:=AVERAGE([.AS31];[.AV31];[.AY31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31]-[.BS31]" office:value-type="float" office:value="150.5" calcext:value-type="float">
            <text:p>150.5</text:p>
          </table:table-cell>
          <table:table-cell table:formula="of:=[.CH31]-[.BT31]" office:value-type="float" office:value="47.422" calcext:value-type="float">
            <text:p>47.422</text:p>
          </table:table-cell>
          <table:table-cell table:formula="of:=[.CI31]-[.BU31]" office:value-type="float" office:value="183.567" calcext:value-type="float">
            <text:p>183.567</text:p>
          </table:table-cell>
          <table:table-cell table:formula="of:=[.CJ31]-[.BV31]" office:value-type="float" office:value="152.4" calcext:value-type="float">
            <text:p>152.4</text:p>
          </table:table-cell>
          <table:table-cell table:formula="of:=[.CK31]-[.BW31]" office:value-type="float" office:value="47.421" calcext:value-type="float">
            <text:p>47.421</text:p>
          </table:table-cell>
          <table:table-cell table:formula="of:=[.CL31]-[.BX31]" office:value-type="float" office:value="183.566" calcext:value-type="float">
            <text:p>183.566</text:p>
          </table:table-cell>
          <table:table-cell table:formula="of:=[.CM31]-[.BY31]" office:value-type="float" office:value="149" calcext:value-type="float">
            <text:p>149</text:p>
          </table:table-cell>
          <table:table-cell table:formula="of:=[.CN31]-[.BZ31]" office:value-type="float" office:value="47.422" calcext:value-type="float">
            <text:p>47.422</text:p>
          </table:table-cell>
          <table:table-cell table:formula="of:=[.CO31]-[.CA31]" office:value-type="float" office:value="183.567" calcext:value-type="float">
            <text:p>183.567</text:p>
          </table:table-cell>
          <table:table-cell table:formula="of:=AVERAGE([.BE31];[.BH31];[.BK31])" office:value-type="float" office:value="150.633333333333" calcext:value-type="float">
            <text:p>150.633333333333</text:p>
          </table:table-cell>
          <table:table-cell table:formula="of:=AVERAGE([.BF31];[.BI31];[.BL31])" office:value-type="float" office:value="47.4216666666667" calcext:value-type="float">
            <text:p>47.4216666666667</text:p>
          </table:table-cell>
          <table:table-cell table:formula="of:=AVERAGE([.BG31];[.BJ31];[.BM31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76" calcext:value-type="float">
            <text:p>98.67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1];[.BV31];[.BY31])" office:value-type="float" office:value="0" calcext:value-type="float">
            <text:p>0</text:p>
          </table:table-cell>
          <table:table-cell table:formula="of:=AVERAGE([.BT31];[.BW31];[.BZ31])" office:value-type="float" office:value="67.1343333333333" calcext:value-type="float">
            <text:p>67.1343333333333</text:p>
          </table:table-cell>
          <table:table-cell table:formula="of:=AVERAGE([.BU31];[.BX31];[.CA3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50.5" calcext:value-type="float">
            <text:p>150.5</text:p>
          </table:table-cell>
          <table:table-cell office:value-type="float" office:value="146.098" calcext:value-type="float">
            <text:p>146.098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" calcext:value-type="float">
            <text:p>149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1];[.CJ31];[.CM31])" office:value-type="float" office:value="150.633333333333" calcext:value-type="float">
            <text:p>150.633333333333</text:p>
          </table:table-cell>
          <table:table-cell table:formula="of:=AVERAGE([.CH31];[.CK31];[.CN31])" office:value-type="float" office:value="114.556" calcext:value-type="float">
            <text:p>114.556</text:p>
          </table:table-cell>
          <table:table-cell table:formula="of:=AVERAGE([.CI31];[.CL31];[.CO31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278.9" calcext:value-type="float">
            <text:p>278.9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1.4" calcext:value-type="float">
            <text:p>311.4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0.5" calcext:value-type="float">
            <text:p>300.5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2];[.D32];[.G32])" office:value-type="float" office:value="296.933333333333" calcext:value-type="float">
            <text:p>296.933333333333</text:p>
          </table:table-cell>
          <table:table-cell table:formula="of:=AVERAGE([.B32];[.E32];[.H32])" office:value-type="float" office:value="316.105333333333" calcext:value-type="float">
            <text:p>316.105333333333</text:p>
          </table:table-cell>
          <table:table-cell table:formula="of:=AVERAGE([.C32];[.F32];[.I3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2];[.R32];[.U32])" office:value-type="float" office:value="0" calcext:value-type="float">
            <text:p>0</text:p>
          </table:table-cell>
          <table:table-cell table:formula="of:=AVERAGE([.P32];[.S32];[.V32])" office:value-type="float" office:value="34.749" calcext:value-type="float">
            <text:p>34.749</text:p>
          </table:table-cell>
          <table:table-cell table:formula="of:=AVERAGE([.Q32];[.T32];[.W3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2];[.AF32];[.AI32])" office:value-type="float" office:value="0" calcext:value-type="float">
            <text:p>0</text:p>
          </table:table-cell>
          <table:table-cell table:formula="of:=AVERAGE([.AD32];[.AG32];[.AJ32])" office:value-type="float" office:value="217.238" calcext:value-type="float">
            <text:p>217.238</text:p>
          </table:table-cell>
          <table:table-cell table:formula="of:=AVERAGE([.AE32];[.AH32];[.AK32])" office:value-type="float" office:value="1973.547" calcext:value-type="float">
            <text:p>1973.547</text:p>
          </table:table-cell>
          <table:table-cell table:number-columns-repeated="2"/>
          <table:table-cell table:formula="of:=[.A32]+[.O32]+[.AC32]" office:value-type="float" office:value="278.9" calcext:value-type="float">
            <text:p>278.9</text:p>
          </table:table-cell>
          <table:table-cell table:formula="of:=[.B32]+[.P32]+[.AD32]" office:value-type="float" office:value="560.812" calcext:value-type="float">
            <text:p>560.812</text:p>
          </table:table-cell>
          <table:table-cell table:formula="of:=[.C32]+[.Q32]+[.AE32]" office:value-type="float" office:value="2597.41" calcext:value-type="float">
            <text:p>2597.41</text:p>
          </table:table-cell>
          <table:table-cell table:formula="of:=[.D32]+[.R32]+[.AF32]" office:value-type="float" office:value="311.4" calcext:value-type="float">
            <text:p>311.4</text:p>
          </table:table-cell>
          <table:table-cell table:formula="of:=[.E32]+[.S32]+[.AG32]" office:value-type="float" office:value="571.879" calcext:value-type="float">
            <text:p>571.879</text:p>
          </table:table-cell>
          <table:table-cell table:formula="of:=[.F32]+[.T32]+[.AH32]" office:value-type="float" office:value="2626.41" calcext:value-type="float">
            <text:p>2626.41</text:p>
          </table:table-cell>
          <table:table-cell table:formula="of:=[.G32]+[.U32]+[.AI32]" office:value-type="float" office:value="300.5" calcext:value-type="float">
            <text:p>300.5</text:p>
          </table:table-cell>
          <table:table-cell table:formula="of:=[.H32]+[.V32]+[.AJ32]" office:value-type="float" office:value="571.586" calcext:value-type="float">
            <text:p>571.586</text:p>
          </table:table-cell>
          <table:table-cell table:formula="of:=[.I32]+[.W32]+[.AK32]" office:value-type="float" office:value="2638.41" calcext:value-type="float">
            <text:p>2638.41</text:p>
          </table:table-cell>
          <table:table-cell table:formula="of:=AVERAGE([.AQ32];[.AT32];[.AW32])" office:value-type="float" office:value="296.933333333333" calcext:value-type="float">
            <text:p>296.933333333333</text:p>
          </table:table-cell>
          <table:table-cell table:formula="of:=AVERAGE([.AR32];[.AU32];[.AX32])" office:value-type="float" office:value="568.092333333333" calcext:value-type="float">
            <text:p>568.092333333333</text:p>
          </table:table-cell>
          <table:table-cell table:formula="of:=AVERAGE([.AS32];[.AV32];[.AY3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32]-[.BS32]" office:value-type="float" office:value="151.4" calcext:value-type="float">
            <text:p>151.4</text:p>
          </table:table-cell>
          <table:table-cell table:formula="of:=[.CH32]-[.BT32]" office:value-type="float" office:value="47.422" calcext:value-type="float">
            <text:p>47.422</text:p>
          </table:table-cell>
          <table:table-cell table:formula="of:=[.CI32]-[.BU32]" office:value-type="float" office:value="183.566" calcext:value-type="float">
            <text:p>183.566</text:p>
          </table:table-cell>
          <table:table-cell table:formula="of:=[.CJ32]-[.BV32]" office:value-type="float" office:value="147" calcext:value-type="float">
            <text:p>147</text:p>
          </table:table-cell>
          <table:table-cell table:formula="of:=[.CK32]-[.BW32]" office:value-type="float" office:value="47.422" calcext:value-type="float">
            <text:p>47.422</text:p>
          </table:table-cell>
          <table:table-cell table:formula="of:=[.CL32]-[.BX32]" office:value-type="float" office:value="183.567" calcext:value-type="float">
            <text:p>183.567</text:p>
          </table:table-cell>
          <table:table-cell table:formula="of:=[.CM32]-[.BY32]" office:value-type="float" office:value="151.4" calcext:value-type="float">
            <text:p>151.4</text:p>
          </table:table-cell>
          <table:table-cell table:formula="of:=[.CN32]-[.BZ32]" office:value-type="float" office:value="47.422" calcext:value-type="float">
            <text:p>47.422</text:p>
          </table:table-cell>
          <table:table-cell table:formula="of:=[.CO32]-[.CA32]" office:value-type="float" office:value="183.567" calcext:value-type="float">
            <text:p>183.567</text:p>
          </table:table-cell>
          <table:table-cell table:formula="of:=AVERAGE([.BE32];[.BH32];[.BK32])" office:value-type="float" office:value="149.933333333333" calcext:value-type="float">
            <text:p>149.933333333333</text:p>
          </table:table-cell>
          <table:table-cell table:formula="of:=AVERAGE([.BF32];[.BI32];[.BL32])" office:value-type="float" office:value="47.422" calcext:value-type="float">
            <text:p>47.422</text:p>
          </table:table-cell>
          <table:table-cell table:formula="of:=AVERAGE([.BG32];[.BJ32];[.BM32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2];[.BV32];[.BY32])" office:value-type="float" office:value="0" calcext:value-type="float">
            <text:p>0</text:p>
          </table:table-cell>
          <table:table-cell table:formula="of:=AVERAGE([.BT32];[.BW32];[.BZ32])" office:value-type="float" office:value="67.0573333333333" calcext:value-type="float">
            <text:p>67.0573333333333</text:p>
          </table:table-cell>
          <table:table-cell table:formula="of:=AVERAGE([.BU32];[.BX32];[.CA32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51.4" calcext:value-type="float">
            <text:p>151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" calcext:value-type="float">
            <text:p>147</text:p>
          </table:table-cell>
          <table:table-cell office:value-type="float" office:value="146.352" calcext:value-type="float">
            <text:p>146.352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151.4" calcext:value-type="float">
            <text:p>151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2];[.CJ32];[.CM32])" office:value-type="float" office:value="149.933333333333" calcext:value-type="float">
            <text:p>149.933333333333</text:p>
          </table:table-cell>
          <table:table-cell table:formula="of:=AVERAGE([.CH32];[.CK32];[.CN32])" office:value-type="float" office:value="114.479333333333" calcext:value-type="float">
            <text:p>114.479333333333</text:p>
          </table:table-cell>
          <table:table-cell table:formula="of:=AVERAGE([.CI32];[.CL32];[.CO32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285.7" calcext:value-type="float">
            <text:p>285.7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3.7" calcext:value-type="float">
            <text:p>303.7</text:p>
          </table:table-cell>
          <table:table-cell office:value-type="float" office:value="319.871" calcext:value-type="float">
            <text:p>319.87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9.8" calcext:value-type="float">
            <text:p>309.8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3];[.D33];[.G33])" office:value-type="float" office:value="299.733333333333" calcext:value-type="float">
            <text:p>299.733333333333</text:p>
          </table:table-cell>
          <table:table-cell table:formula="of:=AVERAGE([.B33];[.E33];[.H33])" office:value-type="float" office:value="316.105333333333" calcext:value-type="float">
            <text:p>316.105333333333</text:p>
          </table:table-cell>
          <table:table-cell table:formula="of:=AVERAGE([.C33];[.F33];[.I3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3];[.R33];[.U33])" office:value-type="float" office:value="0" calcext:value-type="float">
            <text:p>0</text:p>
          </table:table-cell>
          <table:table-cell table:formula="of:=AVERAGE([.P33];[.S33];[.V33])" office:value-type="float" office:value="34.749" calcext:value-type="float">
            <text:p>34.749</text:p>
          </table:table-cell>
          <table:table-cell table:formula="of:=AVERAGE([.Q33];[.T33];[.W3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3];[.AF33];[.AI33])" office:value-type="float" office:value="0" calcext:value-type="float">
            <text:p>0</text:p>
          </table:table-cell>
          <table:table-cell table:formula="of:=AVERAGE([.AD33];[.AG33];[.AJ33])" office:value-type="float" office:value="217.238" calcext:value-type="float">
            <text:p>217.238</text:p>
          </table:table-cell>
          <table:table-cell table:formula="of:=AVERAGE([.AE33];[.AH33];[.AK33])" office:value-type="float" office:value="1973.547" calcext:value-type="float">
            <text:p>1973.547</text:p>
          </table:table-cell>
          <table:table-cell table:number-columns-repeated="2"/>
          <table:table-cell table:formula="of:=[.A33]+[.O33]+[.AC33]" office:value-type="float" office:value="285.7" calcext:value-type="float">
            <text:p>285.7</text:p>
          </table:table-cell>
          <table:table-cell table:formula="of:=[.B33]+[.P33]+[.AD33]" office:value-type="float" office:value="560.812" calcext:value-type="float">
            <text:p>560.812</text:p>
          </table:table-cell>
          <table:table-cell table:formula="of:=[.C33]+[.Q33]+[.AE33]" office:value-type="float" office:value="2597.41" calcext:value-type="float">
            <text:p>2597.41</text:p>
          </table:table-cell>
          <table:table-cell table:formula="of:=[.D33]+[.R33]+[.AF33]" office:value-type="float" office:value="303.7" calcext:value-type="float">
            <text:p>303.7</text:p>
          </table:table-cell>
          <table:table-cell table:formula="of:=[.E33]+[.S33]+[.AG33]" office:value-type="float" office:value="571.879" calcext:value-type="float">
            <text:p>571.879</text:p>
          </table:table-cell>
          <table:table-cell table:formula="of:=[.F33]+[.T33]+[.AH33]" office:value-type="float" office:value="2626.41" calcext:value-type="float">
            <text:p>2626.41</text:p>
          </table:table-cell>
          <table:table-cell table:formula="of:=[.G33]+[.U33]+[.AI33]" office:value-type="float" office:value="309.8" calcext:value-type="float">
            <text:p>309.8</text:p>
          </table:table-cell>
          <table:table-cell table:formula="of:=[.H33]+[.V33]+[.AJ33]" office:value-type="float" office:value="571.586" calcext:value-type="float">
            <text:p>571.586</text:p>
          </table:table-cell>
          <table:table-cell table:formula="of:=[.I33]+[.W33]+[.AK33]" office:value-type="float" office:value="2638.41" calcext:value-type="float">
            <text:p>2638.41</text:p>
          </table:table-cell>
          <table:table-cell table:formula="of:=AVERAGE([.AQ33];[.AT33];[.AW33])" office:value-type="float" office:value="299.733333333333" calcext:value-type="float">
            <text:p>299.733333333333</text:p>
          </table:table-cell>
          <table:table-cell table:formula="of:=AVERAGE([.AR33];[.AU33];[.AX33])" office:value-type="float" office:value="568.092333333333" calcext:value-type="float">
            <text:p>568.092333333333</text:p>
          </table:table-cell>
          <table:table-cell table:formula="of:=AVERAGE([.AS33];[.AV33];[.AY3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33]-[.BS33]" office:value-type="float" office:value="150.9" calcext:value-type="float">
            <text:p>150.9</text:p>
          </table:table-cell>
          <table:table-cell table:formula="of:=[.CH33]-[.BT33]" office:value-type="float" office:value="47.422" calcext:value-type="float">
            <text:p>47.422</text:p>
          </table:table-cell>
          <table:table-cell table:formula="of:=[.CI33]-[.BU33]" office:value-type="float" office:value="183.566" calcext:value-type="float">
            <text:p>183.566</text:p>
          </table:table-cell>
          <table:table-cell table:formula="of:=[.CJ33]-[.BV33]" office:value-type="float" office:value="141.4" calcext:value-type="float">
            <text:p>141.4</text:p>
          </table:table-cell>
          <table:table-cell table:formula="of:=[.CK33]-[.BW33]" office:value-type="float" office:value="47.421" calcext:value-type="float">
            <text:p>47.421</text:p>
          </table:table-cell>
          <table:table-cell table:formula="of:=[.CL33]-[.BX33]" office:value-type="float" office:value="183.566" calcext:value-type="float">
            <text:p>183.566</text:p>
          </table:table-cell>
          <table:table-cell table:formula="of:=[.CM33]-[.BY33]" office:value-type="float" office:value="153.6" calcext:value-type="float">
            <text:p>153.6</text:p>
          </table:table-cell>
          <table:table-cell table:formula="of:=[.CN33]-[.BZ33]" office:value-type="float" office:value="47.422" calcext:value-type="float">
            <text:p>47.422</text:p>
          </table:table-cell>
          <table:table-cell table:formula="of:=[.CO33]-[.CA33]" office:value-type="float" office:value="183.567" calcext:value-type="float">
            <text:p>183.567</text:p>
          </table:table-cell>
          <table:table-cell table:formula="of:=AVERAGE([.BE33];[.BH33];[.BK33])" office:value-type="float" office:value="148.633333333333" calcext:value-type="float">
            <text:p>148.633333333333</text:p>
          </table:table-cell>
          <table:table-cell table:formula="of:=AVERAGE([.BF33];[.BI33];[.BL33])" office:value-type="float" office:value="47.4216666666667" calcext:value-type="float">
            <text:p>47.4216666666667</text:p>
          </table:table-cell>
          <table:table-cell table:formula="of:=AVERAGE([.BG33];[.BJ33];[.BM3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3];[.BV33];[.BY33])" office:value-type="float" office:value="0" calcext:value-type="float">
            <text:p>0</text:p>
          </table:table-cell>
          <table:table-cell table:formula="of:=AVERAGE([.BT33];[.BW33];[.BZ33])" office:value-type="float" office:value="56.698" calcext:value-type="float">
            <text:p>56.698</text:p>
          </table:table-cell>
          <table:table-cell table:formula="of:=AVERAGE([.BU33];[.BX33];[.CA3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0.9" calcext:value-type="float">
            <text:p>150.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1.4" calcext:value-type="float">
            <text:p>141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6" calcext:value-type="float">
            <text:p>153.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3];[.CJ33];[.CM33])" office:value-type="float" office:value="148.633333333333" calcext:value-type="float">
            <text:p>148.633333333333</text:p>
          </table:table-cell>
          <table:table-cell table:formula="of:=AVERAGE([.CH33];[.CK33];[.CN33])" office:value-type="float" office:value="104.119666666667" calcext:value-type="float">
            <text:p>104.119666666667</text:p>
          </table:table-cell>
          <table:table-cell table:formula="of:=AVERAGE([.CI33];[.CL33];[.CO3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5.1" calcext:value-type="float">
            <text:p>285.1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1" calcext:value-type="float">
            <text:p>308.1</text:p>
          </table:table-cell>
          <table:table-cell office:value-type="float" office:value="319.746" calcext:value-type="float">
            <text:p>319.746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3.6" calcext:value-type="float">
            <text:p>303.6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4];[.D34];[.G34])" office:value-type="float" office:value="298.933333333333" calcext:value-type="float">
            <text:p>298.933333333333</text:p>
          </table:table-cell>
          <table:table-cell table:formula="of:=AVERAGE([.B34];[.E34];[.H34])" office:value-type="float" office:value="316.063666666667" calcext:value-type="float">
            <text:p>316.063666666667</text:p>
          </table:table-cell>
          <table:table-cell table:formula="of:=AVERAGE([.C34];[.F34];[.I3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4];[.R34];[.U34])" office:value-type="float" office:value="0" calcext:value-type="float">
            <text:p>0</text:p>
          </table:table-cell>
          <table:table-cell table:formula="of:=AVERAGE([.P34];[.S34];[.V34])" office:value-type="float" office:value="34.749" calcext:value-type="float">
            <text:p>34.749</text:p>
          </table:table-cell>
          <table:table-cell table:formula="of:=AVERAGE([.Q34];[.T34];[.W3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1" calcext:value-type="float">
            <text:p>1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4];[.AF34];[.AI34])" office:value-type="float" office:value="0.333333333333333" calcext:value-type="float">
            <text:p>0.333333333333333</text:p>
          </table:table-cell>
          <table:table-cell table:formula="of:=AVERAGE([.AD34];[.AG34];[.AJ34])" office:value-type="float" office:value="217.238" calcext:value-type="float">
            <text:p>217.238</text:p>
          </table:table-cell>
          <table:table-cell table:formula="of:=AVERAGE([.AE34];[.AH34];[.AK34])" office:value-type="float" office:value="1973.547" calcext:value-type="float">
            <text:p>1973.547</text:p>
          </table:table-cell>
          <table:table-cell table:number-columns-repeated="2"/>
          <table:table-cell table:formula="of:=[.A34]+[.O34]+[.AC34]" office:value-type="float" office:value="285.1" calcext:value-type="float">
            <text:p>285.1</text:p>
          </table:table-cell>
          <table:table-cell table:formula="of:=[.B34]+[.P34]+[.AD34]" office:value-type="float" office:value="560.812" calcext:value-type="float">
            <text:p>560.812</text:p>
          </table:table-cell>
          <table:table-cell table:formula="of:=[.C34]+[.Q34]+[.AE34]" office:value-type="float" office:value="2597.41" calcext:value-type="float">
            <text:p>2597.41</text:p>
          </table:table-cell>
          <table:table-cell table:formula="of:=[.D34]+[.R34]+[.AF34]" office:value-type="float" office:value="309.1" calcext:value-type="float">
            <text:p>309.1</text:p>
          </table:table-cell>
          <table:table-cell table:formula="of:=[.E34]+[.S34]+[.AG34]" office:value-type="float" office:value="571.754" calcext:value-type="float">
            <text:p>571.754</text:p>
          </table:table-cell>
          <table:table-cell table:formula="of:=[.F34]+[.T34]+[.AH34]" office:value-type="float" office:value="2626.41" calcext:value-type="float">
            <text:p>2626.41</text:p>
          </table:table-cell>
          <table:table-cell table:formula="of:=[.G34]+[.U34]+[.AI34]" office:value-type="float" office:value="303.6" calcext:value-type="float">
            <text:p>303.6</text:p>
          </table:table-cell>
          <table:table-cell table:formula="of:=[.H34]+[.V34]+[.AJ34]" office:value-type="float" office:value="571.586" calcext:value-type="float">
            <text:p>571.586</text:p>
          </table:table-cell>
          <table:table-cell table:formula="of:=[.I34]+[.W34]+[.AK34]" office:value-type="float" office:value="2638.41" calcext:value-type="float">
            <text:p>2638.41</text:p>
          </table:table-cell>
          <table:table-cell table:formula="of:=AVERAGE([.AQ34];[.AT34];[.AW34])" office:value-type="float" office:value="299.266666666667" calcext:value-type="float">
            <text:p>299.266666666667</text:p>
          </table:table-cell>
          <table:table-cell table:formula="of:=AVERAGE([.AR34];[.AU34];[.AX34])" office:value-type="float" office:value="568.050666666667" calcext:value-type="float">
            <text:p>568.050666666667</text:p>
          </table:table-cell>
          <table:table-cell table:formula="of:=AVERAGE([.AS34];[.AV34];[.AY3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34]-[.BS34]" office:value-type="float" office:value="153.4" calcext:value-type="float">
            <text:p>153.4</text:p>
          </table:table-cell>
          <table:table-cell table:formula="of:=[.CH34]-[.BT34]" office:value-type="float" office:value="47.422" calcext:value-type="float">
            <text:p>47.422</text:p>
          </table:table-cell>
          <table:table-cell table:formula="of:=[.CI34]-[.BU34]" office:value-type="float" office:value="183.566" calcext:value-type="float">
            <text:p>183.566</text:p>
          </table:table-cell>
          <table:table-cell table:formula="of:=[.CJ34]-[.BV34]" office:value-type="float" office:value="145.6" calcext:value-type="float">
            <text:p>145.6</text:p>
          </table:table-cell>
          <table:table-cell table:formula="of:=[.CK34]-[.BW34]" office:value-type="float" office:value="47.421" calcext:value-type="float">
            <text:p>47.421</text:p>
          </table:table-cell>
          <table:table-cell table:formula="of:=[.CL34]-[.BX34]" office:value-type="float" office:value="183.566" calcext:value-type="float">
            <text:p>183.566</text:p>
          </table:table-cell>
          <table:table-cell table:formula="of:=[.CM34]-[.BY34]" office:value-type="float" office:value="151.4" calcext:value-type="float">
            <text:p>151.4</text:p>
          </table:table-cell>
          <table:table-cell table:formula="of:=[.CN34]-[.BZ34]" office:value-type="float" office:value="47.422" calcext:value-type="float">
            <text:p>47.422</text:p>
          </table:table-cell>
          <table:table-cell table:formula="of:=[.CO34]-[.CA34]" office:value-type="float" office:value="183.567" calcext:value-type="float">
            <text:p>183.567</text:p>
          </table:table-cell>
          <table:table-cell table:formula="of:=AVERAGE([.BE34];[.BH34];[.BK34])" office:value-type="float" office:value="150.133333333333" calcext:value-type="float">
            <text:p>150.133333333333</text:p>
          </table:table-cell>
          <table:table-cell table:formula="of:=AVERAGE([.BF34];[.BI34];[.BL34])" office:value-type="float" office:value="47.4216666666667" calcext:value-type="float">
            <text:p>47.4216666666667</text:p>
          </table:table-cell>
          <table:table-cell table:formula="of:=AVERAGE([.BG34];[.BJ34];[.BM3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4];[.BV34];[.BY34])" office:value-type="float" office:value="0" calcext:value-type="float">
            <text:p>0</text:p>
          </table:table-cell>
          <table:table-cell table:formula="of:=AVERAGE([.BT34];[.BW34];[.BZ34])" office:value-type="float" office:value="56.698" calcext:value-type="float">
            <text:p>56.698</text:p>
          </table:table-cell>
          <table:table-cell table:formula="of:=AVERAGE([.BU34];[.BX34];[.CA3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4" calcext:value-type="float">
            <text:p>153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5.6" calcext:value-type="float">
            <text:p>145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4];[.CJ34];[.CM34])" office:value-type="float" office:value="150.133333333333" calcext:value-type="float">
            <text:p>150.133333333333</text:p>
          </table:table-cell>
          <table:table-cell table:formula="of:=AVERAGE([.CH34];[.CK34];[.CN34])" office:value-type="float" office:value="104.119666666667" calcext:value-type="float">
            <text:p>104.119666666667</text:p>
          </table:table-cell>
          <table:table-cell table:formula="of:=AVERAGE([.CI34];[.CL34];[.CO3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1.3" calcext:value-type="float">
            <text:p>271.3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6.5" calcext:value-type="float">
            <text:p>306.5</text:p>
          </table:table-cell>
          <table:table-cell office:value-type="float" office:value="319.746" calcext:value-type="float">
            <text:p>319.746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5.2" calcext:value-type="float">
            <text:p>305.2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5];[.D35];[.G35])" office:value-type="float" office:value="294.333333333333" calcext:value-type="float">
            <text:p>294.333333333333</text:p>
          </table:table-cell>
          <table:table-cell table:formula="of:=AVERAGE([.B35];[.E35];[.H35])" office:value-type="float" office:value="316.063666666667" calcext:value-type="float">
            <text:p>316.063666666667</text:p>
          </table:table-cell>
          <table:table-cell table:formula="of:=AVERAGE([.C35];[.F35];[.I3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5];[.R35];[.U35])" office:value-type="float" office:value="0" calcext:value-type="float">
            <text:p>0</text:p>
          </table:table-cell>
          <table:table-cell table:formula="of:=AVERAGE([.P35];[.S35];[.V35])" office:value-type="float" office:value="34.749" calcext:value-type="float">
            <text:p>34.749</text:p>
          </table:table-cell>
          <table:table-cell table:formula="of:=AVERAGE([.Q35];[.T35];[.W3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5];[.AF35];[.AI35])" office:value-type="float" office:value="0" calcext:value-type="float">
            <text:p>0</text:p>
          </table:table-cell>
          <table:table-cell table:formula="of:=AVERAGE([.AD35];[.AG35];[.AJ35])" office:value-type="float" office:value="217.238" calcext:value-type="float">
            <text:p>217.238</text:p>
          </table:table-cell>
          <table:table-cell table:formula="of:=AVERAGE([.AE35];[.AH35];[.AK35])" office:value-type="float" office:value="1973.547" calcext:value-type="float">
            <text:p>1973.547</text:p>
          </table:table-cell>
          <table:table-cell table:number-columns-repeated="2"/>
          <table:table-cell table:formula="of:=[.A35]+[.O35]+[.AC35]" office:value-type="float" office:value="271.3" calcext:value-type="float">
            <text:p>271.3</text:p>
          </table:table-cell>
          <table:table-cell table:formula="of:=[.B35]+[.P35]+[.AD35]" office:value-type="float" office:value="560.812" calcext:value-type="float">
            <text:p>560.812</text:p>
          </table:table-cell>
          <table:table-cell table:formula="of:=[.C35]+[.Q35]+[.AE35]" office:value-type="float" office:value="2597.41" calcext:value-type="float">
            <text:p>2597.41</text:p>
          </table:table-cell>
          <table:table-cell table:formula="of:=[.D35]+[.R35]+[.AF35]" office:value-type="float" office:value="306.5" calcext:value-type="float">
            <text:p>306.5</text:p>
          </table:table-cell>
          <table:table-cell table:formula="of:=[.E35]+[.S35]+[.AG35]" office:value-type="float" office:value="571.754" calcext:value-type="float">
            <text:p>571.754</text:p>
          </table:table-cell>
          <table:table-cell table:formula="of:=[.F35]+[.T35]+[.AH35]" office:value-type="float" office:value="2626.41" calcext:value-type="float">
            <text:p>2626.41</text:p>
          </table:table-cell>
          <table:table-cell table:formula="of:=[.G35]+[.U35]+[.AI35]" office:value-type="float" office:value="305.2" calcext:value-type="float">
            <text:p>305.2</text:p>
          </table:table-cell>
          <table:table-cell table:formula="of:=[.H35]+[.V35]+[.AJ35]" office:value-type="float" office:value="571.586" calcext:value-type="float">
            <text:p>571.586</text:p>
          </table:table-cell>
          <table:table-cell table:formula="of:=[.I35]+[.W35]+[.AK35]" office:value-type="float" office:value="2638.41" calcext:value-type="float">
            <text:p>2638.41</text:p>
          </table:table-cell>
          <table:table-cell table:formula="of:=AVERAGE([.AQ35];[.AT35];[.AW35])" office:value-type="float" office:value="294.333333333333" calcext:value-type="float">
            <text:p>294.333333333333</text:p>
          </table:table-cell>
          <table:table-cell table:formula="of:=AVERAGE([.AR35];[.AU35];[.AX35])" office:value-type="float" office:value="568.050666666667" calcext:value-type="float">
            <text:p>568.050666666667</text:p>
          </table:table-cell>
          <table:table-cell table:formula="of:=AVERAGE([.AS35];[.AV35];[.AY3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35]-[.BS35]" office:value-type="float" office:value="153" calcext:value-type="float">
            <text:p>153</text:p>
          </table:table-cell>
          <table:table-cell table:formula="of:=[.CH35]-[.BT35]" office:value-type="float" office:value="47.422" calcext:value-type="float">
            <text:p>47.422</text:p>
          </table:table-cell>
          <table:table-cell table:formula="of:=[.CI35]-[.BU35]" office:value-type="float" office:value="183.566" calcext:value-type="float">
            <text:p>183.566</text:p>
          </table:table-cell>
          <table:table-cell table:formula="of:=[.CJ35]-[.BV35]" office:value-type="float" office:value="147.2" calcext:value-type="float">
            <text:p>147.2</text:p>
          </table:table-cell>
          <table:table-cell table:formula="of:=[.CK35]-[.BW35]" office:value-type="float" office:value="47.421" calcext:value-type="float">
            <text:p>47.421</text:p>
          </table:table-cell>
          <table:table-cell table:formula="of:=[.CL35]-[.BX35]" office:value-type="float" office:value="183.566" calcext:value-type="float">
            <text:p>183.566</text:p>
          </table:table-cell>
          <table:table-cell table:formula="of:=[.CM35]-[.BY35]" office:value-type="float" office:value="149" calcext:value-type="float">
            <text:p>149</text:p>
          </table:table-cell>
          <table:table-cell table:formula="of:=[.CN35]-[.BZ35]" office:value-type="float" office:value="47.422" calcext:value-type="float">
            <text:p>47.422</text:p>
          </table:table-cell>
          <table:table-cell table:formula="of:=[.CO35]-[.CA35]" office:value-type="float" office:value="183.567" calcext:value-type="float">
            <text:p>183.567</text:p>
          </table:table-cell>
          <table:table-cell table:formula="of:=AVERAGE([.BE35];[.BH35];[.BK35])" office:value-type="float" office:value="149.733333333333" calcext:value-type="float">
            <text:p>149.733333333333</text:p>
          </table:table-cell>
          <table:table-cell table:formula="of:=AVERAGE([.BF35];[.BI35];[.BL35])" office:value-type="float" office:value="47.4216666666667" calcext:value-type="float">
            <text:p>47.4216666666667</text:p>
          </table:table-cell>
          <table:table-cell table:formula="of:=AVERAGE([.BG35];[.BJ35];[.BM3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5];[.BV35];[.BY35])" office:value-type="float" office:value="0" calcext:value-type="float">
            <text:p>0</text:p>
          </table:table-cell>
          <table:table-cell table:formula="of:=AVERAGE([.BT35];[.BW35];[.BZ35])" office:value-type="float" office:value="56.698" calcext:value-type="float">
            <text:p>56.698</text:p>
          </table:table-cell>
          <table:table-cell table:formula="of:=AVERAGE([.BU35];[.BX35];[.CA3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.2" calcext:value-type="float">
            <text:p>147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" calcext:value-type="float">
            <text:p>149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5];[.CJ35];[.CM35])" office:value-type="float" office:value="149.733333333333" calcext:value-type="float">
            <text:p>149.733333333333</text:p>
          </table:table-cell>
          <table:table-cell table:formula="of:=AVERAGE([.CH35];[.CK35];[.CN35])" office:value-type="float" office:value="104.119666666667" calcext:value-type="float">
            <text:p>104.119666666667</text:p>
          </table:table-cell>
          <table:table-cell table:formula="of:=AVERAGE([.CI35];[.CL35];[.CO3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5.9" calcext:value-type="float">
            <text:p>285.9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9.8" calcext:value-type="float">
            <text:p>299.8</text:p>
          </table:table-cell>
          <table:table-cell office:value-type="float" office:value="319.746" calcext:value-type="float">
            <text:p>319.746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5.3" calcext:value-type="float">
            <text:p>305.3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6];[.D36];[.G36])" office:value-type="float" office:value="297" calcext:value-type="float">
            <text:p>297</text:p>
          </table:table-cell>
          <table:table-cell table:formula="of:=AVERAGE([.B36];[.E36];[.H36])" office:value-type="float" office:value="316.063666666667" calcext:value-type="float">
            <text:p>316.063666666667</text:p>
          </table:table-cell>
          <table:table-cell table:formula="of:=AVERAGE([.C36];[.F36];[.I3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6];[.R36];[.U36])" office:value-type="float" office:value="0" calcext:value-type="float">
            <text:p>0</text:p>
          </table:table-cell>
          <table:table-cell table:formula="of:=AVERAGE([.P36];[.S36];[.V36])" office:value-type="float" office:value="34.749" calcext:value-type="float">
            <text:p>34.749</text:p>
          </table:table-cell>
          <table:table-cell table:formula="of:=AVERAGE([.Q36];[.T36];[.W36])" office:value-type="float" office:value="85.34" calcext:value-type="float">
            <text:p>85.34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6];[.AF36];[.AI36])" office:value-type="float" office:value="4.56666666666667" calcext:value-type="float">
            <text:p>4.56666666666667</text:p>
          </table:table-cell>
          <table:table-cell table:formula="of:=AVERAGE([.AD36];[.AG36];[.AJ36])" office:value-type="float" office:value="219.238" calcext:value-type="float">
            <text:p>219.238</text:p>
          </table:table-cell>
          <table:table-cell table:formula="of:=AVERAGE([.AE36];[.AH36];[.AK36])" office:value-type="float" office:value="1975.547" calcext:value-type="float">
            <text:p>1975.547</text:p>
          </table:table-cell>
          <table:table-cell table:number-columns-repeated="2"/>
          <table:table-cell table:formula="of:=[.A36]+[.O36]+[.AC36]" office:value-type="float" office:value="289.8" calcext:value-type="float">
            <text:p>289.8</text:p>
          </table:table-cell>
          <table:table-cell table:formula="of:=[.B36]+[.P36]+[.AD36]" office:value-type="float" office:value="562.812" calcext:value-type="float">
            <text:p>562.812</text:p>
          </table:table-cell>
          <table:table-cell table:formula="of:=[.C36]+[.Q36]+[.AE36]" office:value-type="float" office:value="2599.41" calcext:value-type="float">
            <text:p>2599.41</text:p>
          </table:table-cell>
          <table:table-cell table:formula="of:=[.D36]+[.R36]+[.AF36]" office:value-type="float" office:value="304.7" calcext:value-type="float">
            <text:p>304.7</text:p>
          </table:table-cell>
          <table:table-cell table:formula="of:=[.E36]+[.S36]+[.AG36]" office:value-type="float" office:value="573.754" calcext:value-type="float">
            <text:p>573.754</text:p>
          </table:table-cell>
          <table:table-cell table:formula="of:=[.F36]+[.T36]+[.AH36]" office:value-type="float" office:value="2628.41" calcext:value-type="float">
            <text:p>2628.41</text:p>
          </table:table-cell>
          <table:table-cell table:formula="of:=[.G36]+[.U36]+[.AI36]" office:value-type="float" office:value="310.2" calcext:value-type="float">
            <text:p>310.2</text:p>
          </table:table-cell>
          <table:table-cell table:formula="of:=[.H36]+[.V36]+[.AJ36]" office:value-type="float" office:value="573.586" calcext:value-type="float">
            <text:p>573.586</text:p>
          </table:table-cell>
          <table:table-cell table:formula="of:=[.I36]+[.W36]+[.AK36]" office:value-type="float" office:value="2640.41" calcext:value-type="float">
            <text:p>2640.41</text:p>
          </table:table-cell>
          <table:table-cell table:formula="of:=AVERAGE([.AQ36];[.AT36];[.AW36])" office:value-type="float" office:value="301.566666666667" calcext:value-type="float">
            <text:p>301.566666666667</text:p>
          </table:table-cell>
          <table:table-cell table:formula="of:=AVERAGE([.AR36];[.AU36];[.AX36])" office:value-type="float" office:value="570.050666666667" calcext:value-type="float">
            <text:p>570.050666666667</text:p>
          </table:table-cell>
          <table:table-cell table:formula="of:=AVERAGE([.AS36];[.AV36];[.AY36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36]-[.BS36]" office:value-type="float" office:value="152.4" calcext:value-type="float">
            <text:p>152.4</text:p>
          </table:table-cell>
          <table:table-cell table:formula="of:=[.CH36]-[.BT36]" office:value-type="float" office:value="47.422" calcext:value-type="float">
            <text:p>47.422</text:p>
          </table:table-cell>
          <table:table-cell table:formula="of:=[.CI36]-[.BU36]" office:value-type="float" office:value="183.566" calcext:value-type="float">
            <text:p>183.566</text:p>
          </table:table-cell>
          <table:table-cell table:formula="of:=[.CJ36]-[.BV36]" office:value-type="float" office:value="149.6" calcext:value-type="float">
            <text:p>149.6</text:p>
          </table:table-cell>
          <table:table-cell table:formula="of:=[.CK36]-[.BW36]" office:value-type="float" office:value="47.421" calcext:value-type="float">
            <text:p>47.421</text:p>
          </table:table-cell>
          <table:table-cell table:formula="of:=[.CL36]-[.BX36]" office:value-type="float" office:value="183.566" calcext:value-type="float">
            <text:p>183.566</text:p>
          </table:table-cell>
          <table:table-cell table:formula="of:=[.CM36]-[.BY36]" office:value-type="float" office:value="150.4" calcext:value-type="float">
            <text:p>150.4</text:p>
          </table:table-cell>
          <table:table-cell table:formula="of:=[.CN36]-[.BZ36]" office:value-type="float" office:value="47.422" calcext:value-type="float">
            <text:p>47.422</text:p>
          </table:table-cell>
          <table:table-cell table:formula="of:=[.CO36]-[.CA36]" office:value-type="float" office:value="183.567" calcext:value-type="float">
            <text:p>183.567</text:p>
          </table:table-cell>
          <table:table-cell table:formula="of:=AVERAGE([.BE36];[.BH36];[.BK36])" office:value-type="float" office:value="150.8" calcext:value-type="float">
            <text:p>150.8</text:p>
          </table:table-cell>
          <table:table-cell table:formula="of:=AVERAGE([.BF36];[.BI36];[.BL36])" office:value-type="float" office:value="47.4216666666667" calcext:value-type="float">
            <text:p>47.4216666666667</text:p>
          </table:table-cell>
          <table:table-cell table:formula="of:=AVERAGE([.BG36];[.BJ36];[.BM3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6];[.BV36];[.BY36])" office:value-type="float" office:value="0" calcext:value-type="float">
            <text:p>0</text:p>
          </table:table-cell>
          <table:table-cell table:formula="of:=AVERAGE([.BT36];[.BW36];[.BZ36])" office:value-type="float" office:value="56.698" calcext:value-type="float">
            <text:p>56.698</text:p>
          </table:table-cell>
          <table:table-cell table:formula="of:=AVERAGE([.BU36];[.BX36];[.CA3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4" calcext:value-type="float">
            <text:p>152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6" calcext:value-type="float">
            <text:p>149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4" calcext:value-type="float">
            <text:p>150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6];[.CJ36];[.CM36])" office:value-type="float" office:value="150.8" calcext:value-type="float">
            <text:p>150.8</text:p>
          </table:table-cell>
          <table:table-cell table:formula="of:=AVERAGE([.CH36];[.CK36];[.CN36])" office:value-type="float" office:value="104.119666666667" calcext:value-type="float">
            <text:p>104.119666666667</text:p>
          </table:table-cell>
          <table:table-cell table:formula="of:=AVERAGE([.CI36];[.CL36];[.CO36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6.1" calcext:value-type="float">
            <text:p>286.1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2.3" calcext:value-type="float">
            <text:p>302.3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8.2" calcext:value-type="float">
            <text:p>308.2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7];[.D37];[.G37])" office:value-type="float" office:value="298.866666666667" calcext:value-type="float">
            <text:p>298.866666666667</text:p>
          </table:table-cell>
          <table:table-cell table:formula="of:=AVERAGE([.B37];[.E37];[.H37])" office:value-type="float" office:value="316.109333333333" calcext:value-type="float">
            <text:p>316.109333333333</text:p>
          </table:table-cell>
          <table:table-cell table:formula="of:=AVERAGE([.C37];[.F37];[.I3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7];[.R37];[.U37])" office:value-type="float" office:value="0" calcext:value-type="float">
            <text:p>0</text:p>
          </table:table-cell>
          <table:table-cell table:formula="of:=AVERAGE([.P37];[.S37];[.V37])" office:value-type="float" office:value="34.749" calcext:value-type="float">
            <text:p>34.749</text:p>
          </table:table-cell>
          <table:table-cell table:formula="of:=AVERAGE([.Q37];[.T37];[.W3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7];[.AF37];[.AI37])" office:value-type="float" office:value="0" calcext:value-type="float">
            <text:p>0</text:p>
          </table:table-cell>
          <table:table-cell table:formula="of:=AVERAGE([.AD37];[.AG37];[.AJ37])" office:value-type="float" office:value="219.238" calcext:value-type="float">
            <text:p>219.238</text:p>
          </table:table-cell>
          <table:table-cell table:formula="of:=AVERAGE([.AE37];[.AH37];[.AK37])" office:value-type="float" office:value="1975.547" calcext:value-type="float">
            <text:p>1975.547</text:p>
          </table:table-cell>
          <table:table-cell table:number-columns-repeated="2"/>
          <table:table-cell table:formula="of:=[.A37]+[.O37]+[.AC37]" office:value-type="float" office:value="286.1" calcext:value-type="float">
            <text:p>286.1</text:p>
          </table:table-cell>
          <table:table-cell table:formula="of:=[.B37]+[.P37]+[.AD37]" office:value-type="float" office:value="562.812" calcext:value-type="float">
            <text:p>562.812</text:p>
          </table:table-cell>
          <table:table-cell table:formula="of:=[.C37]+[.Q37]+[.AE37]" office:value-type="float" office:value="2599.41" calcext:value-type="float">
            <text:p>2599.41</text:p>
          </table:table-cell>
          <table:table-cell table:formula="of:=[.D37]+[.R37]+[.AF37]" office:value-type="float" office:value="302.3" calcext:value-type="float">
            <text:p>302.3</text:p>
          </table:table-cell>
          <table:table-cell table:formula="of:=[.E37]+[.S37]+[.AG37]" office:value-type="float" office:value="573.891" calcext:value-type="float">
            <text:p>573.891</text:p>
          </table:table-cell>
          <table:table-cell table:formula="of:=[.F37]+[.T37]+[.AH37]" office:value-type="float" office:value="2628.41" calcext:value-type="float">
            <text:p>2628.41</text:p>
          </table:table-cell>
          <table:table-cell table:formula="of:=[.G37]+[.U37]+[.AI37]" office:value-type="float" office:value="308.2" calcext:value-type="float">
            <text:p>308.2</text:p>
          </table:table-cell>
          <table:table-cell table:formula="of:=[.H37]+[.V37]+[.AJ37]" office:value-type="float" office:value="573.586" calcext:value-type="float">
            <text:p>573.586</text:p>
          </table:table-cell>
          <table:table-cell table:formula="of:=[.I37]+[.W37]+[.AK37]" office:value-type="float" office:value="2640.41" calcext:value-type="float">
            <text:p>2640.41</text:p>
          </table:table-cell>
          <table:table-cell table:formula="of:=AVERAGE([.AQ37];[.AT37];[.AW37])" office:value-type="float" office:value="298.866666666667" calcext:value-type="float">
            <text:p>298.866666666667</text:p>
          </table:table-cell>
          <table:table-cell table:formula="of:=AVERAGE([.AR37];[.AU37];[.AX37])" office:value-type="float" office:value="570.096333333333" calcext:value-type="float">
            <text:p>570.096333333333</text:p>
          </table:table-cell>
          <table:table-cell table:formula="of:=AVERAGE([.AS37];[.AV37];[.AY3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37]-[.BS37]" office:value-type="float" office:value="152.2" calcext:value-type="float">
            <text:p>152.2</text:p>
          </table:table-cell>
          <table:table-cell table:formula="of:=[.CH37]-[.BT37]" office:value-type="float" office:value="47.422" calcext:value-type="float">
            <text:p>47.422</text:p>
          </table:table-cell>
          <table:table-cell table:formula="of:=[.CI37]-[.BU37]" office:value-type="float" office:value="183.566" calcext:value-type="float">
            <text:p>183.566</text:p>
          </table:table-cell>
          <table:table-cell table:formula="of:=[.CJ37]-[.BV37]" office:value-type="float" office:value="151" calcext:value-type="float">
            <text:p>151</text:p>
          </table:table-cell>
          <table:table-cell table:formula="of:=[.CK37]-[.BW37]" office:value-type="float" office:value="47.421" calcext:value-type="float">
            <text:p>47.421</text:p>
          </table:table-cell>
          <table:table-cell table:formula="of:=[.CL37]-[.BX37]" office:value-type="float" office:value="183.566" calcext:value-type="float">
            <text:p>183.566</text:p>
          </table:table-cell>
          <table:table-cell table:formula="of:=[.CM37]-[.BY37]" office:value-type="float" office:value="152.6" calcext:value-type="float">
            <text:p>152.6</text:p>
          </table:table-cell>
          <table:table-cell table:formula="of:=[.CN37]-[.BZ37]" office:value-type="float" office:value="47.422" calcext:value-type="float">
            <text:p>47.422</text:p>
          </table:table-cell>
          <table:table-cell table:formula="of:=[.CO37]-[.CA37]" office:value-type="float" office:value="183.567" calcext:value-type="float">
            <text:p>183.567</text:p>
          </table:table-cell>
          <table:table-cell table:formula="of:=AVERAGE([.BE37];[.BH37];[.BK37])" office:value-type="float" office:value="151.933333333333" calcext:value-type="float">
            <text:p>151.933333333333</text:p>
          </table:table-cell>
          <table:table-cell table:formula="of:=AVERAGE([.BF37];[.BI37];[.BL37])" office:value-type="float" office:value="47.4216666666667" calcext:value-type="float">
            <text:p>47.4216666666667</text:p>
          </table:table-cell>
          <table:table-cell table:formula="of:=AVERAGE([.BG37];[.BJ37];[.BM3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7];[.BV37];[.BY37])" office:value-type="float" office:value="0" calcext:value-type="float">
            <text:p>0</text:p>
          </table:table-cell>
          <table:table-cell table:formula="of:=AVERAGE([.BT37];[.BW37];[.BZ37])" office:value-type="float" office:value="56.698" calcext:value-type="float">
            <text:p>56.698</text:p>
          </table:table-cell>
          <table:table-cell table:formula="of:=AVERAGE([.BU37];[.BX37];[.CA3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2" calcext:value-type="float">
            <text:p>152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" calcext:value-type="float">
            <text:p>151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6" calcext:value-type="float">
            <text:p>152.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7];[.CJ37];[.CM37])" office:value-type="float" office:value="151.933333333333" calcext:value-type="float">
            <text:p>151.933333333333</text:p>
          </table:table-cell>
          <table:table-cell table:formula="of:=AVERAGE([.CH37];[.CK37];[.CN37])" office:value-type="float" office:value="104.119666666667" calcext:value-type="float">
            <text:p>104.119666666667</text:p>
          </table:table-cell>
          <table:table-cell table:formula="of:=AVERAGE([.CI37];[.CL37];[.CO3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90.3" calcext:value-type="float">
            <text:p>290.3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" calcext:value-type="float">
            <text:p>300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86.3" calcext:value-type="float">
            <text:p>286.3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8];[.D38];[.G38])" office:value-type="float" office:value="292.2" calcext:value-type="float">
            <text:p>292.2</text:p>
          </table:table-cell>
          <table:table-cell table:formula="of:=AVERAGE([.B38];[.E38];[.H38])" office:value-type="float" office:value="316.109333333333" calcext:value-type="float">
            <text:p>316.109333333333</text:p>
          </table:table-cell>
          <table:table-cell table:formula="of:=AVERAGE([.C38];[.F38];[.I3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8];[.R38];[.U38])" office:value-type="float" office:value="0" calcext:value-type="float">
            <text:p>0</text:p>
          </table:table-cell>
          <table:table-cell table:formula="of:=AVERAGE([.P38];[.S38];[.V38])" office:value-type="float" office:value="34.749" calcext:value-type="float">
            <text:p>34.749</text:p>
          </table:table-cell>
          <table:table-cell table:formula="of:=AVERAGE([.Q38];[.T38];[.W3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8];[.AF38];[.AI38])" office:value-type="float" office:value="0" calcext:value-type="float">
            <text:p>0</text:p>
          </table:table-cell>
          <table:table-cell table:formula="of:=AVERAGE([.AD38];[.AG38];[.AJ38])" office:value-type="float" office:value="217.904666666667" calcext:value-type="float">
            <text:p>217.904666666667</text:p>
          </table:table-cell>
          <table:table-cell table:formula="of:=AVERAGE([.AE38];[.AH38];[.AK38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8]+[.O38]+[.AC38]" office:value-type="float" office:value="290.3" calcext:value-type="float">
            <text:p>290.3</text:p>
          </table:table-cell>
          <table:table-cell table:formula="of:=[.B38]+[.P38]+[.AD38]" office:value-type="float" office:value="562.812" calcext:value-type="float">
            <text:p>562.812</text:p>
          </table:table-cell>
          <table:table-cell table:formula="of:=[.C38]+[.Q38]+[.AE38]" office:value-type="float" office:value="2599.41" calcext:value-type="float">
            <text:p>2599.41</text:p>
          </table:table-cell>
          <table:table-cell table:formula="of:=[.D38]+[.R38]+[.AF38]" office:value-type="float" office:value="300" calcext:value-type="float">
            <text:p>300</text:p>
          </table:table-cell>
          <table:table-cell table:formula="of:=[.E38]+[.S38]+[.AG38]" office:value-type="float" office:value="573.891" calcext:value-type="float">
            <text:p>573.891</text:p>
          </table:table-cell>
          <table:table-cell table:formula="of:=[.F38]+[.T38]+[.AH38]" office:value-type="float" office:value="2628.41" calcext:value-type="float">
            <text:p>2628.41</text:p>
          </table:table-cell>
          <table:table-cell table:formula="of:=[.G38]+[.U38]+[.AI38]" office:value-type="float" office:value="286.3" calcext:value-type="float">
            <text:p>286.3</text:p>
          </table:table-cell>
          <table:table-cell table:formula="of:=[.H38]+[.V38]+[.AJ38]" office:value-type="float" office:value="569.586" calcext:value-type="float">
            <text:p>569.586</text:p>
          </table:table-cell>
          <table:table-cell table:formula="of:=[.I38]+[.W38]+[.AK38]" office:value-type="float" office:value="2636.41" calcext:value-type="float">
            <text:p>2636.41</text:p>
          </table:table-cell>
          <table:table-cell table:formula="of:=AVERAGE([.AQ38];[.AT38];[.AW38])" office:value-type="float" office:value="292.2" calcext:value-type="float">
            <text:p>292.2</text:p>
          </table:table-cell>
          <table:table-cell table:formula="of:=AVERAGE([.AR38];[.AU38];[.AX38])" office:value-type="float" office:value="568.763" calcext:value-type="float">
            <text:p>568.763</text:p>
          </table:table-cell>
          <table:table-cell table:formula="of:=AVERAGE([.AS38];[.AV38];[.AY38])" office:value-type="float" office:value="2621.41" calcext:value-type="float">
            <text:p>2621.41</text:p>
          </table:table-cell>
          <table:table-cell table:number-columns-repeated="2"/>
          <table:table-cell table:formula="of:=[.CG38]-[.BS38]" office:value-type="float" office:value="151.2" calcext:value-type="float">
            <text:p>151.2</text:p>
          </table:table-cell>
          <table:table-cell table:formula="of:=[.CH38]-[.BT38]" office:value-type="float" office:value="47.422" calcext:value-type="float">
            <text:p>47.422</text:p>
          </table:table-cell>
          <table:table-cell table:formula="of:=[.CI38]-[.BU38]" office:value-type="float" office:value="183.566" calcext:value-type="float">
            <text:p>183.566</text:p>
          </table:table-cell>
          <table:table-cell table:formula="of:=[.CJ38]-[.BV38]" office:value-type="float" office:value="152.5" calcext:value-type="float">
            <text:p>152.5</text:p>
          </table:table-cell>
          <table:table-cell table:formula="of:=[.CK38]-[.BW38]" office:value-type="float" office:value="47.421" calcext:value-type="float">
            <text:p>47.421</text:p>
          </table:table-cell>
          <table:table-cell table:formula="of:=[.CL38]-[.BX38]" office:value-type="float" office:value="183.566" calcext:value-type="float">
            <text:p>183.566</text:p>
          </table:table-cell>
          <table:table-cell table:formula="of:=[.CM38]-[.BY38]" office:value-type="float" office:value="151.3" calcext:value-type="float">
            <text:p>151.3</text:p>
          </table:table-cell>
          <table:table-cell table:formula="of:=[.CN38]-[.BZ38]" office:value-type="float" office:value="47.422" calcext:value-type="float">
            <text:p>47.422</text:p>
          </table:table-cell>
          <table:table-cell table:formula="of:=[.CO38]-[.CA38]" office:value-type="float" office:value="183.567" calcext:value-type="float">
            <text:p>183.567</text:p>
          </table:table-cell>
          <table:table-cell table:formula="of:=AVERAGE([.BE38];[.BH38];[.BK38])" office:value-type="float" office:value="151.666666666667" calcext:value-type="float">
            <text:p>151.666666666667</text:p>
          </table:table-cell>
          <table:table-cell table:formula="of:=AVERAGE([.BF38];[.BI38];[.BL38])" office:value-type="float" office:value="47.4216666666667" calcext:value-type="float">
            <text:p>47.4216666666667</text:p>
          </table:table-cell>
          <table:table-cell table:formula="of:=AVERAGE([.BG38];[.BJ38];[.BM3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8];[.BV38];[.BY38])" office:value-type="float" office:value="0" calcext:value-type="float">
            <text:p>0</text:p>
          </table:table-cell>
          <table:table-cell table:formula="of:=AVERAGE([.BT38];[.BW38];[.BZ38])" office:value-type="float" office:value="56.698" calcext:value-type="float">
            <text:p>56.698</text:p>
          </table:table-cell>
          <table:table-cell table:formula="of:=AVERAGE([.BU38];[.BX38];[.CA3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2" calcext:value-type="float">
            <text:p>151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5" calcext:value-type="float">
            <text:p>152.5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3" calcext:value-type="float">
            <text:p>151.3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8];[.CJ38];[.CM38])" office:value-type="float" office:value="151.666666666667" calcext:value-type="float">
            <text:p>151.666666666667</text:p>
          </table:table-cell>
          <table:table-cell table:formula="of:=AVERAGE([.CH38];[.CK38];[.CN38])" office:value-type="float" office:value="104.119666666667" calcext:value-type="float">
            <text:p>104.119666666667</text:p>
          </table:table-cell>
          <table:table-cell table:formula="of:=AVERAGE([.CI38];[.CL38];[.CO3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9.9" calcext:value-type="float">
            <text:p>289.9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9.6" calcext:value-type="float">
            <text:p>299.6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8.7" calcext:value-type="float">
            <text:p>308.7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39];[.D39];[.G39])" office:value-type="float" office:value="299.4" calcext:value-type="float">
            <text:p>299.4</text:p>
          </table:table-cell>
          <table:table-cell table:formula="of:=AVERAGE([.B39];[.E39];[.H39])" office:value-type="float" office:value="316.109333333333" calcext:value-type="float">
            <text:p>316.109333333333</text:p>
          </table:table-cell>
          <table:table-cell table:formula="of:=AVERAGE([.C39];[.F39];[.I3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9];[.R39];[.U39])" office:value-type="float" office:value="0" calcext:value-type="float">
            <text:p>0</text:p>
          </table:table-cell>
          <table:table-cell table:formula="of:=AVERAGE([.P39];[.S39];[.V39])" office:value-type="float" office:value="34.749" calcext:value-type="float">
            <text:p>34.749</text:p>
          </table:table-cell>
          <table:table-cell table:formula="of:=AVERAGE([.Q39];[.T39];[.W3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9];[.AF39];[.AI39])" office:value-type="float" office:value="0" calcext:value-type="float">
            <text:p>0</text:p>
          </table:table-cell>
          <table:table-cell table:formula="of:=AVERAGE([.AD39];[.AG39];[.AJ39])" office:value-type="float" office:value="216.571333333333" calcext:value-type="float">
            <text:p>216.571333333333</text:p>
          </table:table-cell>
          <table:table-cell table:formula="of:=AVERAGE([.AE39];[.AH39];[.AK39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39]+[.O39]+[.AC39]" office:value-type="float" office:value="289.9" calcext:value-type="float">
            <text:p>289.9</text:p>
          </table:table-cell>
          <table:table-cell table:formula="of:=[.B39]+[.P39]+[.AD39]" office:value-type="float" office:value="562.812" calcext:value-type="float">
            <text:p>562.812</text:p>
          </table:table-cell>
          <table:table-cell table:formula="of:=[.C39]+[.Q39]+[.AE39]" office:value-type="float" office:value="2599.41" calcext:value-type="float">
            <text:p>2599.41</text:p>
          </table:table-cell>
          <table:table-cell table:formula="of:=[.D39]+[.R39]+[.AF39]" office:value-type="float" office:value="299.6" calcext:value-type="float">
            <text:p>299.6</text:p>
          </table:table-cell>
          <table:table-cell table:formula="of:=[.E39]+[.S39]+[.AG39]" office:value-type="float" office:value="569.891" calcext:value-type="float">
            <text:p>569.891</text:p>
          </table:table-cell>
          <table:table-cell table:formula="of:=[.F39]+[.T39]+[.AH39]" office:value-type="float" office:value="2624.41" calcext:value-type="float">
            <text:p>2624.41</text:p>
          </table:table-cell>
          <table:table-cell table:formula="of:=[.G39]+[.U39]+[.AI39]" office:value-type="float" office:value="308.7" calcext:value-type="float">
            <text:p>308.7</text:p>
          </table:table-cell>
          <table:table-cell table:formula="of:=[.H39]+[.V39]+[.AJ39]" office:value-type="float" office:value="569.586" calcext:value-type="float">
            <text:p>569.586</text:p>
          </table:table-cell>
          <table:table-cell table:formula="of:=[.I39]+[.W39]+[.AK39]" office:value-type="float" office:value="2636.41" calcext:value-type="float">
            <text:p>2636.41</text:p>
          </table:table-cell>
          <table:table-cell table:formula="of:=AVERAGE([.AQ39];[.AT39];[.AW39])" office:value-type="float" office:value="299.4" calcext:value-type="float">
            <text:p>299.4</text:p>
          </table:table-cell>
          <table:table-cell table:formula="of:=AVERAGE([.AR39];[.AU39];[.AX39])" office:value-type="float" office:value="567.429666666667" calcext:value-type="float">
            <text:p>567.429666666667</text:p>
          </table:table-cell>
          <table:table-cell table:formula="of:=AVERAGE([.AS39];[.AV39];[.AY39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39]-[.BS39]" office:value-type="float" office:value="151.4" calcext:value-type="float">
            <text:p>151.4</text:p>
          </table:table-cell>
          <table:table-cell table:formula="of:=[.CH39]-[.BT39]" office:value-type="float" office:value="47.422" calcext:value-type="float">
            <text:p>47.422</text:p>
          </table:table-cell>
          <table:table-cell table:formula="of:=[.CI39]-[.BU39]" office:value-type="float" office:value="183.566" calcext:value-type="float">
            <text:p>183.566</text:p>
          </table:table-cell>
          <table:table-cell table:formula="of:=[.CJ39]-[.BV39]" office:value-type="float" office:value="152.4" calcext:value-type="float">
            <text:p>152.4</text:p>
          </table:table-cell>
          <table:table-cell table:formula="of:=[.CK39]-[.BW39]" office:value-type="float" office:value="47.421" calcext:value-type="float">
            <text:p>47.421</text:p>
          </table:table-cell>
          <table:table-cell table:formula="of:=[.CL39]-[.BX39]" office:value-type="float" office:value="183.566" calcext:value-type="float">
            <text:p>183.566</text:p>
          </table:table-cell>
          <table:table-cell table:formula="of:=[.CM39]-[.BY39]" office:value-type="float" office:value="153.2" calcext:value-type="float">
            <text:p>153.2</text:p>
          </table:table-cell>
          <table:table-cell table:formula="of:=[.CN39]-[.BZ39]" office:value-type="float" office:value="47.422" calcext:value-type="float">
            <text:p>47.422</text:p>
          </table:table-cell>
          <table:table-cell table:formula="of:=[.CO39]-[.CA39]" office:value-type="float" office:value="183.567" calcext:value-type="float">
            <text:p>183.567</text:p>
          </table:table-cell>
          <table:table-cell table:formula="of:=AVERAGE([.BE39];[.BH39];[.BK39])" office:value-type="float" office:value="152.333333333333" calcext:value-type="float">
            <text:p>152.333333333333</text:p>
          </table:table-cell>
          <table:table-cell table:formula="of:=AVERAGE([.BF39];[.BI39];[.BL39])" office:value-type="float" office:value="47.4216666666667" calcext:value-type="float">
            <text:p>47.4216666666667</text:p>
          </table:table-cell>
          <table:table-cell table:formula="of:=AVERAGE([.BG39];[.BJ39];[.BM3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39];[.BV39];[.BY39])" office:value-type="float" office:value="0" calcext:value-type="float">
            <text:p>0</text:p>
          </table:table-cell>
          <table:table-cell table:formula="of:=AVERAGE([.BT39];[.BW39];[.BZ39])" office:value-type="float" office:value="56.698" calcext:value-type="float">
            <text:p>56.698</text:p>
          </table:table-cell>
          <table:table-cell table:formula="of:=AVERAGE([.BU39];[.BX39];[.CA3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.4" calcext:value-type="float">
            <text:p>151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2" calcext:value-type="float">
            <text:p>153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39];[.CJ39];[.CM39])" office:value-type="float" office:value="152.333333333333" calcext:value-type="float">
            <text:p>152.333333333333</text:p>
          </table:table-cell>
          <table:table-cell table:formula="of:=AVERAGE([.CH39];[.CK39];[.CN39])" office:value-type="float" office:value="104.119666666667" calcext:value-type="float">
            <text:p>104.119666666667</text:p>
          </table:table-cell>
          <table:table-cell table:formula="of:=AVERAGE([.CI39];[.CL39];[.CO3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8" calcext:value-type="float">
            <text:p>308.8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5.7" calcext:value-type="float">
            <text:p>305.7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0];[.D40];[.G40])" office:value-type="float" office:value="297.233333333333" calcext:value-type="float">
            <text:p>297.233333333333</text:p>
          </table:table-cell>
          <table:table-cell table:formula="of:=AVERAGE([.B40];[.E40];[.H40])" office:value-type="float" office:value="316.109333333333" calcext:value-type="float">
            <text:p>316.109333333333</text:p>
          </table:table-cell>
          <table:table-cell table:formula="of:=AVERAGE([.C40];[.F40];[.I4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0];[.R40];[.U40])" office:value-type="float" office:value="0" calcext:value-type="float">
            <text:p>0</text:p>
          </table:table-cell>
          <table:table-cell table:formula="of:=AVERAGE([.P40];[.S40];[.V40])" office:value-type="float" office:value="34.749" calcext:value-type="float">
            <text:p>34.749</text:p>
          </table:table-cell>
          <table:table-cell table:formula="of:=AVERAGE([.Q40];[.T40];[.W4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0];[.AF40];[.AI40])" office:value-type="float" office:value="0" calcext:value-type="float">
            <text:p>0</text:p>
          </table:table-cell>
          <table:table-cell table:formula="of:=AVERAGE([.AD40];[.AG40];[.AJ40])" office:value-type="float" office:value="216.571333333333" calcext:value-type="float">
            <text:p>216.571333333333</text:p>
          </table:table-cell>
          <table:table-cell table:formula="of:=AVERAGE([.AE40];[.AH40];[.AK40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40]+[.O40]+[.AC40]" office:value-type="float" office:value="277.2" calcext:value-type="float">
            <text:p>277.2</text:p>
          </table:table-cell>
          <table:table-cell table:formula="of:=[.B40]+[.P40]+[.AD40]" office:value-type="float" office:value="562.812" calcext:value-type="float">
            <text:p>562.812</text:p>
          </table:table-cell>
          <table:table-cell table:formula="of:=[.C40]+[.Q40]+[.AE40]" office:value-type="float" office:value="2599.41" calcext:value-type="float">
            <text:p>2599.41</text:p>
          </table:table-cell>
          <table:table-cell table:formula="of:=[.D40]+[.R40]+[.AF40]" office:value-type="float" office:value="308.8" calcext:value-type="float">
            <text:p>308.8</text:p>
          </table:table-cell>
          <table:table-cell table:formula="of:=[.E40]+[.S40]+[.AG40]" office:value-type="float" office:value="569.891" calcext:value-type="float">
            <text:p>569.891</text:p>
          </table:table-cell>
          <table:table-cell table:formula="of:=[.F40]+[.T40]+[.AH40]" office:value-type="float" office:value="2624.41" calcext:value-type="float">
            <text:p>2624.41</text:p>
          </table:table-cell>
          <table:table-cell table:formula="of:=[.G40]+[.U40]+[.AI40]" office:value-type="float" office:value="305.7" calcext:value-type="float">
            <text:p>305.7</text:p>
          </table:table-cell>
          <table:table-cell table:formula="of:=[.H40]+[.V40]+[.AJ40]" office:value-type="float" office:value="569.586" calcext:value-type="float">
            <text:p>569.586</text:p>
          </table:table-cell>
          <table:table-cell table:formula="of:=[.I40]+[.W40]+[.AK40]" office:value-type="float" office:value="2636.41" calcext:value-type="float">
            <text:p>2636.41</text:p>
          </table:table-cell>
          <table:table-cell table:formula="of:=AVERAGE([.AQ40];[.AT40];[.AW40])" office:value-type="float" office:value="297.233333333333" calcext:value-type="float">
            <text:p>297.233333333333</text:p>
          </table:table-cell>
          <table:table-cell table:formula="of:=AVERAGE([.AR40];[.AU40];[.AX40])" office:value-type="float" office:value="567.429666666667" calcext:value-type="float">
            <text:p>567.429666666667</text:p>
          </table:table-cell>
          <table:table-cell table:formula="of:=AVERAGE([.AS40];[.AV40];[.AY40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40]-[.BS40]" office:value-type="float" office:value="152" calcext:value-type="float">
            <text:p>152</text:p>
          </table:table-cell>
          <table:table-cell table:formula="of:=[.CH40]-[.BT40]" office:value-type="float" office:value="47.422" calcext:value-type="float">
            <text:p>47.422</text:p>
          </table:table-cell>
          <table:table-cell table:formula="of:=[.CI40]-[.BU40]" office:value-type="float" office:value="183.566" calcext:value-type="float">
            <text:p>183.566</text:p>
          </table:table-cell>
          <table:table-cell table:formula="of:=[.CJ40]-[.BV40]" office:value-type="float" office:value="153.2" calcext:value-type="float">
            <text:p>153.2</text:p>
          </table:table-cell>
          <table:table-cell table:formula="of:=[.CK40]-[.BW40]" office:value-type="float" office:value="47.421" calcext:value-type="float">
            <text:p>47.421</text:p>
          </table:table-cell>
          <table:table-cell table:formula="of:=[.CL40]-[.BX40]" office:value-type="float" office:value="183.566" calcext:value-type="float">
            <text:p>183.566</text:p>
          </table:table-cell>
          <table:table-cell table:formula="of:=[.CM40]-[.BY40]" office:value-type="float" office:value="151" calcext:value-type="float">
            <text:p>151</text:p>
          </table:table-cell>
          <table:table-cell table:formula="of:=[.CN40]-[.BZ40]" office:value-type="float" office:value="47.422" calcext:value-type="float">
            <text:p>47.422</text:p>
          </table:table-cell>
          <table:table-cell table:formula="of:=[.CO40]-[.CA40]" office:value-type="float" office:value="183.567" calcext:value-type="float">
            <text:p>183.567</text:p>
          </table:table-cell>
          <table:table-cell table:formula="of:=AVERAGE([.BE40];[.BH40];[.BK40])" office:value-type="float" office:value="152.066666666667" calcext:value-type="float">
            <text:p>152.066666666667</text:p>
          </table:table-cell>
          <table:table-cell table:formula="of:=AVERAGE([.BF40];[.BI40];[.BL40])" office:value-type="float" office:value="47.4216666666667" calcext:value-type="float">
            <text:p>47.4216666666667</text:p>
          </table:table-cell>
          <table:table-cell table:formula="of:=AVERAGE([.BG40];[.BJ40];[.BM4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0];[.BV40];[.BY40])" office:value-type="float" office:value="0" calcext:value-type="float">
            <text:p>0</text:p>
          </table:table-cell>
          <table:table-cell table:formula="of:=AVERAGE([.BT40];[.BW40];[.BZ40])" office:value-type="float" office:value="56.698" calcext:value-type="float">
            <text:p>56.698</text:p>
          </table:table-cell>
          <table:table-cell table:formula="of:=AVERAGE([.BU40];[.BX40];[.CA4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2" calcext:value-type="float">
            <text:p>153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" calcext:value-type="float">
            <text:p>151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0];[.CJ40];[.CM40])" office:value-type="float" office:value="152.066666666667" calcext:value-type="float">
            <text:p>152.066666666667</text:p>
          </table:table-cell>
          <table:table-cell table:formula="of:=AVERAGE([.CH40];[.CK40];[.CN40])" office:value-type="float" office:value="104.119666666667" calcext:value-type="float">
            <text:p>104.119666666667</text:p>
          </table:table-cell>
          <table:table-cell table:formula="of:=AVERAGE([.CI40];[.CL40];[.CO4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9.7" calcext:value-type="float">
            <text:p>279.7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6.4" calcext:value-type="float">
            <text:p>306.4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8" calcext:value-type="float">
            <text:p>304.8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1];[.D41];[.G41])" office:value-type="float" office:value="296.966666666667" calcext:value-type="float">
            <text:p>296.966666666667</text:p>
          </table:table-cell>
          <table:table-cell table:formula="of:=AVERAGE([.B41];[.E41];[.H41])" office:value-type="float" office:value="316.109333333333" calcext:value-type="float">
            <text:p>316.109333333333</text:p>
          </table:table-cell>
          <table:table-cell table:formula="of:=AVERAGE([.C41];[.F41];[.I4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1];[.R41];[.U41])" office:value-type="float" office:value="0" calcext:value-type="float">
            <text:p>0</text:p>
          </table:table-cell>
          <table:table-cell table:formula="of:=AVERAGE([.P41];[.S41];[.V41])" office:value-type="float" office:value="34.749" calcext:value-type="float">
            <text:p>34.749</text:p>
          </table:table-cell>
          <table:table-cell table:formula="of:=AVERAGE([.Q41];[.T41];[.W41])" office:value-type="float" office:value="85.34" calcext:value-type="float">
            <text:p>85.3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1];[.AF41];[.AI41])" office:value-type="float" office:value="4.9" calcext:value-type="float">
            <text:p>4.9</text:p>
          </table:table-cell>
          <table:table-cell table:formula="of:=AVERAGE([.AD41];[.AG41];[.AJ41])" office:value-type="float" office:value="217.238" calcext:value-type="float">
            <text:p>217.238</text:p>
          </table:table-cell>
          <table:table-cell table:formula="of:=AVERAGE([.AE41];[.AH41];[.AK41])" office:value-type="float" office:value="1973.547" calcext:value-type="float">
            <text:p>1973.547</text:p>
          </table:table-cell>
          <table:table-cell table:number-columns-repeated="2"/>
          <table:table-cell table:formula="of:=[.A41]+[.O41]+[.AC41]" office:value-type="float" office:value="284.6" calcext:value-type="float">
            <text:p>284.6</text:p>
          </table:table-cell>
          <table:table-cell table:formula="of:=[.B41]+[.P41]+[.AD41]" office:value-type="float" office:value="560.812" calcext:value-type="float">
            <text:p>560.812</text:p>
          </table:table-cell>
          <table:table-cell table:formula="of:=[.C41]+[.Q41]+[.AE41]" office:value-type="float" office:value="2597.41" calcext:value-type="float">
            <text:p>2597.41</text:p>
          </table:table-cell>
          <table:table-cell table:formula="of:=[.D41]+[.R41]+[.AF41]" office:value-type="float" office:value="311.3" calcext:value-type="float">
            <text:p>311.3</text:p>
          </table:table-cell>
          <table:table-cell table:formula="of:=[.E41]+[.S41]+[.AG41]" office:value-type="float" office:value="571.891" calcext:value-type="float">
            <text:p>571.891</text:p>
          </table:table-cell>
          <table:table-cell table:formula="of:=[.F41]+[.T41]+[.AH41]" office:value-type="float" office:value="2626.41" calcext:value-type="float">
            <text:p>2626.41</text:p>
          </table:table-cell>
          <table:table-cell table:formula="of:=[.G41]+[.U41]+[.AI41]" office:value-type="float" office:value="309.7" calcext:value-type="float">
            <text:p>309.7</text:p>
          </table:table-cell>
          <table:table-cell table:formula="of:=[.H41]+[.V41]+[.AJ41]" office:value-type="float" office:value="571.586" calcext:value-type="float">
            <text:p>571.586</text:p>
          </table:table-cell>
          <table:table-cell table:formula="of:=[.I41]+[.W41]+[.AK41]" office:value-type="float" office:value="2638.41" calcext:value-type="float">
            <text:p>2638.41</text:p>
          </table:table-cell>
          <table:table-cell table:formula="of:=AVERAGE([.AQ41];[.AT41];[.AW41])" office:value-type="float" office:value="301.866666666667" calcext:value-type="float">
            <text:p>301.866666666667</text:p>
          </table:table-cell>
          <table:table-cell table:formula="of:=AVERAGE([.AR41];[.AU41];[.AX41])" office:value-type="float" office:value="568.096333333333" calcext:value-type="float">
            <text:p>568.096333333333</text:p>
          </table:table-cell>
          <table:table-cell table:formula="of:=AVERAGE([.AS41];[.AV41];[.AY41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1]-[.BS41]" office:value-type="float" office:value="149" calcext:value-type="float">
            <text:p>149</text:p>
          </table:table-cell>
          <table:table-cell table:formula="of:=[.CH41]-[.BT41]" office:value-type="float" office:value="47.422" calcext:value-type="float">
            <text:p>47.422</text:p>
          </table:table-cell>
          <table:table-cell table:formula="of:=[.CI41]-[.BU41]" office:value-type="float" office:value="183.566" calcext:value-type="float">
            <text:p>183.566</text:p>
          </table:table-cell>
          <table:table-cell table:formula="of:=[.CJ41]-[.BV41]" office:value-type="float" office:value="149.4" calcext:value-type="float">
            <text:p>149.4</text:p>
          </table:table-cell>
          <table:table-cell table:formula="of:=[.CK41]-[.BW41]" office:value-type="float" office:value="47.421" calcext:value-type="float">
            <text:p>47.421</text:p>
          </table:table-cell>
          <table:table-cell table:formula="of:=[.CL41]-[.BX41]" office:value-type="float" office:value="183.566" calcext:value-type="float">
            <text:p>183.566</text:p>
          </table:table-cell>
          <table:table-cell table:formula="of:=[.CM41]-[.BY41]" office:value-type="float" office:value="150.2" calcext:value-type="float">
            <text:p>150.2</text:p>
          </table:table-cell>
          <table:table-cell table:formula="of:=[.CN41]-[.BZ41]" office:value-type="float" office:value="47.422" calcext:value-type="float">
            <text:p>47.422</text:p>
          </table:table-cell>
          <table:table-cell table:formula="of:=[.CO41]-[.CA41]" office:value-type="float" office:value="183.567" calcext:value-type="float">
            <text:p>183.567</text:p>
          </table:table-cell>
          <table:table-cell table:formula="of:=AVERAGE([.BE41];[.BH41];[.BK41])" office:value-type="float" office:value="149.533333333333" calcext:value-type="float">
            <text:p>149.533333333333</text:p>
          </table:table-cell>
          <table:table-cell table:formula="of:=AVERAGE([.BF41];[.BI41];[.BL41])" office:value-type="float" office:value="47.4216666666667" calcext:value-type="float">
            <text:p>47.4216666666667</text:p>
          </table:table-cell>
          <table:table-cell table:formula="of:=AVERAGE([.BG41];[.BJ41];[.BM4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1];[.BV41];[.BY41])" office:value-type="float" office:value="0" calcext:value-type="float">
            <text:p>0</text:p>
          </table:table-cell>
          <table:table-cell table:formula="of:=AVERAGE([.BT41];[.BW41];[.BZ41])" office:value-type="float" office:value="56.698" calcext:value-type="float">
            <text:p>56.698</text:p>
          </table:table-cell>
          <table:table-cell table:formula="of:=AVERAGE([.BU41];[.BX41];[.CA4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4" calcext:value-type="float">
            <text:p>149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2" calcext:value-type="float">
            <text:p>150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1];[.CJ41];[.CM41])" office:value-type="float" office:value="149.533333333333" calcext:value-type="float">
            <text:p>149.533333333333</text:p>
          </table:table-cell>
          <table:table-cell table:formula="of:=AVERAGE([.CH41];[.CK41];[.CN41])" office:value-type="float" office:value="104.119666666667" calcext:value-type="float">
            <text:p>104.119666666667</text:p>
          </table:table-cell>
          <table:table-cell table:formula="of:=AVERAGE([.CI41];[.CL41];[.CO4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308.867" calcext:value-type="float">
            <text:p>308.8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9.2" calcext:value-type="float">
            <text:p>309.2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3.2" calcext:value-type="float">
            <text:p>293.2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2];[.D42];[.G42])" office:value-type="float" office:value="294.933333333333" calcext:value-type="float">
            <text:p>294.933333333333</text:p>
          </table:table-cell>
          <table:table-cell table:formula="of:=AVERAGE([.B42];[.E42];[.H42])" office:value-type="float" office:value="316.109333333333" calcext:value-type="float">
            <text:p>316.109333333333</text:p>
          </table:table-cell>
          <table:table-cell table:formula="of:=AVERAGE([.C42];[.F42];[.I4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2];[.R42];[.U42])" office:value-type="float" office:value="0" calcext:value-type="float">
            <text:p>0</text:p>
          </table:table-cell>
          <table:table-cell table:formula="of:=AVERAGE([.P42];[.S42];[.V42])" office:value-type="float" office:value="34.749" calcext:value-type="float">
            <text:p>34.749</text:p>
          </table:table-cell>
          <table:table-cell table:formula="of:=AVERAGE([.Q42];[.T42];[.W4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2];[.AF42];[.AI42])" office:value-type="float" office:value="0" calcext:value-type="float">
            <text:p>0</text:p>
          </table:table-cell>
          <table:table-cell table:formula="of:=AVERAGE([.AD42];[.AG42];[.AJ42])" office:value-type="float" office:value="217.238" calcext:value-type="float">
            <text:p>217.238</text:p>
          </table:table-cell>
          <table:table-cell table:formula="of:=AVERAGE([.AE42];[.AH42];[.AK42])" office:value-type="float" office:value="1973.547" calcext:value-type="float">
            <text:p>1973.547</text:p>
          </table:table-cell>
          <table:table-cell table:number-columns-repeated="2"/>
          <table:table-cell table:formula="of:=[.A42]+[.O42]+[.AC42]" office:value-type="float" office:value="282.4" calcext:value-type="float">
            <text:p>282.4</text:p>
          </table:table-cell>
          <table:table-cell table:formula="of:=[.B42]+[.P42]+[.AD42]" office:value-type="float" office:value="560.812" calcext:value-type="float">
            <text:p>560.812</text:p>
          </table:table-cell>
          <table:table-cell table:formula="of:=[.C42]+[.Q42]+[.AE42]" office:value-type="float" office:value="2597.41" calcext:value-type="float">
            <text:p>2597.41</text:p>
          </table:table-cell>
          <table:table-cell table:formula="of:=[.D42]+[.R42]+[.AF42]" office:value-type="float" office:value="309.2" calcext:value-type="float">
            <text:p>309.2</text:p>
          </table:table-cell>
          <table:table-cell table:formula="of:=[.E42]+[.S42]+[.AG42]" office:value-type="float" office:value="571.891" calcext:value-type="float">
            <text:p>571.891</text:p>
          </table:table-cell>
          <table:table-cell table:formula="of:=[.F42]+[.T42]+[.AH42]" office:value-type="float" office:value="2626.41" calcext:value-type="float">
            <text:p>2626.41</text:p>
          </table:table-cell>
          <table:table-cell table:formula="of:=[.G42]+[.U42]+[.AI42]" office:value-type="float" office:value="293.2" calcext:value-type="float">
            <text:p>293.2</text:p>
          </table:table-cell>
          <table:table-cell table:formula="of:=[.H42]+[.V42]+[.AJ42]" office:value-type="float" office:value="571.586" calcext:value-type="float">
            <text:p>571.586</text:p>
          </table:table-cell>
          <table:table-cell table:formula="of:=[.I42]+[.W42]+[.AK42]" office:value-type="float" office:value="2638.41" calcext:value-type="float">
            <text:p>2638.41</text:p>
          </table:table-cell>
          <table:table-cell table:formula="of:=AVERAGE([.AQ42];[.AT42];[.AW42])" office:value-type="float" office:value="294.933333333333" calcext:value-type="float">
            <text:p>294.933333333333</text:p>
          </table:table-cell>
          <table:table-cell table:formula="of:=AVERAGE([.AR42];[.AU42];[.AX42])" office:value-type="float" office:value="568.096333333333" calcext:value-type="float">
            <text:p>568.096333333333</text:p>
          </table:table-cell>
          <table:table-cell table:formula="of:=AVERAGE([.AS42];[.AV42];[.AY4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2]-[.BS42]" office:value-type="float" office:value="152.6" calcext:value-type="float">
            <text:p>152.6</text:p>
          </table:table-cell>
          <table:table-cell table:formula="of:=[.CH42]-[.BT42]" office:value-type="float" office:value="47.422" calcext:value-type="float">
            <text:p>47.422</text:p>
          </table:table-cell>
          <table:table-cell table:formula="of:=[.CI42]-[.BU42]" office:value-type="float" office:value="183.566" calcext:value-type="float">
            <text:p>183.566</text:p>
          </table:table-cell>
          <table:table-cell table:formula="of:=[.CJ42]-[.BV42]" office:value-type="float" office:value="151.4" calcext:value-type="float">
            <text:p>151.4</text:p>
          </table:table-cell>
          <table:table-cell table:formula="of:=[.CK42]-[.BW42]" office:value-type="float" office:value="47.421" calcext:value-type="float">
            <text:p>47.421</text:p>
          </table:table-cell>
          <table:table-cell table:formula="of:=[.CL42]-[.BX42]" office:value-type="float" office:value="183.566" calcext:value-type="float">
            <text:p>183.566</text:p>
          </table:table-cell>
          <table:table-cell table:formula="of:=[.CM42]-[.BY42]" office:value-type="float" office:value="150.2" calcext:value-type="float">
            <text:p>150.2</text:p>
          </table:table-cell>
          <table:table-cell table:formula="of:=[.CN42]-[.BZ42]" office:value-type="float" office:value="47.422" calcext:value-type="float">
            <text:p>47.422</text:p>
          </table:table-cell>
          <table:table-cell table:formula="of:=[.CO42]-[.CA42]" office:value-type="float" office:value="183.567" calcext:value-type="float">
            <text:p>183.567</text:p>
          </table:table-cell>
          <table:table-cell table:formula="of:=AVERAGE([.BE42];[.BH42];[.BK42])" office:value-type="float" office:value="151.4" calcext:value-type="float">
            <text:p>151.4</text:p>
          </table:table-cell>
          <table:table-cell table:formula="of:=AVERAGE([.BF42];[.BI42];[.BL42])" office:value-type="float" office:value="47.4216666666667" calcext:value-type="float">
            <text:p>47.4216666666667</text:p>
          </table:table-cell>
          <table:table-cell table:formula="of:=AVERAGE([.BG42];[.BJ42];[.BM4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2];[.BV42];[.BY42])" office:value-type="float" office:value="0" calcext:value-type="float">
            <text:p>0</text:p>
          </table:table-cell>
          <table:table-cell table:formula="of:=AVERAGE([.BT42];[.BW42];[.BZ42])" office:value-type="float" office:value="56.698" calcext:value-type="float">
            <text:p>56.698</text:p>
          </table:table-cell>
          <table:table-cell table:formula="of:=AVERAGE([.BU42];[.BX42];[.CA4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6" calcext:value-type="float">
            <text:p>152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2" calcext:value-type="float">
            <text:p>150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2];[.CJ42];[.CM42])" office:value-type="float" office:value="151.4" calcext:value-type="float">
            <text:p>151.4</text:p>
          </table:table-cell>
          <table:table-cell table:formula="of:=AVERAGE([.CH42];[.CK42];[.CN42])" office:value-type="float" office:value="104.119666666667" calcext:value-type="float">
            <text:p>104.119666666667</text:p>
          </table:table-cell>
          <table:table-cell table:formula="of:=AVERAGE([.CI42];[.CL42];[.CO4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1.3" calcext:value-type="float">
            <text:p>281.3</text:p>
          </table:table-cell>
          <table:table-cell office:value-type="float" office:value="308.875" calcext:value-type="float">
            <text:p>308.87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0.9" calcext:value-type="float">
            <text:p>310.9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9.3" calcext:value-type="float">
            <text:p>309.3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3];[.D43];[.G43])" office:value-type="float" office:value="300.5" calcext:value-type="float">
            <text:p>300.5</text:p>
          </table:table-cell>
          <table:table-cell table:formula="of:=AVERAGE([.B43];[.E43];[.H43])" office:value-type="float" office:value="316.112" calcext:value-type="float">
            <text:p>316.112</text:p>
          </table:table-cell>
          <table:table-cell table:formula="of:=AVERAGE([.C43];[.F43];[.I4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3];[.R43];[.U43])" office:value-type="float" office:value="0" calcext:value-type="float">
            <text:p>0</text:p>
          </table:table-cell>
          <table:table-cell table:formula="of:=AVERAGE([.P43];[.S43];[.V43])" office:value-type="float" office:value="34.749" calcext:value-type="float">
            <text:p>34.749</text:p>
          </table:table-cell>
          <table:table-cell table:formula="of:=AVERAGE([.Q43];[.T43];[.W4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3];[.AF43];[.AI43])" office:value-type="float" office:value="0" calcext:value-type="float">
            <text:p>0</text:p>
          </table:table-cell>
          <table:table-cell table:formula="of:=AVERAGE([.AD43];[.AG43];[.AJ43])" office:value-type="float" office:value="217.238" calcext:value-type="float">
            <text:p>217.238</text:p>
          </table:table-cell>
          <table:table-cell table:formula="of:=AVERAGE([.AE43];[.AH43];[.AK43])" office:value-type="float" office:value="1973.547" calcext:value-type="float">
            <text:p>1973.547</text:p>
          </table:table-cell>
          <table:table-cell table:number-columns-repeated="2"/>
          <table:table-cell table:formula="of:=[.A43]+[.O43]+[.AC43]" office:value-type="float" office:value="281.3" calcext:value-type="float">
            <text:p>281.3</text:p>
          </table:table-cell>
          <table:table-cell table:formula="of:=[.B43]+[.P43]+[.AD43]" office:value-type="float" office:value="560.82" calcext:value-type="float">
            <text:p>560.82</text:p>
          </table:table-cell>
          <table:table-cell table:formula="of:=[.C43]+[.Q43]+[.AE43]" office:value-type="float" office:value="2597.41" calcext:value-type="float">
            <text:p>2597.41</text:p>
          </table:table-cell>
          <table:table-cell table:formula="of:=[.D43]+[.R43]+[.AF43]" office:value-type="float" office:value="310.9" calcext:value-type="float">
            <text:p>310.9</text:p>
          </table:table-cell>
          <table:table-cell table:formula="of:=[.E43]+[.S43]+[.AG43]" office:value-type="float" office:value="571.891" calcext:value-type="float">
            <text:p>571.891</text:p>
          </table:table-cell>
          <table:table-cell table:formula="of:=[.F43]+[.T43]+[.AH43]" office:value-type="float" office:value="2626.41" calcext:value-type="float">
            <text:p>2626.41</text:p>
          </table:table-cell>
          <table:table-cell table:formula="of:=[.G43]+[.U43]+[.AI43]" office:value-type="float" office:value="309.3" calcext:value-type="float">
            <text:p>309.3</text:p>
          </table:table-cell>
          <table:table-cell table:formula="of:=[.H43]+[.V43]+[.AJ43]" office:value-type="float" office:value="571.586" calcext:value-type="float">
            <text:p>571.586</text:p>
          </table:table-cell>
          <table:table-cell table:formula="of:=[.I43]+[.W43]+[.AK43]" office:value-type="float" office:value="2638.41" calcext:value-type="float">
            <text:p>2638.41</text:p>
          </table:table-cell>
          <table:table-cell table:formula="of:=AVERAGE([.AQ43];[.AT43];[.AW43])" office:value-type="float" office:value="300.5" calcext:value-type="float">
            <text:p>300.5</text:p>
          </table:table-cell>
          <table:table-cell table:formula="of:=AVERAGE([.AR43];[.AU43];[.AX43])" office:value-type="float" office:value="568.099" calcext:value-type="float">
            <text:p>568.099</text:p>
          </table:table-cell>
          <table:table-cell table:formula="of:=AVERAGE([.AS43];[.AV43];[.AY4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3]-[.BS43]" office:value-type="float" office:value="150.4" calcext:value-type="float">
            <text:p>150.4</text:p>
          </table:table-cell>
          <table:table-cell table:formula="of:=[.CH43]-[.BT43]" office:value-type="float" office:value="47.422" calcext:value-type="float">
            <text:p>47.422</text:p>
          </table:table-cell>
          <table:table-cell table:formula="of:=[.CI43]-[.BU43]" office:value-type="float" office:value="183.566" calcext:value-type="float">
            <text:p>183.566</text:p>
          </table:table-cell>
          <table:table-cell table:formula="of:=[.CJ43]-[.BV43]" office:value-type="float" office:value="148.5" calcext:value-type="float">
            <text:p>148.5</text:p>
          </table:table-cell>
          <table:table-cell table:formula="of:=[.CK43]-[.BW43]" office:value-type="float" office:value="47.421" calcext:value-type="float">
            <text:p>47.421</text:p>
          </table:table-cell>
          <table:table-cell table:formula="of:=[.CL43]-[.BX43]" office:value-type="float" office:value="183.566" calcext:value-type="float">
            <text:p>183.566</text:p>
          </table:table-cell>
          <table:table-cell table:formula="of:=[.CM43]-[.BY43]" office:value-type="float" office:value="148.2" calcext:value-type="float">
            <text:p>148.2</text:p>
          </table:table-cell>
          <table:table-cell table:formula="of:=[.CN43]-[.BZ43]" office:value-type="float" office:value="47.422" calcext:value-type="float">
            <text:p>47.422</text:p>
          </table:table-cell>
          <table:table-cell table:formula="of:=[.CO43]-[.CA43]" office:value-type="float" office:value="183.566" calcext:value-type="float">
            <text:p>183.566</text:p>
          </table:table-cell>
          <table:table-cell table:formula="of:=AVERAGE([.BE43];[.BH43];[.BK43])" office:value-type="float" office:value="149.033333333333" calcext:value-type="float">
            <text:p>149.033333333333</text:p>
          </table:table-cell>
          <table:table-cell table:formula="of:=AVERAGE([.BF43];[.BI43];[.BL43])" office:value-type="float" office:value="47.4216666666667" calcext:value-type="float">
            <text:p>47.4216666666667</text:p>
          </table:table-cell>
          <table:table-cell table:formula="of:=AVERAGE([.BG43];[.BJ43];[.BM43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914" calcext:value-type="float">
            <text:p>65.914</text:p>
          </table:table-cell>
          <table:table-cell office:value-type="float" office:value="1288.664" calcext:value-type="float">
            <text:p>1288.664</text:p>
          </table:table-cell>
          <table:table-cell table:formula="of:=AVERAGE([.BS43];[.BV43];[.BY43])" office:value-type="float" office:value="0" calcext:value-type="float">
            <text:p>0</text:p>
          </table:table-cell>
          <table:table-cell table:formula="of:=AVERAGE([.BT43];[.BW43];[.BZ43])" office:value-type="float" office:value="67.0443333333333" calcext:value-type="float">
            <text:p>67.0443333333333</text:p>
          </table:table-cell>
          <table:table-cell table:formula="of:=AVERAGE([.BU43];[.BX43];[.CA43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150.4" calcext:value-type="float">
            <text:p>150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5" calcext:value-type="float">
            <text:p>148.5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2" calcext:value-type="float">
            <text:p>148.2</text:p>
          </table:table-cell>
          <table:table-cell office:value-type="float" office:value="113.336" calcext:value-type="float">
            <text:p>113.336</text:p>
          </table:table-cell>
          <table:table-cell office:value-type="float" office:value="1472.23" calcext:value-type="float">
            <text:p>1472.23</text:p>
          </table:table-cell>
          <table:table-cell table:formula="of:=AVERAGE([.CG43];[.CJ43];[.CM43])" office:value-type="float" office:value="149.033333333333" calcext:value-type="float">
            <text:p>149.033333333333</text:p>
          </table:table-cell>
          <table:table-cell table:formula="of:=AVERAGE([.CH43];[.CK43];[.CN43])" office:value-type="float" office:value="114.466" calcext:value-type="float">
            <text:p>114.466</text:p>
          </table:table-cell>
          <table:table-cell table:formula="of:=AVERAGE([.CI43];[.CL43];[.CO43])" office:value-type="float" office:value="1468.936" calcext:value-type="float">
            <text:p>1468.936</text:p>
          </table:table-cell>
        </table:table-row>
        <table:table-row table:style-name="ro1">
          <table:table-cell office:value-type="float" office:value="295.9" calcext:value-type="float">
            <text:p>295.9</text:p>
          </table:table-cell>
          <table:table-cell office:value-type="float" office:value="309.215" calcext:value-type="float">
            <text:p>309.21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4.3" calcext:value-type="float">
            <text:p>304.3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2" calcext:value-type="float">
            <text:p>304.2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4];[.D44];[.G44])" office:value-type="float" office:value="301.466666666667" calcext:value-type="float">
            <text:p>301.466666666667</text:p>
          </table:table-cell>
          <table:table-cell table:formula="of:=AVERAGE([.B44];[.E44];[.H44])" office:value-type="float" office:value="316.225333333333" calcext:value-type="float">
            <text:p>316.225333333333</text:p>
          </table:table-cell>
          <table:table-cell table:formula="of:=AVERAGE([.C44];[.F44];[.I4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4];[.R44];[.U44])" office:value-type="float" office:value="0" calcext:value-type="float">
            <text:p>0</text:p>
          </table:table-cell>
          <table:table-cell table:formula="of:=AVERAGE([.P44];[.S44];[.V44])" office:value-type="float" office:value="34.749" calcext:value-type="float">
            <text:p>34.749</text:p>
          </table:table-cell>
          <table:table-cell table:formula="of:=AVERAGE([.Q44];[.T44];[.W4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4];[.AF44];[.AI44])" office:value-type="float" office:value="0" calcext:value-type="float">
            <text:p>0</text:p>
          </table:table-cell>
          <table:table-cell table:formula="of:=AVERAGE([.AD44];[.AG44];[.AJ44])" office:value-type="float" office:value="217.238" calcext:value-type="float">
            <text:p>217.238</text:p>
          </table:table-cell>
          <table:table-cell table:formula="of:=AVERAGE([.AE44];[.AH44];[.AK44])" office:value-type="float" office:value="1973.547" calcext:value-type="float">
            <text:p>1973.547</text:p>
          </table:table-cell>
          <table:table-cell table:number-columns-repeated="2"/>
          <table:table-cell table:formula="of:=[.A44]+[.O44]+[.AC44]" office:value-type="float" office:value="295.9" calcext:value-type="float">
            <text:p>295.9</text:p>
          </table:table-cell>
          <table:table-cell table:formula="of:=[.B44]+[.P44]+[.AD44]" office:value-type="float" office:value="561.16" calcext:value-type="float">
            <text:p>561.16</text:p>
          </table:table-cell>
          <table:table-cell table:formula="of:=[.C44]+[.Q44]+[.AE44]" office:value-type="float" office:value="2597.41" calcext:value-type="float">
            <text:p>2597.41</text:p>
          </table:table-cell>
          <table:table-cell table:formula="of:=[.D44]+[.R44]+[.AF44]" office:value-type="float" office:value="304.3" calcext:value-type="float">
            <text:p>304.3</text:p>
          </table:table-cell>
          <table:table-cell table:formula="of:=[.E44]+[.S44]+[.AG44]" office:value-type="float" office:value="571.891" calcext:value-type="float">
            <text:p>571.891</text:p>
          </table:table-cell>
          <table:table-cell table:formula="of:=[.F44]+[.T44]+[.AH44]" office:value-type="float" office:value="2626.41" calcext:value-type="float">
            <text:p>2626.41</text:p>
          </table:table-cell>
          <table:table-cell table:formula="of:=[.G44]+[.U44]+[.AI44]" office:value-type="float" office:value="304.2" calcext:value-type="float">
            <text:p>304.2</text:p>
          </table:table-cell>
          <table:table-cell table:formula="of:=[.H44]+[.V44]+[.AJ44]" office:value-type="float" office:value="571.586" calcext:value-type="float">
            <text:p>571.586</text:p>
          </table:table-cell>
          <table:table-cell table:formula="of:=[.I44]+[.W44]+[.AK44]" office:value-type="float" office:value="2638.41" calcext:value-type="float">
            <text:p>2638.41</text:p>
          </table:table-cell>
          <table:table-cell table:formula="of:=AVERAGE([.AQ44];[.AT44];[.AW44])" office:value-type="float" office:value="301.466666666667" calcext:value-type="float">
            <text:p>301.466666666667</text:p>
          </table:table-cell>
          <table:table-cell table:formula="of:=AVERAGE([.AR44];[.AU44];[.AX44])" office:value-type="float" office:value="568.212333333333" calcext:value-type="float">
            <text:p>568.212333333333</text:p>
          </table:table-cell>
          <table:table-cell table:formula="of:=AVERAGE([.AS44];[.AV44];[.AY4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4]-[.BS44]" office:value-type="float" office:value="152.2" calcext:value-type="float">
            <text:p>152.2</text:p>
          </table:table-cell>
          <table:table-cell table:formula="of:=[.CH44]-[.BT44]" office:value-type="float" office:value="47.422" calcext:value-type="float">
            <text:p>47.422</text:p>
          </table:table-cell>
          <table:table-cell table:formula="of:=[.CI44]-[.BU44]" office:value-type="float" office:value="183.566" calcext:value-type="float">
            <text:p>183.566</text:p>
          </table:table-cell>
          <table:table-cell table:formula="of:=[.CJ44]-[.BV44]" office:value-type="float" office:value="151.8" calcext:value-type="float">
            <text:p>151.8</text:p>
          </table:table-cell>
          <table:table-cell table:formula="of:=[.CK44]-[.BW44]" office:value-type="float" office:value="47.421" calcext:value-type="float">
            <text:p>47.421</text:p>
          </table:table-cell>
          <table:table-cell table:formula="of:=[.CL44]-[.BX44]" office:value-type="float" office:value="183.566" calcext:value-type="float">
            <text:p>183.566</text:p>
          </table:table-cell>
          <table:table-cell table:formula="of:=[.CM44]-[.BY44]" office:value-type="float" office:value="152.8" calcext:value-type="float">
            <text:p>152.8</text:p>
          </table:table-cell>
          <table:table-cell table:formula="of:=[.CN44]-[.BZ44]" office:value-type="float" office:value="47.422" calcext:value-type="float">
            <text:p>47.422</text:p>
          </table:table-cell>
          <table:table-cell table:formula="of:=[.CO44]-[.CA44]" office:value-type="float" office:value="183.567" calcext:value-type="float">
            <text:p>183.567</text:p>
          </table:table-cell>
          <table:table-cell table:formula="of:=AVERAGE([.BE44];[.BH44];[.BK44])" office:value-type="float" office:value="152.266666666667" calcext:value-type="float">
            <text:p>152.266666666667</text:p>
          </table:table-cell>
          <table:table-cell table:formula="of:=AVERAGE([.BF44];[.BI44];[.BL44])" office:value-type="float" office:value="47.4216666666667" calcext:value-type="float">
            <text:p>47.4216666666667</text:p>
          </table:table-cell>
          <table:table-cell table:formula="of:=AVERAGE([.BG44];[.BJ44];[.BM4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4];[.BV44];[.BY44])" office:value-type="float" office:value="0" calcext:value-type="float">
            <text:p>0</text:p>
          </table:table-cell>
          <table:table-cell table:formula="of:=AVERAGE([.BT44];[.BW44];[.BZ44])" office:value-type="float" office:value="56.698" calcext:value-type="float">
            <text:p>56.698</text:p>
          </table:table-cell>
          <table:table-cell table:formula="of:=AVERAGE([.BU44];[.BX44];[.CA4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2" calcext:value-type="float">
            <text:p>152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8" calcext:value-type="float">
            <text:p>151.8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8" calcext:value-type="float">
            <text:p>152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4];[.CJ44];[.CM44])" office:value-type="float" office:value="152.266666666667" calcext:value-type="float">
            <text:p>152.266666666667</text:p>
          </table:table-cell>
          <table:table-cell table:formula="of:=AVERAGE([.CH44];[.CK44];[.CN44])" office:value-type="float" office:value="104.119666666667" calcext:value-type="float">
            <text:p>104.119666666667</text:p>
          </table:table-cell>
          <table:table-cell table:formula="of:=AVERAGE([.CI44];[.CL44];[.CO4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6.1" calcext:value-type="float">
            <text:p>286.1</text:p>
          </table:table-cell>
          <table:table-cell office:value-type="float" office:value="309.148" calcext:value-type="float">
            <text:p>309.14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" calcext:value-type="float">
            <text:p>308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5.6" calcext:value-type="float">
            <text:p>305.6</text:p>
          </table:table-cell>
          <table:table-cell office:value-type="float" office:value="319.641" calcext:value-type="float">
            <text:p>319.641</text:p>
          </table:table-cell>
          <table:table-cell office:value-type="float" office:value="579.523" calcext:value-type="float">
            <text:p>579.523</text:p>
          </table:table-cell>
          <table:table-cell table:formula="of:=AVERAGE([.A45];[.D45];[.G45])" office:value-type="float" office:value="299.9" calcext:value-type="float">
            <text:p>299.9</text:p>
          </table:table-cell>
          <table:table-cell table:formula="of:=AVERAGE([.B45];[.E45];[.H45])" office:value-type="float" office:value="316.224" calcext:value-type="float">
            <text:p>316.224</text:p>
          </table:table-cell>
          <table:table-cell table:formula="of:=AVERAGE([.C45];[.F45];[.I4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5];[.R45];[.U45])" office:value-type="float" office:value="0" calcext:value-type="float">
            <text:p>0</text:p>
          </table:table-cell>
          <table:table-cell table:formula="of:=AVERAGE([.P45];[.S45];[.V45])" office:value-type="float" office:value="34.749" calcext:value-type="float">
            <text:p>34.749</text:p>
          </table:table-cell>
          <table:table-cell table:formula="of:=AVERAGE([.Q45];[.T45];[.W4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5];[.AF45];[.AI45])" office:value-type="float" office:value="0" calcext:value-type="float">
            <text:p>0</text:p>
          </table:table-cell>
          <table:table-cell table:formula="of:=AVERAGE([.AD45];[.AG45];[.AJ45])" office:value-type="float" office:value="217.238" calcext:value-type="float">
            <text:p>217.238</text:p>
          </table:table-cell>
          <table:table-cell table:formula="of:=AVERAGE([.AE45];[.AH45];[.AK45])" office:value-type="float" office:value="1973.547" calcext:value-type="float">
            <text:p>1973.547</text:p>
          </table:table-cell>
          <table:table-cell table:number-columns-repeated="2"/>
          <table:table-cell table:formula="of:=[.A45]+[.O45]+[.AC45]" office:value-type="float" office:value="286.1" calcext:value-type="float">
            <text:p>286.1</text:p>
          </table:table-cell>
          <table:table-cell table:formula="of:=[.B45]+[.P45]+[.AD45]" office:value-type="float" office:value="561.093" calcext:value-type="float">
            <text:p>561.093</text:p>
          </table:table-cell>
          <table:table-cell table:formula="of:=[.C45]+[.Q45]+[.AE45]" office:value-type="float" office:value="2597.41" calcext:value-type="float">
            <text:p>2597.41</text:p>
          </table:table-cell>
          <table:table-cell table:formula="of:=[.D45]+[.R45]+[.AF45]" office:value-type="float" office:value="308" calcext:value-type="float">
            <text:p>308</text:p>
          </table:table-cell>
          <table:table-cell table:formula="of:=[.E45]+[.S45]+[.AG45]" office:value-type="float" office:value="571.891" calcext:value-type="float">
            <text:p>571.891</text:p>
          </table:table-cell>
          <table:table-cell table:formula="of:=[.F45]+[.T45]+[.AH45]" office:value-type="float" office:value="2626.41" calcext:value-type="float">
            <text:p>2626.41</text:p>
          </table:table-cell>
          <table:table-cell table:formula="of:=[.G45]+[.U45]+[.AI45]" office:value-type="float" office:value="305.6" calcext:value-type="float">
            <text:p>305.6</text:p>
          </table:table-cell>
          <table:table-cell table:formula="of:=[.H45]+[.V45]+[.AJ45]" office:value-type="float" office:value="571.649" calcext:value-type="float">
            <text:p>571.649</text:p>
          </table:table-cell>
          <table:table-cell table:formula="of:=[.I45]+[.W45]+[.AK45]" office:value-type="float" office:value="2638.41" calcext:value-type="float">
            <text:p>2638.41</text:p>
          </table:table-cell>
          <table:table-cell table:formula="of:=AVERAGE([.AQ45];[.AT45];[.AW45])" office:value-type="float" office:value="299.9" calcext:value-type="float">
            <text:p>299.9</text:p>
          </table:table-cell>
          <table:table-cell table:formula="of:=AVERAGE([.AR45];[.AU45];[.AX45])" office:value-type="float" office:value="568.211" calcext:value-type="float">
            <text:p>568.211</text:p>
          </table:table-cell>
          <table:table-cell table:formula="of:=AVERAGE([.AS45];[.AV45];[.AY4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45]-[.BS45]" office:value-type="float" office:value="152.1" calcext:value-type="float">
            <text:p>152.1</text:p>
          </table:table-cell>
          <table:table-cell table:formula="of:=[.CH45]-[.BT45]" office:value-type="float" office:value="47.422" calcext:value-type="float">
            <text:p>47.422</text:p>
          </table:table-cell>
          <table:table-cell table:formula="of:=[.CI45]-[.BU45]" office:value-type="float" office:value="183.566" calcext:value-type="float">
            <text:p>183.566</text:p>
          </table:table-cell>
          <table:table-cell table:formula="of:=[.CJ45]-[.BV45]" office:value-type="float" office:value="153.2" calcext:value-type="float">
            <text:p>153.2</text:p>
          </table:table-cell>
          <table:table-cell table:formula="of:=[.CK45]-[.BW45]" office:value-type="float" office:value="47.421" calcext:value-type="float">
            <text:p>47.421</text:p>
          </table:table-cell>
          <table:table-cell table:formula="of:=[.CL45]-[.BX45]" office:value-type="float" office:value="183.566" calcext:value-type="float">
            <text:p>183.566</text:p>
          </table:table-cell>
          <table:table-cell table:formula="of:=[.CM45]-[.BY45]" office:value-type="float" office:value="152.2" calcext:value-type="float">
            <text:p>152.2</text:p>
          </table:table-cell>
          <table:table-cell table:formula="of:=[.CN45]-[.BZ45]" office:value-type="float" office:value="47.422" calcext:value-type="float">
            <text:p>47.422</text:p>
          </table:table-cell>
          <table:table-cell table:formula="of:=[.CO45]-[.CA45]" office:value-type="float" office:value="183.567" calcext:value-type="float">
            <text:p>183.567</text:p>
          </table:table-cell>
          <table:table-cell table:formula="of:=AVERAGE([.BE45];[.BH45];[.BK45])" office:value-type="float" office:value="152.5" calcext:value-type="float">
            <text:p>152.5</text:p>
          </table:table-cell>
          <table:table-cell table:formula="of:=AVERAGE([.BF45];[.BI45];[.BL45])" office:value-type="float" office:value="47.4216666666667" calcext:value-type="float">
            <text:p>47.4216666666667</text:p>
          </table:table-cell>
          <table:table-cell table:formula="of:=AVERAGE([.BG45];[.BJ45];[.BM4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5];[.BV45];[.BY45])" office:value-type="float" office:value="0" calcext:value-type="float">
            <text:p>0</text:p>
          </table:table-cell>
          <table:table-cell table:formula="of:=AVERAGE([.BT45];[.BW45];[.BZ45])" office:value-type="float" office:value="56.698" calcext:value-type="float">
            <text:p>56.698</text:p>
          </table:table-cell>
          <table:table-cell table:formula="of:=AVERAGE([.BU45];[.BX45];[.CA4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1" calcext:value-type="float">
            <text:p>152.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.2" calcext:value-type="float">
            <text:p>153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2" calcext:value-type="float">
            <text:p>152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5];[.CJ45];[.CM45])" office:value-type="float" office:value="152.5" calcext:value-type="float">
            <text:p>152.5</text:p>
          </table:table-cell>
          <table:table-cell table:formula="of:=AVERAGE([.CH45];[.CK45];[.CN45])" office:value-type="float" office:value="104.119666666667" calcext:value-type="float">
            <text:p>104.119666666667</text:p>
          </table:table-cell>
          <table:table-cell table:formula="of:=AVERAGE([.CI45];[.CL45];[.CO4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68.7" calcext:value-type="float">
            <text:p>268.7</text:p>
          </table:table-cell>
          <table:table-cell office:value-type="float" office:value="309.148" calcext:value-type="float">
            <text:p>309.148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.5" calcext:value-type="float">
            <text:p>300.5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3.2" calcext:value-type="float">
            <text:p>313.2</text:p>
          </table:table-cell>
          <table:table-cell office:value-type="float" office:value="319.641" calcext:value-type="float">
            <text:p>319.641</text:p>
          </table:table-cell>
          <table:table-cell office:value-type="float" office:value="579.523" calcext:value-type="float">
            <text:p>579.523</text:p>
          </table:table-cell>
          <table:table-cell table:formula="of:=AVERAGE([.A46];[.D46];[.G46])" office:value-type="float" office:value="294.133333333333" calcext:value-type="float">
            <text:p>294.133333333333</text:p>
          </table:table-cell>
          <table:table-cell table:formula="of:=AVERAGE([.B46];[.E46];[.H46])" office:value-type="float" office:value="316.224" calcext:value-type="float">
            <text:p>316.224</text:p>
          </table:table-cell>
          <table:table-cell table:formula="of:=AVERAGE([.C46];[.F46];[.I4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6];[.R46];[.U46])" office:value-type="float" office:value="0" calcext:value-type="float">
            <text:p>0</text:p>
          </table:table-cell>
          <table:table-cell table:formula="of:=AVERAGE([.P46];[.S46];[.V46])" office:value-type="float" office:value="34.749" calcext:value-type="float">
            <text:p>34.749</text:p>
          </table:table-cell>
          <table:table-cell table:formula="of:=AVERAGE([.Q46];[.T46];[.W46])" office:value-type="float" office:value="85.34" calcext:value-type="float">
            <text:p>85.3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6];[.AF46];[.AI46])" office:value-type="float" office:value="5.23333333333333" calcext:value-type="float">
            <text:p>5.23333333333333</text:p>
          </table:table-cell>
          <table:table-cell table:formula="of:=AVERAGE([.AD46];[.AG46];[.AJ46])" office:value-type="float" office:value="219.238" calcext:value-type="float">
            <text:p>219.238</text:p>
          </table:table-cell>
          <table:table-cell table:formula="of:=AVERAGE([.AE46];[.AH46];[.AK46])" office:value-type="float" office:value="1975.547" calcext:value-type="float">
            <text:p>1975.547</text:p>
          </table:table-cell>
          <table:table-cell table:number-columns-repeated="2"/>
          <table:table-cell table:formula="of:=[.A46]+[.O46]+[.AC46]" office:value-type="float" office:value="274.6" calcext:value-type="float">
            <text:p>274.6</text:p>
          </table:table-cell>
          <table:table-cell table:formula="of:=[.B46]+[.P46]+[.AD46]" office:value-type="float" office:value="563.093" calcext:value-type="float">
            <text:p>563.093</text:p>
          </table:table-cell>
          <table:table-cell table:formula="of:=[.C46]+[.Q46]+[.AE46]" office:value-type="float" office:value="2599.41" calcext:value-type="float">
            <text:p>2599.41</text:p>
          </table:table-cell>
          <table:table-cell table:formula="of:=[.D46]+[.R46]+[.AF46]" office:value-type="float" office:value="305.4" calcext:value-type="float">
            <text:p>305.4</text:p>
          </table:table-cell>
          <table:table-cell table:formula="of:=[.E46]+[.S46]+[.AG46]" office:value-type="float" office:value="573.891" calcext:value-type="float">
            <text:p>573.891</text:p>
          </table:table-cell>
          <table:table-cell table:formula="of:=[.F46]+[.T46]+[.AH46]" office:value-type="float" office:value="2628.41" calcext:value-type="float">
            <text:p>2628.41</text:p>
          </table:table-cell>
          <table:table-cell table:formula="of:=[.G46]+[.U46]+[.AI46]" office:value-type="float" office:value="318.1" calcext:value-type="float">
            <text:p>318.1</text:p>
          </table:table-cell>
          <table:table-cell table:formula="of:=[.H46]+[.V46]+[.AJ46]" office:value-type="float" office:value="573.649" calcext:value-type="float">
            <text:p>573.649</text:p>
          </table:table-cell>
          <table:table-cell table:formula="of:=[.I46]+[.W46]+[.AK46]" office:value-type="float" office:value="2640.41" calcext:value-type="float">
            <text:p>2640.41</text:p>
          </table:table-cell>
          <table:table-cell table:formula="of:=AVERAGE([.AQ46];[.AT46];[.AW46])" office:value-type="float" office:value="299.366666666667" calcext:value-type="float">
            <text:p>299.366666666667</text:p>
          </table:table-cell>
          <table:table-cell table:formula="of:=AVERAGE([.AR46];[.AU46];[.AX46])" office:value-type="float" office:value="570.211" calcext:value-type="float">
            <text:p>570.211</text:p>
          </table:table-cell>
          <table:table-cell table:formula="of:=AVERAGE([.AS46];[.AV46];[.AY46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46]-[.BS46]" office:value-type="float" office:value="150.5" calcext:value-type="float">
            <text:p>150.5</text:p>
          </table:table-cell>
          <table:table-cell table:formula="of:=[.CH46]-[.BT46]" office:value-type="float" office:value="47.422" calcext:value-type="float">
            <text:p>47.422</text:p>
          </table:table-cell>
          <table:table-cell table:formula="of:=[.CI46]-[.BU46]" office:value-type="float" office:value="183.567" calcext:value-type="float">
            <text:p>183.567</text:p>
          </table:table-cell>
          <table:table-cell table:formula="of:=[.CJ46]-[.BV46]" office:value-type="float" office:value="147.2" calcext:value-type="float">
            <text:p>147.2</text:p>
          </table:table-cell>
          <table:table-cell table:formula="of:=[.CK46]-[.BW46]" office:value-type="float" office:value="47.421" calcext:value-type="float">
            <text:p>47.421</text:p>
          </table:table-cell>
          <table:table-cell table:formula="of:=[.CL46]-[.BX46]" office:value-type="float" office:value="183.566" calcext:value-type="float">
            <text:p>183.566</text:p>
          </table:table-cell>
          <table:table-cell table:formula="of:=[.CM46]-[.BY46]" office:value-type="float" office:value="149.8" calcext:value-type="float">
            <text:p>149.8</text:p>
          </table:table-cell>
          <table:table-cell table:formula="of:=[.CN46]-[.BZ46]" office:value-type="float" office:value="47.422" calcext:value-type="float">
            <text:p>47.422</text:p>
          </table:table-cell>
          <table:table-cell table:formula="of:=[.CO46]-[.CA46]" office:value-type="float" office:value="183.567" calcext:value-type="float">
            <text:p>183.567</text:p>
          </table:table-cell>
          <table:table-cell table:formula="of:=AVERAGE([.BE46];[.BH46];[.BK46])" office:value-type="float" office:value="149.166666666667" calcext:value-type="float">
            <text:p>149.166666666667</text:p>
          </table:table-cell>
          <table:table-cell table:formula="of:=AVERAGE([.BF46];[.BI46];[.BL46])" office:value-type="float" office:value="47.4216666666667" calcext:value-type="float">
            <text:p>47.4216666666667</text:p>
          </table:table-cell>
          <table:table-cell table:formula="of:=AVERAGE([.BG46];[.BJ46];[.BM46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488" calcext:value-type="float">
            <text:p>98.48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6];[.BV46];[.BY46])" office:value-type="float" office:value="0" calcext:value-type="float">
            <text:p>0</text:p>
          </table:table-cell>
          <table:table-cell table:formula="of:=AVERAGE([.BT46];[.BW46];[.BZ46])" office:value-type="float" office:value="67.0716666666667" calcext:value-type="float">
            <text:p>67.0716666666667</text:p>
          </table:table-cell>
          <table:table-cell table:formula="of:=AVERAGE([.BU46];[.BX46];[.CA4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50.5" calcext:value-type="float">
            <text:p>150.5</text:p>
          </table:table-cell>
          <table:table-cell office:value-type="float" office:value="145.91" calcext:value-type="float">
            <text:p>145.91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147.2" calcext:value-type="float">
            <text:p>147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8" calcext:value-type="float">
            <text:p>149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6];[.CJ46];[.CM46])" office:value-type="float" office:value="149.166666666667" calcext:value-type="float">
            <text:p>149.166666666667</text:p>
          </table:table-cell>
          <table:table-cell table:formula="of:=AVERAGE([.CH46];[.CK46];[.CN46])" office:value-type="float" office:value="114.493333333333" calcext:value-type="float">
            <text:p>114.493333333333</text:p>
          </table:table-cell>
          <table:table-cell table:formula="of:=AVERAGE([.CI46];[.CL46];[.CO46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1.8" calcext:value-type="float">
            <text:p>311.8</text:p>
          </table:table-cell>
          <table:table-cell office:value-type="float" office:value="319.82" calcext:value-type="float">
            <text:p>319.8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6.9" calcext:value-type="float">
            <text:p>296.9</text:p>
          </table:table-cell>
          <table:table-cell office:value-type="float" office:value="319.641" calcext:value-type="float">
            <text:p>319.641</text:p>
          </table:table-cell>
          <table:table-cell office:value-type="float" office:value="579.523" calcext:value-type="float">
            <text:p>579.523</text:p>
          </table:table-cell>
          <table:table-cell table:formula="of:=AVERAGE([.A47];[.D47];[.G47])" office:value-type="float" office:value="299.5" calcext:value-type="float">
            <text:p>299.5</text:p>
          </table:table-cell>
          <table:table-cell table:formula="of:=AVERAGE([.B47];[.E47];[.H47])" office:value-type="float" office:value="316.182333333333" calcext:value-type="float">
            <text:p>316.182333333333</text:p>
          </table:table-cell>
          <table:table-cell table:formula="of:=AVERAGE([.C47];[.F47];[.I4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7];[.R47];[.U47])" office:value-type="float" office:value="0" calcext:value-type="float">
            <text:p>0</text:p>
          </table:table-cell>
          <table:table-cell table:formula="of:=AVERAGE([.P47];[.S47];[.V47])" office:value-type="float" office:value="34.749" calcext:value-type="float">
            <text:p>34.749</text:p>
          </table:table-cell>
          <table:table-cell table:formula="of:=AVERAGE([.Q47];[.T47];[.W4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7];[.AF47];[.AI47])" office:value-type="float" office:value="0" calcext:value-type="float">
            <text:p>0</text:p>
          </table:table-cell>
          <table:table-cell table:formula="of:=AVERAGE([.AD47];[.AG47];[.AJ47])" office:value-type="float" office:value="219.238" calcext:value-type="float">
            <text:p>219.238</text:p>
          </table:table-cell>
          <table:table-cell table:formula="of:=AVERAGE([.AE47];[.AH47];[.AK47])" office:value-type="float" office:value="1975.547" calcext:value-type="float">
            <text:p>1975.547</text:p>
          </table:table-cell>
          <table:table-cell table:number-columns-repeated="2"/>
          <table:table-cell table:formula="of:=[.A47]+[.O47]+[.AC47]" office:value-type="float" office:value="289.8" calcext:value-type="float">
            <text:p>289.8</text:p>
          </table:table-cell>
          <table:table-cell table:formula="of:=[.B47]+[.P47]+[.AD47]" office:value-type="float" office:value="563.031" calcext:value-type="float">
            <text:p>563.031</text:p>
          </table:table-cell>
          <table:table-cell table:formula="of:=[.C47]+[.Q47]+[.AE47]" office:value-type="float" office:value="2599.41" calcext:value-type="float">
            <text:p>2599.41</text:p>
          </table:table-cell>
          <table:table-cell table:formula="of:=[.D47]+[.R47]+[.AF47]" office:value-type="float" office:value="311.8" calcext:value-type="float">
            <text:p>311.8</text:p>
          </table:table-cell>
          <table:table-cell table:formula="of:=[.E47]+[.S47]+[.AG47]" office:value-type="float" office:value="573.828" calcext:value-type="float">
            <text:p>573.828</text:p>
          </table:table-cell>
          <table:table-cell table:formula="of:=[.F47]+[.T47]+[.AH47]" office:value-type="float" office:value="2628.41" calcext:value-type="float">
            <text:p>2628.41</text:p>
          </table:table-cell>
          <table:table-cell table:formula="of:=[.G47]+[.U47]+[.AI47]" office:value-type="float" office:value="296.9" calcext:value-type="float">
            <text:p>296.9</text:p>
          </table:table-cell>
          <table:table-cell table:formula="of:=[.H47]+[.V47]+[.AJ47]" office:value-type="float" office:value="573.649" calcext:value-type="float">
            <text:p>573.649</text:p>
          </table:table-cell>
          <table:table-cell table:formula="of:=[.I47]+[.W47]+[.AK47]" office:value-type="float" office:value="2640.41" calcext:value-type="float">
            <text:p>2640.41</text:p>
          </table:table-cell>
          <table:table-cell table:formula="of:=AVERAGE([.AQ47];[.AT47];[.AW47])" office:value-type="float" office:value="299.5" calcext:value-type="float">
            <text:p>299.5</text:p>
          </table:table-cell>
          <table:table-cell table:formula="of:=AVERAGE([.AR47];[.AU47];[.AX47])" office:value-type="float" office:value="570.169333333333" calcext:value-type="float">
            <text:p>570.169333333333</text:p>
          </table:table-cell>
          <table:table-cell table:formula="of:=AVERAGE([.AS47];[.AV47];[.AY4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47]-[.BS47]" office:value-type="float" office:value="152.3" calcext:value-type="float">
            <text:p>152.3</text:p>
          </table:table-cell>
          <table:table-cell table:formula="of:=[.CH47]-[.BT47]" office:value-type="float" office:value="47.422" calcext:value-type="float">
            <text:p>47.422</text:p>
          </table:table-cell>
          <table:table-cell table:formula="of:=[.CI47]-[.BU47]" office:value-type="float" office:value="183.566" calcext:value-type="float">
            <text:p>183.566</text:p>
          </table:table-cell>
          <table:table-cell table:formula="of:=[.CJ47]-[.BV47]" office:value-type="float" office:value="151.4" calcext:value-type="float">
            <text:p>151.4</text:p>
          </table:table-cell>
          <table:table-cell table:formula="of:=[.CK47]-[.BW47]" office:value-type="float" office:value="47.422" calcext:value-type="float">
            <text:p>47.422</text:p>
          </table:table-cell>
          <table:table-cell table:formula="of:=[.CL47]-[.BX47]" office:value-type="float" office:value="183.567" calcext:value-type="float">
            <text:p>183.567</text:p>
          </table:table-cell>
          <table:table-cell table:formula="of:=[.CM47]-[.BY47]" office:value-type="float" office:value="153.2" calcext:value-type="float">
            <text:p>153.2</text:p>
          </table:table-cell>
          <table:table-cell table:formula="of:=[.CN47]-[.BZ47]" office:value-type="float" office:value="47.422" calcext:value-type="float">
            <text:p>47.422</text:p>
          </table:table-cell>
          <table:table-cell table:formula="of:=[.CO47]-[.CA47]" office:value-type="float" office:value="183.567" calcext:value-type="float">
            <text:p>183.567</text:p>
          </table:table-cell>
          <table:table-cell table:formula="of:=AVERAGE([.BE47];[.BH47];[.BK47])" office:value-type="float" office:value="152.3" calcext:value-type="float">
            <text:p>152.3</text:p>
          </table:table-cell>
          <table:table-cell table:formula="of:=AVERAGE([.BF47];[.BI47];[.BL47])" office:value-type="float" office:value="47.422" calcext:value-type="float">
            <text:p>47.422</text:p>
          </table:table-cell>
          <table:table-cell table:formula="of:=AVERAGE([.BG47];[.BJ47];[.BM47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7];[.BV47];[.BY47])" office:value-type="float" office:value="0" calcext:value-type="float">
            <text:p>0</text:p>
          </table:table-cell>
          <table:table-cell table:formula="of:=AVERAGE([.BT47];[.BW47];[.BZ47])" office:value-type="float" office:value="67.0573333333333" calcext:value-type="float">
            <text:p>67.0573333333333</text:p>
          </table:table-cell>
          <table:table-cell table:formula="of:=AVERAGE([.BU47];[.BX47];[.CA47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52.3" calcext:value-type="float">
            <text:p>152.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146.352" calcext:value-type="float">
            <text:p>146.352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153.2" calcext:value-type="float">
            <text:p>153.2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7];[.CJ47];[.CM47])" office:value-type="float" office:value="152.3" calcext:value-type="float">
            <text:p>152.3</text:p>
          </table:table-cell>
          <table:table-cell table:formula="of:=AVERAGE([.CH47];[.CK47];[.CN47])" office:value-type="float" office:value="114.479333333333" calcext:value-type="float">
            <text:p>114.479333333333</text:p>
          </table:table-cell>
          <table:table-cell table:formula="of:=AVERAGE([.CI47];[.CL47];[.CO47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287.5" calcext:value-type="float">
            <text:p>287.5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1.7" calcext:value-type="float">
            <text:p>311.7</text:p>
          </table:table-cell>
          <table:table-cell office:value-type="float" office:value="319.82" calcext:value-type="float">
            <text:p>319.8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4.4" calcext:value-type="float">
            <text:p>294.4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8];[.D48];[.G48])" office:value-type="float" office:value="297.866666666667" calcext:value-type="float">
            <text:p>297.866666666667</text:p>
          </table:table-cell>
          <table:table-cell table:formula="of:=AVERAGE([.B48];[.E48];[.H48])" office:value-type="float" office:value="316.161333333333" calcext:value-type="float">
            <text:p>316.161333333333</text:p>
          </table:table-cell>
          <table:table-cell table:formula="of:=AVERAGE([.C48];[.F48];[.I4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8];[.R48];[.U48])" office:value-type="float" office:value="0" calcext:value-type="float">
            <text:p>0</text:p>
          </table:table-cell>
          <table:table-cell table:formula="of:=AVERAGE([.P48];[.S48];[.V48])" office:value-type="float" office:value="34.749" calcext:value-type="float">
            <text:p>34.749</text:p>
          </table:table-cell>
          <table:table-cell table:formula="of:=AVERAGE([.Q48];[.T48];[.W4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8];[.AF48];[.AI48])" office:value-type="float" office:value="0" calcext:value-type="float">
            <text:p>0</text:p>
          </table:table-cell>
          <table:table-cell table:formula="of:=AVERAGE([.AD48];[.AG48];[.AJ48])" office:value-type="float" office:value="219.238" calcext:value-type="float">
            <text:p>219.238</text:p>
          </table:table-cell>
          <table:table-cell table:formula="of:=AVERAGE([.AE48];[.AH48];[.AK48])" office:value-type="float" office:value="1975.547" calcext:value-type="float">
            <text:p>1975.547</text:p>
          </table:table-cell>
          <table:table-cell table:number-columns-repeated="2"/>
          <table:table-cell table:formula="of:=[.A48]+[.O48]+[.AC48]" office:value-type="float" office:value="287.5" calcext:value-type="float">
            <text:p>287.5</text:p>
          </table:table-cell>
          <table:table-cell table:formula="of:=[.B48]+[.P48]+[.AD48]" office:value-type="float" office:value="563.031" calcext:value-type="float">
            <text:p>563.031</text:p>
          </table:table-cell>
          <table:table-cell table:formula="of:=[.C48]+[.Q48]+[.AE48]" office:value-type="float" office:value="2599.41" calcext:value-type="float">
            <text:p>2599.41</text:p>
          </table:table-cell>
          <table:table-cell table:formula="of:=[.D48]+[.R48]+[.AF48]" office:value-type="float" office:value="311.7" calcext:value-type="float">
            <text:p>311.7</text:p>
          </table:table-cell>
          <table:table-cell table:formula="of:=[.E48]+[.S48]+[.AG48]" office:value-type="float" office:value="573.828" calcext:value-type="float">
            <text:p>573.828</text:p>
          </table:table-cell>
          <table:table-cell table:formula="of:=[.F48]+[.T48]+[.AH48]" office:value-type="float" office:value="2628.41" calcext:value-type="float">
            <text:p>2628.41</text:p>
          </table:table-cell>
          <table:table-cell table:formula="of:=[.G48]+[.U48]+[.AI48]" office:value-type="float" office:value="294.4" calcext:value-type="float">
            <text:p>294.4</text:p>
          </table:table-cell>
          <table:table-cell table:formula="of:=[.H48]+[.V48]+[.AJ48]" office:value-type="float" office:value="573.586" calcext:value-type="float">
            <text:p>573.586</text:p>
          </table:table-cell>
          <table:table-cell table:formula="of:=[.I48]+[.W48]+[.AK48]" office:value-type="float" office:value="2640.41" calcext:value-type="float">
            <text:p>2640.41</text:p>
          </table:table-cell>
          <table:table-cell table:formula="of:=AVERAGE([.AQ48];[.AT48];[.AW48])" office:value-type="float" office:value="297.866666666667" calcext:value-type="float">
            <text:p>297.866666666667</text:p>
          </table:table-cell>
          <table:table-cell table:formula="of:=AVERAGE([.AR48];[.AU48];[.AX48])" office:value-type="float" office:value="570.148333333333" calcext:value-type="float">
            <text:p>570.148333333333</text:p>
          </table:table-cell>
          <table:table-cell table:formula="of:=AVERAGE([.AS48];[.AV48];[.AY48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48]-[.BS48]" office:value-type="float" office:value="152.4" calcext:value-type="float">
            <text:p>152.4</text:p>
          </table:table-cell>
          <table:table-cell table:formula="of:=[.CH48]-[.BT48]" office:value-type="float" office:value="47.422" calcext:value-type="float">
            <text:p>47.422</text:p>
          </table:table-cell>
          <table:table-cell table:formula="of:=[.CI48]-[.BU48]" office:value-type="float" office:value="183.566" calcext:value-type="float">
            <text:p>183.566</text:p>
          </table:table-cell>
          <table:table-cell table:formula="of:=[.CJ48]-[.BV48]" office:value-type="float" office:value="152" calcext:value-type="float">
            <text:p>152</text:p>
          </table:table-cell>
          <table:table-cell table:formula="of:=[.CK48]-[.BW48]" office:value-type="float" office:value="47.421" calcext:value-type="float">
            <text:p>47.421</text:p>
          </table:table-cell>
          <table:table-cell table:formula="of:=[.CL48]-[.BX48]" office:value-type="float" office:value="183.566" calcext:value-type="float">
            <text:p>183.566</text:p>
          </table:table-cell>
          <table:table-cell table:formula="of:=[.CM48]-[.BY48]" office:value-type="float" office:value="146.7" calcext:value-type="float">
            <text:p>146.7</text:p>
          </table:table-cell>
          <table:table-cell table:formula="of:=[.CN48]-[.BZ48]" office:value-type="float" office:value="47.422" calcext:value-type="float">
            <text:p>47.422</text:p>
          </table:table-cell>
          <table:table-cell table:formula="of:=[.CO48]-[.CA48]" office:value-type="float" office:value="183.567" calcext:value-type="float">
            <text:p>183.567</text:p>
          </table:table-cell>
          <table:table-cell table:formula="of:=AVERAGE([.BE48];[.BH48];[.BK48])" office:value-type="float" office:value="150.366666666667" calcext:value-type="float">
            <text:p>150.366666666667</text:p>
          </table:table-cell>
          <table:table-cell table:formula="of:=AVERAGE([.BF48];[.BI48];[.BL48])" office:value-type="float" office:value="47.4216666666667" calcext:value-type="float">
            <text:p>47.4216666666667</text:p>
          </table:table-cell>
          <table:table-cell table:formula="of:=AVERAGE([.BG48];[.BJ48];[.BM4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8];[.BV48];[.BY48])" office:value-type="float" office:value="0" calcext:value-type="float">
            <text:p>0</text:p>
          </table:table-cell>
          <table:table-cell table:formula="of:=AVERAGE([.BT48];[.BW48];[.BZ48])" office:value-type="float" office:value="56.698" calcext:value-type="float">
            <text:p>56.698</text:p>
          </table:table-cell>
          <table:table-cell table:formula="of:=AVERAGE([.BU48];[.BX48];[.CA4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4" calcext:value-type="float">
            <text:p>152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" calcext:value-type="float">
            <text:p>15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.7" calcext:value-type="float">
            <text:p>146.7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8];[.CJ48];[.CM48])" office:value-type="float" office:value="150.366666666667" calcext:value-type="float">
            <text:p>150.366666666667</text:p>
          </table:table-cell>
          <table:table-cell table:formula="of:=AVERAGE([.CH48];[.CK48];[.CN48])" office:value-type="float" office:value="104.119666666667" calcext:value-type="float">
            <text:p>104.119666666667</text:p>
          </table:table-cell>
          <table:table-cell table:formula="of:=AVERAGE([.CI48];[.CL48];[.CO4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8.5" calcext:value-type="float">
            <text:p>288.5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88.8" calcext:value-type="float">
            <text:p>288.8</text:p>
          </table:table-cell>
          <table:table-cell office:value-type="float" office:value="319.801" calcext:value-type="float">
            <text:p>319.80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2.1" calcext:value-type="float">
            <text:p>302.1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49];[.D49];[.G49])" office:value-type="float" office:value="293.133333333333" calcext:value-type="float">
            <text:p>293.133333333333</text:p>
          </table:table-cell>
          <table:table-cell table:formula="of:=AVERAGE([.B49];[.E49];[.H49])" office:value-type="float" office:value="316.155" calcext:value-type="float">
            <text:p>316.155</text:p>
          </table:table-cell>
          <table:table-cell table:formula="of:=AVERAGE([.C49];[.F49];[.I4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9];[.R49];[.U49])" office:value-type="float" office:value="0" calcext:value-type="float">
            <text:p>0</text:p>
          </table:table-cell>
          <table:table-cell table:formula="of:=AVERAGE([.P49];[.S49];[.V49])" office:value-type="float" office:value="34.749" calcext:value-type="float">
            <text:p>34.749</text:p>
          </table:table-cell>
          <table:table-cell table:formula="of:=AVERAGE([.Q49];[.T49];[.W4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9];[.AF49];[.AI49])" office:value-type="float" office:value="0" calcext:value-type="float">
            <text:p>0</text:p>
          </table:table-cell>
          <table:table-cell table:formula="of:=AVERAGE([.AD49];[.AG49];[.AJ49])" office:value-type="float" office:value="217.904666666667" calcext:value-type="float">
            <text:p>217.904666666667</text:p>
          </table:table-cell>
          <table:table-cell table:formula="of:=AVERAGE([.AE49];[.AH49];[.AK4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9]+[.O49]+[.AC49]" office:value-type="float" office:value="288.5" calcext:value-type="float">
            <text:p>288.5</text:p>
          </table:table-cell>
          <table:table-cell table:formula="of:=[.B49]+[.P49]+[.AD49]" office:value-type="float" office:value="563.031" calcext:value-type="float">
            <text:p>563.031</text:p>
          </table:table-cell>
          <table:table-cell table:formula="of:=[.C49]+[.Q49]+[.AE49]" office:value-type="float" office:value="2599.41" calcext:value-type="float">
            <text:p>2599.41</text:p>
          </table:table-cell>
          <table:table-cell table:formula="of:=[.D49]+[.R49]+[.AF49]" office:value-type="float" office:value="288.8" calcext:value-type="float">
            <text:p>288.8</text:p>
          </table:table-cell>
          <table:table-cell table:formula="of:=[.E49]+[.S49]+[.AG49]" office:value-type="float" office:value="573.809" calcext:value-type="float">
            <text:p>573.809</text:p>
          </table:table-cell>
          <table:table-cell table:formula="of:=[.F49]+[.T49]+[.AH49]" office:value-type="float" office:value="2628.41" calcext:value-type="float">
            <text:p>2628.41</text:p>
          </table:table-cell>
          <table:table-cell table:formula="of:=[.G49]+[.U49]+[.AI49]" office:value-type="float" office:value="302.1" calcext:value-type="float">
            <text:p>302.1</text:p>
          </table:table-cell>
          <table:table-cell table:formula="of:=[.H49]+[.V49]+[.AJ49]" office:value-type="float" office:value="569.586" calcext:value-type="float">
            <text:p>569.586</text:p>
          </table:table-cell>
          <table:table-cell table:formula="of:=[.I49]+[.W49]+[.AK49]" office:value-type="float" office:value="2636.41" calcext:value-type="float">
            <text:p>2636.41</text:p>
          </table:table-cell>
          <table:table-cell table:formula="of:=AVERAGE([.AQ49];[.AT49];[.AW49])" office:value-type="float" office:value="293.133333333333" calcext:value-type="float">
            <text:p>293.133333333333</text:p>
          </table:table-cell>
          <table:table-cell table:formula="of:=AVERAGE([.AR49];[.AU49];[.AX49])" office:value-type="float" office:value="568.808666666667" calcext:value-type="float">
            <text:p>568.808666666667</text:p>
          </table:table-cell>
          <table:table-cell table:formula="of:=AVERAGE([.AS49];[.AV49];[.AY49])" office:value-type="float" office:value="2621.41" calcext:value-type="float">
            <text:p>2621.41</text:p>
          </table:table-cell>
          <table:table-cell table:number-columns-repeated="2"/>
          <table:table-cell table:formula="of:=[.CG49]-[.BS49]" office:value-type="float" office:value="152.4" calcext:value-type="float">
            <text:p>152.4</text:p>
          </table:table-cell>
          <table:table-cell table:formula="of:=[.CH49]-[.BT49]" office:value-type="float" office:value="47.422" calcext:value-type="float">
            <text:p>47.422</text:p>
          </table:table-cell>
          <table:table-cell table:formula="of:=[.CI49]-[.BU49]" office:value-type="float" office:value="183.566" calcext:value-type="float">
            <text:p>183.566</text:p>
          </table:table-cell>
          <table:table-cell table:formula="of:=[.CJ49]-[.BV49]" office:value-type="float" office:value="152.4" calcext:value-type="float">
            <text:p>152.4</text:p>
          </table:table-cell>
          <table:table-cell table:formula="of:=[.CK49]-[.BW49]" office:value-type="float" office:value="47.421" calcext:value-type="float">
            <text:p>47.421</text:p>
          </table:table-cell>
          <table:table-cell table:formula="of:=[.CL49]-[.BX49]" office:value-type="float" office:value="183.566" calcext:value-type="float">
            <text:p>183.566</text:p>
          </table:table-cell>
          <table:table-cell table:formula="of:=[.CM49]-[.BY49]" office:value-type="float" office:value="147" calcext:value-type="float">
            <text:p>147</text:p>
          </table:table-cell>
          <table:table-cell table:formula="of:=[.CN49]-[.BZ49]" office:value-type="float" office:value="47.422" calcext:value-type="float">
            <text:p>47.422</text:p>
          </table:table-cell>
          <table:table-cell table:formula="of:=[.CO49]-[.CA49]" office:value-type="float" office:value="183.567" calcext:value-type="float">
            <text:p>183.567</text:p>
          </table:table-cell>
          <table:table-cell table:formula="of:=AVERAGE([.BE49];[.BH49];[.BK49])" office:value-type="float" office:value="150.6" calcext:value-type="float">
            <text:p>150.6</text:p>
          </table:table-cell>
          <table:table-cell table:formula="of:=AVERAGE([.BF49];[.BI49];[.BL49])" office:value-type="float" office:value="47.4216666666667" calcext:value-type="float">
            <text:p>47.4216666666667</text:p>
          </table:table-cell>
          <table:table-cell table:formula="of:=AVERAGE([.BG49];[.BJ49];[.BM4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49];[.BV49];[.BY49])" office:value-type="float" office:value="0" calcext:value-type="float">
            <text:p>0</text:p>
          </table:table-cell>
          <table:table-cell table:formula="of:=AVERAGE([.BT49];[.BW49];[.BZ49])" office:value-type="float" office:value="56.698" calcext:value-type="float">
            <text:p>56.698</text:p>
          </table:table-cell>
          <table:table-cell table:formula="of:=AVERAGE([.BU49];[.BX49];[.CA4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4" calcext:value-type="float">
            <text:p>152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" calcext:value-type="float">
            <text:p>147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49];[.CJ49];[.CM49])" office:value-type="float" office:value="150.6" calcext:value-type="float">
            <text:p>150.6</text:p>
          </table:table-cell>
          <table:table-cell table:formula="of:=AVERAGE([.CH49];[.CK49];[.CN49])" office:value-type="float" office:value="104.119666666667" calcext:value-type="float">
            <text:p>104.119666666667</text:p>
          </table:table-cell>
          <table:table-cell table:formula="of:=AVERAGE([.CI49];[.CL49];[.CO4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9.5" calcext:value-type="float">
            <text:p>289.5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.7" calcext:value-type="float">
            <text:p>300.7</text:p>
          </table:table-cell>
          <table:table-cell office:value-type="float" office:value="319.801" calcext:value-type="float">
            <text:p>319.80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8" calcext:value-type="float">
            <text:p>304.8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50];[.D50];[.G50])" office:value-type="float" office:value="298.333333333333" calcext:value-type="float">
            <text:p>298.333333333333</text:p>
          </table:table-cell>
          <table:table-cell table:formula="of:=AVERAGE([.B50];[.E50];[.H50])" office:value-type="float" office:value="316.155" calcext:value-type="float">
            <text:p>316.155</text:p>
          </table:table-cell>
          <table:table-cell table:formula="of:=AVERAGE([.C50];[.F50];[.I5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0];[.R50];[.U50])" office:value-type="float" office:value="0" calcext:value-type="float">
            <text:p>0</text:p>
          </table:table-cell>
          <table:table-cell table:formula="of:=AVERAGE([.P50];[.S50];[.V50])" office:value-type="float" office:value="34.749" calcext:value-type="float">
            <text:p>34.749</text:p>
          </table:table-cell>
          <table:table-cell table:formula="of:=AVERAGE([.Q50];[.T50];[.W5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0];[.AF50];[.AI50])" office:value-type="float" office:value="0" calcext:value-type="float">
            <text:p>0</text:p>
          </table:table-cell>
          <table:table-cell table:formula="of:=AVERAGE([.AD50];[.AG50];[.AJ50])" office:value-type="float" office:value="216.571333333333" calcext:value-type="float">
            <text:p>216.571333333333</text:p>
          </table:table-cell>
          <table:table-cell table:formula="of:=AVERAGE([.AE50];[.AH50];[.AK50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50]+[.O50]+[.AC50]" office:value-type="float" office:value="289.5" calcext:value-type="float">
            <text:p>289.5</text:p>
          </table:table-cell>
          <table:table-cell table:formula="of:=[.B50]+[.P50]+[.AD50]" office:value-type="float" office:value="563.031" calcext:value-type="float">
            <text:p>563.031</text:p>
          </table:table-cell>
          <table:table-cell table:formula="of:=[.C50]+[.Q50]+[.AE50]" office:value-type="float" office:value="2599.41" calcext:value-type="float">
            <text:p>2599.41</text:p>
          </table:table-cell>
          <table:table-cell table:formula="of:=[.D50]+[.R50]+[.AF50]" office:value-type="float" office:value="300.7" calcext:value-type="float">
            <text:p>300.7</text:p>
          </table:table-cell>
          <table:table-cell table:formula="of:=[.E50]+[.S50]+[.AG50]" office:value-type="float" office:value="569.809" calcext:value-type="float">
            <text:p>569.809</text:p>
          </table:table-cell>
          <table:table-cell table:formula="of:=[.F50]+[.T50]+[.AH50]" office:value-type="float" office:value="2624.41" calcext:value-type="float">
            <text:p>2624.41</text:p>
          </table:table-cell>
          <table:table-cell table:formula="of:=[.G50]+[.U50]+[.AI50]" office:value-type="float" office:value="304.8" calcext:value-type="float">
            <text:p>304.8</text:p>
          </table:table-cell>
          <table:table-cell table:formula="of:=[.H50]+[.V50]+[.AJ50]" office:value-type="float" office:value="569.586" calcext:value-type="float">
            <text:p>569.586</text:p>
          </table:table-cell>
          <table:table-cell table:formula="of:=[.I50]+[.W50]+[.AK50]" office:value-type="float" office:value="2636.41" calcext:value-type="float">
            <text:p>2636.41</text:p>
          </table:table-cell>
          <table:table-cell table:formula="of:=AVERAGE([.AQ50];[.AT50];[.AW50])" office:value-type="float" office:value="298.333333333333" calcext:value-type="float">
            <text:p>298.333333333333</text:p>
          </table:table-cell>
          <table:table-cell table:formula="of:=AVERAGE([.AR50];[.AU50];[.AX50])" office:value-type="float" office:value="567.475333333333" calcext:value-type="float">
            <text:p>567.475333333333</text:p>
          </table:table-cell>
          <table:table-cell table:formula="of:=AVERAGE([.AS50];[.AV50];[.AY50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50]-[.BS50]" office:value-type="float" office:value="152" calcext:value-type="float">
            <text:p>152</text:p>
          </table:table-cell>
          <table:table-cell table:formula="of:=[.CH50]-[.BT50]" office:value-type="float" office:value="47.422" calcext:value-type="float">
            <text:p>47.422</text:p>
          </table:table-cell>
          <table:table-cell table:formula="of:=[.CI50]-[.BU50]" office:value-type="float" office:value="183.566" calcext:value-type="float">
            <text:p>183.566</text:p>
          </table:table-cell>
          <table:table-cell table:formula="of:=[.CJ50]-[.BV50]" office:value-type="float" office:value="151.6" calcext:value-type="float">
            <text:p>151.6</text:p>
          </table:table-cell>
          <table:table-cell table:formula="of:=[.CK50]-[.BW50]" office:value-type="float" office:value="47.421" calcext:value-type="float">
            <text:p>47.421</text:p>
          </table:table-cell>
          <table:table-cell table:formula="of:=[.CL50]-[.BX50]" office:value-type="float" office:value="183.566" calcext:value-type="float">
            <text:p>183.566</text:p>
          </table:table-cell>
          <table:table-cell table:formula="of:=[.CM50]-[.BY50]" office:value-type="float" office:value="146.8" calcext:value-type="float">
            <text:p>146.8</text:p>
          </table:table-cell>
          <table:table-cell table:formula="of:=[.CN50]-[.BZ50]" office:value-type="float" office:value="47.422" calcext:value-type="float">
            <text:p>47.422</text:p>
          </table:table-cell>
          <table:table-cell table:formula="of:=[.CO50]-[.CA50]" office:value-type="float" office:value="183.567" calcext:value-type="float">
            <text:p>183.567</text:p>
          </table:table-cell>
          <table:table-cell table:formula="of:=AVERAGE([.BE50];[.BH50];[.BK50])" office:value-type="float" office:value="150.133333333333" calcext:value-type="float">
            <text:p>150.133333333333</text:p>
          </table:table-cell>
          <table:table-cell table:formula="of:=AVERAGE([.BF50];[.BI50];[.BL50])" office:value-type="float" office:value="47.4216666666667" calcext:value-type="float">
            <text:p>47.4216666666667</text:p>
          </table:table-cell>
          <table:table-cell table:formula="of:=AVERAGE([.BG50];[.BJ50];[.BM5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0];[.BV50];[.BY50])" office:value-type="float" office:value="0" calcext:value-type="float">
            <text:p>0</text:p>
          </table:table-cell>
          <table:table-cell table:formula="of:=AVERAGE([.BT50];[.BW50];[.BZ50])" office:value-type="float" office:value="56.698" calcext:value-type="float">
            <text:p>56.698</text:p>
          </table:table-cell>
          <table:table-cell table:formula="of:=AVERAGE([.BU50];[.BX50];[.CA5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.8" calcext:value-type="float">
            <text:p>146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0];[.CJ50];[.CM50])" office:value-type="float" office:value="150.133333333333" calcext:value-type="float">
            <text:p>150.133333333333</text:p>
          </table:table-cell>
          <table:table-cell table:formula="of:=AVERAGE([.CH50];[.CK50];[.CN50])" office:value-type="float" office:value="104.119666666667" calcext:value-type="float">
            <text:p>104.119666666667</text:p>
          </table:table-cell>
          <table:table-cell table:formula="of:=AVERAGE([.CI50];[.CL50];[.CO5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7" calcext:value-type="float">
            <text:p>307</text:p>
          </table:table-cell>
          <table:table-cell office:value-type="float" office:value="319.801" calcext:value-type="float">
            <text:p>319.801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.2" calcext:value-type="float">
            <text:p>306.2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51];[.D51];[.G51])" office:value-type="float" office:value="294.066666666667" calcext:value-type="float">
            <text:p>294.066666666667</text:p>
          </table:table-cell>
          <table:table-cell table:formula="of:=AVERAGE([.B51];[.E51];[.H51])" office:value-type="float" office:value="316.155" calcext:value-type="float">
            <text:p>316.155</text:p>
          </table:table-cell>
          <table:table-cell table:formula="of:=AVERAGE([.C51];[.F51];[.I5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1];[.R51];[.U51])" office:value-type="float" office:value="0" calcext:value-type="float">
            <text:p>0</text:p>
          </table:table-cell>
          <table:table-cell table:formula="of:=AVERAGE([.P51];[.S51];[.V51])" office:value-type="float" office:value="34.749" calcext:value-type="float">
            <text:p>34.749</text:p>
          </table:table-cell>
          <table:table-cell table:formula="of:=AVERAGE([.Q51];[.T51];[.W51])" office:value-type="float" office:value="85.34" calcext:value-type="float">
            <text:p>85.34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1];[.AF51];[.AI51])" office:value-type="float" office:value="4.23333333333333" calcext:value-type="float">
            <text:p>4.23333333333333</text:p>
          </table:table-cell>
          <table:table-cell table:formula="of:=AVERAGE([.AD51];[.AG51];[.AJ51])" office:value-type="float" office:value="217.238" calcext:value-type="float">
            <text:p>217.238</text:p>
          </table:table-cell>
          <table:table-cell table:formula="of:=AVERAGE([.AE51];[.AH51];[.AK51])" office:value-type="float" office:value="1973.547" calcext:value-type="float">
            <text:p>1973.547</text:p>
          </table:table-cell>
          <table:table-cell table:number-columns-repeated="2"/>
          <table:table-cell table:formula="of:=[.A51]+[.O51]+[.AC51]" office:value-type="float" office:value="272.9" calcext:value-type="float">
            <text:p>272.9</text:p>
          </table:table-cell>
          <table:table-cell table:formula="of:=[.B51]+[.P51]+[.AD51]" office:value-type="float" office:value="561.031" calcext:value-type="float">
            <text:p>561.031</text:p>
          </table:table-cell>
          <table:table-cell table:formula="of:=[.C51]+[.Q51]+[.AE51]" office:value-type="float" office:value="2597.41" calcext:value-type="float">
            <text:p>2597.41</text:p>
          </table:table-cell>
          <table:table-cell table:formula="of:=[.D51]+[.R51]+[.AF51]" office:value-type="float" office:value="311.9" calcext:value-type="float">
            <text:p>311.9</text:p>
          </table:table-cell>
          <table:table-cell table:formula="of:=[.E51]+[.S51]+[.AG51]" office:value-type="float" office:value="571.809" calcext:value-type="float">
            <text:p>571.809</text:p>
          </table:table-cell>
          <table:table-cell table:formula="of:=[.F51]+[.T51]+[.AH51]" office:value-type="float" office:value="2626.41" calcext:value-type="float">
            <text:p>2626.41</text:p>
          </table:table-cell>
          <table:table-cell table:formula="of:=[.G51]+[.U51]+[.AI51]" office:value-type="float" office:value="310.1" calcext:value-type="float">
            <text:p>310.1</text:p>
          </table:table-cell>
          <table:table-cell table:formula="of:=[.H51]+[.V51]+[.AJ51]" office:value-type="float" office:value="571.586" calcext:value-type="float">
            <text:p>571.586</text:p>
          </table:table-cell>
          <table:table-cell table:formula="of:=[.I51]+[.W51]+[.AK51]" office:value-type="float" office:value="2638.41" calcext:value-type="float">
            <text:p>2638.41</text:p>
          </table:table-cell>
          <table:table-cell table:formula="of:=AVERAGE([.AQ51];[.AT51];[.AW51])" office:value-type="float" office:value="298.3" calcext:value-type="float">
            <text:p>298.3</text:p>
          </table:table-cell>
          <table:table-cell table:formula="of:=AVERAGE([.AR51];[.AU51];[.AX51])" office:value-type="float" office:value="568.142" calcext:value-type="float">
            <text:p>568.142</text:p>
          </table:table-cell>
          <table:table-cell table:formula="of:=AVERAGE([.AS51];[.AV51];[.AY51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1]-[.BS51]" office:value-type="float" office:value="153.2" calcext:value-type="float">
            <text:p>153.2</text:p>
          </table:table-cell>
          <table:table-cell table:formula="of:=[.CH51]-[.BT51]" office:value-type="float" office:value="47.422" calcext:value-type="float">
            <text:p>47.422</text:p>
          </table:table-cell>
          <table:table-cell table:formula="of:=[.CI51]-[.BU51]" office:value-type="float" office:value="183.566" calcext:value-type="float">
            <text:p>183.566</text:p>
          </table:table-cell>
          <table:table-cell table:formula="of:=[.CJ51]-[.BV51]" office:value-type="float" office:value="145" calcext:value-type="float">
            <text:p>145</text:p>
          </table:table-cell>
          <table:table-cell table:formula="of:=[.CK51]-[.BW51]" office:value-type="float" office:value="47.421" calcext:value-type="float">
            <text:p>47.421</text:p>
          </table:table-cell>
          <table:table-cell table:formula="of:=[.CL51]-[.BX51]" office:value-type="float" office:value="183.566" calcext:value-type="float">
            <text:p>183.566</text:p>
          </table:table-cell>
          <table:table-cell table:formula="of:=[.CM51]-[.BY51]" office:value-type="float" office:value="148" calcext:value-type="float">
            <text:p>148</text:p>
          </table:table-cell>
          <table:table-cell table:formula="of:=[.CN51]-[.BZ51]" office:value-type="float" office:value="47.422" calcext:value-type="float">
            <text:p>47.422</text:p>
          </table:table-cell>
          <table:table-cell table:formula="of:=[.CO51]-[.CA51]" office:value-type="float" office:value="183.567" calcext:value-type="float">
            <text:p>183.567</text:p>
          </table:table-cell>
          <table:table-cell table:formula="of:=AVERAGE([.BE51];[.BH51];[.BK51])" office:value-type="float" office:value="148.733333333333" calcext:value-type="float">
            <text:p>148.733333333333</text:p>
          </table:table-cell>
          <table:table-cell table:formula="of:=AVERAGE([.BF51];[.BI51];[.BL51])" office:value-type="float" office:value="47.4216666666667" calcext:value-type="float">
            <text:p>47.4216666666667</text:p>
          </table:table-cell>
          <table:table-cell table:formula="of:=AVERAGE([.BG51];[.BJ51];[.BM5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1];[.BV51];[.BY51])" office:value-type="float" office:value="0" calcext:value-type="float">
            <text:p>0</text:p>
          </table:table-cell>
          <table:table-cell table:formula="of:=AVERAGE([.BT51];[.BW51];[.BZ51])" office:value-type="float" office:value="56.698" calcext:value-type="float">
            <text:p>56.698</text:p>
          </table:table-cell>
          <table:table-cell table:formula="of:=AVERAGE([.BU51];[.BX51];[.CA5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3.2" calcext:value-type="float">
            <text:p>153.2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5" calcext:value-type="float">
            <text:p>145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" calcext:value-type="float">
            <text:p>14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1];[.CJ51];[.CM51])" office:value-type="float" office:value="148.733333333333" calcext:value-type="float">
            <text:p>148.733333333333</text:p>
          </table:table-cell>
          <table:table-cell table:formula="of:=AVERAGE([.CH51];[.CK51];[.CN51])" office:value-type="float" office:value="104.119666666667" calcext:value-type="float">
            <text:p>104.119666666667</text:p>
          </table:table-cell>
          <table:table-cell table:formula="of:=AVERAGE([.CI51];[.CL51];[.CO5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9.086" calcext:value-type="float">
            <text:p>309.086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9" calcext:value-type="float">
            <text:p>308.9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2.5" calcext:value-type="float">
            <text:p>302.5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52];[.D52];[.G52])" office:value-type="float" office:value="299.8" calcext:value-type="float">
            <text:p>299.8</text:p>
          </table:table-cell>
          <table:table-cell table:formula="of:=AVERAGE([.B52];[.E52];[.H52])" office:value-type="float" office:value="316.207" calcext:value-type="float">
            <text:p>316.207</text:p>
          </table:table-cell>
          <table:table-cell table:formula="of:=AVERAGE([.C52];[.F52];[.I5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2];[.R52];[.U52])" office:value-type="float" office:value="0" calcext:value-type="float">
            <text:p>0</text:p>
          </table:table-cell>
          <table:table-cell table:formula="of:=AVERAGE([.P52];[.S52];[.V52])" office:value-type="float" office:value="34.749" calcext:value-type="float">
            <text:p>34.749</text:p>
          </table:table-cell>
          <table:table-cell table:formula="of:=AVERAGE([.Q52];[.T52];[.W5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2];[.AF52];[.AI52])" office:value-type="float" office:value="0" calcext:value-type="float">
            <text:p>0</text:p>
          </table:table-cell>
          <table:table-cell table:formula="of:=AVERAGE([.AD52];[.AG52];[.AJ52])" office:value-type="float" office:value="217.238" calcext:value-type="float">
            <text:p>217.238</text:p>
          </table:table-cell>
          <table:table-cell table:formula="of:=AVERAGE([.AE52];[.AH52];[.AK52])" office:value-type="float" office:value="1973.547" calcext:value-type="float">
            <text:p>1973.547</text:p>
          </table:table-cell>
          <table:table-cell table:number-columns-repeated="2"/>
          <table:table-cell table:formula="of:=[.A52]+[.O52]+[.AC52]" office:value-type="float" office:value="288" calcext:value-type="float">
            <text:p>288</text:p>
          </table:table-cell>
          <table:table-cell table:formula="of:=[.B52]+[.P52]+[.AD52]" office:value-type="float" office:value="561.031" calcext:value-type="float">
            <text:p>561.031</text:p>
          </table:table-cell>
          <table:table-cell table:formula="of:=[.C52]+[.Q52]+[.AE52]" office:value-type="float" office:value="2597.41" calcext:value-type="float">
            <text:p>2597.41</text:p>
          </table:table-cell>
          <table:table-cell table:formula="of:=[.D52]+[.R52]+[.AF52]" office:value-type="float" office:value="308.9" calcext:value-type="float">
            <text:p>308.9</text:p>
          </table:table-cell>
          <table:table-cell table:formula="of:=[.E52]+[.S52]+[.AG52]" office:value-type="float" office:value="571.965" calcext:value-type="float">
            <text:p>571.965</text:p>
          </table:table-cell>
          <table:table-cell table:formula="of:=[.F52]+[.T52]+[.AH52]" office:value-type="float" office:value="2626.41" calcext:value-type="float">
            <text:p>2626.41</text:p>
          </table:table-cell>
          <table:table-cell table:formula="of:=[.G52]+[.U52]+[.AI52]" office:value-type="float" office:value="302.5" calcext:value-type="float">
            <text:p>302.5</text:p>
          </table:table-cell>
          <table:table-cell table:formula="of:=[.H52]+[.V52]+[.AJ52]" office:value-type="float" office:value="571.586" calcext:value-type="float">
            <text:p>571.586</text:p>
          </table:table-cell>
          <table:table-cell table:formula="of:=[.I52]+[.W52]+[.AK52]" office:value-type="float" office:value="2638.41" calcext:value-type="float">
            <text:p>2638.41</text:p>
          </table:table-cell>
          <table:table-cell table:formula="of:=AVERAGE([.AQ52];[.AT52];[.AW52])" office:value-type="float" office:value="299.8" calcext:value-type="float">
            <text:p>299.8</text:p>
          </table:table-cell>
          <table:table-cell table:formula="of:=AVERAGE([.AR52];[.AU52];[.AX52])" office:value-type="float" office:value="568.194" calcext:value-type="float">
            <text:p>568.194</text:p>
          </table:table-cell>
          <table:table-cell table:formula="of:=AVERAGE([.AS52];[.AV52];[.AY5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2]-[.BS52]" office:value-type="float" office:value="150.4" calcext:value-type="float">
            <text:p>150.4</text:p>
          </table:table-cell>
          <table:table-cell table:formula="of:=[.CH52]-[.BT52]" office:value-type="float" office:value="47.422" calcext:value-type="float">
            <text:p>47.422</text:p>
          </table:table-cell>
          <table:table-cell table:formula="of:=[.CI52]-[.BU52]" office:value-type="float" office:value="183.566" calcext:value-type="float">
            <text:p>183.566</text:p>
          </table:table-cell>
          <table:table-cell table:formula="of:=[.CJ52]-[.BV52]" office:value-type="float" office:value="146" calcext:value-type="float">
            <text:p>146</text:p>
          </table:table-cell>
          <table:table-cell table:formula="of:=[.CK52]-[.BW52]" office:value-type="float" office:value="47.421" calcext:value-type="float">
            <text:p>47.421</text:p>
          </table:table-cell>
          <table:table-cell table:formula="of:=[.CL52]-[.BX52]" office:value-type="float" office:value="183.566" calcext:value-type="float">
            <text:p>183.566</text:p>
          </table:table-cell>
          <table:table-cell table:formula="of:=[.CM52]-[.BY52]" office:value-type="float" office:value="151.5" calcext:value-type="float">
            <text:p>151.5</text:p>
          </table:table-cell>
          <table:table-cell table:formula="of:=[.CN52]-[.BZ52]" office:value-type="float" office:value="47.422" calcext:value-type="float">
            <text:p>47.422</text:p>
          </table:table-cell>
          <table:table-cell table:formula="of:=[.CO52]-[.CA52]" office:value-type="float" office:value="183.567" calcext:value-type="float">
            <text:p>183.567</text:p>
          </table:table-cell>
          <table:table-cell table:formula="of:=AVERAGE([.BE52];[.BH52];[.BK52])" office:value-type="float" office:value="149.3" calcext:value-type="float">
            <text:p>149.3</text:p>
          </table:table-cell>
          <table:table-cell table:formula="of:=AVERAGE([.BF52];[.BI52];[.BL52])" office:value-type="float" office:value="47.4216666666667" calcext:value-type="float">
            <text:p>47.4216666666667</text:p>
          </table:table-cell>
          <table:table-cell table:formula="of:=AVERAGE([.BG52];[.BJ52];[.BM5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2];[.BV52];[.BY52])" office:value-type="float" office:value="0" calcext:value-type="float">
            <text:p>0</text:p>
          </table:table-cell>
          <table:table-cell table:formula="of:=AVERAGE([.BT52];[.BW52];[.BZ52])" office:value-type="float" office:value="56.698" calcext:value-type="float">
            <text:p>56.698</text:p>
          </table:table-cell>
          <table:table-cell table:formula="of:=AVERAGE([.BU52];[.BX52];[.CA5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0.4" calcext:value-type="float">
            <text:p>150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" calcext:value-type="float">
            <text:p>14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5" calcext:value-type="float">
            <text:p>151.5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2];[.CJ52];[.CM52])" office:value-type="float" office:value="149.3" calcext:value-type="float">
            <text:p>149.3</text:p>
          </table:table-cell>
          <table:table-cell table:formula="of:=AVERAGE([.CH52];[.CK52];[.CN52])" office:value-type="float" office:value="104.119666666667" calcext:value-type="float">
            <text:p>104.119666666667</text:p>
          </table:table-cell>
          <table:table-cell table:formula="of:=AVERAGE([.CI52];[.CL52];[.CO5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309.023" calcext:value-type="float">
            <text:p>309.02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3.1" calcext:value-type="float">
            <text:p>313.1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" calcext:value-type="float">
            <text:p>307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53];[.D53];[.G53])" office:value-type="float" office:value="300.3" calcext:value-type="float">
            <text:p>300.3</text:p>
          </table:table-cell>
          <table:table-cell table:formula="of:=AVERAGE([.B53];[.E53];[.H53])" office:value-type="float" office:value="316.186" calcext:value-type="float">
            <text:p>316.186</text:p>
          </table:table-cell>
          <table:table-cell table:formula="of:=AVERAGE([.C53];[.F53];[.I5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3];[.R53];[.U53])" office:value-type="float" office:value="0" calcext:value-type="float">
            <text:p>0</text:p>
          </table:table-cell>
          <table:table-cell table:formula="of:=AVERAGE([.P53];[.S53];[.V53])" office:value-type="float" office:value="34.749" calcext:value-type="float">
            <text:p>34.749</text:p>
          </table:table-cell>
          <table:table-cell table:formula="of:=AVERAGE([.Q53];[.T53];[.W5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3];[.AF53];[.AI53])" office:value-type="float" office:value="0" calcext:value-type="float">
            <text:p>0</text:p>
          </table:table-cell>
          <table:table-cell table:formula="of:=AVERAGE([.AD53];[.AG53];[.AJ53])" office:value-type="float" office:value="217.238" calcext:value-type="float">
            <text:p>217.238</text:p>
          </table:table-cell>
          <table:table-cell table:formula="of:=AVERAGE([.AE53];[.AH53];[.AK53])" office:value-type="float" office:value="1973.547" calcext:value-type="float">
            <text:p>1973.547</text:p>
          </table:table-cell>
          <table:table-cell table:number-columns-repeated="2"/>
          <table:table-cell table:formula="of:=[.A53]+[.O53]+[.AC53]" office:value-type="float" office:value="280.8" calcext:value-type="float">
            <text:p>280.8</text:p>
          </table:table-cell>
          <table:table-cell table:formula="of:=[.B53]+[.P53]+[.AD53]" office:value-type="float" office:value="560.968" calcext:value-type="float">
            <text:p>560.968</text:p>
          </table:table-cell>
          <table:table-cell table:formula="of:=[.C53]+[.Q53]+[.AE53]" office:value-type="float" office:value="2597.41" calcext:value-type="float">
            <text:p>2597.41</text:p>
          </table:table-cell>
          <table:table-cell table:formula="of:=[.D53]+[.R53]+[.AF53]" office:value-type="float" office:value="313.1" calcext:value-type="float">
            <text:p>313.1</text:p>
          </table:table-cell>
          <table:table-cell table:formula="of:=[.E53]+[.S53]+[.AG53]" office:value-type="float" office:value="571.965" calcext:value-type="float">
            <text:p>571.965</text:p>
          </table:table-cell>
          <table:table-cell table:formula="of:=[.F53]+[.T53]+[.AH53]" office:value-type="float" office:value="2626.41" calcext:value-type="float">
            <text:p>2626.41</text:p>
          </table:table-cell>
          <table:table-cell table:formula="of:=[.G53]+[.U53]+[.AI53]" office:value-type="float" office:value="307" calcext:value-type="float">
            <text:p>307</text:p>
          </table:table-cell>
          <table:table-cell table:formula="of:=[.H53]+[.V53]+[.AJ53]" office:value-type="float" office:value="571.586" calcext:value-type="float">
            <text:p>571.586</text:p>
          </table:table-cell>
          <table:table-cell table:formula="of:=[.I53]+[.W53]+[.AK53]" office:value-type="float" office:value="2638.41" calcext:value-type="float">
            <text:p>2638.41</text:p>
          </table:table-cell>
          <table:table-cell table:formula="of:=AVERAGE([.AQ53];[.AT53];[.AW53])" office:value-type="float" office:value="300.3" calcext:value-type="float">
            <text:p>300.3</text:p>
          </table:table-cell>
          <table:table-cell table:formula="of:=AVERAGE([.AR53];[.AU53];[.AX53])" office:value-type="float" office:value="568.173" calcext:value-type="float">
            <text:p>568.173</text:p>
          </table:table-cell>
          <table:table-cell table:formula="of:=AVERAGE([.AS53];[.AV53];[.AY5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3]-[.BS53]" office:value-type="float" office:value="151" calcext:value-type="float">
            <text:p>151</text:p>
          </table:table-cell>
          <table:table-cell table:formula="of:=[.CH53]-[.BT53]" office:value-type="float" office:value="47.422" calcext:value-type="float">
            <text:p>47.422</text:p>
          </table:table-cell>
          <table:table-cell table:formula="of:=[.CI53]-[.BU53]" office:value-type="float" office:value="183.566" calcext:value-type="float">
            <text:p>183.566</text:p>
          </table:table-cell>
          <table:table-cell table:formula="of:=[.CJ53]-[.BV53]" office:value-type="float" office:value="135.9" calcext:value-type="float">
            <text:p>135.9</text:p>
          </table:table-cell>
          <table:table-cell table:formula="of:=[.CK53]-[.BW53]" office:value-type="float" office:value="47.421" calcext:value-type="float">
            <text:p>47.421</text:p>
          </table:table-cell>
          <table:table-cell table:formula="of:=[.CL53]-[.BX53]" office:value-type="float" office:value="183.566" calcext:value-type="float">
            <text:p>183.566</text:p>
          </table:table-cell>
          <table:table-cell table:formula="of:=[.CM53]-[.BY53]" office:value-type="float" office:value="135.8" calcext:value-type="float">
            <text:p>135.8</text:p>
          </table:table-cell>
          <table:table-cell table:formula="of:=[.CN53]-[.BZ53]" office:value-type="float" office:value="47.422" calcext:value-type="float">
            <text:p>47.422</text:p>
          </table:table-cell>
          <table:table-cell table:formula="of:=[.CO53]-[.CA53]" office:value-type="float" office:value="183.567" calcext:value-type="float">
            <text:p>183.567</text:p>
          </table:table-cell>
          <table:table-cell table:formula="of:=AVERAGE([.BE53];[.BH53];[.BK53])" office:value-type="float" office:value="140.9" calcext:value-type="float">
            <text:p>140.9</text:p>
          </table:table-cell>
          <table:table-cell table:formula="of:=AVERAGE([.BF53];[.BI53];[.BL53])" office:value-type="float" office:value="47.4216666666667" calcext:value-type="float">
            <text:p>47.4216666666667</text:p>
          </table:table-cell>
          <table:table-cell table:formula="of:=AVERAGE([.BG53];[.BJ53];[.BM5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3];[.BV53];[.BY53])" office:value-type="float" office:value="0" calcext:value-type="float">
            <text:p>0</text:p>
          </table:table-cell>
          <table:table-cell table:formula="of:=AVERAGE([.BT53];[.BW53];[.BZ53])" office:value-type="float" office:value="56.698" calcext:value-type="float">
            <text:p>56.698</text:p>
          </table:table-cell>
          <table:table-cell table:formula="of:=AVERAGE([.BU53];[.BX53];[.CA5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35.9" calcext:value-type="float">
            <text:p>135.9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35.8" calcext:value-type="float">
            <text:p>135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3];[.CJ53];[.CM53])" office:value-type="float" office:value="140.9" calcext:value-type="float">
            <text:p>140.9</text:p>
          </table:table-cell>
          <table:table-cell table:formula="of:=AVERAGE([.CH53];[.CK53];[.CN53])" office:value-type="float" office:value="104.119666666667" calcext:value-type="float">
            <text:p>104.119666666667</text:p>
          </table:table-cell>
          <table:table-cell table:formula="of:=AVERAGE([.CI53];[.CL53];[.CO5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90.3" calcext:value-type="float">
            <text:p>290.3</text:p>
          </table:table-cell>
          <table:table-cell office:value-type="float" office:value="309.023" calcext:value-type="float">
            <text:p>309.02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7.5" calcext:value-type="float">
            <text:p>297.5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.9" calcext:value-type="float">
            <text:p>306.9</text:p>
          </table:table-cell>
          <table:table-cell office:value-type="float" office:value="319.578" calcext:value-type="float">
            <text:p>319.578</text:p>
          </table:table-cell>
          <table:table-cell office:value-type="float" office:value="579.523" calcext:value-type="float">
            <text:p>579.523</text:p>
          </table:table-cell>
          <table:table-cell table:formula="of:=AVERAGE([.A54];[.D54];[.G54])" office:value-type="float" office:value="298.233333333333" calcext:value-type="float">
            <text:p>298.233333333333</text:p>
          </table:table-cell>
          <table:table-cell table:formula="of:=AVERAGE([.B54];[.E54];[.H54])" office:value-type="float" office:value="316.186" calcext:value-type="float">
            <text:p>316.186</text:p>
          </table:table-cell>
          <table:table-cell table:formula="of:=AVERAGE([.C54];[.F54];[.I5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4];[.R54];[.U54])" office:value-type="float" office:value="0" calcext:value-type="float">
            <text:p>0</text:p>
          </table:table-cell>
          <table:table-cell table:formula="of:=AVERAGE([.P54];[.S54];[.V54])" office:value-type="float" office:value="34.749" calcext:value-type="float">
            <text:p>34.749</text:p>
          </table:table-cell>
          <table:table-cell table:formula="of:=AVERAGE([.Q54];[.T54];[.W5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4];[.AF54];[.AI54])" office:value-type="float" office:value="0" calcext:value-type="float">
            <text:p>0</text:p>
          </table:table-cell>
          <table:table-cell table:formula="of:=AVERAGE([.AD54];[.AG54];[.AJ54])" office:value-type="float" office:value="217.238" calcext:value-type="float">
            <text:p>217.238</text:p>
          </table:table-cell>
          <table:table-cell table:formula="of:=AVERAGE([.AE54];[.AH54];[.AK54])" office:value-type="float" office:value="1973.547" calcext:value-type="float">
            <text:p>1973.547</text:p>
          </table:table-cell>
          <table:table-cell table:number-columns-repeated="2"/>
          <table:table-cell table:formula="of:=[.A54]+[.O54]+[.AC54]" office:value-type="float" office:value="290.3" calcext:value-type="float">
            <text:p>290.3</text:p>
          </table:table-cell>
          <table:table-cell table:formula="of:=[.B54]+[.P54]+[.AD54]" office:value-type="float" office:value="560.968" calcext:value-type="float">
            <text:p>560.968</text:p>
          </table:table-cell>
          <table:table-cell table:formula="of:=[.C54]+[.Q54]+[.AE54]" office:value-type="float" office:value="2597.41" calcext:value-type="float">
            <text:p>2597.41</text:p>
          </table:table-cell>
          <table:table-cell table:formula="of:=[.D54]+[.R54]+[.AF54]" office:value-type="float" office:value="297.5" calcext:value-type="float">
            <text:p>297.5</text:p>
          </table:table-cell>
          <table:table-cell table:formula="of:=[.E54]+[.S54]+[.AG54]" office:value-type="float" office:value="571.965" calcext:value-type="float">
            <text:p>571.965</text:p>
          </table:table-cell>
          <table:table-cell table:formula="of:=[.F54]+[.T54]+[.AH54]" office:value-type="float" office:value="2626.41" calcext:value-type="float">
            <text:p>2626.41</text:p>
          </table:table-cell>
          <table:table-cell table:formula="of:=[.G54]+[.U54]+[.AI54]" office:value-type="float" office:value="306.9" calcext:value-type="float">
            <text:p>306.9</text:p>
          </table:table-cell>
          <table:table-cell table:formula="of:=[.H54]+[.V54]+[.AJ54]" office:value-type="float" office:value="571.586" calcext:value-type="float">
            <text:p>571.586</text:p>
          </table:table-cell>
          <table:table-cell table:formula="of:=[.I54]+[.W54]+[.AK54]" office:value-type="float" office:value="2638.41" calcext:value-type="float">
            <text:p>2638.41</text:p>
          </table:table-cell>
          <table:table-cell table:formula="of:=AVERAGE([.AQ54];[.AT54];[.AW54])" office:value-type="float" office:value="298.233333333333" calcext:value-type="float">
            <text:p>298.233333333333</text:p>
          </table:table-cell>
          <table:table-cell table:formula="of:=AVERAGE([.AR54];[.AU54];[.AX54])" office:value-type="float" office:value="568.173" calcext:value-type="float">
            <text:p>568.173</text:p>
          </table:table-cell>
          <table:table-cell table:formula="of:=AVERAGE([.AS54];[.AV54];[.AY5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4]-[.BS54]" office:value-type="float" office:value="150.4" calcext:value-type="float">
            <text:p>150.4</text:p>
          </table:table-cell>
          <table:table-cell table:formula="of:=[.CH54]-[.BT54]" office:value-type="float" office:value="47.422" calcext:value-type="float">
            <text:p>47.422</text:p>
          </table:table-cell>
          <table:table-cell table:formula="of:=[.CI54]-[.BU54]" office:value-type="float" office:value="183.566" calcext:value-type="float">
            <text:p>183.566</text:p>
          </table:table-cell>
          <table:table-cell table:formula="of:=[.CJ54]-[.BV54]" office:value-type="float" office:value="148.9" calcext:value-type="float">
            <text:p>148.9</text:p>
          </table:table-cell>
          <table:table-cell table:formula="of:=[.CK54]-[.BW54]" office:value-type="float" office:value="47.421" calcext:value-type="float">
            <text:p>47.421</text:p>
          </table:table-cell>
          <table:table-cell table:formula="of:=[.CL54]-[.BX54]" office:value-type="float" office:value="183.566" calcext:value-type="float">
            <text:p>183.566</text:p>
          </table:table-cell>
          <table:table-cell table:formula="of:=[.CM54]-[.BY54]" office:value-type="float" office:value="129.6" calcext:value-type="float">
            <text:p>129.6</text:p>
          </table:table-cell>
          <table:table-cell table:formula="of:=[.CN54]-[.BZ54]" office:value-type="float" office:value="47.422" calcext:value-type="float">
            <text:p>47.422</text:p>
          </table:table-cell>
          <table:table-cell table:formula="of:=[.CO54]-[.CA54]" office:value-type="float" office:value="183.567" calcext:value-type="float">
            <text:p>183.567</text:p>
          </table:table-cell>
          <table:table-cell table:formula="of:=AVERAGE([.BE54];[.BH54];[.BK54])" office:value-type="float" office:value="142.966666666667" calcext:value-type="float">
            <text:p>142.966666666667</text:p>
          </table:table-cell>
          <table:table-cell table:formula="of:=AVERAGE([.BF54];[.BI54];[.BL54])" office:value-type="float" office:value="47.4216666666667" calcext:value-type="float">
            <text:p>47.4216666666667</text:p>
          </table:table-cell>
          <table:table-cell table:formula="of:=AVERAGE([.BG54];[.BJ54];[.BM5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4];[.BV54];[.BY54])" office:value-type="float" office:value="0" calcext:value-type="float">
            <text:p>0</text:p>
          </table:table-cell>
          <table:table-cell table:formula="of:=AVERAGE([.BT54];[.BW54];[.BZ54])" office:value-type="float" office:value="56.698" calcext:value-type="float">
            <text:p>56.698</text:p>
          </table:table-cell>
          <table:table-cell table:formula="of:=AVERAGE([.BU54];[.BX54];[.CA5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0.4" calcext:value-type="float">
            <text:p>150.4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9" calcext:value-type="float">
            <text:p>148.9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29.6" calcext:value-type="float">
            <text:p>129.6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4];[.CJ54];[.CM54])" office:value-type="float" office:value="142.966666666667" calcext:value-type="float">
            <text:p>142.966666666667</text:p>
          </table:table-cell>
          <table:table-cell table:formula="of:=AVERAGE([.CH54];[.CK54];[.CN54])" office:value-type="float" office:value="104.119666666667" calcext:value-type="float">
            <text:p>104.119666666667</text:p>
          </table:table-cell>
          <table:table-cell table:formula="of:=AVERAGE([.CI54];[.CL54];[.CO5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82.9" calcext:value-type="float">
            <text:p>282.9</text:p>
          </table:table-cell>
          <table:table-cell office:value-type="float" office:value="309.023" calcext:value-type="float">
            <text:p>309.02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3.7" calcext:value-type="float">
            <text:p>303.7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0.1" calcext:value-type="float">
            <text:p>300.1</text:p>
          </table:table-cell>
          <table:table-cell office:value-type="float" office:value="319.516" calcext:value-type="float">
            <text:p>319.516</text:p>
          </table:table-cell>
          <table:table-cell office:value-type="float" office:value="579.523" calcext:value-type="float">
            <text:p>579.523</text:p>
          </table:table-cell>
          <table:table-cell table:formula="of:=AVERAGE([.A55];[.D55];[.G55])" office:value-type="float" office:value="295.566666666667" calcext:value-type="float">
            <text:p>295.566666666667</text:p>
          </table:table-cell>
          <table:table-cell table:formula="of:=AVERAGE([.B55];[.E55];[.H55])" office:value-type="float" office:value="316.165333333333" calcext:value-type="float">
            <text:p>316.165333333333</text:p>
          </table:table-cell>
          <table:table-cell table:formula="of:=AVERAGE([.C55];[.F55];[.I5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5];[.R55];[.U55])" office:value-type="float" office:value="0" calcext:value-type="float">
            <text:p>0</text:p>
          </table:table-cell>
          <table:table-cell table:formula="of:=AVERAGE([.P55];[.S55];[.V55])" office:value-type="float" office:value="34.749" calcext:value-type="float">
            <text:p>34.749</text:p>
          </table:table-cell>
          <table:table-cell table:formula="of:=AVERAGE([.Q55];[.T55];[.W5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5];[.AF55];[.AI55])" office:value-type="float" office:value="0" calcext:value-type="float">
            <text:p>0</text:p>
          </table:table-cell>
          <table:table-cell table:formula="of:=AVERAGE([.AD55];[.AG55];[.AJ55])" office:value-type="float" office:value="217.238" calcext:value-type="float">
            <text:p>217.238</text:p>
          </table:table-cell>
          <table:table-cell table:formula="of:=AVERAGE([.AE55];[.AH55];[.AK55])" office:value-type="float" office:value="1973.547" calcext:value-type="float">
            <text:p>1973.547</text:p>
          </table:table-cell>
          <table:table-cell table:number-columns-repeated="2"/>
          <table:table-cell table:formula="of:=[.A55]+[.O55]+[.AC55]" office:value-type="float" office:value="282.9" calcext:value-type="float">
            <text:p>282.9</text:p>
          </table:table-cell>
          <table:table-cell table:formula="of:=[.B55]+[.P55]+[.AD55]" office:value-type="float" office:value="560.968" calcext:value-type="float">
            <text:p>560.968</text:p>
          </table:table-cell>
          <table:table-cell table:formula="of:=[.C55]+[.Q55]+[.AE55]" office:value-type="float" office:value="2597.41" calcext:value-type="float">
            <text:p>2597.41</text:p>
          </table:table-cell>
          <table:table-cell table:formula="of:=[.D55]+[.R55]+[.AF55]" office:value-type="float" office:value="303.7" calcext:value-type="float">
            <text:p>303.7</text:p>
          </table:table-cell>
          <table:table-cell table:formula="of:=[.E55]+[.S55]+[.AG55]" office:value-type="float" office:value="571.965" calcext:value-type="float">
            <text:p>571.965</text:p>
          </table:table-cell>
          <table:table-cell table:formula="of:=[.F55]+[.T55]+[.AH55]" office:value-type="float" office:value="2626.41" calcext:value-type="float">
            <text:p>2626.41</text:p>
          </table:table-cell>
          <table:table-cell table:formula="of:=[.G55]+[.U55]+[.AI55]" office:value-type="float" office:value="300.1" calcext:value-type="float">
            <text:p>300.1</text:p>
          </table:table-cell>
          <table:table-cell table:formula="of:=[.H55]+[.V55]+[.AJ55]" office:value-type="float" office:value="571.524" calcext:value-type="float">
            <text:p>571.524</text:p>
          </table:table-cell>
          <table:table-cell table:formula="of:=[.I55]+[.W55]+[.AK55]" office:value-type="float" office:value="2638.41" calcext:value-type="float">
            <text:p>2638.41</text:p>
          </table:table-cell>
          <table:table-cell table:formula="of:=AVERAGE([.AQ55];[.AT55];[.AW55])" office:value-type="float" office:value="295.566666666667" calcext:value-type="float">
            <text:p>295.566666666667</text:p>
          </table:table-cell>
          <table:table-cell table:formula="of:=AVERAGE([.AR55];[.AU55];[.AX55])" office:value-type="float" office:value="568.152333333333" calcext:value-type="float">
            <text:p>568.152333333333</text:p>
          </table:table-cell>
          <table:table-cell table:formula="of:=AVERAGE([.AS55];[.AV55];[.AY5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55]-[.BS55]" office:value-type="float" office:value="152.3" calcext:value-type="float">
            <text:p>152.3</text:p>
          </table:table-cell>
          <table:table-cell table:formula="of:=[.CH55]-[.BT55]" office:value-type="float" office:value="47.422" calcext:value-type="float">
            <text:p>47.422</text:p>
          </table:table-cell>
          <table:table-cell table:formula="of:=[.CI55]-[.BU55]" office:value-type="float" office:value="183.566" calcext:value-type="float">
            <text:p>183.566</text:p>
          </table:table-cell>
          <table:table-cell table:formula="of:=[.CJ55]-[.BV55]" office:value-type="float" office:value="149.2" calcext:value-type="float">
            <text:p>149.2</text:p>
          </table:table-cell>
          <table:table-cell table:formula="of:=[.CK55]-[.BW55]" office:value-type="float" office:value="47.421" calcext:value-type="float">
            <text:p>47.421</text:p>
          </table:table-cell>
          <table:table-cell table:formula="of:=[.CL55]-[.BX55]" office:value-type="float" office:value="183.566" calcext:value-type="float">
            <text:p>183.566</text:p>
          </table:table-cell>
          <table:table-cell table:formula="of:=[.CM55]-[.BY55]" office:value-type="float" office:value="152.3" calcext:value-type="float">
            <text:p>152.3</text:p>
          </table:table-cell>
          <table:table-cell table:formula="of:=[.CN55]-[.BZ55]" office:value-type="float" office:value="47.422" calcext:value-type="float">
            <text:p>47.422</text:p>
          </table:table-cell>
          <table:table-cell table:formula="of:=[.CO55]-[.CA55]" office:value-type="float" office:value="183.567" calcext:value-type="float">
            <text:p>183.567</text:p>
          </table:table-cell>
          <table:table-cell table:formula="of:=AVERAGE([.BE55];[.BH55];[.BK55])" office:value-type="float" office:value="151.266666666667" calcext:value-type="float">
            <text:p>151.266666666667</text:p>
          </table:table-cell>
          <table:table-cell table:formula="of:=AVERAGE([.BF55];[.BI55];[.BL55])" office:value-type="float" office:value="47.4216666666667" calcext:value-type="float">
            <text:p>47.4216666666667</text:p>
          </table:table-cell>
          <table:table-cell table:formula="of:=AVERAGE([.BG55];[.BJ55];[.BM5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5];[.BV55];[.BY55])" office:value-type="float" office:value="0" calcext:value-type="float">
            <text:p>0</text:p>
          </table:table-cell>
          <table:table-cell table:formula="of:=AVERAGE([.BT55];[.BW55];[.BZ55])" office:value-type="float" office:value="56.698" calcext:value-type="float">
            <text:p>56.698</text:p>
          </table:table-cell>
          <table:table-cell table:formula="of:=AVERAGE([.BU55];[.BX55];[.CA5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3" calcext:value-type="float">
            <text:p>152.3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2" calcext:value-type="float">
            <text:p>149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3" calcext:value-type="float">
            <text:p>152.3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5];[.CJ55];[.CM55])" office:value-type="float" office:value="151.266666666667" calcext:value-type="float">
            <text:p>151.266666666667</text:p>
          </table:table-cell>
          <table:table-cell table:formula="of:=AVERAGE([.CH55];[.CK55];[.CN55])" office:value-type="float" office:value="104.119666666667" calcext:value-type="float">
            <text:p>104.119666666667</text:p>
          </table:table-cell>
          <table:table-cell table:formula="of:=AVERAGE([.CI55];[.CL55];[.CO5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8.961" calcext:value-type="float">
            <text:p>308.961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7.4" calcext:value-type="float">
            <text:p>307.4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.1" calcext:value-type="float">
            <text:p>306.1</text:p>
          </table:table-cell>
          <table:table-cell office:value-type="float" office:value="319.516" calcext:value-type="float">
            <text:p>319.516</text:p>
          </table:table-cell>
          <table:table-cell office:value-type="float" office:value="579.523" calcext:value-type="float">
            <text:p>579.523</text:p>
          </table:table-cell>
          <table:table-cell table:formula="of:=AVERAGE([.A56];[.D56];[.G56])" office:value-type="float" office:value="301.166666666667" calcext:value-type="float">
            <text:p>301.166666666667</text:p>
          </table:table-cell>
          <table:table-cell table:formula="of:=AVERAGE([.B56];[.E56];[.H56])" office:value-type="float" office:value="316.144666666667" calcext:value-type="float">
            <text:p>316.144666666667</text:p>
          </table:table-cell>
          <table:table-cell table:formula="of:=AVERAGE([.C56];[.F56];[.I5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6];[.R56];[.U56])" office:value-type="float" office:value="0" calcext:value-type="float">
            <text:p>0</text:p>
          </table:table-cell>
          <table:table-cell table:formula="of:=AVERAGE([.P56];[.S56];[.V56])" office:value-type="float" office:value="34.749" calcext:value-type="float">
            <text:p>34.749</text:p>
          </table:table-cell>
          <table:table-cell table:formula="of:=AVERAGE([.Q56];[.T56];[.W56])" office:value-type="float" office:value="85.34" calcext:value-type="float">
            <text:p>85.3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6];[.AF56];[.AI56])" office:value-type="float" office:value="4.9" calcext:value-type="float">
            <text:p>4.9</text:p>
          </table:table-cell>
          <table:table-cell table:formula="of:=AVERAGE([.AD56];[.AG56];[.AJ56])" office:value-type="float" office:value="219.238" calcext:value-type="float">
            <text:p>219.238</text:p>
          </table:table-cell>
          <table:table-cell table:formula="of:=AVERAGE([.AE56];[.AH56];[.AK56])" office:value-type="float" office:value="1975.547" calcext:value-type="float">
            <text:p>1975.547</text:p>
          </table:table-cell>
          <table:table-cell table:number-columns-repeated="2"/>
          <table:table-cell table:formula="of:=[.A56]+[.O56]+[.AC56]" office:value-type="float" office:value="295.9" calcext:value-type="float">
            <text:p>295.9</text:p>
          </table:table-cell>
          <table:table-cell table:formula="of:=[.B56]+[.P56]+[.AD56]" office:value-type="float" office:value="562.906" calcext:value-type="float">
            <text:p>562.906</text:p>
          </table:table-cell>
          <table:table-cell table:formula="of:=[.C56]+[.Q56]+[.AE56]" office:value-type="float" office:value="2599.41" calcext:value-type="float">
            <text:p>2599.41</text:p>
          </table:table-cell>
          <table:table-cell table:formula="of:=[.D56]+[.R56]+[.AF56]" office:value-type="float" office:value="311.3" calcext:value-type="float">
            <text:p>311.3</text:p>
          </table:table-cell>
          <table:table-cell table:formula="of:=[.E56]+[.S56]+[.AG56]" office:value-type="float" office:value="573.965" calcext:value-type="float">
            <text:p>573.965</text:p>
          </table:table-cell>
          <table:table-cell table:formula="of:=[.F56]+[.T56]+[.AH56]" office:value-type="float" office:value="2628.41" calcext:value-type="float">
            <text:p>2628.41</text:p>
          </table:table-cell>
          <table:table-cell table:formula="of:=[.G56]+[.U56]+[.AI56]" office:value-type="float" office:value="311" calcext:value-type="float">
            <text:p>311</text:p>
          </table:table-cell>
          <table:table-cell table:formula="of:=[.H56]+[.V56]+[.AJ56]" office:value-type="float" office:value="573.524" calcext:value-type="float">
            <text:p>573.524</text:p>
          </table:table-cell>
          <table:table-cell table:formula="of:=[.I56]+[.W56]+[.AK56]" office:value-type="float" office:value="2640.41" calcext:value-type="float">
            <text:p>2640.41</text:p>
          </table:table-cell>
          <table:table-cell table:formula="of:=AVERAGE([.AQ56];[.AT56];[.AW56])" office:value-type="float" office:value="306.066666666667" calcext:value-type="float">
            <text:p>306.066666666667</text:p>
          </table:table-cell>
          <table:table-cell table:formula="of:=AVERAGE([.AR56];[.AU56];[.AX56])" office:value-type="float" office:value="570.131666666667" calcext:value-type="float">
            <text:p>570.131666666667</text:p>
          </table:table-cell>
          <table:table-cell table:formula="of:=AVERAGE([.AS56];[.AV56];[.AY56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56]-[.BS56]" office:value-type="float" office:value="152.5" calcext:value-type="float">
            <text:p>152.5</text:p>
          </table:table-cell>
          <table:table-cell table:formula="of:=[.CH56]-[.BT56]" office:value-type="float" office:value="47.422" calcext:value-type="float">
            <text:p>47.422</text:p>
          </table:table-cell>
          <table:table-cell table:formula="of:=[.CI56]-[.BU56]" office:value-type="float" office:value="183.566" calcext:value-type="float">
            <text:p>183.566</text:p>
          </table:table-cell>
          <table:table-cell table:formula="of:=[.CJ56]-[.BV56]" office:value-type="float" office:value="139.8" calcext:value-type="float">
            <text:p>139.8</text:p>
          </table:table-cell>
          <table:table-cell table:formula="of:=[.CK56]-[.BW56]" office:value-type="float" office:value="47.421" calcext:value-type="float">
            <text:p>47.421</text:p>
          </table:table-cell>
          <table:table-cell table:formula="of:=[.CL56]-[.BX56]" office:value-type="float" office:value="183.566" calcext:value-type="float">
            <text:p>183.566</text:p>
          </table:table-cell>
          <table:table-cell table:formula="of:=[.CM56]-[.BY56]" office:value-type="float" office:value="147.8" calcext:value-type="float">
            <text:p>147.8</text:p>
          </table:table-cell>
          <table:table-cell table:formula="of:=[.CN56]-[.BZ56]" office:value-type="float" office:value="47.422" calcext:value-type="float">
            <text:p>47.422</text:p>
          </table:table-cell>
          <table:table-cell table:formula="of:=[.CO56]-[.CA56]" office:value-type="float" office:value="183.567" calcext:value-type="float">
            <text:p>183.567</text:p>
          </table:table-cell>
          <table:table-cell table:formula="of:=AVERAGE([.BE56];[.BH56];[.BK56])" office:value-type="float" office:value="146.7" calcext:value-type="float">
            <text:p>146.7</text:p>
          </table:table-cell>
          <table:table-cell table:formula="of:=AVERAGE([.BF56];[.BI56];[.BL56])" office:value-type="float" office:value="47.4216666666667" calcext:value-type="float">
            <text:p>47.4216666666667</text:p>
          </table:table-cell>
          <table:table-cell table:formula="of:=AVERAGE([.BG56];[.BJ56];[.BM5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6];[.BV56];[.BY56])" office:value-type="float" office:value="0" calcext:value-type="float">
            <text:p>0</text:p>
          </table:table-cell>
          <table:table-cell table:formula="of:=AVERAGE([.BT56];[.BW56];[.BZ56])" office:value-type="float" office:value="56.698" calcext:value-type="float">
            <text:p>56.698</text:p>
          </table:table-cell>
          <table:table-cell table:formula="of:=AVERAGE([.BU56];[.BX56];[.CA5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5" calcext:value-type="float">
            <text:p>152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39.8" calcext:value-type="float">
            <text:p>139.8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.8" calcext:value-type="float">
            <text:p>147.8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6];[.CJ56];[.CM56])" office:value-type="float" office:value="146.7" calcext:value-type="float">
            <text:p>146.7</text:p>
          </table:table-cell>
          <table:table-cell table:formula="of:=AVERAGE([.CH56];[.CK56];[.CN56])" office:value-type="float" office:value="104.119666666667" calcext:value-type="float">
            <text:p>104.119666666667</text:p>
          </table:table-cell>
          <table:table-cell table:formula="of:=AVERAGE([.CI56];[.CL56];[.CO56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78.5" calcext:value-type="float">
            <text:p>278.5</text:p>
          </table:table-cell>
          <table:table-cell office:value-type="float" office:value="308.957" calcext:value-type="float">
            <text:p>308.95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2.3" calcext:value-type="float">
            <text:p>312.3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9.3" calcext:value-type="float">
            <text:p>299.3</text:p>
          </table:table-cell>
          <table:table-cell office:value-type="float" office:value="319.516" calcext:value-type="float">
            <text:p>319.516</text:p>
          </table:table-cell>
          <table:table-cell office:value-type="float" office:value="579.523" calcext:value-type="float">
            <text:p>579.523</text:p>
          </table:table-cell>
          <table:table-cell table:formula="of:=AVERAGE([.A57];[.D57];[.G57])" office:value-type="float" office:value="296.7" calcext:value-type="float">
            <text:p>296.7</text:p>
          </table:table-cell>
          <table:table-cell table:formula="of:=AVERAGE([.B57];[.E57];[.H57])" office:value-type="float" office:value="316.143333333333" calcext:value-type="float">
            <text:p>316.143333333333</text:p>
          </table:table-cell>
          <table:table-cell table:formula="of:=AVERAGE([.C57];[.F57];[.I5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7];[.R57];[.U57])" office:value-type="float" office:value="0" calcext:value-type="float">
            <text:p>0</text:p>
          </table:table-cell>
          <table:table-cell table:formula="of:=AVERAGE([.P57];[.S57];[.V57])" office:value-type="float" office:value="34.749" calcext:value-type="float">
            <text:p>34.749</text:p>
          </table:table-cell>
          <table:table-cell table:formula="of:=AVERAGE([.Q57];[.T57];[.W5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7];[.AF57];[.AI57])" office:value-type="float" office:value="0" calcext:value-type="float">
            <text:p>0</text:p>
          </table:table-cell>
          <table:table-cell table:formula="of:=AVERAGE([.AD57];[.AG57];[.AJ57])" office:value-type="float" office:value="219.238" calcext:value-type="float">
            <text:p>219.238</text:p>
          </table:table-cell>
          <table:table-cell table:formula="of:=AVERAGE([.AE57];[.AH57];[.AK57])" office:value-type="float" office:value="1975.547" calcext:value-type="float">
            <text:p>1975.547</text:p>
          </table:table-cell>
          <table:table-cell table:number-columns-repeated="2"/>
          <table:table-cell table:formula="of:=[.A57]+[.O57]+[.AC57]" office:value-type="float" office:value="278.5" calcext:value-type="float">
            <text:p>278.5</text:p>
          </table:table-cell>
          <table:table-cell table:formula="of:=[.B57]+[.P57]+[.AD57]" office:value-type="float" office:value="562.902" calcext:value-type="float">
            <text:p>562.902</text:p>
          </table:table-cell>
          <table:table-cell table:formula="of:=[.C57]+[.Q57]+[.AE57]" office:value-type="float" office:value="2599.41" calcext:value-type="float">
            <text:p>2599.41</text:p>
          </table:table-cell>
          <table:table-cell table:formula="of:=[.D57]+[.R57]+[.AF57]" office:value-type="float" office:value="312.3" calcext:value-type="float">
            <text:p>312.3</text:p>
          </table:table-cell>
          <table:table-cell table:formula="of:=[.E57]+[.S57]+[.AG57]" office:value-type="float" office:value="573.965" calcext:value-type="float">
            <text:p>573.965</text:p>
          </table:table-cell>
          <table:table-cell table:formula="of:=[.F57]+[.T57]+[.AH57]" office:value-type="float" office:value="2628.41" calcext:value-type="float">
            <text:p>2628.41</text:p>
          </table:table-cell>
          <table:table-cell table:formula="of:=[.G57]+[.U57]+[.AI57]" office:value-type="float" office:value="299.3" calcext:value-type="float">
            <text:p>299.3</text:p>
          </table:table-cell>
          <table:table-cell table:formula="of:=[.H57]+[.V57]+[.AJ57]" office:value-type="float" office:value="573.524" calcext:value-type="float">
            <text:p>573.524</text:p>
          </table:table-cell>
          <table:table-cell table:formula="of:=[.I57]+[.W57]+[.AK57]" office:value-type="float" office:value="2640.41" calcext:value-type="float">
            <text:p>2640.41</text:p>
          </table:table-cell>
          <table:table-cell table:formula="of:=AVERAGE([.AQ57];[.AT57];[.AW57])" office:value-type="float" office:value="296.7" calcext:value-type="float">
            <text:p>296.7</text:p>
          </table:table-cell>
          <table:table-cell table:formula="of:=AVERAGE([.AR57];[.AU57];[.AX57])" office:value-type="float" office:value="570.130333333333" calcext:value-type="float">
            <text:p>570.130333333333</text:p>
          </table:table-cell>
          <table:table-cell table:formula="of:=AVERAGE([.AS57];[.AV57];[.AY5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57]-[.BS57]" office:value-type="float" office:value="152.8" calcext:value-type="float">
            <text:p>152.8</text:p>
          </table:table-cell>
          <table:table-cell table:formula="of:=[.CH57]-[.BT57]" office:value-type="float" office:value="47.422" calcext:value-type="float">
            <text:p>47.422</text:p>
          </table:table-cell>
          <table:table-cell table:formula="of:=[.CI57]-[.BU57]" office:value-type="float" office:value="183.566" calcext:value-type="float">
            <text:p>183.566</text:p>
          </table:table-cell>
          <table:table-cell table:formula="of:=[.CJ57]-[.BV57]" office:value-type="float" office:value="148.4" calcext:value-type="float">
            <text:p>148.4</text:p>
          </table:table-cell>
          <table:table-cell table:formula="of:=[.CK57]-[.BW57]" office:value-type="float" office:value="47.421" calcext:value-type="float">
            <text:p>47.421</text:p>
          </table:table-cell>
          <table:table-cell table:formula="of:=[.CL57]-[.BX57]" office:value-type="float" office:value="183.566" calcext:value-type="float">
            <text:p>183.566</text:p>
          </table:table-cell>
          <table:table-cell table:formula="of:=[.CM57]-[.BY57]" office:value-type="float" office:value="152.4" calcext:value-type="float">
            <text:p>152.4</text:p>
          </table:table-cell>
          <table:table-cell table:formula="of:=[.CN57]-[.BZ57]" office:value-type="float" office:value="47.422" calcext:value-type="float">
            <text:p>47.422</text:p>
          </table:table-cell>
          <table:table-cell table:formula="of:=[.CO57]-[.CA57]" office:value-type="float" office:value="183.567" calcext:value-type="float">
            <text:p>183.567</text:p>
          </table:table-cell>
          <table:table-cell table:formula="of:=AVERAGE([.BE57];[.BH57];[.BK57])" office:value-type="float" office:value="151.2" calcext:value-type="float">
            <text:p>151.2</text:p>
          </table:table-cell>
          <table:table-cell table:formula="of:=AVERAGE([.BF57];[.BI57];[.BL57])" office:value-type="float" office:value="47.4216666666667" calcext:value-type="float">
            <text:p>47.4216666666667</text:p>
          </table:table-cell>
          <table:table-cell table:formula="of:=AVERAGE([.BG57];[.BJ57];[.BM5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  <table:table-cell office:value-type="float" office:value="643.066" calcext:value-type="float">
            <text:p>643.066</text:p>
          </table:table-cell>
          <table:table-cell table:formula="of:=AVERAGE([.BS57];[.BV57];[.BY57])" office:value-type="float" office:value="0" calcext:value-type="float">
            <text:p>0</text:p>
          </table:table-cell>
          <table:table-cell table:formula="of:=AVERAGE([.BT57];[.BW57];[.BZ57])" office:value-type="float" office:value="56.698" calcext:value-type="float">
            <text:p>56.698</text:p>
          </table:table-cell>
          <table:table-cell table:formula="of:=AVERAGE([.BU57];[.BX57];[.CA5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52.8" calcext:value-type="float">
            <text:p>152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4" calcext:value-type="float">
            <text:p>148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82.297" calcext:value-type="float">
            <text:p>82.297</text:p>
          </table:table-cell>
          <table:table-cell office:value-type="float" office:value="826.633" calcext:value-type="float">
            <text:p>826.633</text:p>
          </table:table-cell>
          <table:table-cell table:formula="of:=AVERAGE([.CG57];[.CJ57];[.CM57])" office:value-type="float" office:value="151.2" calcext:value-type="float">
            <text:p>151.2</text:p>
          </table:table-cell>
          <table:table-cell table:formula="of:=AVERAGE([.CH57];[.CK57];[.CN57])" office:value-type="float" office:value="104.119666666667" calcext:value-type="float">
            <text:p>104.119666666667</text:p>
          </table:table-cell>
          <table:table-cell table:formula="of:=AVERAGE([.CI57];[.CL57];[.CO5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290.5" calcext:value-type="float">
            <text:p>290.5</text:p>
          </table:table-cell>
          <table:table-cell office:value-type="float" office:value="308.957" calcext:value-type="float">
            <text:p>308.95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7.2" calcext:value-type="float">
            <text:p>307.2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9.3" calcext:value-type="float">
            <text:p>299.3</text:p>
          </table:table-cell>
          <table:table-cell office:value-type="float" office:value="319.453" calcext:value-type="float">
            <text:p>319.453</text:p>
          </table:table-cell>
          <table:table-cell office:value-type="float" office:value="579.523" calcext:value-type="float">
            <text:p>579.523</text:p>
          </table:table-cell>
          <table:table-cell table:formula="of:=AVERAGE([.A58];[.D58];[.G58])" office:value-type="float" office:value="299" calcext:value-type="float">
            <text:p>299</text:p>
          </table:table-cell>
          <table:table-cell table:formula="of:=AVERAGE([.B58];[.E58];[.H58])" office:value-type="float" office:value="316.122333333333" calcext:value-type="float">
            <text:p>316.122333333333</text:p>
          </table:table-cell>
          <table:table-cell table:formula="of:=AVERAGE([.C58];[.F58];[.I5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8];[.R58];[.U58])" office:value-type="float" office:value="0" calcext:value-type="float">
            <text:p>0</text:p>
          </table:table-cell>
          <table:table-cell table:formula="of:=AVERAGE([.P58];[.S58];[.V58])" office:value-type="float" office:value="34.749" calcext:value-type="float">
            <text:p>34.749</text:p>
          </table:table-cell>
          <table:table-cell table:formula="of:=AVERAGE([.Q58];[.T58];[.W5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8];[.AF58];[.AI58])" office:value-type="float" office:value="0" calcext:value-type="float">
            <text:p>0</text:p>
          </table:table-cell>
          <table:table-cell table:formula="of:=AVERAGE([.AD58];[.AG58];[.AJ58])" office:value-type="float" office:value="219.238" calcext:value-type="float">
            <text:p>219.238</text:p>
          </table:table-cell>
          <table:table-cell table:formula="of:=AVERAGE([.AE58];[.AH58];[.AK58])" office:value-type="float" office:value="1975.547" calcext:value-type="float">
            <text:p>1975.547</text:p>
          </table:table-cell>
          <table:table-cell table:number-columns-repeated="2"/>
          <table:table-cell table:formula="of:=[.A58]+[.O58]+[.AC58]" office:value-type="float" office:value="290.5" calcext:value-type="float">
            <text:p>290.5</text:p>
          </table:table-cell>
          <table:table-cell table:formula="of:=[.B58]+[.P58]+[.AD58]" office:value-type="float" office:value="562.902" calcext:value-type="float">
            <text:p>562.902</text:p>
          </table:table-cell>
          <table:table-cell table:formula="of:=[.C58]+[.Q58]+[.AE58]" office:value-type="float" office:value="2599.41" calcext:value-type="float">
            <text:p>2599.41</text:p>
          </table:table-cell>
          <table:table-cell table:formula="of:=[.D58]+[.R58]+[.AF58]" office:value-type="float" office:value="307.2" calcext:value-type="float">
            <text:p>307.2</text:p>
          </table:table-cell>
          <table:table-cell table:formula="of:=[.E58]+[.S58]+[.AG58]" office:value-type="float" office:value="573.965" calcext:value-type="float">
            <text:p>573.965</text:p>
          </table:table-cell>
          <table:table-cell table:formula="of:=[.F58]+[.T58]+[.AH58]" office:value-type="float" office:value="2628.41" calcext:value-type="float">
            <text:p>2628.41</text:p>
          </table:table-cell>
          <table:table-cell table:formula="of:=[.G58]+[.U58]+[.AI58]" office:value-type="float" office:value="299.3" calcext:value-type="float">
            <text:p>299.3</text:p>
          </table:table-cell>
          <table:table-cell table:formula="of:=[.H58]+[.V58]+[.AJ58]" office:value-type="float" office:value="573.461" calcext:value-type="float">
            <text:p>573.461</text:p>
          </table:table-cell>
          <table:table-cell table:formula="of:=[.I58]+[.W58]+[.AK58]" office:value-type="float" office:value="2640.41" calcext:value-type="float">
            <text:p>2640.41</text:p>
          </table:table-cell>
          <table:table-cell table:formula="of:=AVERAGE([.AQ58];[.AT58];[.AW58])" office:value-type="float" office:value="299" calcext:value-type="float">
            <text:p>299</text:p>
          </table:table-cell>
          <table:table-cell table:formula="of:=AVERAGE([.AR58];[.AU58];[.AX58])" office:value-type="float" office:value="570.109333333333" calcext:value-type="float">
            <text:p>570.109333333333</text:p>
          </table:table-cell>
          <table:table-cell table:formula="of:=AVERAGE([.AS58];[.AV58];[.AY58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58]-[.BS58]" office:value-type="float" office:value="151.5" calcext:value-type="float">
            <text:p>151.5</text:p>
          </table:table-cell>
          <table:table-cell table:formula="of:=[.CH58]-[.BT58]" office:value-type="float" office:value="47.422" calcext:value-type="float">
            <text:p>47.422</text:p>
          </table:table-cell>
          <table:table-cell table:formula="of:=[.CI58]-[.BU58]" office:value-type="float" office:value="183.566" calcext:value-type="float">
            <text:p>183.566</text:p>
          </table:table-cell>
          <table:table-cell table:formula="of:=[.CJ58]-[.BV58]" office:value-type="float" office:value="151.4" calcext:value-type="float">
            <text:p>151.4</text:p>
          </table:table-cell>
          <table:table-cell table:formula="of:=[.CK58]-[.BW58]" office:value-type="float" office:value="47.421" calcext:value-type="float">
            <text:p>47.421</text:p>
          </table:table-cell>
          <table:table-cell table:formula="of:=[.CL58]-[.BX58]" office:value-type="float" office:value="183.566" calcext:value-type="float">
            <text:p>183.566</text:p>
          </table:table-cell>
          <table:table-cell table:formula="of:=[.CM58]-[.BY58]" office:value-type="float" office:value="147.2" calcext:value-type="float">
            <text:p>147.2</text:p>
          </table:table-cell>
          <table:table-cell table:formula="of:=[.CN58]-[.BZ58]" office:value-type="float" office:value="47.422" calcext:value-type="float">
            <text:p>47.422</text:p>
          </table:table-cell>
          <table:table-cell table:formula="of:=[.CO58]-[.CA58]" office:value-type="float" office:value="183.566" calcext:value-type="float">
            <text:p>183.566</text:p>
          </table:table-cell>
          <table:table-cell table:formula="of:=AVERAGE([.BE58];[.BH58];[.BK58])" office:value-type="float" office:value="150.033333333333" calcext:value-type="float">
            <text:p>150.033333333333</text:p>
          </table:table-cell>
          <table:table-cell table:formula="of:=AVERAGE([.BF58];[.BI58];[.BL58])" office:value-type="float" office:value="47.4216666666667" calcext:value-type="float">
            <text:p>47.4216666666667</text:p>
          </table:table-cell>
          <table:table-cell table:formula="of:=AVERAGE([.BG58];[.BJ58];[.BM58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58];[.BV58];[.BY58])" office:value-type="float" office:value="0" calcext:value-type="float">
            <text:p>0</text:p>
          </table:table-cell>
          <table:table-cell table:formula="of:=AVERAGE([.BT58];[.BW58];[.BZ58])" office:value-type="float" office:value="67.672" calcext:value-type="float">
            <text:p>67.672</text:p>
          </table:table-cell>
          <table:table-cell table:formula="of:=AVERAGE([.BU58];[.BX58];[.CA5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1.5" calcext:value-type="float">
            <text:p>151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7.2" calcext:value-type="float">
            <text:p>147.2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58];[.CJ58];[.CM58])" office:value-type="float" office:value="150.033333333333" calcext:value-type="float">
            <text:p>150.033333333333</text:p>
          </table:table-cell>
          <table:table-cell table:formula="of:=AVERAGE([.CH58];[.CK58];[.CN58])" office:value-type="float" office:value="115.093666666667" calcext:value-type="float">
            <text:p>115.093666666667</text:p>
          </table:table-cell>
          <table:table-cell table:formula="of:=AVERAGE([.CI58];[.CL58];[.CO58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2.9" calcext:value-type="float">
            <text:p>292.9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9.3" calcext:value-type="float">
            <text:p>309.3</text:p>
          </table:table-cell>
          <table:table-cell office:value-type="float" office:value="319.957" calcext:value-type="float">
            <text:p>319.957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7.8" calcext:value-type="float">
            <text:p>297.8</text:p>
          </table:table-cell>
          <table:table-cell office:value-type="float" office:value="319.453" calcext:value-type="float">
            <text:p>319.453</text:p>
          </table:table-cell>
          <table:table-cell office:value-type="float" office:value="579.523" calcext:value-type="float">
            <text:p>579.523</text:p>
          </table:table-cell>
          <table:table-cell table:formula="of:=AVERAGE([.A59];[.D59];[.G59])" office:value-type="float" office:value="300" calcext:value-type="float">
            <text:p>300</text:p>
          </table:table-cell>
          <table:table-cell table:formula="of:=AVERAGE([.B59];[.E59];[.H59])" office:value-type="float" office:value="316.231666666667" calcext:value-type="float">
            <text:p>316.231666666667</text:p>
          </table:table-cell>
          <table:table-cell table:formula="of:=AVERAGE([.C59];[.F59];[.I5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9];[.R59];[.U59])" office:value-type="float" office:value="0" calcext:value-type="float">
            <text:p>0</text:p>
          </table:table-cell>
          <table:table-cell table:formula="of:=AVERAGE([.P59];[.S59];[.V59])" office:value-type="float" office:value="34.749" calcext:value-type="float">
            <text:p>34.749</text:p>
          </table:table-cell>
          <table:table-cell table:formula="of:=AVERAGE([.Q59];[.T59];[.W5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9];[.AF59];[.AI59])" office:value-type="float" office:value="0" calcext:value-type="float">
            <text:p>0</text:p>
          </table:table-cell>
          <table:table-cell table:formula="of:=AVERAGE([.AD59];[.AG59];[.AJ59])" office:value-type="float" office:value="217.904666666667" calcext:value-type="float">
            <text:p>217.904666666667</text:p>
          </table:table-cell>
          <table:table-cell table:formula="of:=AVERAGE([.AE59];[.AH59];[.AK5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59]+[.O59]+[.AC59]" office:value-type="float" office:value="292.9" calcext:value-type="float">
            <text:p>292.9</text:p>
          </table:table-cell>
          <table:table-cell table:formula="of:=[.B59]+[.P59]+[.AD59]" office:value-type="float" office:value="563.23" calcext:value-type="float">
            <text:p>563.23</text:p>
          </table:table-cell>
          <table:table-cell table:formula="of:=[.C59]+[.Q59]+[.AE59]" office:value-type="float" office:value="2599.41" calcext:value-type="float">
            <text:p>2599.41</text:p>
          </table:table-cell>
          <table:table-cell table:formula="of:=[.D59]+[.R59]+[.AF59]" office:value-type="float" office:value="309.3" calcext:value-type="float">
            <text:p>309.3</text:p>
          </table:table-cell>
          <table:table-cell table:formula="of:=[.E59]+[.S59]+[.AG59]" office:value-type="float" office:value="573.965" calcext:value-type="float">
            <text:p>573.965</text:p>
          </table:table-cell>
          <table:table-cell table:formula="of:=[.F59]+[.T59]+[.AH59]" office:value-type="float" office:value="2628.41" calcext:value-type="float">
            <text:p>2628.41</text:p>
          </table:table-cell>
          <table:table-cell table:formula="of:=[.G59]+[.U59]+[.AI59]" office:value-type="float" office:value="297.8" calcext:value-type="float">
            <text:p>297.8</text:p>
          </table:table-cell>
          <table:table-cell table:formula="of:=[.H59]+[.V59]+[.AJ59]" office:value-type="float" office:value="569.461" calcext:value-type="float">
            <text:p>569.461</text:p>
          </table:table-cell>
          <table:table-cell table:formula="of:=[.I59]+[.W59]+[.AK59]" office:value-type="float" office:value="2636.41" calcext:value-type="float">
            <text:p>2636.41</text:p>
          </table:table-cell>
          <table:table-cell table:formula="of:=AVERAGE([.AQ59];[.AT59];[.AW59])" office:value-type="float" office:value="300" calcext:value-type="float">
            <text:p>300</text:p>
          </table:table-cell>
          <table:table-cell table:formula="of:=AVERAGE([.AR59];[.AU59];[.AX59])" office:value-type="float" office:value="568.885333333333" calcext:value-type="float">
            <text:p>568.885333333333</text:p>
          </table:table-cell>
          <table:table-cell table:formula="of:=AVERAGE([.AS59];[.AV59];[.AY59])" office:value-type="float" office:value="2621.41" calcext:value-type="float">
            <text:p>2621.41</text:p>
          </table:table-cell>
          <table:table-cell table:number-columns-repeated="2"/>
          <table:table-cell table:formula="of:=[.CG59]-[.BS59]" office:value-type="float" office:value="150.5" calcext:value-type="float">
            <text:p>150.5</text:p>
          </table:table-cell>
          <table:table-cell table:formula="of:=[.CH59]-[.BT59]" office:value-type="float" office:value="47.422" calcext:value-type="float">
            <text:p>47.422</text:p>
          </table:table-cell>
          <table:table-cell table:formula="of:=[.CI59]-[.BU59]" office:value-type="float" office:value="183.566" calcext:value-type="float">
            <text:p>183.566</text:p>
          </table:table-cell>
          <table:table-cell table:formula="of:=[.CJ59]-[.BV59]" office:value-type="float" office:value="151.4" calcext:value-type="float">
            <text:p>151.4</text:p>
          </table:table-cell>
          <table:table-cell table:formula="of:=[.CK59]-[.BW59]" office:value-type="float" office:value="47.421" calcext:value-type="float">
            <text:p>47.421</text:p>
          </table:table-cell>
          <table:table-cell table:formula="of:=[.CL59]-[.BX59]" office:value-type="float" office:value="183.566" calcext:value-type="float">
            <text:p>183.566</text:p>
          </table:table-cell>
          <table:table-cell table:formula="of:=[.CM59]-[.BY59]" office:value-type="float" office:value="146" calcext:value-type="float">
            <text:p>146</text:p>
          </table:table-cell>
          <table:table-cell table:formula="of:=[.CN59]-[.BZ59]" office:value-type="float" office:value="47.422" calcext:value-type="float">
            <text:p>47.422</text:p>
          </table:table-cell>
          <table:table-cell table:formula="of:=[.CO59]-[.CA59]" office:value-type="float" office:value="183.566" calcext:value-type="float">
            <text:p>183.566</text:p>
          </table:table-cell>
          <table:table-cell table:formula="of:=AVERAGE([.BE59];[.BH59];[.BK59])" office:value-type="float" office:value="149.3" calcext:value-type="float">
            <text:p>149.3</text:p>
          </table:table-cell>
          <table:table-cell table:formula="of:=AVERAGE([.BF59];[.BI59];[.BL59])" office:value-type="float" office:value="47.4216666666667" calcext:value-type="float">
            <text:p>47.4216666666667</text:p>
          </table:table-cell>
          <table:table-cell table:formula="of:=AVERAGE([.BG59];[.BJ59];[.BM59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59];[.BV59];[.BY59])" office:value-type="float" office:value="0" calcext:value-type="float">
            <text:p>0</text:p>
          </table:table-cell>
          <table:table-cell table:formula="of:=AVERAGE([.BT59];[.BW59];[.BZ59])" office:value-type="float" office:value="67.672" calcext:value-type="float">
            <text:p>67.672</text:p>
          </table:table-cell>
          <table:table-cell table:formula="of:=AVERAGE([.BU59];[.BX59];[.CA5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0.5" calcext:value-type="float">
            <text:p>150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4" calcext:value-type="float">
            <text:p>151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6" calcext:value-type="float">
            <text:p>146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59];[.CJ59];[.CM59])" office:value-type="float" office:value="149.3" calcext:value-type="float">
            <text:p>149.3</text:p>
          </table:table-cell>
          <table:table-cell table:formula="of:=AVERAGE([.CH59];[.CK59];[.CN59])" office:value-type="float" office:value="115.093666666667" calcext:value-type="float">
            <text:p>115.093666666667</text:p>
          </table:table-cell>
          <table:table-cell table:formula="of:=AVERAGE([.CI59];[.CL59];[.CO59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0.4" calcext:value-type="float">
            <text:p>290.4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" calcext:value-type="float">
            <text:p>306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79.523" calcext:value-type="float">
            <text:p>579.523</text:p>
          </table:table-cell>
          <table:table-cell table:formula="of:=AVERAGE([.A60];[.D60];[.G60])" office:value-type="float" office:value="297.733333333333" calcext:value-type="float">
            <text:p>297.733333333333</text:p>
          </table:table-cell>
          <table:table-cell table:formula="of:=AVERAGE([.B60];[.E60];[.H60])" office:value-type="float" office:value="316.311" calcext:value-type="float">
            <text:p>316.311</text:p>
          </table:table-cell>
          <table:table-cell table:formula="of:=AVERAGE([.C60];[.F60];[.I6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0];[.R60];[.U60])" office:value-type="float" office:value="0" calcext:value-type="float">
            <text:p>0</text:p>
          </table:table-cell>
          <table:table-cell table:formula="of:=AVERAGE([.P60];[.S60];[.V60])" office:value-type="float" office:value="34.749" calcext:value-type="float">
            <text:p>34.749</text:p>
          </table:table-cell>
          <table:table-cell table:formula="of:=AVERAGE([.Q60];[.T60];[.W6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60];[.AF60];[.AI60])" office:value-type="float" office:value="0" calcext:value-type="float">
            <text:p>0</text:p>
          </table:table-cell>
          <table:table-cell table:formula="of:=AVERAGE([.AD60];[.AG60];[.AJ60])" office:value-type="float" office:value="216.571333333333" calcext:value-type="float">
            <text:p>216.571333333333</text:p>
          </table:table-cell>
          <table:table-cell table:formula="of:=AVERAGE([.AE60];[.AH60];[.AK60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60]+[.O60]+[.AC60]" office:value-type="float" office:value="296.8" calcext:value-type="float">
            <text:p>296.8</text:p>
          </table:table-cell>
          <table:table-cell table:formula="of:=[.B60]+[.P60]+[.AD60]" office:value-type="float" office:value="563.23" calcext:value-type="float">
            <text:p>563.23</text:p>
          </table:table-cell>
          <table:table-cell table:formula="of:=[.C60]+[.Q60]+[.AE60]" office:value-type="float" office:value="2599.41" calcext:value-type="float">
            <text:p>2599.41</text:p>
          </table:table-cell>
          <table:table-cell table:formula="of:=[.D60]+[.R60]+[.AF60]" office:value-type="float" office:value="290.4" calcext:value-type="float">
            <text:p>290.4</text:p>
          </table:table-cell>
          <table:table-cell table:formula="of:=[.E60]+[.S60]+[.AG60]" office:value-type="float" office:value="569.832" calcext:value-type="float">
            <text:p>569.832</text:p>
          </table:table-cell>
          <table:table-cell table:formula="of:=[.F60]+[.T60]+[.AH60]" office:value-type="float" office:value="2624.41" calcext:value-type="float">
            <text:p>2624.41</text:p>
          </table:table-cell>
          <table:table-cell table:formula="of:=[.G60]+[.U60]+[.AI60]" office:value-type="float" office:value="306" calcext:value-type="float">
            <text:p>306</text:p>
          </table:table-cell>
          <table:table-cell table:formula="of:=[.H60]+[.V60]+[.AJ60]" office:value-type="float" office:value="569.832" calcext:value-type="float">
            <text:p>569.832</text:p>
          </table:table-cell>
          <table:table-cell table:formula="of:=[.I60]+[.W60]+[.AK60]" office:value-type="float" office:value="2636.41" calcext:value-type="float">
            <text:p>2636.41</text:p>
          </table:table-cell>
          <table:table-cell table:formula="of:=AVERAGE([.AQ60];[.AT60];[.AW60])" office:value-type="float" office:value="297.733333333333" calcext:value-type="float">
            <text:p>297.733333333333</text:p>
          </table:table-cell>
          <table:table-cell table:formula="of:=AVERAGE([.AR60];[.AU60];[.AX60])" office:value-type="float" office:value="567.631333333333" calcext:value-type="float">
            <text:p>567.631333333333</text:p>
          </table:table-cell>
          <table:table-cell table:formula="of:=AVERAGE([.AS60];[.AV60];[.AY60])" office:value-type="float" office:value="2620.07666666667" calcext:value-type="float">
            <text:p>2620.07666666667</text:p>
          </table:table-cell>
          <table:table-cell table:number-columns-repeated="2"/>
          <table:table-cell table:formula="of:=[.CG60]-[.BS60]" office:value-type="float" office:value="153.5" calcext:value-type="float">
            <text:p>153.5</text:p>
          </table:table-cell>
          <table:table-cell table:formula="of:=[.CH60]-[.BT60]" office:value-type="float" office:value="47.422" calcext:value-type="float">
            <text:p>47.422</text:p>
          </table:table-cell>
          <table:table-cell table:formula="of:=[.CI60]-[.BU60]" office:value-type="float" office:value="183.566" calcext:value-type="float">
            <text:p>183.566</text:p>
          </table:table-cell>
          <table:table-cell table:formula="of:=[.CJ60]-[.BV60]" office:value-type="float" office:value="152.5" calcext:value-type="float">
            <text:p>152.5</text:p>
          </table:table-cell>
          <table:table-cell table:formula="of:=[.CK60]-[.BW60]" office:value-type="float" office:value="47.421" calcext:value-type="float">
            <text:p>47.421</text:p>
          </table:table-cell>
          <table:table-cell table:formula="of:=[.CL60]-[.BX60]" office:value-type="float" office:value="183.566" calcext:value-type="float">
            <text:p>183.566</text:p>
          </table:table-cell>
          <table:table-cell table:formula="of:=[.CM60]-[.BY60]" office:value-type="float" office:value="151.2" calcext:value-type="float">
            <text:p>151.2</text:p>
          </table:table-cell>
          <table:table-cell table:formula="of:=[.CN60]-[.BZ60]" office:value-type="float" office:value="47.422" calcext:value-type="float">
            <text:p>47.422</text:p>
          </table:table-cell>
          <table:table-cell table:formula="of:=[.CO60]-[.CA60]" office:value-type="float" office:value="183.566" calcext:value-type="float">
            <text:p>183.566</text:p>
          </table:table-cell>
          <table:table-cell table:formula="of:=AVERAGE([.BE60];[.BH60];[.BK60])" office:value-type="float" office:value="152.4" calcext:value-type="float">
            <text:p>152.4</text:p>
          </table:table-cell>
          <table:table-cell table:formula="of:=AVERAGE([.BF60];[.BI60];[.BL60])" office:value-type="float" office:value="47.4216666666667" calcext:value-type="float">
            <text:p>47.4216666666667</text:p>
          </table:table-cell>
          <table:table-cell table:formula="of:=AVERAGE([.BG60];[.BJ60];[.BM60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0];[.BV60];[.BY60])" office:value-type="float" office:value="0" calcext:value-type="float">
            <text:p>0</text:p>
          </table:table-cell>
          <table:table-cell table:formula="of:=AVERAGE([.BT60];[.BW60];[.BZ60])" office:value-type="float" office:value="67.672" calcext:value-type="float">
            <text:p>67.672</text:p>
          </table:table-cell>
          <table:table-cell table:formula="of:=AVERAGE([.BU60];[.BX60];[.CA6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3.5" calcext:value-type="float">
            <text:p>153.5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5" calcext:value-type="float">
            <text:p>152.5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2" calcext:value-type="float">
            <text:p>151.2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0];[.CJ60];[.CM60])" office:value-type="float" office:value="152.4" calcext:value-type="float">
            <text:p>152.4</text:p>
          </table:table-cell>
          <table:table-cell table:formula="of:=AVERAGE([.CH60];[.CK60];[.CN60])" office:value-type="float" office:value="115.093666666667" calcext:value-type="float">
            <text:p>115.093666666667</text:p>
          </table:table-cell>
          <table:table-cell table:formula="of:=AVERAGE([.CI60];[.CL60];[.CO60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.2" calcext:value-type="float">
            <text:p>300.2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.2" calcext:value-type="float">
            <text:p>307.2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79.523" calcext:value-type="float">
            <text:p>579.523</text:p>
          </table:table-cell>
          <table:table-cell table:formula="of:=AVERAGE([.A61];[.D61];[.G61])" office:value-type="float" office:value="294" calcext:value-type="float">
            <text:p>294</text:p>
          </table:table-cell>
          <table:table-cell table:formula="of:=AVERAGE([.B61];[.E61];[.H61])" office:value-type="float" office:value="316.311" calcext:value-type="float">
            <text:p>316.311</text:p>
          </table:table-cell>
          <table:table-cell table:formula="of:=AVERAGE([.C61];[.F61];[.I6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1];[.R61];[.U61])" office:value-type="float" office:value="0" calcext:value-type="float">
            <text:p>0</text:p>
          </table:table-cell>
          <table:table-cell table:formula="of:=AVERAGE([.P61];[.S61];[.V61])" office:value-type="float" office:value="34.749" calcext:value-type="float">
            <text:p>34.749</text:p>
          </table:table-cell>
          <table:table-cell table:formula="of:=AVERAGE([.Q61];[.T61];[.W61])" office:value-type="float" office:value="85.34" calcext:value-type="float">
            <text:p>85.3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1];[.AF61];[.AI61])" office:value-type="float" office:value="4.9" calcext:value-type="float">
            <text:p>4.9</text:p>
          </table:table-cell>
          <table:table-cell table:formula="of:=AVERAGE([.AD61];[.AG61];[.AJ61])" office:value-type="float" office:value="217.238" calcext:value-type="float">
            <text:p>217.238</text:p>
          </table:table-cell>
          <table:table-cell table:formula="of:=AVERAGE([.AE61];[.AH61];[.AK61])" office:value-type="float" office:value="1973.547" calcext:value-type="float">
            <text:p>1973.547</text:p>
          </table:table-cell>
          <table:table-cell table:number-columns-repeated="2"/>
          <table:table-cell table:formula="of:=[.A61]+[.O61]+[.AC61]" office:value-type="float" office:value="279.5" calcext:value-type="float">
            <text:p>279.5</text:p>
          </table:table-cell>
          <table:table-cell table:formula="of:=[.B61]+[.P61]+[.AD61]" office:value-type="float" office:value="561.23" calcext:value-type="float">
            <text:p>561.23</text:p>
          </table:table-cell>
          <table:table-cell table:formula="of:=[.C61]+[.Q61]+[.AE61]" office:value-type="float" office:value="2597.41" calcext:value-type="float">
            <text:p>2597.41</text:p>
          </table:table-cell>
          <table:table-cell table:formula="of:=[.D61]+[.R61]+[.AF61]" office:value-type="float" office:value="305.1" calcext:value-type="float">
            <text:p>305.1</text:p>
          </table:table-cell>
          <table:table-cell table:formula="of:=[.E61]+[.S61]+[.AG61]" office:value-type="float" office:value="571.832" calcext:value-type="float">
            <text:p>571.832</text:p>
          </table:table-cell>
          <table:table-cell table:formula="of:=[.F61]+[.T61]+[.AH61]" office:value-type="float" office:value="2626.41" calcext:value-type="float">
            <text:p>2626.41</text:p>
          </table:table-cell>
          <table:table-cell table:formula="of:=[.G61]+[.U61]+[.AI61]" office:value-type="float" office:value="312.1" calcext:value-type="float">
            <text:p>312.1</text:p>
          </table:table-cell>
          <table:table-cell table:formula="of:=[.H61]+[.V61]+[.AJ61]" office:value-type="float" office:value="571.832" calcext:value-type="float">
            <text:p>571.832</text:p>
          </table:table-cell>
          <table:table-cell table:formula="of:=[.I61]+[.W61]+[.AK61]" office:value-type="float" office:value="2638.41" calcext:value-type="float">
            <text:p>2638.41</text:p>
          </table:table-cell>
          <table:table-cell table:formula="of:=AVERAGE([.AQ61];[.AT61];[.AW61])" office:value-type="float" office:value="298.9" calcext:value-type="float">
            <text:p>298.9</text:p>
          </table:table-cell>
          <table:table-cell table:formula="of:=AVERAGE([.AR61];[.AU61];[.AX61])" office:value-type="float" office:value="568.298" calcext:value-type="float">
            <text:p>568.298</text:p>
          </table:table-cell>
          <table:table-cell table:formula="of:=AVERAGE([.AS61];[.AV61];[.AY61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1]-[.BS61]" office:value-type="float" office:value="149.2" calcext:value-type="float">
            <text:p>149.2</text:p>
          </table:table-cell>
          <table:table-cell table:formula="of:=[.CH61]-[.BT61]" office:value-type="float" office:value="47.422" calcext:value-type="float">
            <text:p>47.422</text:p>
          </table:table-cell>
          <table:table-cell table:formula="of:=[.CI61]-[.BU61]" office:value-type="float" office:value="183.566" calcext:value-type="float">
            <text:p>183.566</text:p>
          </table:table-cell>
          <table:table-cell table:formula="of:=[.CJ61]-[.BV61]" office:value-type="float" office:value="151.6" calcext:value-type="float">
            <text:p>151.6</text:p>
          </table:table-cell>
          <table:table-cell table:formula="of:=[.CK61]-[.BW61]" office:value-type="float" office:value="47.421" calcext:value-type="float">
            <text:p>47.421</text:p>
          </table:table-cell>
          <table:table-cell table:formula="of:=[.CL61]-[.BX61]" office:value-type="float" office:value="183.566" calcext:value-type="float">
            <text:p>183.566</text:p>
          </table:table-cell>
          <table:table-cell table:formula="of:=[.CM61]-[.BY61]" office:value-type="float" office:value="150.3" calcext:value-type="float">
            <text:p>150.3</text:p>
          </table:table-cell>
          <table:table-cell table:formula="of:=[.CN61]-[.BZ61]" office:value-type="float" office:value="47.422" calcext:value-type="float">
            <text:p>47.422</text:p>
          </table:table-cell>
          <table:table-cell table:formula="of:=[.CO61]-[.CA61]" office:value-type="float" office:value="183.566" calcext:value-type="float">
            <text:p>183.566</text:p>
          </table:table-cell>
          <table:table-cell table:formula="of:=AVERAGE([.BE61];[.BH61];[.BK61])" office:value-type="float" office:value="150.366666666667" calcext:value-type="float">
            <text:p>150.366666666667</text:p>
          </table:table-cell>
          <table:table-cell table:formula="of:=AVERAGE([.BF61];[.BI61];[.BL61])" office:value-type="float" office:value="47.4216666666667" calcext:value-type="float">
            <text:p>47.4216666666667</text:p>
          </table:table-cell>
          <table:table-cell table:formula="of:=AVERAGE([.BG61];[.BJ61];[.BM61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1];[.BV61];[.BY61])" office:value-type="float" office:value="0" calcext:value-type="float">
            <text:p>0</text:p>
          </table:table-cell>
          <table:table-cell table:formula="of:=AVERAGE([.BT61];[.BW61];[.BZ61])" office:value-type="float" office:value="67.6786666666667" calcext:value-type="float">
            <text:p>67.6786666666667</text:p>
          </table:table-cell>
          <table:table-cell table:formula="of:=AVERAGE([.BU61];[.BX61];[.CA6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49.2" calcext:value-type="float">
            <text:p>149.2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3" calcext:value-type="float">
            <text:p>150.3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1];[.CJ61];[.CM61])" office:value-type="float" office:value="150.366666666667" calcext:value-type="float">
            <text:p>150.366666666667</text:p>
          </table:table-cell>
          <table:table-cell table:formula="of:=AVERAGE([.CH61];[.CK61];[.CN61])" office:value-type="float" office:value="115.100333333333" calcext:value-type="float">
            <text:p>115.100333333333</text:p>
          </table:table-cell>
          <table:table-cell table:formula="of:=AVERAGE([.CI61];[.CL61];[.CO61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88.9" calcext:value-type="float">
            <text:p>288.9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5.6" calcext:value-type="float">
            <text:p>305.6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1.6" calcext:value-type="float">
            <text:p>301.6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2];[.D62];[.G62])" office:value-type="float" office:value="298.7" calcext:value-type="float">
            <text:p>298.7</text:p>
          </table:table-cell>
          <table:table-cell table:formula="of:=AVERAGE([.B62];[.E62];[.H62])" office:value-type="float" office:value="316.290333333333" calcext:value-type="float">
            <text:p>316.290333333333</text:p>
          </table:table-cell>
          <table:table-cell table:formula="of:=AVERAGE([.C62];[.F62];[.I6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2];[.R62];[.U62])" office:value-type="float" office:value="0" calcext:value-type="float">
            <text:p>0</text:p>
          </table:table-cell>
          <table:table-cell table:formula="of:=AVERAGE([.P62];[.S62];[.V62])" office:value-type="float" office:value="34.749" calcext:value-type="float">
            <text:p>34.749</text:p>
          </table:table-cell>
          <table:table-cell table:formula="of:=AVERAGE([.Q62];[.T62];[.W6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2];[.AF62];[.AI62])" office:value-type="float" office:value="0" calcext:value-type="float">
            <text:p>0</text:p>
          </table:table-cell>
          <table:table-cell table:formula="of:=AVERAGE([.AD62];[.AG62];[.AJ62])" office:value-type="float" office:value="217.238" calcext:value-type="float">
            <text:p>217.238</text:p>
          </table:table-cell>
          <table:table-cell table:formula="of:=AVERAGE([.AE62];[.AH62];[.AK62])" office:value-type="float" office:value="1973.547" calcext:value-type="float">
            <text:p>1973.547</text:p>
          </table:table-cell>
          <table:table-cell table:number-columns-repeated="2"/>
          <table:table-cell table:formula="of:=[.A62]+[.O62]+[.AC62]" office:value-type="float" office:value="288.9" calcext:value-type="float">
            <text:p>288.9</text:p>
          </table:table-cell>
          <table:table-cell table:formula="of:=[.B62]+[.P62]+[.AD62]" office:value-type="float" office:value="561.23" calcext:value-type="float">
            <text:p>561.23</text:p>
          </table:table-cell>
          <table:table-cell table:formula="of:=[.C62]+[.Q62]+[.AE62]" office:value-type="float" office:value="2597.41" calcext:value-type="float">
            <text:p>2597.41</text:p>
          </table:table-cell>
          <table:table-cell table:formula="of:=[.D62]+[.R62]+[.AF62]" office:value-type="float" office:value="305.6" calcext:value-type="float">
            <text:p>305.6</text:p>
          </table:table-cell>
          <table:table-cell table:formula="of:=[.E62]+[.S62]+[.AG62]" office:value-type="float" office:value="571.832" calcext:value-type="float">
            <text:p>571.832</text:p>
          </table:table-cell>
          <table:table-cell table:formula="of:=[.F62]+[.T62]+[.AH62]" office:value-type="float" office:value="2626.41" calcext:value-type="float">
            <text:p>2626.41</text:p>
          </table:table-cell>
          <table:table-cell table:formula="of:=[.G62]+[.U62]+[.AI62]" office:value-type="float" office:value="301.6" calcext:value-type="float">
            <text:p>301.6</text:p>
          </table:table-cell>
          <table:table-cell table:formula="of:=[.H62]+[.V62]+[.AJ62]" office:value-type="float" office:value="571.77" calcext:value-type="float">
            <text:p>571.77</text:p>
          </table:table-cell>
          <table:table-cell table:formula="of:=[.I62]+[.W62]+[.AK62]" office:value-type="float" office:value="2638.41" calcext:value-type="float">
            <text:p>2638.41</text:p>
          </table:table-cell>
          <table:table-cell table:formula="of:=AVERAGE([.AQ62];[.AT62];[.AW62])" office:value-type="float" office:value="298.7" calcext:value-type="float">
            <text:p>298.7</text:p>
          </table:table-cell>
          <table:table-cell table:formula="of:=AVERAGE([.AR62];[.AU62];[.AX62])" office:value-type="float" office:value="568.277333333333" calcext:value-type="float">
            <text:p>568.277333333333</text:p>
          </table:table-cell>
          <table:table-cell table:formula="of:=AVERAGE([.AS62];[.AV62];[.AY6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2]-[.BS62]" office:value-type="float" office:value="153.2" calcext:value-type="float">
            <text:p>153.2</text:p>
          </table:table-cell>
          <table:table-cell table:formula="of:=[.CH62]-[.BT62]" office:value-type="float" office:value="47.422" calcext:value-type="float">
            <text:p>47.422</text:p>
          </table:table-cell>
          <table:table-cell table:formula="of:=[.CI62]-[.BU62]" office:value-type="float" office:value="183.566" calcext:value-type="float">
            <text:p>183.566</text:p>
          </table:table-cell>
          <table:table-cell table:formula="of:=[.CJ62]-[.BV62]" office:value-type="float" office:value="149.4" calcext:value-type="float">
            <text:p>149.4</text:p>
          </table:table-cell>
          <table:table-cell table:formula="of:=[.CK62]-[.BW62]" office:value-type="float" office:value="16.343" calcext:value-type="float">
            <text:p>16.343</text:p>
          </table:table-cell>
          <table:table-cell table:formula="of:=[.CL62]-[.BX62]" office:value-type="float" office:value="-462.031" calcext:value-type="float">
            <text:p>-462.031</text:p>
          </table:table-cell>
          <table:table-cell table:formula="of:=[.CM62]-[.BY62]" office:value-type="float" office:value="148.6" calcext:value-type="float">
            <text:p>148.6</text:p>
          </table:table-cell>
          <table:table-cell table:formula="of:=[.CN62]-[.BZ62]" office:value-type="float" office:value="47.422" calcext:value-type="float">
            <text:p>47.422</text:p>
          </table:table-cell>
          <table:table-cell table:formula="of:=[.CO62]-[.CA62]" office:value-type="float" office:value="183.566" calcext:value-type="float">
            <text:p>183.566</text:p>
          </table:table-cell>
          <table:table-cell table:formula="of:=AVERAGE([.BE62];[.BH62];[.BK62])" office:value-type="float" office:value="150.4" calcext:value-type="float">
            <text:p>150.4</text:p>
          </table:table-cell>
          <table:table-cell table:formula="of:=AVERAGE([.BF62];[.BI62];[.BL62])" office:value-type="float" office:value="37.0623333333333" calcext:value-type="float">
            <text:p>37.0623333333333</text:p>
          </table:table-cell>
          <table:table-cell table:formula="of:=AVERAGE([.BG62];[.BJ62];[.BM62])" office:value-type="float" office:value="-31.633" calcext:value-type="float">
            <text:p>-31.6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1" calcext:value-type="float">
            <text:p>1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2];[.BV62];[.BY62])" office:value-type="float" office:value="0.333333333333333" calcext:value-type="float">
            <text:p>0.333333333333333</text:p>
          </table:table-cell>
          <table:table-cell table:formula="of:=AVERAGE([.BT62];[.BW62];[.BZ62])" office:value-type="float" office:value="78.038" calcext:value-type="float">
            <text:p>78.038</text:p>
          </table:table-cell>
          <table:table-cell table:formula="of:=AVERAGE([.BU62];[.BX62];[.CA62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53.2" calcext:value-type="float">
            <text:p>153.2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4" calcext:value-type="float">
            <text:p>149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6" calcext:value-type="float">
            <text:p>149.6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2];[.CJ62];[.CM62])" office:value-type="float" office:value="150.733333333333" calcext:value-type="float">
            <text:p>150.733333333333</text:p>
          </table:table-cell>
          <table:table-cell table:formula="of:=AVERAGE([.CH62];[.CK62];[.CN62])" office:value-type="float" office:value="115.100333333333" calcext:value-type="float">
            <text:p>115.100333333333</text:p>
          </table:table-cell>
          <table:table-cell table:formula="of:=AVERAGE([.CI62];[.CL62];[.CO62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5" calcext:value-type="float">
            <text:p>308.5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12" calcext:value-type="float">
            <text:p>312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3];[.D63];[.G63])" office:value-type="float" office:value="303.566666666667" calcext:value-type="float">
            <text:p>303.566666666667</text:p>
          </table:table-cell>
          <table:table-cell table:formula="of:=AVERAGE([.B63];[.E63];[.H63])" office:value-type="float" office:value="316.290333333333" calcext:value-type="float">
            <text:p>316.290333333333</text:p>
          </table:table-cell>
          <table:table-cell table:formula="of:=AVERAGE([.C63];[.F63];[.I6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3];[.R63];[.U63])" office:value-type="float" office:value="0" calcext:value-type="float">
            <text:p>0</text:p>
          </table:table-cell>
          <table:table-cell table:formula="of:=AVERAGE([.P63];[.S63];[.V63])" office:value-type="float" office:value="34.749" calcext:value-type="float">
            <text:p>34.749</text:p>
          </table:table-cell>
          <table:table-cell table:formula="of:=AVERAGE([.Q63];[.T63];[.W6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3];[.AF63];[.AI63])" office:value-type="float" office:value="0" calcext:value-type="float">
            <text:p>0</text:p>
          </table:table-cell>
          <table:table-cell table:formula="of:=AVERAGE([.AD63];[.AG63];[.AJ63])" office:value-type="float" office:value="217.238" calcext:value-type="float">
            <text:p>217.238</text:p>
          </table:table-cell>
          <table:table-cell table:formula="of:=AVERAGE([.AE63];[.AH63];[.AK63])" office:value-type="float" office:value="1973.547" calcext:value-type="float">
            <text:p>1973.547</text:p>
          </table:table-cell>
          <table:table-cell table:number-columns-repeated="2"/>
          <table:table-cell table:formula="of:=[.A63]+[.O63]+[.AC63]" office:value-type="float" office:value="290.2" calcext:value-type="float">
            <text:p>290.2</text:p>
          </table:table-cell>
          <table:table-cell table:formula="of:=[.B63]+[.P63]+[.AD63]" office:value-type="float" office:value="561.23" calcext:value-type="float">
            <text:p>561.23</text:p>
          </table:table-cell>
          <table:table-cell table:formula="of:=[.C63]+[.Q63]+[.AE63]" office:value-type="float" office:value="2597.41" calcext:value-type="float">
            <text:p>2597.41</text:p>
          </table:table-cell>
          <table:table-cell table:formula="of:=[.D63]+[.R63]+[.AF63]" office:value-type="float" office:value="308.5" calcext:value-type="float">
            <text:p>308.5</text:p>
          </table:table-cell>
          <table:table-cell table:formula="of:=[.E63]+[.S63]+[.AG63]" office:value-type="float" office:value="571.832" calcext:value-type="float">
            <text:p>571.832</text:p>
          </table:table-cell>
          <table:table-cell table:formula="of:=[.F63]+[.T63]+[.AH63]" office:value-type="float" office:value="2626.41" calcext:value-type="float">
            <text:p>2626.41</text:p>
          </table:table-cell>
          <table:table-cell table:formula="of:=[.G63]+[.U63]+[.AI63]" office:value-type="float" office:value="312" calcext:value-type="float">
            <text:p>312</text:p>
          </table:table-cell>
          <table:table-cell table:formula="of:=[.H63]+[.V63]+[.AJ63]" office:value-type="float" office:value="571.77" calcext:value-type="float">
            <text:p>571.77</text:p>
          </table:table-cell>
          <table:table-cell table:formula="of:=[.I63]+[.W63]+[.AK63]" office:value-type="float" office:value="2638.41" calcext:value-type="float">
            <text:p>2638.41</text:p>
          </table:table-cell>
          <table:table-cell table:formula="of:=AVERAGE([.AQ63];[.AT63];[.AW63])" office:value-type="float" office:value="303.566666666667" calcext:value-type="float">
            <text:p>303.566666666667</text:p>
          </table:table-cell>
          <table:table-cell table:formula="of:=AVERAGE([.AR63];[.AU63];[.AX63])" office:value-type="float" office:value="568.277333333333" calcext:value-type="float">
            <text:p>568.277333333333</text:p>
          </table:table-cell>
          <table:table-cell table:formula="of:=AVERAGE([.AS63];[.AV63];[.AY6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3]-[.BS63]" office:value-type="float" office:value="148.2" calcext:value-type="float">
            <text:p>148.2</text:p>
          </table:table-cell>
          <table:table-cell table:formula="of:=[.CH63]-[.BT63]" office:value-type="float" office:value="47.422" calcext:value-type="float">
            <text:p>47.422</text:p>
          </table:table-cell>
          <table:table-cell table:formula="of:=[.CI63]-[.BU63]" office:value-type="float" office:value="183.566" calcext:value-type="float">
            <text:p>183.566</text:p>
          </table:table-cell>
          <table:table-cell table:formula="of:=[.CJ63]-[.BV63]" office:value-type="float" office:value="149.4" calcext:value-type="float">
            <text:p>149.4</text:p>
          </table:table-cell>
          <table:table-cell table:formula="of:=[.CK63]-[.BW63]" office:value-type="float" office:value="47.421" calcext:value-type="float">
            <text:p>47.421</text:p>
          </table:table-cell>
          <table:table-cell table:formula="of:=[.CL63]-[.BX63]" office:value-type="float" office:value="183.566" calcext:value-type="float">
            <text:p>183.566</text:p>
          </table:table-cell>
          <table:table-cell table:formula="of:=[.CM63]-[.BY63]" office:value-type="float" office:value="153" calcext:value-type="float">
            <text:p>153</text:p>
          </table:table-cell>
          <table:table-cell table:formula="of:=[.CN63]-[.BZ63]" office:value-type="float" office:value="47.422" calcext:value-type="float">
            <text:p>47.422</text:p>
          </table:table-cell>
          <table:table-cell table:formula="of:=[.CO63]-[.CA63]" office:value-type="float" office:value="183.566" calcext:value-type="float">
            <text:p>183.566</text:p>
          </table:table-cell>
          <table:table-cell table:formula="of:=AVERAGE([.BE63];[.BH63];[.BK63])" office:value-type="float" office:value="150.2" calcext:value-type="float">
            <text:p>150.2</text:p>
          </table:table-cell>
          <table:table-cell table:formula="of:=AVERAGE([.BF63];[.BI63];[.BL63])" office:value-type="float" office:value="47.4216666666667" calcext:value-type="float">
            <text:p>47.4216666666667</text:p>
          </table:table-cell>
          <table:table-cell table:formula="of:=AVERAGE([.BG63];[.BJ63];[.BM63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3];[.BV63];[.BY63])" office:value-type="float" office:value="0" calcext:value-type="float">
            <text:p>0</text:p>
          </table:table-cell>
          <table:table-cell table:formula="of:=AVERAGE([.BT63];[.BW63];[.BZ63])" office:value-type="float" office:value="67.6786666666667" calcext:value-type="float">
            <text:p>67.6786666666667</text:p>
          </table:table-cell>
          <table:table-cell table:formula="of:=AVERAGE([.BU63];[.BX63];[.CA6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48.2" calcext:value-type="float">
            <text:p>148.2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9.4" calcext:value-type="float">
            <text:p>149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3" calcext:value-type="float">
            <text:p>153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3];[.CJ63];[.CM63])" office:value-type="float" office:value="150.2" calcext:value-type="float">
            <text:p>150.2</text:p>
          </table:table-cell>
          <table:table-cell table:formula="of:=AVERAGE([.CH63];[.CK63];[.CN63])" office:value-type="float" office:value="115.100333333333" calcext:value-type="float">
            <text:p>115.100333333333</text:p>
          </table:table-cell>
          <table:table-cell table:formula="of:=AVERAGE([.CI63];[.CL63];[.CO63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9.9" calcext:value-type="float">
            <text:p>309.9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.4" calcext:value-type="float">
            <text:p>306.4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4];[.D64];[.G64])" office:value-type="float" office:value="296.833333333333" calcext:value-type="float">
            <text:p>296.833333333333</text:p>
          </table:table-cell>
          <table:table-cell table:formula="of:=AVERAGE([.B64];[.E64];[.H64])" office:value-type="float" office:value="316.290333333333" calcext:value-type="float">
            <text:p>316.290333333333</text:p>
          </table:table-cell>
          <table:table-cell table:formula="of:=AVERAGE([.C64];[.F64];[.I6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4];[.R64];[.U64])" office:value-type="float" office:value="0" calcext:value-type="float">
            <text:p>0</text:p>
          </table:table-cell>
          <table:table-cell table:formula="of:=AVERAGE([.P64];[.S64];[.V64])" office:value-type="float" office:value="34.749" calcext:value-type="float">
            <text:p>34.749</text:p>
          </table:table-cell>
          <table:table-cell table:formula="of:=AVERAGE([.Q64];[.T64];[.W6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4];[.AF64];[.AI64])" office:value-type="float" office:value="0" calcext:value-type="float">
            <text:p>0</text:p>
          </table:table-cell>
          <table:table-cell table:formula="of:=AVERAGE([.AD64];[.AG64];[.AJ64])" office:value-type="float" office:value="217.238" calcext:value-type="float">
            <text:p>217.238</text:p>
          </table:table-cell>
          <table:table-cell table:formula="of:=AVERAGE([.AE64];[.AH64];[.AK64])" office:value-type="float" office:value="1973.547" calcext:value-type="float">
            <text:p>1973.547</text:p>
          </table:table-cell>
          <table:table-cell table:number-columns-repeated="2"/>
          <table:table-cell table:formula="of:=[.A64]+[.O64]+[.AC64]" office:value-type="float" office:value="274.2" calcext:value-type="float">
            <text:p>274.2</text:p>
          </table:table-cell>
          <table:table-cell table:formula="of:=[.B64]+[.P64]+[.AD64]" office:value-type="float" office:value="561.23" calcext:value-type="float">
            <text:p>561.23</text:p>
          </table:table-cell>
          <table:table-cell table:formula="of:=[.C64]+[.Q64]+[.AE64]" office:value-type="float" office:value="2597.41" calcext:value-type="float">
            <text:p>2597.41</text:p>
          </table:table-cell>
          <table:table-cell table:formula="of:=[.D64]+[.R64]+[.AF64]" office:value-type="float" office:value="309.9" calcext:value-type="float">
            <text:p>309.9</text:p>
          </table:table-cell>
          <table:table-cell table:formula="of:=[.E64]+[.S64]+[.AG64]" office:value-type="float" office:value="571.832" calcext:value-type="float">
            <text:p>571.832</text:p>
          </table:table-cell>
          <table:table-cell table:formula="of:=[.F64]+[.T64]+[.AH64]" office:value-type="float" office:value="2626.41" calcext:value-type="float">
            <text:p>2626.41</text:p>
          </table:table-cell>
          <table:table-cell table:formula="of:=[.G64]+[.U64]+[.AI64]" office:value-type="float" office:value="306.4" calcext:value-type="float">
            <text:p>306.4</text:p>
          </table:table-cell>
          <table:table-cell table:formula="of:=[.H64]+[.V64]+[.AJ64]" office:value-type="float" office:value="571.77" calcext:value-type="float">
            <text:p>571.77</text:p>
          </table:table-cell>
          <table:table-cell table:formula="of:=[.I64]+[.W64]+[.AK64]" office:value-type="float" office:value="2638.41" calcext:value-type="float">
            <text:p>2638.41</text:p>
          </table:table-cell>
          <table:table-cell table:formula="of:=AVERAGE([.AQ64];[.AT64];[.AW64])" office:value-type="float" office:value="296.833333333333" calcext:value-type="float">
            <text:p>296.833333333333</text:p>
          </table:table-cell>
          <table:table-cell table:formula="of:=AVERAGE([.AR64];[.AU64];[.AX64])" office:value-type="float" office:value="568.277333333333" calcext:value-type="float">
            <text:p>568.277333333333</text:p>
          </table:table-cell>
          <table:table-cell table:formula="of:=AVERAGE([.AS64];[.AV64];[.AY6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4]-[.BS64]" office:value-type="float" office:value="149.4" calcext:value-type="float">
            <text:p>149.4</text:p>
          </table:table-cell>
          <table:table-cell table:formula="of:=[.CH64]-[.BT64]" office:value-type="float" office:value="47.422" calcext:value-type="float">
            <text:p>47.422</text:p>
          </table:table-cell>
          <table:table-cell table:formula="of:=[.CI64]-[.BU64]" office:value-type="float" office:value="183.566" calcext:value-type="float">
            <text:p>183.566</text:p>
          </table:table-cell>
          <table:table-cell table:formula="of:=[.CJ64]-[.BV64]" office:value-type="float" office:value="151.6" calcext:value-type="float">
            <text:p>151.6</text:p>
          </table:table-cell>
          <table:table-cell table:formula="of:=[.CK64]-[.BW64]" office:value-type="float" office:value="47.421" calcext:value-type="float">
            <text:p>47.421</text:p>
          </table:table-cell>
          <table:table-cell table:formula="of:=[.CL64]-[.BX64]" office:value-type="float" office:value="183.566" calcext:value-type="float">
            <text:p>183.566</text:p>
          </table:table-cell>
          <table:table-cell table:formula="of:=[.CM64]-[.BY64]" office:value-type="float" office:value="150.1" calcext:value-type="float">
            <text:p>150.1</text:p>
          </table:table-cell>
          <table:table-cell table:formula="of:=[.CN64]-[.BZ64]" office:value-type="float" office:value="47.422" calcext:value-type="float">
            <text:p>47.422</text:p>
          </table:table-cell>
          <table:table-cell table:formula="of:=[.CO64]-[.CA64]" office:value-type="float" office:value="183.566" calcext:value-type="float">
            <text:p>183.566</text:p>
          </table:table-cell>
          <table:table-cell table:formula="of:=AVERAGE([.BE64];[.BH64];[.BK64])" office:value-type="float" office:value="150.366666666667" calcext:value-type="float">
            <text:p>150.366666666667</text:p>
          </table:table-cell>
          <table:table-cell table:formula="of:=AVERAGE([.BF64];[.BI64];[.BL64])" office:value-type="float" office:value="47.4216666666667" calcext:value-type="float">
            <text:p>47.4216666666667</text:p>
          </table:table-cell>
          <table:table-cell table:formula="of:=AVERAGE([.BG64];[.BJ64];[.BM64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4];[.BV64];[.BY64])" office:value-type="float" office:value="0" calcext:value-type="float">
            <text:p>0</text:p>
          </table:table-cell>
          <table:table-cell table:formula="of:=AVERAGE([.BT64];[.BW64];[.BZ64])" office:value-type="float" office:value="67.6786666666667" calcext:value-type="float">
            <text:p>67.6786666666667</text:p>
          </table:table-cell>
          <table:table-cell table:formula="of:=AVERAGE([.BU64];[.BX64];[.CA6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49.4" calcext:value-type="float">
            <text:p>149.4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1" calcext:value-type="float">
            <text:p>150.1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4];[.CJ64];[.CM64])" office:value-type="float" office:value="150.366666666667" calcext:value-type="float">
            <text:p>150.366666666667</text:p>
          </table:table-cell>
          <table:table-cell table:formula="of:=AVERAGE([.CH64];[.CK64];[.CN64])" office:value-type="float" office:value="115.100333333333" calcext:value-type="float">
            <text:p>115.100333333333</text:p>
          </table:table-cell>
          <table:table-cell table:formula="of:=AVERAGE([.CI64];[.CL64];[.CO64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309.285" calcext:value-type="float">
            <text:p>309.28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8.8" calcext:value-type="float">
            <text:p>308.8</text:p>
          </table:table-cell>
          <table:table-cell office:value-type="float" office:value="319.824" calcext:value-type="float">
            <text:p>319.824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.9" calcext:value-type="float">
            <text:p>307.9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5];[.D65];[.G65])" office:value-type="float" office:value="284.533333333333" calcext:value-type="float">
            <text:p>284.533333333333</text:p>
          </table:table-cell>
          <table:table-cell table:formula="of:=AVERAGE([.B65];[.E65];[.H65])" office:value-type="float" office:value="316.290333333333" calcext:value-type="float">
            <text:p>316.290333333333</text:p>
          </table:table-cell>
          <table:table-cell table:formula="of:=AVERAGE([.C65];[.F65];[.I6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1" calcext:value-type="float">
            <text:p>1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5];[.R65];[.U65])" office:value-type="float" office:value="0.333333333333333" calcext:value-type="float">
            <text:p>0.333333333333333</text:p>
          </table:table-cell>
          <table:table-cell table:formula="of:=AVERAGE([.P65];[.S65];[.V65])" office:value-type="float" office:value="34.749" calcext:value-type="float">
            <text:p>34.749</text:p>
          </table:table-cell>
          <table:table-cell table:formula="of:=AVERAGE([.Q65];[.T65];[.W6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5];[.AF65];[.AI65])" office:value-type="float" office:value="0" calcext:value-type="float">
            <text:p>0</text:p>
          </table:table-cell>
          <table:table-cell table:formula="of:=AVERAGE([.AD65];[.AG65];[.AJ65])" office:value-type="float" office:value="217.238" calcext:value-type="float">
            <text:p>217.238</text:p>
          </table:table-cell>
          <table:table-cell table:formula="of:=AVERAGE([.AE65];[.AH65];[.AK65])" office:value-type="float" office:value="1973.547" calcext:value-type="float">
            <text:p>1973.547</text:p>
          </table:table-cell>
          <table:table-cell table:number-columns-repeated="2"/>
          <table:table-cell table:formula="of:=[.A65]+[.O65]+[.AC65]" office:value-type="float" office:value="236.9" calcext:value-type="float">
            <text:p>236.9</text:p>
          </table:table-cell>
          <table:table-cell table:formula="of:=[.B65]+[.P65]+[.AD65]" office:value-type="float" office:value="561.23" calcext:value-type="float">
            <text:p>561.23</text:p>
          </table:table-cell>
          <table:table-cell table:formula="of:=[.C65]+[.Q65]+[.AE65]" office:value-type="float" office:value="2597.41" calcext:value-type="float">
            <text:p>2597.41</text:p>
          </table:table-cell>
          <table:table-cell table:formula="of:=[.D65]+[.R65]+[.AF65]" office:value-type="float" office:value="309.8" calcext:value-type="float">
            <text:p>309.8</text:p>
          </table:table-cell>
          <table:table-cell table:formula="of:=[.E65]+[.S65]+[.AG65]" office:value-type="float" office:value="571.832" calcext:value-type="float">
            <text:p>571.832</text:p>
          </table:table-cell>
          <table:table-cell table:formula="of:=[.F65]+[.T65]+[.AH65]" office:value-type="float" office:value="2626.41" calcext:value-type="float">
            <text:p>2626.41</text:p>
          </table:table-cell>
          <table:table-cell table:formula="of:=[.G65]+[.U65]+[.AI65]" office:value-type="float" office:value="307.9" calcext:value-type="float">
            <text:p>307.9</text:p>
          </table:table-cell>
          <table:table-cell table:formula="of:=[.H65]+[.V65]+[.AJ65]" office:value-type="float" office:value="571.77" calcext:value-type="float">
            <text:p>571.77</text:p>
          </table:table-cell>
          <table:table-cell table:formula="of:=[.I65]+[.W65]+[.AK65]" office:value-type="float" office:value="2638.41" calcext:value-type="float">
            <text:p>2638.41</text:p>
          </table:table-cell>
          <table:table-cell table:formula="of:=AVERAGE([.AQ65];[.AT65];[.AW65])" office:value-type="float" office:value="284.866666666667" calcext:value-type="float">
            <text:p>284.866666666667</text:p>
          </table:table-cell>
          <table:table-cell table:formula="of:=AVERAGE([.AR65];[.AU65];[.AX65])" office:value-type="float" office:value="568.277333333333" calcext:value-type="float">
            <text:p>568.277333333333</text:p>
          </table:table-cell>
          <table:table-cell table:formula="of:=AVERAGE([.AS65];[.AV65];[.AY65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5]-[.BS65]" office:value-type="float" office:value="151.8" calcext:value-type="float">
            <text:p>151.8</text:p>
          </table:table-cell>
          <table:table-cell table:formula="of:=[.CH65]-[.BT65]" office:value-type="float" office:value="47.422" calcext:value-type="float">
            <text:p>47.422</text:p>
          </table:table-cell>
          <table:table-cell table:formula="of:=[.CI65]-[.BU65]" office:value-type="float" office:value="183.566" calcext:value-type="float">
            <text:p>183.566</text:p>
          </table:table-cell>
          <table:table-cell table:formula="of:=[.CJ65]-[.BV65]" office:value-type="float" office:value="151.2" calcext:value-type="float">
            <text:p>151.2</text:p>
          </table:table-cell>
          <table:table-cell table:formula="of:=[.CK65]-[.BW65]" office:value-type="float" office:value="47.421" calcext:value-type="float">
            <text:p>47.421</text:p>
          </table:table-cell>
          <table:table-cell table:formula="of:=[.CL65]-[.BX65]" office:value-type="float" office:value="183.566" calcext:value-type="float">
            <text:p>183.566</text:p>
          </table:table-cell>
          <table:table-cell table:formula="of:=[.CM65]-[.BY65]" office:value-type="float" office:value="151.6" calcext:value-type="float">
            <text:p>151.6</text:p>
          </table:table-cell>
          <table:table-cell table:formula="of:=[.CN65]-[.BZ65]" office:value-type="float" office:value="47.422" calcext:value-type="float">
            <text:p>47.422</text:p>
          </table:table-cell>
          <table:table-cell table:formula="of:=[.CO65]-[.CA65]" office:value-type="float" office:value="183.566" calcext:value-type="float">
            <text:p>183.566</text:p>
          </table:table-cell>
          <table:table-cell table:formula="of:=AVERAGE([.BE65];[.BH65];[.BK65])" office:value-type="float" office:value="151.533333333333" calcext:value-type="float">
            <text:p>151.533333333333</text:p>
          </table:table-cell>
          <table:table-cell table:formula="of:=AVERAGE([.BF65];[.BI65];[.BL65])" office:value-type="float" office:value="47.4216666666667" calcext:value-type="float">
            <text:p>47.4216666666667</text:p>
          </table:table-cell>
          <table:table-cell table:formula="of:=AVERAGE([.BG65];[.BJ65];[.BM65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5];[.BV65];[.BY65])" office:value-type="float" office:value="0" calcext:value-type="float">
            <text:p>0</text:p>
          </table:table-cell>
          <table:table-cell table:formula="of:=AVERAGE([.BT65];[.BW65];[.BZ65])" office:value-type="float" office:value="67.6786666666667" calcext:value-type="float">
            <text:p>67.6786666666667</text:p>
          </table:table-cell>
          <table:table-cell table:formula="of:=AVERAGE([.BU65];[.BX65];[.CA6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1.8" calcext:value-type="float">
            <text:p>151.8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2" calcext:value-type="float">
            <text:p>151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6" calcext:value-type="float">
            <text:p>151.6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5];[.CJ65];[.CM65])" office:value-type="float" office:value="151.533333333333" calcext:value-type="float">
            <text:p>151.533333333333</text:p>
          </table:table-cell>
          <table:table-cell table:formula="of:=AVERAGE([.CH65];[.CK65];[.CN65])" office:value-type="float" office:value="115.100333333333" calcext:value-type="float">
            <text:p>115.100333333333</text:p>
          </table:table-cell>
          <table:table-cell table:formula="of:=AVERAGE([.CI65];[.CL65];[.CO65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309.223" calcext:value-type="float">
            <text:p>309.22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3.3" calcext:value-type="float">
            <text:p>303.3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1.9" calcext:value-type="float">
            <text:p>301.9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6];[.D66];[.G66])" office:value-type="float" office:value="299" calcext:value-type="float">
            <text:p>299</text:p>
          </table:table-cell>
          <table:table-cell table:formula="of:=AVERAGE([.B66];[.E66];[.H66])" office:value-type="float" office:value="316.249" calcext:value-type="float">
            <text:p>316.249</text:p>
          </table:table-cell>
          <table:table-cell table:formula="of:=AVERAGE([.C66];[.F66];[.I6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6];[.R66];[.U66])" office:value-type="float" office:value="0" calcext:value-type="float">
            <text:p>0</text:p>
          </table:table-cell>
          <table:table-cell table:formula="of:=AVERAGE([.P66];[.S66];[.V66])" office:value-type="float" office:value="34.749" calcext:value-type="float">
            <text:p>34.749</text:p>
          </table:table-cell>
          <table:table-cell table:formula="of:=AVERAGE([.Q66];[.T66];[.W66])" office:value-type="float" office:value="85.34" calcext:value-type="float">
            <text:p>85.3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6];[.AF66];[.AI66])" office:value-type="float" office:value="5.23333333333333" calcext:value-type="float">
            <text:p>5.23333333333333</text:p>
          </table:table-cell>
          <table:table-cell table:formula="of:=AVERAGE([.AD66];[.AG66];[.AJ66])" office:value-type="float" office:value="218.571333333333" calcext:value-type="float">
            <text:p>218.571333333333</text:p>
          </table:table-cell>
          <table:table-cell table:formula="of:=AVERAGE([.AE66];[.AH66];[.AK66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6]+[.O66]+[.AC66]" office:value-type="float" office:value="297.7" calcext:value-type="float">
            <text:p>297.7</text:p>
          </table:table-cell>
          <table:table-cell table:formula="of:=[.B66]+[.P66]+[.AD66]" office:value-type="float" office:value="561.168" calcext:value-type="float">
            <text:p>561.168</text:p>
          </table:table-cell>
          <table:table-cell table:formula="of:=[.C66]+[.Q66]+[.AE66]" office:value-type="float" office:value="2597.41" calcext:value-type="float">
            <text:p>2597.41</text:p>
          </table:table-cell>
          <table:table-cell table:formula="of:=[.D66]+[.R66]+[.AF66]" office:value-type="float" office:value="308.2" calcext:value-type="float">
            <text:p>308.2</text:p>
          </table:table-cell>
          <table:table-cell table:formula="of:=[.E66]+[.S66]+[.AG66]" office:value-type="float" office:value="573.77" calcext:value-type="float">
            <text:p>573.77</text:p>
          </table:table-cell>
          <table:table-cell table:formula="of:=[.F66]+[.T66]+[.AH66]" office:value-type="float" office:value="2628.41" calcext:value-type="float">
            <text:p>2628.41</text:p>
          </table:table-cell>
          <table:table-cell table:formula="of:=[.G66]+[.U66]+[.AI66]" office:value-type="float" office:value="306.8" calcext:value-type="float">
            <text:p>306.8</text:p>
          </table:table-cell>
          <table:table-cell table:formula="of:=[.H66]+[.V66]+[.AJ66]" office:value-type="float" office:value="573.77" calcext:value-type="float">
            <text:p>573.77</text:p>
          </table:table-cell>
          <table:table-cell table:formula="of:=[.I66]+[.W66]+[.AK66]" office:value-type="float" office:value="2640.41" calcext:value-type="float">
            <text:p>2640.41</text:p>
          </table:table-cell>
          <table:table-cell table:formula="of:=AVERAGE([.AQ66];[.AT66];[.AW66])" office:value-type="float" office:value="304.233333333333" calcext:value-type="float">
            <text:p>304.233333333333</text:p>
          </table:table-cell>
          <table:table-cell table:formula="of:=AVERAGE([.AR66];[.AU66];[.AX66])" office:value-type="float" office:value="569.569333333333" calcext:value-type="float">
            <text:p>569.569333333333</text:p>
          </table:table-cell>
          <table:table-cell table:formula="of:=AVERAGE([.AS66];[.AV66];[.AY66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66]-[.BS66]" office:value-type="float" office:value="150.4" calcext:value-type="float">
            <text:p>150.4</text:p>
          </table:table-cell>
          <table:table-cell table:formula="of:=[.CH66]-[.BT66]" office:value-type="float" office:value="47.422" calcext:value-type="float">
            <text:p>47.422</text:p>
          </table:table-cell>
          <table:table-cell table:formula="of:=[.CI66]-[.BU66]" office:value-type="float" office:value="183.566" calcext:value-type="float">
            <text:p>183.566</text:p>
          </table:table-cell>
          <table:table-cell table:formula="of:=[.CJ66]-[.BV66]" office:value-type="float" office:value="150.9" calcext:value-type="float">
            <text:p>150.9</text:p>
          </table:table-cell>
          <table:table-cell table:formula="of:=[.CK66]-[.BW66]" office:value-type="float" office:value="47.421" calcext:value-type="float">
            <text:p>47.421</text:p>
          </table:table-cell>
          <table:table-cell table:formula="of:=[.CL66]-[.BX66]" office:value-type="float" office:value="183.566" calcext:value-type="float">
            <text:p>183.566</text:p>
          </table:table-cell>
          <table:table-cell table:formula="of:=[.CM66]-[.BY66]" office:value-type="float" office:value="150.2" calcext:value-type="float">
            <text:p>150.2</text:p>
          </table:table-cell>
          <table:table-cell table:formula="of:=[.CN66]-[.BZ66]" office:value-type="float" office:value="47.422" calcext:value-type="float">
            <text:p>47.422</text:p>
          </table:table-cell>
          <table:table-cell table:formula="of:=[.CO66]-[.CA66]" office:value-type="float" office:value="183.566" calcext:value-type="float">
            <text:p>183.566</text:p>
          </table:table-cell>
          <table:table-cell table:formula="of:=AVERAGE([.BE66];[.BH66];[.BK66])" office:value-type="float" office:value="150.5" calcext:value-type="float">
            <text:p>150.5</text:p>
          </table:table-cell>
          <table:table-cell table:formula="of:=AVERAGE([.BF66];[.BI66];[.BL66])" office:value-type="float" office:value="47.4216666666667" calcext:value-type="float">
            <text:p>47.4216666666667</text:p>
          </table:table-cell>
          <table:table-cell table:formula="of:=AVERAGE([.BG66];[.BJ66];[.BM66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6];[.BV66];[.BY66])" office:value-type="float" office:value="0" calcext:value-type="float">
            <text:p>0</text:p>
          </table:table-cell>
          <table:table-cell table:formula="of:=AVERAGE([.BT66];[.BW66];[.BZ66])" office:value-type="float" office:value="67.6786666666667" calcext:value-type="float">
            <text:p>67.6786666666667</text:p>
          </table:table-cell>
          <table:table-cell table:formula="of:=AVERAGE([.BU66];[.BX66];[.CA6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0.4" calcext:value-type="float">
            <text:p>150.4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9" calcext:value-type="float">
            <text:p>150.9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2" calcext:value-type="float">
            <text:p>150.2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6];[.CJ66];[.CM66])" office:value-type="float" office:value="150.5" calcext:value-type="float">
            <text:p>150.5</text:p>
          </table:table-cell>
          <table:table-cell table:formula="of:=AVERAGE([.CH66];[.CK66];[.CN66])" office:value-type="float" office:value="115.100333333333" calcext:value-type="float">
            <text:p>115.100333333333</text:p>
          </table:table-cell>
          <table:table-cell table:formula="of:=AVERAGE([.CI66];[.CL66];[.CO66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87.9" calcext:value-type="float">
            <text:p>287.9</text:p>
          </table:table-cell>
          <table:table-cell office:value-type="float" office:value="309.09" calcext:value-type="float">
            <text:p>309.0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2.6" calcext:value-type="float">
            <text:p>312.6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2.5" calcext:value-type="float">
            <text:p>302.5</text:p>
          </table:table-cell>
          <table:table-cell office:value-type="float" office:value="319.762" calcext:value-type="float">
            <text:p>319.762</text:p>
          </table:table-cell>
          <table:table-cell office:value-type="float" office:value="579.523" calcext:value-type="float">
            <text:p>579.523</text:p>
          </table:table-cell>
          <table:table-cell table:formula="of:=AVERAGE([.A67];[.D67];[.G67])" office:value-type="float" office:value="301" calcext:value-type="float">
            <text:p>301</text:p>
          </table:table-cell>
          <table:table-cell table:formula="of:=AVERAGE([.B67];[.E67];[.H67])" office:value-type="float" office:value="316.272333333333" calcext:value-type="float">
            <text:p>316.272333333333</text:p>
          </table:table-cell>
          <table:table-cell table:formula="of:=AVERAGE([.C67];[.F67];[.I6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7];[.R67];[.U67])" office:value-type="float" office:value="0" calcext:value-type="float">
            <text:p>0</text:p>
          </table:table-cell>
          <table:table-cell table:formula="of:=AVERAGE([.P67];[.S67];[.V67])" office:value-type="float" office:value="34.749" calcext:value-type="float">
            <text:p>34.749</text:p>
          </table:table-cell>
          <table:table-cell table:formula="of:=AVERAGE([.Q67];[.T67];[.W6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7];[.AF67];[.AI67])" office:value-type="float" office:value="0" calcext:value-type="float">
            <text:p>0</text:p>
          </table:table-cell>
          <table:table-cell table:formula="of:=AVERAGE([.AD67];[.AG67];[.AJ67])" office:value-type="float" office:value="218.571333333333" calcext:value-type="float">
            <text:p>218.571333333333</text:p>
          </table:table-cell>
          <table:table-cell table:formula="of:=AVERAGE([.AE67];[.AH67];[.AK67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7]+[.O67]+[.AC67]" office:value-type="float" office:value="287.9" calcext:value-type="float">
            <text:p>287.9</text:p>
          </table:table-cell>
          <table:table-cell table:formula="of:=[.B67]+[.P67]+[.AD67]" office:value-type="float" office:value="561.035" calcext:value-type="float">
            <text:p>561.035</text:p>
          </table:table-cell>
          <table:table-cell table:formula="of:=[.C67]+[.Q67]+[.AE67]" office:value-type="float" office:value="2597.41" calcext:value-type="float">
            <text:p>2597.41</text:p>
          </table:table-cell>
          <table:table-cell table:formula="of:=[.D67]+[.R67]+[.AF67]" office:value-type="float" office:value="312.6" calcext:value-type="float">
            <text:p>312.6</text:p>
          </table:table-cell>
          <table:table-cell table:formula="of:=[.E67]+[.S67]+[.AG67]" office:value-type="float" office:value="573.973" calcext:value-type="float">
            <text:p>573.973</text:p>
          </table:table-cell>
          <table:table-cell table:formula="of:=[.F67]+[.T67]+[.AH67]" office:value-type="float" office:value="2628.41" calcext:value-type="float">
            <text:p>2628.41</text:p>
          </table:table-cell>
          <table:table-cell table:formula="of:=[.G67]+[.U67]+[.AI67]" office:value-type="float" office:value="302.5" calcext:value-type="float">
            <text:p>302.5</text:p>
          </table:table-cell>
          <table:table-cell table:formula="of:=[.H67]+[.V67]+[.AJ67]" office:value-type="float" office:value="573.77" calcext:value-type="float">
            <text:p>573.77</text:p>
          </table:table-cell>
          <table:table-cell table:formula="of:=[.I67]+[.W67]+[.AK67]" office:value-type="float" office:value="2640.41" calcext:value-type="float">
            <text:p>2640.41</text:p>
          </table:table-cell>
          <table:table-cell table:formula="of:=AVERAGE([.AQ67];[.AT67];[.AW67])" office:value-type="float" office:value="301" calcext:value-type="float">
            <text:p>301</text:p>
          </table:table-cell>
          <table:table-cell table:formula="of:=AVERAGE([.AR67];[.AU67];[.AX67])" office:value-type="float" office:value="569.592666666667" calcext:value-type="float">
            <text:p>569.592666666667</text:p>
          </table:table-cell>
          <table:table-cell table:formula="of:=AVERAGE([.AS67];[.AV67];[.AY67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67]-[.BS67]" office:value-type="float" office:value="149.8" calcext:value-type="float">
            <text:p>149.8</text:p>
          </table:table-cell>
          <table:table-cell table:formula="of:=[.CH67]-[.BT67]" office:value-type="float" office:value="47.422" calcext:value-type="float">
            <text:p>47.422</text:p>
          </table:table-cell>
          <table:table-cell table:formula="of:=[.CI67]-[.BU67]" office:value-type="float" office:value="183.566" calcext:value-type="float">
            <text:p>183.566</text:p>
          </table:table-cell>
          <table:table-cell table:formula="of:=[.CJ67]-[.BV67]" office:value-type="float" office:value="148.4" calcext:value-type="float">
            <text:p>148.4</text:p>
          </table:table-cell>
          <table:table-cell table:formula="of:=[.CK67]-[.BW67]" office:value-type="float" office:value="47.421" calcext:value-type="float">
            <text:p>47.421</text:p>
          </table:table-cell>
          <table:table-cell table:formula="of:=[.CL67]-[.BX67]" office:value-type="float" office:value="183.566" calcext:value-type="float">
            <text:p>183.566</text:p>
          </table:table-cell>
          <table:table-cell table:formula="of:=[.CM67]-[.BY67]" office:value-type="float" office:value="152.2" calcext:value-type="float">
            <text:p>152.2</text:p>
          </table:table-cell>
          <table:table-cell table:formula="of:=[.CN67]-[.BZ67]" office:value-type="float" office:value="47.422" calcext:value-type="float">
            <text:p>47.422</text:p>
          </table:table-cell>
          <table:table-cell table:formula="of:=[.CO67]-[.CA67]" office:value-type="float" office:value="183.566" calcext:value-type="float">
            <text:p>183.566</text:p>
          </table:table-cell>
          <table:table-cell table:formula="of:=AVERAGE([.BE67];[.BH67];[.BK67])" office:value-type="float" office:value="150.133333333333" calcext:value-type="float">
            <text:p>150.133333333333</text:p>
          </table:table-cell>
          <table:table-cell table:formula="of:=AVERAGE([.BF67];[.BI67];[.BL67])" office:value-type="float" office:value="47.4216666666667" calcext:value-type="float">
            <text:p>47.4216666666667</text:p>
          </table:table-cell>
          <table:table-cell table:formula="of:=AVERAGE([.BG67];[.BJ67];[.BM67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7];[.BV67];[.BY67])" office:value-type="float" office:value="0" calcext:value-type="float">
            <text:p>0</text:p>
          </table:table-cell>
          <table:table-cell table:formula="of:=AVERAGE([.BT67];[.BW67];[.BZ67])" office:value-type="float" office:value="67.6786666666667" calcext:value-type="float">
            <text:p>67.6786666666667</text:p>
          </table:table-cell>
          <table:table-cell table:formula="of:=AVERAGE([.BU67];[.BX67];[.CA6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49.8" calcext:value-type="float">
            <text:p>149.8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48.4" calcext:value-type="float">
            <text:p>148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2" calcext:value-type="float">
            <text:p>152.2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7];[.CJ67];[.CM67])" office:value-type="float" office:value="150.133333333333" calcext:value-type="float">
            <text:p>150.133333333333</text:p>
          </table:table-cell>
          <table:table-cell table:formula="of:=AVERAGE([.CH67];[.CK67];[.CN67])" office:value-type="float" office:value="115.100333333333" calcext:value-type="float">
            <text:p>115.100333333333</text:p>
          </table:table-cell>
          <table:table-cell table:formula="of:=AVERAGE([.CI67];[.CL67];[.CO67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9.09" calcext:value-type="float">
            <text:p>309.0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4" calcext:value-type="float">
            <text:p>314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7.2" calcext:value-type="float">
            <text:p>307.2</text:p>
          </table:table-cell>
          <table:table-cell office:value-type="float" office:value="319.699" calcext:value-type="float">
            <text:p>319.699</text:p>
          </table:table-cell>
          <table:table-cell office:value-type="float" office:value="579.523" calcext:value-type="float">
            <text:p>579.523</text:p>
          </table:table-cell>
          <table:table-cell table:formula="of:=AVERAGE([.A68];[.D68];[.G68])" office:value-type="float" office:value="304.4" calcext:value-type="float">
            <text:p>304.4</text:p>
          </table:table-cell>
          <table:table-cell table:formula="of:=AVERAGE([.B68];[.E68];[.H68])" office:value-type="float" office:value="316.251333333333" calcext:value-type="float">
            <text:p>316.251333333333</text:p>
          </table:table-cell>
          <table:table-cell table:formula="of:=AVERAGE([.C68];[.F68];[.I6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8];[.R68];[.U68])" office:value-type="float" office:value="0" calcext:value-type="float">
            <text:p>0</text:p>
          </table:table-cell>
          <table:table-cell table:formula="of:=AVERAGE([.P68];[.S68];[.V68])" office:value-type="float" office:value="34.749" calcext:value-type="float">
            <text:p>34.749</text:p>
          </table:table-cell>
          <table:table-cell table:formula="of:=AVERAGE([.Q68];[.T68];[.W6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8];[.AF68];[.AI68])" office:value-type="float" office:value="0" calcext:value-type="float">
            <text:p>0</text:p>
          </table:table-cell>
          <table:table-cell table:formula="of:=AVERAGE([.AD68];[.AG68];[.AJ68])" office:value-type="float" office:value="218.571333333333" calcext:value-type="float">
            <text:p>218.571333333333</text:p>
          </table:table-cell>
          <table:table-cell table:formula="of:=AVERAGE([.AE68];[.AH68];[.AK68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8]+[.O68]+[.AC68]" office:value-type="float" office:value="292" calcext:value-type="float">
            <text:p>292</text:p>
          </table:table-cell>
          <table:table-cell table:formula="of:=[.B68]+[.P68]+[.AD68]" office:value-type="float" office:value="561.035" calcext:value-type="float">
            <text:p>561.035</text:p>
          </table:table-cell>
          <table:table-cell table:formula="of:=[.C68]+[.Q68]+[.AE68]" office:value-type="float" office:value="2597.41" calcext:value-type="float">
            <text:p>2597.41</text:p>
          </table:table-cell>
          <table:table-cell table:formula="of:=[.D68]+[.R68]+[.AF68]" office:value-type="float" office:value="314" calcext:value-type="float">
            <text:p>314</text:p>
          </table:table-cell>
          <table:table-cell table:formula="of:=[.E68]+[.S68]+[.AG68]" office:value-type="float" office:value="573.973" calcext:value-type="float">
            <text:p>573.973</text:p>
          </table:table-cell>
          <table:table-cell table:formula="of:=[.F68]+[.T68]+[.AH68]" office:value-type="float" office:value="2628.41" calcext:value-type="float">
            <text:p>2628.41</text:p>
          </table:table-cell>
          <table:table-cell table:formula="of:=[.G68]+[.U68]+[.AI68]" office:value-type="float" office:value="307.2" calcext:value-type="float">
            <text:p>307.2</text:p>
          </table:table-cell>
          <table:table-cell table:formula="of:=[.H68]+[.V68]+[.AJ68]" office:value-type="float" office:value="573.707" calcext:value-type="float">
            <text:p>573.707</text:p>
          </table:table-cell>
          <table:table-cell table:formula="of:=[.I68]+[.W68]+[.AK68]" office:value-type="float" office:value="2640.41" calcext:value-type="float">
            <text:p>2640.41</text:p>
          </table:table-cell>
          <table:table-cell table:formula="of:=AVERAGE([.AQ68];[.AT68];[.AW68])" office:value-type="float" office:value="304.4" calcext:value-type="float">
            <text:p>304.4</text:p>
          </table:table-cell>
          <table:table-cell table:formula="of:=AVERAGE([.AR68];[.AU68];[.AX68])" office:value-type="float" office:value="569.571666666667" calcext:value-type="float">
            <text:p>569.571666666667</text:p>
          </table:table-cell>
          <table:table-cell table:formula="of:=AVERAGE([.AS68];[.AV68];[.AY68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68]-[.BS68]" office:value-type="float" office:value="154.3" calcext:value-type="float">
            <text:p>154.3</text:p>
          </table:table-cell>
          <table:table-cell table:formula="of:=[.CH68]-[.BT68]" office:value-type="float" office:value="47.422" calcext:value-type="float">
            <text:p>47.422</text:p>
          </table:table-cell>
          <table:table-cell table:formula="of:=[.CI68]-[.BU68]" office:value-type="float" office:value="183.566" calcext:value-type="float">
            <text:p>183.566</text:p>
          </table:table-cell>
          <table:table-cell table:formula="of:=[.CJ68]-[.BV68]" office:value-type="float" office:value="152.4" calcext:value-type="float">
            <text:p>152.4</text:p>
          </table:table-cell>
          <table:table-cell table:formula="of:=[.CK68]-[.BW68]" office:value-type="float" office:value="47.421" calcext:value-type="float">
            <text:p>47.421</text:p>
          </table:table-cell>
          <table:table-cell table:formula="of:=[.CL68]-[.BX68]" office:value-type="float" office:value="183.566" calcext:value-type="float">
            <text:p>183.566</text:p>
          </table:table-cell>
          <table:table-cell table:formula="of:=[.CM68]-[.BY68]" office:value-type="float" office:value="151" calcext:value-type="float">
            <text:p>151</text:p>
          </table:table-cell>
          <table:table-cell table:formula="of:=[.CN68]-[.BZ68]" office:value-type="float" office:value="47.422" calcext:value-type="float">
            <text:p>47.422</text:p>
          </table:table-cell>
          <table:table-cell table:formula="of:=[.CO68]-[.CA68]" office:value-type="float" office:value="183.566" calcext:value-type="float">
            <text:p>183.566</text:p>
          </table:table-cell>
          <table:table-cell table:formula="of:=AVERAGE([.BE68];[.BH68];[.BK68])" office:value-type="float" office:value="152.566666666667" calcext:value-type="float">
            <text:p>152.566666666667</text:p>
          </table:table-cell>
          <table:table-cell table:formula="of:=AVERAGE([.BF68];[.BI68];[.BL68])" office:value-type="float" office:value="47.4216666666667" calcext:value-type="float">
            <text:p>47.4216666666667</text:p>
          </table:table-cell>
          <table:table-cell table:formula="of:=AVERAGE([.BG68];[.BJ68];[.BM68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8];[.BV68];[.BY68])" office:value-type="float" office:value="0" calcext:value-type="float">
            <text:p>0</text:p>
          </table:table-cell>
          <table:table-cell table:formula="of:=AVERAGE([.BT68];[.BW68];[.BZ68])" office:value-type="float" office:value="67.6786666666667" calcext:value-type="float">
            <text:p>67.6786666666667</text:p>
          </table:table-cell>
          <table:table-cell table:formula="of:=AVERAGE([.BU68];[.BX68];[.CA6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4.3" calcext:value-type="float">
            <text:p>154.3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" calcext:value-type="float">
            <text:p>151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8];[.CJ68];[.CM68])" office:value-type="float" office:value="152.566666666667" calcext:value-type="float">
            <text:p>152.566666666667</text:p>
          </table:table-cell>
          <table:table-cell table:formula="of:=AVERAGE([.CH68];[.CK68];[.CN68])" office:value-type="float" office:value="115.100333333333" calcext:value-type="float">
            <text:p>115.100333333333</text:p>
          </table:table-cell>
          <table:table-cell table:formula="of:=AVERAGE([.CI68];[.CL68];[.CO68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0.7" calcext:value-type="float">
            <text:p>290.7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14.5" calcext:value-type="float">
            <text:p>314.5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294.2" calcext:value-type="float">
            <text:p>294.2</text:p>
          </table:table-cell>
          <table:table-cell office:value-type="float" office:value="319.699" calcext:value-type="float">
            <text:p>319.699</text:p>
          </table:table-cell>
          <table:table-cell office:value-type="float" office:value="579.523" calcext:value-type="float">
            <text:p>579.523</text:p>
          </table:table-cell>
          <table:table-cell table:formula="of:=AVERAGE([.A69];[.D69];[.G69])" office:value-type="float" office:value="299.8" calcext:value-type="float">
            <text:p>299.8</text:p>
          </table:table-cell>
          <table:table-cell table:formula="of:=AVERAGE([.B69];[.E69];[.H69])" office:value-type="float" office:value="316.230333333333" calcext:value-type="float">
            <text:p>316.230333333333</text:p>
          </table:table-cell>
          <table:table-cell table:formula="of:=AVERAGE([.C69];[.F69];[.I6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9];[.R69];[.U69])" office:value-type="float" office:value="0" calcext:value-type="float">
            <text:p>0</text:p>
          </table:table-cell>
          <table:table-cell table:formula="of:=AVERAGE([.P69];[.S69];[.V69])" office:value-type="float" office:value="34.749" calcext:value-type="float">
            <text:p>34.749</text:p>
          </table:table-cell>
          <table:table-cell table:formula="of:=AVERAGE([.Q69];[.T69];[.W6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69];[.AF69];[.AI69])" office:value-type="float" office:value="0" calcext:value-type="float">
            <text:p>0</text:p>
          </table:table-cell>
          <table:table-cell table:formula="of:=AVERAGE([.AD69];[.AG69];[.AJ69])" office:value-type="float" office:value="217.238" calcext:value-type="float">
            <text:p>217.238</text:p>
          </table:table-cell>
          <table:table-cell table:formula="of:=AVERAGE([.AE69];[.AH69];[.AK69])" office:value-type="float" office:value="1973.547" calcext:value-type="float">
            <text:p>1973.547</text:p>
          </table:table-cell>
          <table:table-cell table:number-columns-repeated="2"/>
          <table:table-cell table:formula="of:=[.A69]+[.O69]+[.AC69]" office:value-type="float" office:value="290.7" calcext:value-type="float">
            <text:p>290.7</text:p>
          </table:table-cell>
          <table:table-cell table:formula="of:=[.B69]+[.P69]+[.AD69]" office:value-type="float" office:value="560.972" calcext:value-type="float">
            <text:p>560.972</text:p>
          </table:table-cell>
          <table:table-cell table:formula="of:=[.C69]+[.Q69]+[.AE69]" office:value-type="float" office:value="2597.41" calcext:value-type="float">
            <text:p>2597.41</text:p>
          </table:table-cell>
          <table:table-cell table:formula="of:=[.D69]+[.R69]+[.AF69]" office:value-type="float" office:value="314.5" calcext:value-type="float">
            <text:p>314.5</text:p>
          </table:table-cell>
          <table:table-cell table:formula="of:=[.E69]+[.S69]+[.AG69]" office:value-type="float" office:value="573.973" calcext:value-type="float">
            <text:p>573.973</text:p>
          </table:table-cell>
          <table:table-cell table:formula="of:=[.F69]+[.T69]+[.AH69]" office:value-type="float" office:value="2628.41" calcext:value-type="float">
            <text:p>2628.41</text:p>
          </table:table-cell>
          <table:table-cell table:formula="of:=[.G69]+[.U69]+[.AI69]" office:value-type="float" office:value="294.2" calcext:value-type="float">
            <text:p>294.2</text:p>
          </table:table-cell>
          <table:table-cell table:formula="of:=[.H69]+[.V69]+[.AJ69]" office:value-type="float" office:value="569.707" calcext:value-type="float">
            <text:p>569.707</text:p>
          </table:table-cell>
          <table:table-cell table:formula="of:=[.I69]+[.W69]+[.AK69]" office:value-type="float" office:value="2636.41" calcext:value-type="float">
            <text:p>2636.41</text:p>
          </table:table-cell>
          <table:table-cell table:formula="of:=AVERAGE([.AQ69];[.AT69];[.AW69])" office:value-type="float" office:value="299.8" calcext:value-type="float">
            <text:p>299.8</text:p>
          </table:table-cell>
          <table:table-cell table:formula="of:=AVERAGE([.AR69];[.AU69];[.AX69])" office:value-type="float" office:value="568.217333333333" calcext:value-type="float">
            <text:p>568.217333333333</text:p>
          </table:table-cell>
          <table:table-cell table:formula="of:=AVERAGE([.AS69];[.AV69];[.AY69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69]-[.BS69]" office:value-type="float" office:value="152.2" calcext:value-type="float">
            <text:p>152.2</text:p>
          </table:table-cell>
          <table:table-cell table:formula="of:=[.CH69]-[.BT69]" office:value-type="float" office:value="47.422" calcext:value-type="float">
            <text:p>47.422</text:p>
          </table:table-cell>
          <table:table-cell table:formula="of:=[.CI69]-[.BU69]" office:value-type="float" office:value="183.566" calcext:value-type="float">
            <text:p>183.566</text:p>
          </table:table-cell>
          <table:table-cell table:formula="of:=[.CJ69]-[.BV69]" office:value-type="float" office:value="151.2" calcext:value-type="float">
            <text:p>151.2</text:p>
          </table:table-cell>
          <table:table-cell table:formula="of:=[.CK69]-[.BW69]" office:value-type="float" office:value="47.421" calcext:value-type="float">
            <text:p>47.421</text:p>
          </table:table-cell>
          <table:table-cell table:formula="of:=[.CL69]-[.BX69]" office:value-type="float" office:value="183.566" calcext:value-type="float">
            <text:p>183.566</text:p>
          </table:table-cell>
          <table:table-cell table:formula="of:=[.CM69]-[.BY69]" office:value-type="float" office:value="152.4" calcext:value-type="float">
            <text:p>152.4</text:p>
          </table:table-cell>
          <table:table-cell table:formula="of:=[.CN69]-[.BZ69]" office:value-type="float" office:value="47.422" calcext:value-type="float">
            <text:p>47.422</text:p>
          </table:table-cell>
          <table:table-cell table:formula="of:=[.CO69]-[.CA69]" office:value-type="float" office:value="183.566" calcext:value-type="float">
            <text:p>183.566</text:p>
          </table:table-cell>
          <table:table-cell table:formula="of:=AVERAGE([.BE69];[.BH69];[.BK69])" office:value-type="float" office:value="151.933333333333" calcext:value-type="float">
            <text:p>151.933333333333</text:p>
          </table:table-cell>
          <table:table-cell table:formula="of:=AVERAGE([.BF69];[.BI69];[.BL69])" office:value-type="float" office:value="47.4216666666667" calcext:value-type="float">
            <text:p>47.4216666666667</text:p>
          </table:table-cell>
          <table:table-cell table:formula="of:=AVERAGE([.BG69];[.BJ69];[.BM69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69];[.BV69];[.BY69])" office:value-type="float" office:value="0" calcext:value-type="float">
            <text:p>0</text:p>
          </table:table-cell>
          <table:table-cell table:formula="of:=AVERAGE([.BT69];[.BW69];[.BZ69])" office:value-type="float" office:value="67.6786666666667" calcext:value-type="float">
            <text:p>67.6786666666667</text:p>
          </table:table-cell>
          <table:table-cell table:formula="of:=AVERAGE([.BU69];[.BX69];[.CA6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2.2" calcext:value-type="float">
            <text:p>152.2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1.2" calcext:value-type="float">
            <text:p>151.2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69];[.CJ69];[.CM69])" office:value-type="float" office:value="151.933333333333" calcext:value-type="float">
            <text:p>151.933333333333</text:p>
          </table:table-cell>
          <table:table-cell table:formula="of:=AVERAGE([.CH69];[.CK69];[.CN69])" office:value-type="float" office:value="115.100333333333" calcext:value-type="float">
            <text:p>115.100333333333</text:p>
          </table:table-cell>
          <table:table-cell table:formula="of:=AVERAGE([.CI69];[.CL69];[.CO69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297.3" calcext:value-type="float">
            <text:p>297.3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6.6" calcext:value-type="float">
            <text:p>306.6</text:p>
          </table:table-cell>
          <table:table-cell office:value-type="float" office:value="319.699" calcext:value-type="float">
            <text:p>319.699</text:p>
          </table:table-cell>
          <table:table-cell office:value-type="float" office:value="579.523" calcext:value-type="float">
            <text:p>579.523</text:p>
          </table:table-cell>
          <table:table-cell table:formula="of:=AVERAGE([.A70];[.D70];[.G70])" office:value-type="float" office:value="298.5" calcext:value-type="float">
            <text:p>298.5</text:p>
          </table:table-cell>
          <table:table-cell table:formula="of:=AVERAGE([.B70];[.E70];[.H70])" office:value-type="float" office:value="316.230333333333" calcext:value-type="float">
            <text:p>316.230333333333</text:p>
          </table:table-cell>
          <table:table-cell table:formula="of:=AVERAGE([.C70];[.F70];[.I7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0];[.R70];[.U70])" office:value-type="float" office:value="0" calcext:value-type="float">
            <text:p>0</text:p>
          </table:table-cell>
          <table:table-cell table:formula="of:=AVERAGE([.P70];[.S70];[.V70])" office:value-type="float" office:value="34.749" calcext:value-type="float">
            <text:p>34.749</text:p>
          </table:table-cell>
          <table:table-cell table:formula="of:=AVERAGE([.Q70];[.T70];[.W7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1" calcext:value-type="float">
            <text:p>1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0];[.AF70];[.AI70])" office:value-type="float" office:value="0.333333333333333" calcext:value-type="float">
            <text:p>0.333333333333333</text:p>
          </table:table-cell>
          <table:table-cell table:formula="of:=AVERAGE([.AD70];[.AG70];[.AJ70])" office:value-type="float" office:value="215.904666666667" calcext:value-type="float">
            <text:p>215.904666666667</text:p>
          </table:table-cell>
          <table:table-cell table:formula="of:=AVERAGE([.AE70];[.AH70];[.AK7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70]+[.O70]+[.AC70]" office:value-type="float" office:value="291.6" calcext:value-type="float">
            <text:p>291.6</text:p>
          </table:table-cell>
          <table:table-cell table:formula="of:=[.B70]+[.P70]+[.AD70]" office:value-type="float" office:value="560.972" calcext:value-type="float">
            <text:p>560.972</text:p>
          </table:table-cell>
          <table:table-cell table:formula="of:=[.C70]+[.Q70]+[.AE70]" office:value-type="float" office:value="2597.41" calcext:value-type="float">
            <text:p>2597.41</text:p>
          </table:table-cell>
          <table:table-cell table:formula="of:=[.D70]+[.R70]+[.AF70]" office:value-type="float" office:value="298.3" calcext:value-type="float">
            <text:p>298.3</text:p>
          </table:table-cell>
          <table:table-cell table:formula="of:=[.E70]+[.S70]+[.AG70]" office:value-type="float" office:value="569.973" calcext:value-type="float">
            <text:p>569.973</text:p>
          </table:table-cell>
          <table:table-cell table:formula="of:=[.F70]+[.T70]+[.AH70]" office:value-type="float" office:value="2624.41" calcext:value-type="float">
            <text:p>2624.41</text:p>
          </table:table-cell>
          <table:table-cell table:formula="of:=[.G70]+[.U70]+[.AI70]" office:value-type="float" office:value="306.6" calcext:value-type="float">
            <text:p>306.6</text:p>
          </table:table-cell>
          <table:table-cell table:formula="of:=[.H70]+[.V70]+[.AJ70]" office:value-type="float" office:value="569.707" calcext:value-type="float">
            <text:p>569.707</text:p>
          </table:table-cell>
          <table:table-cell table:formula="of:=[.I70]+[.W70]+[.AK70]" office:value-type="float" office:value="2636.41" calcext:value-type="float">
            <text:p>2636.41</text:p>
          </table:table-cell>
          <table:table-cell table:formula="of:=AVERAGE([.AQ70];[.AT70];[.AW70])" office:value-type="float" office:value="298.833333333333" calcext:value-type="float">
            <text:p>298.833333333333</text:p>
          </table:table-cell>
          <table:table-cell table:formula="of:=AVERAGE([.AR70];[.AU70];[.AX70])" office:value-type="float" office:value="566.884" calcext:value-type="float">
            <text:p>566.884</text:p>
          </table:table-cell>
          <table:table-cell table:formula="of:=AVERAGE([.AS70];[.AV70];[.AY70])" office:value-type="float" office:value="2619.41" calcext:value-type="float">
            <text:p>2619.41</text:p>
          </table:table-cell>
          <table:table-cell table:number-columns-repeated="2"/>
          <table:table-cell table:formula="of:=[.CG70]-[.BS70]" office:value-type="float" office:value="150.7" calcext:value-type="float">
            <text:p>150.7</text:p>
          </table:table-cell>
          <table:table-cell table:formula="of:=[.CH70]-[.BT70]" office:value-type="float" office:value="47.422" calcext:value-type="float">
            <text:p>47.422</text:p>
          </table:table-cell>
          <table:table-cell table:formula="of:=[.CI70]-[.BU70]" office:value-type="float" office:value="183.566" calcext:value-type="float">
            <text:p>183.566</text:p>
          </table:table-cell>
          <table:table-cell table:formula="of:=[.CJ70]-[.BV70]" office:value-type="float" office:value="152.4" calcext:value-type="float">
            <text:p>152.4</text:p>
          </table:table-cell>
          <table:table-cell table:formula="of:=[.CK70]-[.BW70]" office:value-type="float" office:value="47.421" calcext:value-type="float">
            <text:p>47.421</text:p>
          </table:table-cell>
          <table:table-cell table:formula="of:=[.CL70]-[.BX70]" office:value-type="float" office:value="183.566" calcext:value-type="float">
            <text:p>183.566</text:p>
          </table:table-cell>
          <table:table-cell table:formula="of:=[.CM70]-[.BY70]" office:value-type="float" office:value="152.5" calcext:value-type="float">
            <text:p>152.5</text:p>
          </table:table-cell>
          <table:table-cell table:formula="of:=[.CN70]-[.BZ70]" office:value-type="float" office:value="47.422" calcext:value-type="float">
            <text:p>47.422</text:p>
          </table:table-cell>
          <table:table-cell table:formula="of:=[.CO70]-[.CA70]" office:value-type="float" office:value="183.566" calcext:value-type="float">
            <text:p>183.566</text:p>
          </table:table-cell>
          <table:table-cell table:formula="of:=AVERAGE([.BE70];[.BH70];[.BK70])" office:value-type="float" office:value="151.866666666667" calcext:value-type="float">
            <text:p>151.866666666667</text:p>
          </table:table-cell>
          <table:table-cell table:formula="of:=AVERAGE([.BF70];[.BI70];[.BL70])" office:value-type="float" office:value="47.4216666666667" calcext:value-type="float">
            <text:p>47.4216666666667</text:p>
          </table:table-cell>
          <table:table-cell table:formula="of:=AVERAGE([.BG70];[.BJ70];[.BM70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0];[.BV70];[.BY70])" office:value-type="float" office:value="0" calcext:value-type="float">
            <text:p>0</text:p>
          </table:table-cell>
          <table:table-cell table:formula="of:=AVERAGE([.BT70];[.BW70];[.BZ70])" office:value-type="float" office:value="67.6786666666667" calcext:value-type="float">
            <text:p>67.6786666666667</text:p>
          </table:table-cell>
          <table:table-cell table:formula="of:=AVERAGE([.BU70];[.BX70];[.CA7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0.7" calcext:value-type="float">
            <text:p>150.7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2.5" calcext:value-type="float">
            <text:p>152.5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0];[.CJ70];[.CM70])" office:value-type="float" office:value="151.866666666667" calcext:value-type="float">
            <text:p>151.866666666667</text:p>
          </table:table-cell>
          <table:table-cell table:formula="of:=AVERAGE([.CH70];[.CK70];[.CN70])" office:value-type="float" office:value="115.100333333333" calcext:value-type="float">
            <text:p>115.100333333333</text:p>
          </table:table-cell>
          <table:table-cell table:formula="of:=AVERAGE([.CI70];[.CL70];[.CO70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.2" calcext:value-type="float">
            <text:p>300.2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1.6" calcext:value-type="float">
            <text:p>301.6</text:p>
          </table:table-cell>
          <table:table-cell office:value-type="float" office:value="319.699" calcext:value-type="float">
            <text:p>319.699</text:p>
          </table:table-cell>
          <table:table-cell office:value-type="float" office:value="579.523" calcext:value-type="float">
            <text:p>579.523</text:p>
          </table:table-cell>
          <table:table-cell table:formula="of:=AVERAGE([.A71];[.D71];[.G71])" office:value-type="float" office:value="288.4" calcext:value-type="float">
            <text:p>288.4</text:p>
          </table:table-cell>
          <table:table-cell table:formula="of:=AVERAGE([.B71];[.E71];[.H71])" office:value-type="float" office:value="316.230333333333" calcext:value-type="float">
            <text:p>316.230333333333</text:p>
          </table:table-cell>
          <table:table-cell table:formula="of:=AVERAGE([.C71];[.F71];[.I7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1];[.R71];[.U71])" office:value-type="float" office:value="0.333333333333333" calcext:value-type="float">
            <text:p>0.333333333333333</text:p>
          </table:table-cell>
          <table:table-cell table:formula="of:=AVERAGE([.P71];[.S71];[.V71])" office:value-type="float" office:value="34.749" calcext:value-type="float">
            <text:p>34.749</text:p>
          </table:table-cell>
          <table:table-cell table:formula="of:=AVERAGE([.Q71];[.T71];[.W71])" office:value-type="float" office:value="85.34" calcext:value-type="float">
            <text:p>85.34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1];[.AF71];[.AI71])" office:value-type="float" office:value="4.23333333333333" calcext:value-type="float">
            <text:p>4.23333333333333</text:p>
          </table:table-cell>
          <table:table-cell table:formula="of:=AVERAGE([.AD71];[.AG71];[.AJ71])" office:value-type="float" office:value="217.904666666667" calcext:value-type="float">
            <text:p>217.904666666667</text:p>
          </table:table-cell>
          <table:table-cell table:formula="of:=AVERAGE([.AE71];[.AH71];[.AK71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1]+[.O71]+[.AC71]" office:value-type="float" office:value="268.3" calcext:value-type="float">
            <text:p>268.3</text:p>
          </table:table-cell>
          <table:table-cell table:formula="of:=[.B71]+[.P71]+[.AD71]" office:value-type="float" office:value="562.972" calcext:value-type="float">
            <text:p>562.972</text:p>
          </table:table-cell>
          <table:table-cell table:formula="of:=[.C71]+[.Q71]+[.AE71]" office:value-type="float" office:value="2599.41" calcext:value-type="float">
            <text:p>2599.41</text:p>
          </table:table-cell>
          <table:table-cell table:formula="of:=[.D71]+[.R71]+[.AF71]" office:value-type="float" office:value="304.1" calcext:value-type="float">
            <text:p>304.1</text:p>
          </table:table-cell>
          <table:table-cell table:formula="of:=[.E71]+[.S71]+[.AG71]" office:value-type="float" office:value="571.973" calcext:value-type="float">
            <text:p>571.973</text:p>
          </table:table-cell>
          <table:table-cell table:formula="of:=[.F71]+[.T71]+[.AH71]" office:value-type="float" office:value="2626.41" calcext:value-type="float">
            <text:p>2626.41</text:p>
          </table:table-cell>
          <table:table-cell table:formula="of:=[.G71]+[.U71]+[.AI71]" office:value-type="float" office:value="306.5" calcext:value-type="float">
            <text:p>306.5</text:p>
          </table:table-cell>
          <table:table-cell table:formula="of:=[.H71]+[.V71]+[.AJ71]" office:value-type="float" office:value="571.707" calcext:value-type="float">
            <text:p>571.707</text:p>
          </table:table-cell>
          <table:table-cell table:formula="of:=[.I71]+[.W71]+[.AK71]" office:value-type="float" office:value="2638.41" calcext:value-type="float">
            <text:p>2638.41</text:p>
          </table:table-cell>
          <table:table-cell table:formula="of:=AVERAGE([.AQ71];[.AT71];[.AW71])" office:value-type="float" office:value="292.966666666667" calcext:value-type="float">
            <text:p>292.966666666667</text:p>
          </table:table-cell>
          <table:table-cell table:formula="of:=AVERAGE([.AR71];[.AU71];[.AX71])" office:value-type="float" office:value="568.884" calcext:value-type="float">
            <text:p>568.884</text:p>
          </table:table-cell>
          <table:table-cell table:formula="of:=AVERAGE([.AS71];[.AV71];[.AY71])" office:value-type="float" office:value="2621.41" calcext:value-type="float">
            <text:p>2621.41</text:p>
          </table:table-cell>
          <table:table-cell table:number-columns-repeated="2"/>
          <table:table-cell table:formula="of:=[.CG71]-[.BS71]" office:value-type="float" office:value="150.6" calcext:value-type="float">
            <text:p>150.6</text:p>
          </table:table-cell>
          <table:table-cell table:formula="of:=[.CH71]-[.BT71]" office:value-type="float" office:value="47.422" calcext:value-type="float">
            <text:p>47.422</text:p>
          </table:table-cell>
          <table:table-cell table:formula="of:=[.CI71]-[.BU71]" office:value-type="float" office:value="183.566" calcext:value-type="float">
            <text:p>183.566</text:p>
          </table:table-cell>
          <table:table-cell table:formula="of:=[.CJ71]-[.BV71]" office:value-type="float" office:value="150.4" calcext:value-type="float">
            <text:p>150.4</text:p>
          </table:table-cell>
          <table:table-cell table:formula="of:=[.CK71]-[.BW71]" office:value-type="float" office:value="47.421" calcext:value-type="float">
            <text:p>47.421</text:p>
          </table:table-cell>
          <table:table-cell table:formula="of:=[.CL71]-[.BX71]" office:value-type="float" office:value="183.566" calcext:value-type="float">
            <text:p>183.566</text:p>
          </table:table-cell>
          <table:table-cell table:formula="of:=[.CM71]-[.BY71]" office:value-type="float" office:value="150.2" calcext:value-type="float">
            <text:p>150.2</text:p>
          </table:table-cell>
          <table:table-cell table:formula="of:=[.CN71]-[.BZ71]" office:value-type="float" office:value="47.422" calcext:value-type="float">
            <text:p>47.422</text:p>
          </table:table-cell>
          <table:table-cell table:formula="of:=[.CO71]-[.CA71]" office:value-type="float" office:value="183.566" calcext:value-type="float">
            <text:p>183.566</text:p>
          </table:table-cell>
          <table:table-cell table:formula="of:=AVERAGE([.BE71];[.BH71];[.BK71])" office:value-type="float" office:value="150.4" calcext:value-type="float">
            <text:p>150.4</text:p>
          </table:table-cell>
          <table:table-cell table:formula="of:=AVERAGE([.BF71];[.BI71];[.BL71])" office:value-type="float" office:value="47.4216666666667" calcext:value-type="float">
            <text:p>47.4216666666667</text:p>
          </table:table-cell>
          <table:table-cell table:formula="of:=AVERAGE([.BG71];[.BJ71];[.BM71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1];[.BV71];[.BY71])" office:value-type="float" office:value="0" calcext:value-type="float">
            <text:p>0</text:p>
          </table:table-cell>
          <table:table-cell table:formula="of:=AVERAGE([.BT71];[.BW71];[.BZ71])" office:value-type="float" office:value="67.6786666666667" calcext:value-type="float">
            <text:p>67.6786666666667</text:p>
          </table:table-cell>
          <table:table-cell table:formula="of:=AVERAGE([.BU71];[.BX71];[.CA7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50.6" calcext:value-type="float">
            <text:p>150.6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4" calcext:value-type="float">
            <text:p>150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2" calcext:value-type="float">
            <text:p>150.2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1];[.CJ71];[.CM71])" office:value-type="float" office:value="150.4" calcext:value-type="float">
            <text:p>150.4</text:p>
          </table:table-cell>
          <table:table-cell table:formula="of:=AVERAGE([.CH71];[.CK71];[.CN71])" office:value-type="float" office:value="115.100333333333" calcext:value-type="float">
            <text:p>115.100333333333</text:p>
          </table:table-cell>
          <table:table-cell table:formula="of:=AVERAGE([.CI71];[.CL71];[.CO71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285.3" calcext:value-type="float">
            <text:p>285.3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300.3" calcext:value-type="float">
            <text:p>300.3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304.9" calcext:value-type="float">
            <text:p>304.9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2];[.D72];[.G72])" office:value-type="float" office:value="296.833333333333" calcext:value-type="float">
            <text:p>296.833333333333</text:p>
          </table:table-cell>
          <table:table-cell table:formula="of:=AVERAGE([.B72];[.E72];[.H72])" office:value-type="float" office:value="316.208333333333" calcext:value-type="float">
            <text:p>316.208333333333</text:p>
          </table:table-cell>
          <table:table-cell table:formula="of:=AVERAGE([.C72];[.F72];[.I7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2];[.R72];[.U72])" office:value-type="float" office:value="0" calcext:value-type="float">
            <text:p>0</text:p>
          </table:table-cell>
          <table:table-cell table:formula="of:=AVERAGE([.P72];[.S72];[.V72])" office:value-type="float" office:value="34.749" calcext:value-type="float">
            <text:p>34.749</text:p>
          </table:table-cell>
          <table:table-cell table:formula="of:=AVERAGE([.Q72];[.T72];[.W7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2];[.AF72];[.AI72])" office:value-type="float" office:value="0" calcext:value-type="float">
            <text:p>0</text:p>
          </table:table-cell>
          <table:table-cell table:formula="of:=AVERAGE([.AD72];[.AG72];[.AJ72])" office:value-type="float" office:value="217.238" calcext:value-type="float">
            <text:p>217.238</text:p>
          </table:table-cell>
          <table:table-cell table:formula="of:=AVERAGE([.AE72];[.AH72];[.AK72])" office:value-type="float" office:value="1973.547" calcext:value-type="float">
            <text:p>1973.547</text:p>
          </table:table-cell>
          <table:table-cell table:number-columns-repeated="2"/>
          <table:table-cell table:formula="of:=[.A72]+[.O72]+[.AC72]" office:value-type="float" office:value="285.3" calcext:value-type="float">
            <text:p>285.3</text:p>
          </table:table-cell>
          <table:table-cell table:formula="of:=[.B72]+[.P72]+[.AD72]" office:value-type="float" office:value="560.972" calcext:value-type="float">
            <text:p>560.972</text:p>
          </table:table-cell>
          <table:table-cell table:formula="of:=[.C72]+[.Q72]+[.AE72]" office:value-type="float" office:value="2597.41" calcext:value-type="float">
            <text:p>2597.41</text:p>
          </table:table-cell>
          <table:table-cell table:formula="of:=[.D72]+[.R72]+[.AF72]" office:value-type="float" office:value="300.3" calcext:value-type="float">
            <text:p>300.3</text:p>
          </table:table-cell>
          <table:table-cell table:formula="of:=[.E72]+[.S72]+[.AG72]" office:value-type="float" office:value="571.973" calcext:value-type="float">
            <text:p>571.973</text:p>
          </table:table-cell>
          <table:table-cell table:formula="of:=[.F72]+[.T72]+[.AH72]" office:value-type="float" office:value="2626.41" calcext:value-type="float">
            <text:p>2626.41</text:p>
          </table:table-cell>
          <table:table-cell table:formula="of:=[.G72]+[.U72]+[.AI72]" office:value-type="float" office:value="304.9" calcext:value-type="float">
            <text:p>304.9</text:p>
          </table:table-cell>
          <table:table-cell table:formula="of:=[.H72]+[.V72]+[.AJ72]" office:value-type="float" office:value="571.641" calcext:value-type="float">
            <text:p>571.641</text:p>
          </table:table-cell>
          <table:table-cell table:formula="of:=[.I72]+[.W72]+[.AK72]" office:value-type="float" office:value="2638.41" calcext:value-type="float">
            <text:p>2638.41</text:p>
          </table:table-cell>
          <table:table-cell table:formula="of:=AVERAGE([.AQ72];[.AT72];[.AW72])" office:value-type="float" office:value="296.833333333333" calcext:value-type="float">
            <text:p>296.833333333333</text:p>
          </table:table-cell>
          <table:table-cell table:formula="of:=AVERAGE([.AR72];[.AU72];[.AX72])" office:value-type="float" office:value="568.195333333333" calcext:value-type="float">
            <text:p>568.195333333333</text:p>
          </table:table-cell>
          <table:table-cell table:formula="of:=AVERAGE([.AS72];[.AV72];[.AY7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72]-[.BS72]" office:value-type="float" office:value="152.6" calcext:value-type="float">
            <text:p>152.6</text:p>
          </table:table-cell>
          <table:table-cell table:formula="of:=[.CH72]-[.BT72]" office:value-type="float" office:value="47.422" calcext:value-type="float">
            <text:p>47.422</text:p>
          </table:table-cell>
          <table:table-cell table:formula="of:=[.CI72]-[.BU72]" office:value-type="float" office:value="183.566" calcext:value-type="float">
            <text:p>183.566</text:p>
          </table:table-cell>
          <table:table-cell table:formula="of:=[.CJ72]-[.BV72]" office:value-type="float" office:value="120.4" calcext:value-type="float">
            <text:p>120.4</text:p>
          </table:table-cell>
          <table:table-cell table:formula="of:=[.CK72]-[.BW72]" office:value-type="float" office:value="47.421" calcext:value-type="float">
            <text:p>47.421</text:p>
          </table:table-cell>
          <table:table-cell table:formula="of:=[.CL72]-[.BX72]" office:value-type="float" office:value="183.566" calcext:value-type="float">
            <text:p>183.566</text:p>
          </table:table-cell>
          <table:table-cell table:formula="of:=[.CM72]-[.BY72]" office:value-type="float" office:value="150.4" calcext:value-type="float">
            <text:p>150.4</text:p>
          </table:table-cell>
          <table:table-cell table:formula="of:=[.CN72]-[.BZ72]" office:value-type="float" office:value="47.421" calcext:value-type="float">
            <text:p>47.421</text:p>
          </table:table-cell>
          <table:table-cell table:formula="of:=[.CO72]-[.CA72]" office:value-type="float" office:value="183.567" calcext:value-type="float">
            <text:p>183.567</text:p>
          </table:table-cell>
          <table:table-cell table:formula="of:=AVERAGE([.BE72];[.BH72];[.BK72])" office:value-type="float" office:value="141.133333333333" calcext:value-type="float">
            <text:p>141.133333333333</text:p>
          </table:table-cell>
          <table:table-cell table:formula="of:=AVERAGE([.BF72];[.BI72];[.BL72])" office:value-type="float" office:value="47.4213333333333" calcext:value-type="float">
            <text:p>47.4213333333333</text:p>
          </table:table-cell>
          <table:table-cell table:formula="of:=AVERAGE([.BG72];[.BJ72];[.BM7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9.02" calcext:value-type="float">
            <text:p>99.02</text:p>
          </table:table-cell>
          <table:table-cell office:value-type="float" office:value="1929.32" calcext:value-type="float">
            <text:p>1929.32</text:p>
          </table:table-cell>
          <table:table-cell table:formula="of:=AVERAGE([.BS72];[.BV72];[.BY72])" office:value-type="float" office:value="0" calcext:value-type="float">
            <text:p>0</text:p>
          </table:table-cell>
          <table:table-cell table:formula="of:=AVERAGE([.BT72];[.BW72];[.BZ72])" office:value-type="float" office:value="78.0863333333333" calcext:value-type="float">
            <text:p>78.0863333333333</text:p>
          </table:table-cell>
          <table:table-cell table:formula="of:=AVERAGE([.BU72];[.BX72];[.CA72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52.6" calcext:value-type="float">
            <text:p>152.6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20.4" calcext:value-type="float">
            <text:p>120.4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50.4" calcext:value-type="float">
            <text:p>150.4</text:p>
          </table:table-cell>
          <table:table-cell office:value-type="float" office:value="146.441" calcext:value-type="float">
            <text:p>146.441</text:p>
          </table:table-cell>
          <table:table-cell office:value-type="float" office:value="2112.887" calcext:value-type="float">
            <text:p>2112.887</text:p>
          </table:table-cell>
          <table:table-cell table:formula="of:=AVERAGE([.CG72];[.CJ72];[.CM72])" office:value-type="float" office:value="141.133333333333" calcext:value-type="float">
            <text:p>141.133333333333</text:p>
          </table:table-cell>
          <table:table-cell table:formula="of:=AVERAGE([.CH72];[.CK72];[.CN72])" office:value-type="float" office:value="125.507666666667" calcext:value-type="float">
            <text:p>125.507666666667</text:p>
          </table:table-cell>
          <table:table-cell table:formula="of:=AVERAGE([.CI72];[.CL72];[.CO72])" office:value-type="float" office:value="1682.48833333333" calcext:value-type="float">
            <text:p>1682.48833333333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39.2" calcext:value-type="float">
            <text:p>139.2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111.2" calcext:value-type="float">
            <text:p>111.2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3];[.D73];[.G73])" office:value-type="float" office:value="117.1" calcext:value-type="float">
            <text:p>117.1</text:p>
          </table:table-cell>
          <table:table-cell table:formula="of:=AVERAGE([.B73];[.E73];[.H73])" office:value-type="float" office:value="316.208333333333" calcext:value-type="float">
            <text:p>316.208333333333</text:p>
          </table:table-cell>
          <table:table-cell table:formula="of:=AVERAGE([.C73];[.F73];[.I73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3];[.R73];[.U73])" office:value-type="float" office:value="0" calcext:value-type="float">
            <text:p>0</text:p>
          </table:table-cell>
          <table:table-cell table:formula="of:=AVERAGE([.P73];[.S73];[.V73])" office:value-type="float" office:value="34.749" calcext:value-type="float">
            <text:p>34.749</text:p>
          </table:table-cell>
          <table:table-cell table:formula="of:=AVERAGE([.Q73];[.T73];[.W73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3];[.AF73];[.AI73])" office:value-type="float" office:value="0" calcext:value-type="float">
            <text:p>0</text:p>
          </table:table-cell>
          <table:table-cell table:formula="of:=AVERAGE([.AD73];[.AG73];[.AJ73])" office:value-type="float" office:value="217.238" calcext:value-type="float">
            <text:p>217.238</text:p>
          </table:table-cell>
          <table:table-cell table:formula="of:=AVERAGE([.AE73];[.AH73];[.AK73])" office:value-type="float" office:value="1973.547" calcext:value-type="float">
            <text:p>1973.547</text:p>
          </table:table-cell>
          <table:table-cell table:number-columns-repeated="2"/>
          <table:table-cell table:formula="of:=[.A73]+[.O73]+[.AC73]" office:value-type="float" office:value="100.9" calcext:value-type="float">
            <text:p>100.9</text:p>
          </table:table-cell>
          <table:table-cell table:formula="of:=[.B73]+[.P73]+[.AD73]" office:value-type="float" office:value="560.972" calcext:value-type="float">
            <text:p>560.972</text:p>
          </table:table-cell>
          <table:table-cell table:formula="of:=[.C73]+[.Q73]+[.AE73]" office:value-type="float" office:value="2597.41" calcext:value-type="float">
            <text:p>2597.41</text:p>
          </table:table-cell>
          <table:table-cell table:formula="of:=[.D73]+[.R73]+[.AF73]" office:value-type="float" office:value="139.2" calcext:value-type="float">
            <text:p>139.2</text:p>
          </table:table-cell>
          <table:table-cell table:formula="of:=[.E73]+[.S73]+[.AG73]" office:value-type="float" office:value="571.973" calcext:value-type="float">
            <text:p>571.973</text:p>
          </table:table-cell>
          <table:table-cell table:formula="of:=[.F73]+[.T73]+[.AH73]" office:value-type="float" office:value="2626.41" calcext:value-type="float">
            <text:p>2626.41</text:p>
          </table:table-cell>
          <table:table-cell table:formula="of:=[.G73]+[.U73]+[.AI73]" office:value-type="float" office:value="111.2" calcext:value-type="float">
            <text:p>111.2</text:p>
          </table:table-cell>
          <table:table-cell table:formula="of:=[.H73]+[.V73]+[.AJ73]" office:value-type="float" office:value="571.641" calcext:value-type="float">
            <text:p>571.641</text:p>
          </table:table-cell>
          <table:table-cell table:formula="of:=[.I73]+[.W73]+[.AK73]" office:value-type="float" office:value="2638.41" calcext:value-type="float">
            <text:p>2638.41</text:p>
          </table:table-cell>
          <table:table-cell table:formula="of:=AVERAGE([.AQ73];[.AT73];[.AW73])" office:value-type="float" office:value="117.1" calcext:value-type="float">
            <text:p>117.1</text:p>
          </table:table-cell>
          <table:table-cell table:formula="of:=AVERAGE([.AR73];[.AU73];[.AX73])" office:value-type="float" office:value="568.195333333333" calcext:value-type="float">
            <text:p>568.195333333333</text:p>
          </table:table-cell>
          <table:table-cell table:formula="of:=AVERAGE([.AS73];[.AV73];[.AY73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73]-[.BS73]" office:value-type="float" office:value="79.9" calcext:value-type="float">
            <text:p>79.9</text:p>
          </table:table-cell>
          <table:table-cell table:formula="of:=[.CH73]-[.BT73]" office:value-type="float" office:value="47.422" calcext:value-type="float">
            <text:p>47.422</text:p>
          </table:table-cell>
          <table:table-cell table:formula="of:=[.CI73]-[.BU73]" office:value-type="float" office:value="183.566" calcext:value-type="float">
            <text:p>183.566</text:p>
          </table:table-cell>
          <table:table-cell table:formula="of:=[.CJ73]-[.BV73]" office:value-type="float" office:value="0" calcext:value-type="float">
            <text:p>0</text:p>
          </table:table-cell>
          <table:table-cell table:formula="of:=[.CK73]-[.BW73]" office:value-type="float" office:value="47.421" calcext:value-type="float">
            <text:p>47.421</text:p>
          </table:table-cell>
          <table:table-cell table:formula="of:=[.CL73]-[.BX73]" office:value-type="float" office:value="183.566" calcext:value-type="float">
            <text:p>183.566</text:p>
          </table:table-cell>
          <table:table-cell table:formula="of:=[.CM73]-[.BY73]" office:value-type="float" office:value="54.4" calcext:value-type="float">
            <text:p>54.4</text:p>
          </table:table-cell>
          <table:table-cell table:formula="of:=[.CN73]-[.BZ73]" office:value-type="float" office:value="47.422" calcext:value-type="float">
            <text:p>47.422</text:p>
          </table:table-cell>
          <table:table-cell table:formula="of:=[.CO73]-[.CA73]" office:value-type="float" office:value="183.566" calcext:value-type="float">
            <text:p>183.566</text:p>
          </table:table-cell>
          <table:table-cell table:formula="of:=AVERAGE([.BE73];[.BH73];[.BK73])" office:value-type="float" office:value="44.7666666666667" calcext:value-type="float">
            <text:p>44.7666666666667</text:p>
          </table:table-cell>
          <table:table-cell table:formula="of:=AVERAGE([.BF73];[.BI73];[.BL73])" office:value-type="float" office:value="47.4216666666667" calcext:value-type="float">
            <text:p>47.4216666666667</text:p>
          </table:table-cell>
          <table:table-cell table:formula="of:=AVERAGE([.BG73];[.BJ73];[.BM73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6786666666667" calcext:value-type="float">
            <text:p>67.6786666666667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79.9" calcext:value-type="float">
            <text:p>79.9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54.4" calcext:value-type="float">
            <text:p>54.4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3];[.CJ73];[.CM73])" office:value-type="float" office:value="44.7666666666667" calcext:value-type="float">
            <text:p>44.7666666666667</text:p>
          </table:table-cell>
          <table:table-cell table:formula="of:=AVERAGE([.CH73];[.CK73];[.CN73])" office:value-type="float" office:value="115.100333333333" calcext:value-type="float">
            <text:p>115.100333333333</text:p>
          </table:table-cell>
          <table:table-cell table:formula="of:=AVERAGE([.CI73];[.CL73];[.CO73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4];[.D74];[.G74])" office:value-type="float" office:value="0.333333333333333" calcext:value-type="float">
            <text:p>0.333333333333333</text:p>
          </table:table-cell>
          <table:table-cell table:formula="of:=AVERAGE([.B74];[.E74];[.H74])" office:value-type="float" office:value="316.208333333333" calcext:value-type="float">
            <text:p>316.208333333333</text:p>
          </table:table-cell>
          <table:table-cell table:formula="of:=AVERAGE([.C74];[.F74];[.I74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4.749" calcext:value-type="float">
            <text:p>34.749</text:p>
          </table:table-cell>
          <table:table-cell table:formula="of:=AVERAGE([.Q74];[.T74];[.W74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4];[.AF74];[.AI74])" office:value-type="float" office:value="0" calcext:value-type="float">
            <text:p>0</text:p>
          </table:table-cell>
          <table:table-cell table:formula="of:=AVERAGE([.AD74];[.AG74];[.AJ74])" office:value-type="float" office:value="217.238" calcext:value-type="float">
            <text:p>217.238</text:p>
          </table:table-cell>
          <table:table-cell table:formula="of:=AVERAGE([.AE74];[.AH74];[.AK74])" office:value-type="float" office:value="1973.547" calcext:value-type="float">
            <text:p>1973.547</text:p>
          </table:table-cell>
          <table:table-cell table:number-columns-repeated="2"/>
          <table:table-cell table:formula="of:=[.A74]+[.O74]+[.AC74]" office:value-type="float" office:value="1" calcext:value-type="float">
            <text:p>1</text:p>
          </table:table-cell>
          <table:table-cell table:formula="of:=[.B74]+[.P74]+[.AD74]" office:value-type="float" office:value="560.972" calcext:value-type="float">
            <text:p>560.972</text:p>
          </table:table-cell>
          <table:table-cell table:formula="of:=[.C74]+[.Q74]+[.AE74]" office:value-type="float" office:value="2597.41" calcext:value-type="float">
            <text:p>2597.41</text:p>
          </table:table-cell>
          <table:table-cell table:formula="of:=[.D74]+[.R74]+[.AF74]" office:value-type="float" office:value="0" calcext:value-type="float">
            <text:p>0</text:p>
          </table:table-cell>
          <table:table-cell table:formula="of:=[.E74]+[.S74]+[.AG74]" office:value-type="float" office:value="571.973" calcext:value-type="float">
            <text:p>571.973</text:p>
          </table:table-cell>
          <table:table-cell table:formula="of:=[.F74]+[.T74]+[.AH74]" office:value-type="float" office:value="2626.41" calcext:value-type="float">
            <text:p>2626.41</text:p>
          </table:table-cell>
          <table:table-cell table:formula="of:=[.G74]+[.U74]+[.AI74]" office:value-type="float" office:value="0" calcext:value-type="float">
            <text:p>0</text:p>
          </table:table-cell>
          <table:table-cell table:formula="of:=[.H74]+[.V74]+[.AJ74]" office:value-type="float" office:value="571.641" calcext:value-type="float">
            <text:p>571.641</text:p>
          </table:table-cell>
          <table:table-cell table:formula="of:=[.I74]+[.W74]+[.AK74]" office:value-type="float" office:value="2638.41" calcext:value-type="float">
            <text:p>2638.41</text:p>
          </table:table-cell>
          <table:table-cell table:formula="of:=AVERAGE([.AQ74];[.AT74];[.AW74])" office:value-type="float" office:value="0.333333333333333" calcext:value-type="float">
            <text:p>0.333333333333333</text:p>
          </table:table-cell>
          <table:table-cell table:formula="of:=AVERAGE([.AR74];[.AU74];[.AX74])" office:value-type="float" office:value="568.195333333333" calcext:value-type="float">
            <text:p>568.195333333333</text:p>
          </table:table-cell>
          <table:table-cell table:formula="of:=AVERAGE([.AS74];[.AV74];[.AY74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422" calcext:value-type="float">
            <text:p>47.422</text:p>
          </table:table-cell>
          <table:table-cell table:formula="of:=[.CI74]-[.BU74]" office:value-type="float" office:value="183.566" calcext:value-type="float">
            <text:p>183.566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421" calcext:value-type="float">
            <text:p>47.421</text:p>
          </table:table-cell>
          <table:table-cell table:formula="of:=[.CL74]-[.BX74]" office:value-type="float" office:value="183.566" calcext:value-type="float">
            <text:p>183.566</text:p>
          </table:table-cell>
          <table:table-cell table:formula="of:=[.CM74]-[.BY74]" office:value-type="float" office:value="0" calcext:value-type="float">
            <text:p>0</text:p>
          </table:table-cell>
          <table:table-cell table:formula="of:=[.CN74]-[.BZ74]" office:value-type="float" office:value="47.422" calcext:value-type="float">
            <text:p>47.422</text:p>
          </table:table-cell>
          <table:table-cell table:formula="of:=[.CO74]-[.CA74]" office:value-type="float" office:value="183.566" calcext:value-type="float">
            <text:p>183.566</text:p>
          </table:table-cell>
          <table:table-cell table:formula="of:=AVERAGE([.BE74];[.BH74];[.BK74])" office:value-type="float" office:value="0" calcext:value-type="float">
            <text:p>0</text:p>
          </table:table-cell>
          <table:table-cell table:formula="of:=AVERAGE([.BF74];[.BI74];[.BL74])" office:value-type="float" office:value="47.4216666666667" calcext:value-type="float">
            <text:p>47.4216666666667</text:p>
          </table:table-cell>
          <table:table-cell table:formula="of:=AVERAGE([.BG74];[.BJ74];[.BM74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6786666666667" calcext:value-type="float">
            <text:p>67.6786666666667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4];[.CJ74];[.CM74])" office:value-type="float" office:value="0" calcext:value-type="float">
            <text:p>0</text:p>
          </table:table-cell>
          <table:table-cell table:formula="of:=AVERAGE([.CH74];[.CK74];[.CN74])" office:value-type="float" office:value="115.100333333333" calcext:value-type="float">
            <text:p>115.100333333333</text:p>
          </table:table-cell>
          <table:table-cell table:formula="of:=AVERAGE([.CI74];[.CL74];[.CO74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" calcext:value-type="float">
            <text:p>1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5];[.D75];[.G75])" office:value-type="float" office:value="0.333333333333333" calcext:value-type="float">
            <text:p>0.333333333333333</text:p>
          </table:table-cell>
          <table:table-cell table:formula="of:=AVERAGE([.B75];[.E75];[.H75])" office:value-type="float" office:value="316.208333333333" calcext:value-type="float">
            <text:p>316.208333333333</text:p>
          </table:table-cell>
          <table:table-cell table:formula="of:=AVERAGE([.C75];[.F75];[.I75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4.749" calcext:value-type="float">
            <text:p>34.749</text:p>
          </table:table-cell>
          <table:table-cell table:formula="of:=AVERAGE([.Q75];[.T75];[.W75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9" calcext:value-type="float">
            <text:p>4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5];[.AF75];[.AI75])" office:value-type="float" office:value="1.63333333333333" calcext:value-type="float">
            <text:p>1.63333333333333</text:p>
          </table:table-cell>
          <table:table-cell table:formula="of:=AVERAGE([.AD75];[.AG75];[.AJ75])" office:value-type="float" office:value="218.571333333333" calcext:value-type="float">
            <text:p>218.571333333333</text:p>
          </table:table-cell>
          <table:table-cell table:formula="of:=AVERAGE([.AE75];[.AH75];[.AK75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560.972" calcext:value-type="float">
            <text:p>560.972</text:p>
          </table:table-cell>
          <table:table-cell table:formula="of:=[.C75]+[.Q75]+[.AE75]" office:value-type="float" office:value="2597.41" calcext:value-type="float">
            <text:p>2597.41</text:p>
          </table:table-cell>
          <table:table-cell table:formula="of:=[.D75]+[.R75]+[.AF75]" office:value-type="float" office:value="5.9" calcext:value-type="float">
            <text:p>5.9</text:p>
          </table:table-cell>
          <table:table-cell table:formula="of:=[.E75]+[.S75]+[.AG75]" office:value-type="float" office:value="575.973" calcext:value-type="float">
            <text:p>575.973</text:p>
          </table:table-cell>
          <table:table-cell table:formula="of:=[.F75]+[.T75]+[.AH75]" office:value-type="float" office:value="2630.41" calcext:value-type="float">
            <text:p>2630.41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571.641" calcext:value-type="float">
            <text:p>571.641</text:p>
          </table:table-cell>
          <table:table-cell table:formula="of:=[.I75]+[.W75]+[.AK75]" office:value-type="float" office:value="2638.41" calcext:value-type="float">
            <text:p>2638.41</text:p>
          </table:table-cell>
          <table:table-cell table:formula="of:=AVERAGE([.AQ75];[.AT75];[.AW75])" office:value-type="float" office:value="1.96666666666667" calcext:value-type="float">
            <text:p>1.96666666666667</text:p>
          </table:table-cell>
          <table:table-cell table:formula="of:=AVERAGE([.AR75];[.AU75];[.AX75])" office:value-type="float" office:value="569.528666666667" calcext:value-type="float">
            <text:p>569.528666666667</text:p>
          </table:table-cell>
          <table:table-cell table:formula="of:=AVERAGE([.AS75];[.AV75];[.AY75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422" calcext:value-type="float">
            <text:p>47.422</text:p>
          </table:table-cell>
          <table:table-cell table:formula="of:=[.CI75]-[.BU75]" office:value-type="float" office:value="183.567" calcext:value-type="float">
            <text:p>183.567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7.421" calcext:value-type="float">
            <text:p>47.421</text:p>
          </table:table-cell>
          <table:table-cell table:formula="of:=[.CL75]-[.BX75]" office:value-type="float" office:value="183.566" calcext:value-type="float">
            <text:p>183.566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47.422" calcext:value-type="float">
            <text:p>47.422</text:p>
          </table:table-cell>
          <table:table-cell table:formula="of:=[.CO75]-[.CA75]" office:value-type="float" office:value="183.566" calcext:value-type="float">
            <text:p>183.566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47.4216666666667" calcext:value-type="float">
            <text:p>47.4216666666667</text:p>
          </table:table-cell>
          <table:table-cell table:formula="of:=AVERAGE([.BG75];[.BJ75];[.BM7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95" calcext:value-type="float">
            <text:p>98.695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78.1146666666667" calcext:value-type="float">
            <text:p>78.1146666666667</text:p>
          </table:table-cell>
          <table:table-cell table:formula="of:=AVERAGE([.BU75];[.BX75];[.CA75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6.117" calcext:value-type="float">
            <text:p>146.117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25.536333333333" calcext:value-type="float">
            <text:p>125.536333333333</text:p>
          </table:table-cell>
          <table:table-cell table:formula="of:=AVERAGE([.CI75];[.CL75];[.CO75])" office:value-type="float" office:value="1682.48833333333" calcext:value-type="float">
            <text:p>1682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316.208333333333" calcext:value-type="float">
            <text:p>316.208333333333</text:p>
          </table:table-cell>
          <table:table-cell table:formula="of:=AVERAGE([.C76];[.F76];[.I76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4.749" calcext:value-type="float">
            <text:p>34.749</text:p>
          </table:table-cell>
          <table:table-cell table:formula="of:=AVERAGE([.Q76];[.T76];[.W76])" office:value-type="float" office:value="85.34" calcext:value-type="float">
            <text:p>85.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1" calcext:value-type="float">
            <text:p>1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5.9" calcext:value-type="float">
            <text:p>5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6];[.AF76];[.AI76])" office:value-type="float" office:value="3.3" calcext:value-type="float">
            <text:p>3.3</text:p>
          </table:table-cell>
          <table:table-cell table:formula="of:=AVERAGE([.AD76];[.AG76];[.AJ76])" office:value-type="float" office:value="219.238" calcext:value-type="float">
            <text:p>219.238</text:p>
          </table:table-cell>
          <table:table-cell table:formula="of:=AVERAGE([.AE76];[.AH76];[.AK76])" office:value-type="float" office:value="1975.547" calcext:value-type="float">
            <text:p>1975.547</text:p>
          </table:table-cell>
          <table:table-cell table:number-columns-repeated="2"/>
          <table:table-cell table:formula="of:=[.A76]+[.O76]+[.AC76]" office:value-type="float" office:value="3" calcext:value-type="float">
            <text:p>3</text:p>
          </table:table-cell>
          <table:table-cell table:formula="of:=[.B76]+[.P76]+[.AD76]" office:value-type="float" office:value="562.972" calcext:value-type="float">
            <text:p>562.972</text:p>
          </table:table-cell>
          <table:table-cell table:formula="of:=[.C76]+[.Q76]+[.AE76]" office:value-type="float" office:value="2599.41" calcext:value-type="float">
            <text:p>2599.41</text:p>
          </table:table-cell>
          <table:table-cell table:formula="of:=[.D76]+[.R76]+[.AF76]" office:value-type="float" office:value="1" calcext:value-type="float">
            <text:p>1</text:p>
          </table:table-cell>
          <table:table-cell table:formula="of:=[.E76]+[.S76]+[.AG76]" office:value-type="float" office:value="573.973" calcext:value-type="float">
            <text:p>573.973</text:p>
          </table:table-cell>
          <table:table-cell table:formula="of:=[.F76]+[.T76]+[.AH76]" office:value-type="float" office:value="2628.41" calcext:value-type="float">
            <text:p>2628.41</text:p>
          </table:table-cell>
          <table:table-cell table:formula="of:=[.G76]+[.U76]+[.AI76]" office:value-type="float" office:value="5.9" calcext:value-type="float">
            <text:p>5.9</text:p>
          </table:table-cell>
          <table:table-cell table:formula="of:=[.H76]+[.V76]+[.AJ76]" office:value-type="float" office:value="573.641" calcext:value-type="float">
            <text:p>573.641</text:p>
          </table:table-cell>
          <table:table-cell table:formula="of:=[.I76]+[.W76]+[.AK76]" office:value-type="float" office:value="2640.41" calcext:value-type="float">
            <text:p>2640.41</text:p>
          </table:table-cell>
          <table:table-cell table:formula="of:=AVERAGE([.AQ76];[.AT76];[.AW76])" office:value-type="float" office:value="3.3" calcext:value-type="float">
            <text:p>3.3</text:p>
          </table:table-cell>
          <table:table-cell table:formula="of:=AVERAGE([.AR76];[.AU76];[.AX76])" office:value-type="float" office:value="570.195333333333" calcext:value-type="float">
            <text:p>570.195333333333</text:p>
          </table:table-cell>
          <table:table-cell table:formula="of:=AVERAGE([.AS76];[.AV76];[.AY76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422" calcext:value-type="float">
            <text:p>47.422</text:p>
          </table:table-cell>
          <table:table-cell table:formula="of:=[.CI76]-[.BU76]" office:value-type="float" office:value="183.566" calcext:value-type="float">
            <text:p>183.566</text:p>
          </table:table-cell>
          <table:table-cell table:formula="of:=[.CJ76]-[.BV76]" office:value-type="float" office:value="0" calcext:value-type="float">
            <text:p>0</text:p>
          </table:table-cell>
          <table:table-cell table:formula="of:=[.CK76]-[.BW76]" office:value-type="float" office:value="47.421" calcext:value-type="float">
            <text:p>47.421</text:p>
          </table:table-cell>
          <table:table-cell table:formula="of:=[.CL76]-[.BX76]" office:value-type="float" office:value="183.566" calcext:value-type="float">
            <text:p>183.566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7.422" calcext:value-type="float">
            <text:p>47.422</text:p>
          </table:table-cell>
          <table:table-cell table:formula="of:=[.CO76]-[.CA76]" office:value-type="float" office:value="183.566" calcext:value-type="float">
            <text:p>183.566</text:p>
          </table:table-cell>
          <table:table-cell table:formula="of:=AVERAGE([.BE76];[.BH76];[.BK76])" office:value-type="float" office:value="0" calcext:value-type="float">
            <text:p>0</text:p>
          </table:table-cell>
          <table:table-cell table:formula="of:=AVERAGE([.BF76];[.BI76];[.BL76])" office:value-type="float" office:value="47.4216666666667" calcext:value-type="float">
            <text:p>47.4216666666667</text:p>
          </table:table-cell>
          <table:table-cell table:formula="of:=AVERAGE([.BG76];[.BJ76];[.BM76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52" calcext:value-type="float">
            <text:p>67.852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6786666666667" calcext:value-type="float">
            <text:p>67.6786666666667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73" calcext:value-type="float">
            <text:p>115.273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6];[.CJ76];[.CM76])" office:value-type="float" office:value="0" calcext:value-type="float">
            <text:p>0</text:p>
          </table:table-cell>
          <table:table-cell table:formula="of:=AVERAGE([.CH76];[.CK76];[.CN76])" office:value-type="float" office:value="115.100333333333" calcext:value-type="float">
            <text:p>115.100333333333</text:p>
          </table:table-cell>
          <table:table-cell table:formula="of:=AVERAGE([.CI76];[.CL76];[.CO76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316.208333333333" calcext:value-type="float">
            <text:p>316.208333333333</text:p>
          </table:table-cell>
          <table:table-cell table:formula="of:=AVERAGE([.C77];[.F77];[.I77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4.749" calcext:value-type="float">
            <text:p>34.749</text:p>
          </table:table-cell>
          <table:table-cell table:formula="of:=AVERAGE([.Q77];[.T77];[.W77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7];[.AF77];[.AI77])" office:value-type="float" office:value="0" calcext:value-type="float">
            <text:p>0</text:p>
          </table:table-cell>
          <table:table-cell table:formula="of:=AVERAGE([.AD77];[.AG77];[.AJ77])" office:value-type="float" office:value="219.238" calcext:value-type="float">
            <text:p>219.238</text:p>
          </table:table-cell>
          <table:table-cell table:formula="of:=AVERAGE([.AE77];[.AH77];[.AK77])" office:value-type="float" office:value="1975.547" calcext:value-type="float">
            <text:p>1975.547</text:p>
          </table:table-cell>
          <table:table-cell table:number-columns-repeated="2"/>
          <table:table-cell table:formula="of:=[.A77]+[.O77]+[.AC77]" office:value-type="float" office:value="0" calcext:value-type="float">
            <text:p>0</text:p>
          </table:table-cell>
          <table:table-cell table:formula="of:=[.B77]+[.P77]+[.AD77]" office:value-type="float" office:value="562.972" calcext:value-type="float">
            <text:p>562.972</text:p>
          </table:table-cell>
          <table:table-cell table:formula="of:=[.C77]+[.Q77]+[.AE77]" office:value-type="float" office:value="2599.41" calcext:value-type="float">
            <text:p>2599.41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573.973" calcext:value-type="float">
            <text:p>573.973</text:p>
          </table:table-cell>
          <table:table-cell table:formula="of:=[.F77]+[.T77]+[.AH77]" office:value-type="float" office:value="2628.41" calcext:value-type="float">
            <text:p>2628.41</text:p>
          </table:table-cell>
          <table:table-cell table:formula="of:=[.G77]+[.U77]+[.AI77]" office:value-type="float" office:value="0" calcext:value-type="float">
            <text:p>0</text:p>
          </table:table-cell>
          <table:table-cell table:formula="of:=[.H77]+[.V77]+[.AJ77]" office:value-type="float" office:value="573.641" calcext:value-type="float">
            <text:p>573.641</text:p>
          </table:table-cell>
          <table:table-cell table:formula="of:=[.I77]+[.W77]+[.AK77]" office:value-type="float" office:value="2640.41" calcext:value-type="float">
            <text:p>2640.41</text:p>
          </table:table-cell>
          <table:table-cell table:formula="of:=AVERAGE([.AQ77];[.AT77];[.AW77])" office:value-type="float" office:value="0" calcext:value-type="float">
            <text:p>0</text:p>
          </table:table-cell>
          <table:table-cell table:formula="of:=AVERAGE([.AR77];[.AU77];[.AX77])" office:value-type="float" office:value="570.195333333333" calcext:value-type="float">
            <text:p>570.195333333333</text:p>
          </table:table-cell>
          <table:table-cell table:formula="of:=AVERAGE([.AS77];[.AV77];[.AY77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422" calcext:value-type="float">
            <text:p>47.422</text:p>
          </table:table-cell>
          <table:table-cell table:formula="of:=[.CI77]-[.BU77]" office:value-type="float" office:value="183.566" calcext:value-type="float">
            <text:p>183.566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422" calcext:value-type="float">
            <text:p>47.422</text:p>
          </table:table-cell>
          <table:table-cell table:formula="of:=[.CL77]-[.BX77]" office:value-type="float" office:value="183.567" calcext:value-type="float">
            <text:p>183.567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7.422" calcext:value-type="float">
            <text:p>47.422</text:p>
          </table:table-cell>
          <table:table-cell table:formula="of:=[.CO77]-[.CA77]" office:value-type="float" office:value="183.566" calcext:value-type="float">
            <text:p>183.566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47.422" calcext:value-type="float">
            <text:p>47.422</text:p>
          </table:table-cell>
          <table:table-cell table:formula="of:=AVERAGE([.BG77];[.BJ77];[.BM7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56.5926666666667" calcext:value-type="float">
            <text:p>56.5926666666667</text:p>
          </table:table-cell>
          <table:table-cell table:formula="of:=AVERAGE([.BU77];[.BX77];[.CA7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04.014666666667" calcext:value-type="float">
            <text:p>104.014666666667</text:p>
          </table:table-cell>
          <table:table-cell table:formula="of:=AVERAGE([.CI77];[.CL77];[.CO7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316.208333333333" calcext:value-type="float">
            <text:p>316.208333333333</text:p>
          </table:table-cell>
          <table:table-cell table:formula="of:=AVERAGE([.C78];[.F78];[.I78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4.749" calcext:value-type="float">
            <text:p>34.749</text:p>
          </table:table-cell>
          <table:table-cell table:formula="of:=AVERAGE([.Q78];[.T78];[.W78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8];[.AF78];[.AI78])" office:value-type="float" office:value="0" calcext:value-type="float">
            <text:p>0</text:p>
          </table:table-cell>
          <table:table-cell table:formula="of:=AVERAGE([.AD78];[.AG78];[.AJ78])" office:value-type="float" office:value="219.238" calcext:value-type="float">
            <text:p>219.238</text:p>
          </table:table-cell>
          <table:table-cell table:formula="of:=AVERAGE([.AE78];[.AH78];[.AK78])" office:value-type="float" office:value="1975.547" calcext:value-type="float">
            <text:p>1975.547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562.972" calcext:value-type="float">
            <text:p>562.972</text:p>
          </table:table-cell>
          <table:table-cell table:formula="of:=[.C78]+[.Q78]+[.AE78]" office:value-type="float" office:value="2599.41" calcext:value-type="float">
            <text:p>2599.41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573.973" calcext:value-type="float">
            <text:p>573.973</text:p>
          </table:table-cell>
          <table:table-cell table:formula="of:=[.F78]+[.T78]+[.AH78]" office:value-type="float" office:value="2628.41" calcext:value-type="float">
            <text:p>2628.41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573.641" calcext:value-type="float">
            <text:p>573.641</text:p>
          </table:table-cell>
          <table:table-cell table:formula="of:=[.I78]+[.W78]+[.AK78]" office:value-type="float" office:value="2640.41" calcext:value-type="float">
            <text:p>2640.41</text:p>
          </table:table-cell>
          <table:table-cell table:formula="of:=AVERAGE([.AQ78];[.AT78];[.AW78])" office:value-type="float" office:value="0" calcext:value-type="float">
            <text:p>0</text:p>
          </table:table-cell>
          <table:table-cell table:formula="of:=AVERAGE([.AR78];[.AU78];[.AX78])" office:value-type="float" office:value="570.195333333333" calcext:value-type="float">
            <text:p>570.195333333333</text:p>
          </table:table-cell>
          <table:table-cell table:formula="of:=AVERAGE([.AS78];[.AV78];[.AY78])" office:value-type="float" office:value="2622.74333333333" calcext:value-type="float">
            <text:p>2622.74333333333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47.422" calcext:value-type="float">
            <text:p>47.422</text:p>
          </table:table-cell>
          <table:table-cell table:formula="of:=[.CI78]-[.BU78]" office:value-type="float" office:value="183.566" calcext:value-type="float">
            <text:p>183.566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422" calcext:value-type="float">
            <text:p>47.422</text:p>
          </table:table-cell>
          <table:table-cell table:formula="of:=[.CL78]-[.BX78]" office:value-type="float" office:value="183.567" calcext:value-type="float">
            <text:p>183.567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7.422" calcext:value-type="float">
            <text:p>47.422</text:p>
          </table:table-cell>
          <table:table-cell table:formula="of:=[.CO78]-[.CA78]" office:value-type="float" office:value="183.566" calcext:value-type="float">
            <text:p>183.566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47.422" calcext:value-type="float">
            <text:p>47.422</text:p>
          </table:table-cell>
          <table:table-cell table:formula="of:=AVERAGE([.BG78];[.BJ78];[.BM7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56.5926666666667" calcext:value-type="float">
            <text:p>56.5926666666667</text:p>
          </table:table-cell>
          <table:table-cell table:formula="of:=AVERAGE([.BU78];[.BX78];[.CA7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8];[.CJ78];[.CM78])" office:value-type="float" office:value="0" calcext:value-type="float">
            <text:p>0</text:p>
          </table:table-cell>
          <table:table-cell table:formula="of:=AVERAGE([.CH78];[.CK78];[.CN78])" office:value-type="float" office:value="104.014666666667" calcext:value-type="float">
            <text:p>104.014666666667</text:p>
          </table:table-cell>
          <table:table-cell table:formula="of:=AVERAGE([.CI78];[.CL78];[.CO7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79];[.D79];[.G79])" office:value-type="float" office:value="0" calcext:value-type="float">
            <text:p>0</text:p>
          </table:table-cell>
          <table:table-cell table:formula="of:=AVERAGE([.B79];[.E79];[.H79])" office:value-type="float" office:value="316.208333333333" calcext:value-type="float">
            <text:p>316.208333333333</text:p>
          </table:table-cell>
          <table:table-cell table:formula="of:=AVERAGE([.C79];[.F79];[.I79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4.749" calcext:value-type="float">
            <text:p>34.749</text:p>
          </table:table-cell>
          <table:table-cell table:formula="of:=AVERAGE([.Q79];[.T79];[.W79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9];[.AF79];[.AI79])" office:value-type="float" office:value="0" calcext:value-type="float">
            <text:p>0</text:p>
          </table:table-cell>
          <table:table-cell table:formula="of:=AVERAGE([.AD79];[.AG79];[.AJ79])" office:value-type="float" office:value="217.904666666667" calcext:value-type="float">
            <text:p>217.904666666667</text:p>
          </table:table-cell>
          <table:table-cell table:formula="of:=AVERAGE([.AE79];[.AH79];[.AK7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562.972" calcext:value-type="float">
            <text:p>562.972</text:p>
          </table:table-cell>
          <table:table-cell table:formula="of:=[.C79]+[.Q79]+[.AE79]" office:value-type="float" office:value="2599.41" calcext:value-type="float">
            <text:p>2599.41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573.973" calcext:value-type="float">
            <text:p>573.973</text:p>
          </table:table-cell>
          <table:table-cell table:formula="of:=[.F79]+[.T79]+[.AH79]" office:value-type="float" office:value="2628.41" calcext:value-type="float">
            <text:p>2628.41</text:p>
          </table:table-cell>
          <table:table-cell table:formula="of:=[.G79]+[.U79]+[.AI79]" office:value-type="float" office:value="0" calcext:value-type="float">
            <text:p>0</text:p>
          </table:table-cell>
          <table:table-cell table:formula="of:=[.H79]+[.V79]+[.AJ79]" office:value-type="float" office:value="569.641" calcext:value-type="float">
            <text:p>569.641</text:p>
          </table:table-cell>
          <table:table-cell table:formula="of:=[.I79]+[.W79]+[.AK79]" office:value-type="float" office:value="2636.41" calcext:value-type="float">
            <text:p>2636.41</text:p>
          </table:table-cell>
          <table:table-cell table:formula="of:=AVERAGE([.AQ79];[.AT79];[.AW79])" office:value-type="float" office:value="0" calcext:value-type="float">
            <text:p>0</text:p>
          </table:table-cell>
          <table:table-cell table:formula="of:=AVERAGE([.AR79];[.AU79];[.AX79])" office:value-type="float" office:value="568.862" calcext:value-type="float">
            <text:p>568.862</text:p>
          </table:table-cell>
          <table:table-cell table:formula="of:=AVERAGE([.AS79];[.AV79];[.AY79])" office:value-type="float" office:value="2621.41" calcext:value-type="float">
            <text:p>2621.41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47.422" calcext:value-type="float">
            <text:p>47.422</text:p>
          </table:table-cell>
          <table:table-cell table:formula="of:=[.CI79]-[.BU79]" office:value-type="float" office:value="183.566" calcext:value-type="float">
            <text:p>183.566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422" calcext:value-type="float">
            <text:p>47.422</text:p>
          </table:table-cell>
          <table:table-cell table:formula="of:=[.CL79]-[.BX79]" office:value-type="float" office:value="183.567" calcext:value-type="float">
            <text:p>183.567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7.422" calcext:value-type="float">
            <text:p>47.422</text:p>
          </table:table-cell>
          <table:table-cell table:formula="of:=[.CO79]-[.CA79]" office:value-type="float" office:value="183.566" calcext:value-type="float">
            <text:p>183.566</text:p>
          </table:table-cell>
          <table:table-cell table:formula="of:=AVERAGE([.BE79];[.BH79];[.BK79])" office:value-type="float" office:value="0" calcext:value-type="float">
            <text:p>0</text:p>
          </table:table-cell>
          <table:table-cell table:formula="of:=AVERAGE([.BF79];[.BI79];[.BL79])" office:value-type="float" office:value="47.422" calcext:value-type="float">
            <text:p>47.422</text:p>
          </table:table-cell>
          <table:table-cell table:formula="of:=AVERAGE([.BG79];[.BJ79];[.BM7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56.5926666666667" calcext:value-type="float">
            <text:p>56.5926666666667</text:p>
          </table:table-cell>
          <table:table-cell table:formula="of:=AVERAGE([.BU79];[.BX79];[.CA7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79];[.CJ79];[.CM79])" office:value-type="float" office:value="0" calcext:value-type="float">
            <text:p>0</text:p>
          </table:table-cell>
          <table:table-cell table:formula="of:=AVERAGE([.CH79];[.CK79];[.CN79])" office:value-type="float" office:value="104.014666666667" calcext:value-type="float">
            <text:p>104.014666666667</text:p>
          </table:table-cell>
          <table:table-cell table:formula="of:=AVERAGE([.CI79];[.CL79];[.CO7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316.208333333333" calcext:value-type="float">
            <text:p>316.208333333333</text:p>
          </table:table-cell>
          <table:table-cell table:formula="of:=AVERAGE([.C80];[.F80];[.I80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4.749" calcext:value-type="float">
            <text:p>34.749</text:p>
          </table:table-cell>
          <table:table-cell table:formula="of:=AVERAGE([.Q80];[.T80];[.W80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0];[.AF80];[.AI80])" office:value-type="float" office:value="1" calcext:value-type="float">
            <text:p>1</text:p>
          </table:table-cell>
          <table:table-cell table:formula="of:=AVERAGE([.AD80];[.AG80];[.AJ80])" office:value-type="float" office:value="217.904666666667" calcext:value-type="float">
            <text:p>217.904666666667</text:p>
          </table:table-cell>
          <table:table-cell table:formula="of:=AVERAGE([.AE80];[.AH80];[.AK80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562.972" calcext:value-type="float">
            <text:p>562.972</text:p>
          </table:table-cell>
          <table:table-cell table:formula="of:=[.C80]+[.Q80]+[.AE80]" office:value-type="float" office:value="2599.41" calcext:value-type="float">
            <text:p>2599.41</text:p>
          </table:table-cell>
          <table:table-cell table:formula="of:=[.D80]+[.R80]+[.AF80]" office:value-type="float" office:value="3" calcext:value-type="float">
            <text:p>3</text:p>
          </table:table-cell>
          <table:table-cell table:formula="of:=[.E80]+[.S80]+[.AG80]" office:value-type="float" office:value="573.973" calcext:value-type="float">
            <text:p>573.973</text:p>
          </table:table-cell>
          <table:table-cell table:formula="of:=[.F80]+[.T80]+[.AH80]" office:value-type="float" office:value="2628.41" calcext:value-type="float">
            <text:p>2628.41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69.641" calcext:value-type="float">
            <text:p>569.641</text:p>
          </table:table-cell>
          <table:table-cell table:formula="of:=[.I80]+[.W80]+[.AK80]" office:value-type="float" office:value="2636.41" calcext:value-type="float">
            <text:p>2636.41</text:p>
          </table:table-cell>
          <table:table-cell table:formula="of:=AVERAGE([.AQ80];[.AT80];[.AW80])" office:value-type="float" office:value="1" calcext:value-type="float">
            <text:p>1</text:p>
          </table:table-cell>
          <table:table-cell table:formula="of:=AVERAGE([.AR80];[.AU80];[.AX80])" office:value-type="float" office:value="568.862" calcext:value-type="float">
            <text:p>568.862</text:p>
          </table:table-cell>
          <table:table-cell table:formula="of:=AVERAGE([.AS80];[.AV80];[.AY80])" office:value-type="float" office:value="2621.41" calcext:value-type="float">
            <text:p>2621.41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422" calcext:value-type="float">
            <text:p>47.422</text:p>
          </table:table-cell>
          <table:table-cell table:formula="of:=[.CI80]-[.BU80]" office:value-type="float" office:value="183.566" calcext:value-type="float">
            <text:p>183.566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47.422" calcext:value-type="float">
            <text:p>47.422</text:p>
          </table:table-cell>
          <table:table-cell table:formula="of:=[.CL80]-[.BX80]" office:value-type="float" office:value="183.567" calcext:value-type="float">
            <text:p>183.567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7.422" calcext:value-type="float">
            <text:p>47.422</text:p>
          </table:table-cell>
          <table:table-cell table:formula="of:=[.CO80]-[.CA80]" office:value-type="float" office:value="183.566" calcext:value-type="float">
            <text:p>183.566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47.422" calcext:value-type="float">
            <text:p>47.422</text:p>
          </table:table-cell>
          <table:table-cell table:formula="of:=AVERAGE([.BG80];[.BJ80];[.BM8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56.5926666666667" calcext:value-type="float">
            <text:p>56.5926666666667</text:p>
          </table:table-cell>
          <table:table-cell table:formula="of:=AVERAGE([.BU80];[.BX80];[.CA8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04.014666666667" calcext:value-type="float">
            <text:p>104.014666666667</text:p>
          </table:table-cell>
          <table:table-cell table:formula="of:=AVERAGE([.CI80];[.CL80];[.CO8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316.208333333333" calcext:value-type="float">
            <text:p>316.208333333333</text:p>
          </table:table-cell>
          <table:table-cell table:formula="of:=AVERAGE([.C81];[.F81];[.I81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4.749" calcext:value-type="float">
            <text:p>34.749</text:p>
          </table:table-cell>
          <table:table-cell table:formula="of:=AVERAGE([.Q81];[.T81];[.W81])" office:value-type="float" office:value="85.34" calcext:value-type="float">
            <text:p>85.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.8" calcext:value-type="float">
            <text:p>4.8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1];[.AF81];[.AI81])" office:value-type="float" office:value="2.26666666666667" calcext:value-type="float">
            <text:p>2.26666666666667</text:p>
          </table:table-cell>
          <table:table-cell table:formula="of:=AVERAGE([.AD81];[.AG81];[.AJ81])" office:value-type="float" office:value="218.571333333333" calcext:value-type="float">
            <text:p>218.571333333333</text:p>
          </table:table-cell>
          <table:table-cell table:formula="of:=AVERAGE([.AE81];[.AH81];[.AK81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81]+[.O81]+[.AC81]" office:value-type="float" office:value="2" calcext:value-type="float">
            <text:p>2</text:p>
          </table:table-cell>
          <table:table-cell table:formula="of:=[.B81]+[.P81]+[.AD81]" office:value-type="float" office:value="564.972" calcext:value-type="float">
            <text:p>564.972</text:p>
          </table:table-cell>
          <table:table-cell table:formula="of:=[.C81]+[.Q81]+[.AE81]" office:value-type="float" office:value="2601.41" calcext:value-type="float">
            <text:p>2601.41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571.973" calcext:value-type="float">
            <text:p>571.973</text:p>
          </table:table-cell>
          <table:table-cell table:formula="of:=[.F81]+[.T81]+[.AH81]" office:value-type="float" office:value="2626.41" calcext:value-type="float">
            <text:p>2626.41</text:p>
          </table:table-cell>
          <table:table-cell table:formula="of:=[.G81]+[.U81]+[.AI81]" office:value-type="float" office:value="4.8" calcext:value-type="float">
            <text:p>4.8</text:p>
          </table:table-cell>
          <table:table-cell table:formula="of:=[.H81]+[.V81]+[.AJ81]" office:value-type="float" office:value="571.641" calcext:value-type="float">
            <text:p>571.641</text:p>
          </table:table-cell>
          <table:table-cell table:formula="of:=[.I81]+[.W81]+[.AK81]" office:value-type="float" office:value="2638.41" calcext:value-type="float">
            <text:p>2638.41</text:p>
          </table:table-cell>
          <table:table-cell table:formula="of:=AVERAGE([.AQ81];[.AT81];[.AW81])" office:value-type="float" office:value="2.26666666666667" calcext:value-type="float">
            <text:p>2.26666666666667</text:p>
          </table:table-cell>
          <table:table-cell table:formula="of:=AVERAGE([.AR81];[.AU81];[.AX81])" office:value-type="float" office:value="569.528666666667" calcext:value-type="float">
            <text:p>569.528666666667</text:p>
          </table:table-cell>
          <table:table-cell table:formula="of:=AVERAGE([.AS81];[.AV81];[.AY81])" office:value-type="float" office:value="2622.07666666667" calcext:value-type="float">
            <text:p>2622.07666666667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47.422" calcext:value-type="float">
            <text:p>47.422</text:p>
          </table:table-cell>
          <table:table-cell table:formula="of:=[.CI81]-[.BU81]" office:value-type="float" office:value="183.566" calcext:value-type="float">
            <text:p>183.566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7.422" calcext:value-type="float">
            <text:p>47.422</text:p>
          </table:table-cell>
          <table:table-cell table:formula="of:=[.CL81]-[.BX81]" office:value-type="float" office:value="183.567" calcext:value-type="float">
            <text:p>183.567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7.422" calcext:value-type="float">
            <text:p>47.422</text:p>
          </table:table-cell>
          <table:table-cell table:formula="of:=[.CO81]-[.CA81]" office:value-type="float" office:value="183.566" calcext:value-type="float">
            <text:p>183.566</text:p>
          </table:table-cell>
          <table:table-cell table:formula="of:=AVERAGE([.BE81];[.BH81];[.BK81])" office:value-type="float" office:value="0" calcext:value-type="float">
            <text:p>0</text:p>
          </table:table-cell>
          <table:table-cell table:formula="of:=AVERAGE([.BF81];[.BI81];[.BL81])" office:value-type="float" office:value="47.422" calcext:value-type="float">
            <text:p>47.422</text:p>
          </table:table-cell>
          <table:table-cell table:formula="of:=AVERAGE([.BG81];[.BJ81];[.BM8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56.5926666666667" calcext:value-type="float">
            <text:p>56.5926666666667</text:p>
          </table:table-cell>
          <table:table-cell table:formula="of:=AVERAGE([.BU81];[.BX81];[.CA8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81];[.CJ81];[.CM81])" office:value-type="float" office:value="0" calcext:value-type="float">
            <text:p>0</text:p>
          </table:table-cell>
          <table:table-cell table:formula="of:=AVERAGE([.CH81];[.CK81];[.CN81])" office:value-type="float" office:value="104.014666666667" calcext:value-type="float">
            <text:p>104.014666666667</text:p>
          </table:table-cell>
          <table:table-cell table:formula="of:=AVERAGE([.CI81];[.CL81];[.CO8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office:value-type="float" office:value="0" calcext:value-type="float">
            <text:p>0</text:p>
          </table:table-cell>
          <table:table-cell office:value-type="float" office:value="319.633" calcext:value-type="float">
            <text:p>319.633</text:p>
          </table:table-cell>
          <table:table-cell office:value-type="float" office:value="579.523" calcext:value-type="float">
            <text:p>579.5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316.208333333333" calcext:value-type="float">
            <text:p>316.208333333333</text:p>
          </table:table-cell>
          <table:table-cell table:formula="of:=AVERAGE([.C82];[.F82];[.I82])" office:value-type="float" office:value="561.856333333333" calcext:value-type="float">
            <text:p>561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4.749" calcext:value-type="float">
            <text:p>34.749</text:p>
          </table:table-cell>
          <table:table-cell table:formula="of:=AVERAGE([.Q82];[.T82];[.W82])" office:value-type="float" office:value="85.34" calcext:value-type="float">
            <text:p>85.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2];[.AF82];[.AI82])" office:value-type="float" office:value="0" calcext:value-type="float">
            <text:p>0</text:p>
          </table:table-cell>
          <table:table-cell table:formula="of:=AVERAGE([.AD82];[.AG82];[.AJ82])" office:value-type="float" office:value="217.238" calcext:value-type="float">
            <text:p>217.238</text:p>
          </table:table-cell>
          <table:table-cell table:formula="of:=AVERAGE([.AE82];[.AH82];[.AK82])" office:value-type="float" office:value="1973.547" calcext:value-type="float">
            <text:p>1973.547</text:p>
          </table:table-cell>
          <table:table-cell table:number-columns-repeated="2"/>
          <table:table-cell table:formula="of:=[.A82]+[.O82]+[.AC82]" office:value-type="float" office:value="0" calcext:value-type="float">
            <text:p>0</text:p>
          </table:table-cell>
          <table:table-cell table:formula="of:=[.B82]+[.P82]+[.AD82]" office:value-type="float" office:value="560.972" calcext:value-type="float">
            <text:p>560.972</text:p>
          </table:table-cell>
          <table:table-cell table:formula="of:=[.C82]+[.Q82]+[.AE82]" office:value-type="float" office:value="2597.41" calcext:value-type="float">
            <text:p>2597.41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571.973" calcext:value-type="float">
            <text:p>571.973</text:p>
          </table:table-cell>
          <table:table-cell table:formula="of:=[.F82]+[.T82]+[.AH82]" office:value-type="float" office:value="2626.41" calcext:value-type="float">
            <text:p>2626.41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571.641" calcext:value-type="float">
            <text:p>571.641</text:p>
          </table:table-cell>
          <table:table-cell table:formula="of:=[.I82]+[.W82]+[.AK82]" office:value-type="float" office:value="2638.41" calcext:value-type="float">
            <text:p>2638.41</text:p>
          </table:table-cell>
          <table:table-cell table:formula="of:=AVERAGE([.AQ82];[.AT82];[.AW82])" office:value-type="float" office:value="0" calcext:value-type="float">
            <text:p>0</text:p>
          </table:table-cell>
          <table:table-cell table:formula="of:=AVERAGE([.AR82];[.AU82];[.AX82])" office:value-type="float" office:value="568.195333333333" calcext:value-type="float">
            <text:p>568.195333333333</text:p>
          </table:table-cell>
          <table:table-cell table:formula="of:=AVERAGE([.AS82];[.AV82];[.AY82])" office:value-type="float" office:value="2620.74333333333" calcext:value-type="float">
            <text:p>2620.74333333333</text:p>
          </table:table-cell>
          <table:table-cell table:number-columns-repeated="2"/>
          <table:table-cell table:formula="of:=[.CG82]-[.BS82]" office:value-type="float" office:value="0" calcext:value-type="float">
            <text:p>0</text:p>
          </table:table-cell>
          <table:table-cell table:formula="of:=[.CH82]-[.BT82]" office:value-type="float" office:value="47.422" calcext:value-type="float">
            <text:p>47.422</text:p>
          </table:table-cell>
          <table:table-cell table:formula="of:=[.CI82]-[.BU82]" office:value-type="float" office:value="183.566" calcext:value-type="float">
            <text:p>183.566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7.422" calcext:value-type="float">
            <text:p>47.422</text:p>
          </table:table-cell>
          <table:table-cell table:formula="of:=[.CL82]-[.BX82]" office:value-type="float" office:value="183.567" calcext:value-type="float">
            <text:p>183.567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47.422" calcext:value-type="float">
            <text:p>47.422</text:p>
          </table:table-cell>
          <table:table-cell table:formula="of:=[.CO82]-[.CA82]" office:value-type="float" office:value="183.566" calcext:value-type="float">
            <text:p>183.566</text:p>
          </table:table-cell>
          <table:table-cell table:formula="of:=AVERAGE([.BE82];[.BH82];[.BK82])" office:value-type="float" office:value="0" calcext:value-type="float">
            <text:p>0</text:p>
          </table:table-cell>
          <table:table-cell table:formula="of:=AVERAGE([.BF82];[.BI82];[.BL82])" office:value-type="float" office:value="47.422" calcext:value-type="float">
            <text:p>47.422</text:p>
          </table:table-cell>
          <table:table-cell table:formula="of:=AVERAGE([.BG82];[.BJ82];[.BM8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7" calcext:value-type="float">
            <text:p>67.38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797" calcext:value-type="float">
            <text:p>67.797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56.5926666666667" calcext:value-type="float">
            <text:p>56.5926666666667</text:p>
          </table:table-cell>
          <table:table-cell table:formula="of:=AVERAGE([.BU82];[.BX82];[.CA8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2.016" calcext:value-type="float">
            <text:p>82.016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219" calcext:value-type="float">
            <text:p>115.219</text:p>
          </table:table-cell>
          <table:table-cell office:value-type="float" office:value="1467.289" calcext:value-type="float">
            <text:p>1467.289</text:p>
          </table:table-cell>
          <table:table-cell table:formula="of:=AVERAGE([.CG82];[.CJ82];[.CM82])" office:value-type="float" office:value="0" calcext:value-type="float">
            <text:p>0</text:p>
          </table:table-cell>
          <table:table-cell table:formula="of:=AVERAGE([.CH82];[.CK82];[.CN82])" office:value-type="float" office:value="104.014666666667" calcext:value-type="float">
            <text:p>104.014666666667</text:p>
          </table:table-cell>
          <table:table-cell table:formula="of:=AVERAGE([.CI82];[.CL82];[.CO82])" office:value-type="float" office:value="1253.737" calcext:value-type="float">
            <text:p>1253.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2:36:32.504635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2:40:49.236321956</dc:date>
    <dc:creator>Ike Devolder</dc:creator>
    <meta:editing-duration>PT21H3M34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686cm" svg:y="1.94cm" svg:width="33.656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666666666667">
                <text:p>66.4666666666667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4">
                <text:p>310.4</text:p>
              </table:table-cell>
              <table:table-cell office:value-type="float" office:value="0">
                <text:p>0</text:p>
              </table:table-cell>
              <table:table-cell office:value-type="float" office:value="152.133333333333">
                <text:p>152.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.166666666667">
                <text:p>295.166666666667</text:p>
              </table:table-cell>
              <table:table-cell office:value-type="float" office:value="0">
                <text:p>0</text:p>
              </table:table-cell>
              <table:table-cell office:value-type="float" office:value="150.166666666667">
                <text:p>150.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0">
                <text:p>0</text:p>
              </table:table-cell>
              <table:table-cell office:value-type="float" office:value="151.166666666667">
                <text:p>151.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.766666666667">
                <text:p>298.766666666667</text:p>
              </table:table-cell>
              <table:table-cell office:value-type="float" office:value="0">
                <text:p>0</text:p>
              </table:table-cell>
              <table:table-cell office:value-type="float" office:value="150.733333333333">
                <text:p>150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.3">
                <text:p>290.3</text:p>
              </table:table-cell>
              <table:table-cell office:value-type="float" office:value="0">
                <text:p>0</text:p>
              </table:table-cell>
              <table:table-cell office:value-type="float" office:value="150.566666666667">
                <text:p>150.5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866666666667">
                <text:p>297.866666666667</text:p>
              </table:table-cell>
              <table:table-cell office:value-type="float" office:value="0">
                <text:p>0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.233333333333">
                <text:p>300.233333333333</text:p>
              </table:table-cell>
              <table:table-cell office:value-type="float" office:value="0">
                <text:p>0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.866666666667">
                <text:p>296.866666666667</text:p>
              </table:table-cell>
              <table:table-cell office:value-type="float" office:value="0">
                <text:p>0</text:p>
              </table:table-cell>
              <table:table-cell office:value-type="float" office:value="148.533333333333">
                <text:p>148.5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.766666666667">
                <text:p>290.766666666667</text:p>
              </table:table-cell>
              <table:table-cell office:value-type="float" office:value="0">
                <text:p>0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6.5">
                <text:p>296.5</text:p>
              </table:table-cell>
              <table:table-cell office:value-type="float" office:value="0">
                <text:p>0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1">
                <text:p>289.1</text:p>
              </table:table-cell>
              <table:table-cell office:value-type="float" office:value="0">
                <text:p>0</text:p>
              </table:table-cell>
              <table:table-cell office:value-type="float" office:value="152.633333333333">
                <text:p>152.6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.9">
                <text:p>295.9</text:p>
              </table:table-cell>
              <table:table-cell office:value-type="float" office:value="0">
                <text:p>0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.133333333333">
                <text:p>297.133333333333</text:p>
              </table:table-cell>
              <table:table-cell office:value-type="float" office:value="0">
                <text:p>0</text:p>
              </table:table-cell>
              <table:table-cell office:value-type="float" office:value="148.233333333333">
                <text:p>148.2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.766666666667">
                <text:p>287.766666666667</text:p>
              </table:table-cell>
              <table:table-cell office:value-type="float" office:value="0">
                <text:p>0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5">
                <text:p>289.5</text:p>
              </table:table-cell>
              <table:table-cell office:value-type="float" office:value="0">
                <text:p>0</text:p>
              </table:table-cell>
              <table:table-cell office:value-type="float" office:value="151.233333333333">
                <text:p>151.2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.7">
                <text:p>294.7</text:p>
              </table:table-cell>
              <table:table-cell office:value-type="float" office:value="0">
                <text:p>0</text:p>
              </table:table-cell>
              <table:table-cell office:value-type="float" office:value="153.033333333333">
                <text:p>153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.433333333333">
                <text:p>300.433333333333</text:p>
              </table:table-cell>
              <table:table-cell office:value-type="float" office:value="0">
                <text:p>0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.933333333333">
                <text:p>296.933333333333</text:p>
              </table:table-cell>
              <table:table-cell office:value-type="float" office:value="0">
                <text:p>0</text:p>
              </table:table-cell>
              <table:table-cell office:value-type="float" office:value="149.933333333333">
                <text:p>149.9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.733333333333">
                <text:p>299.733333333333</text:p>
              </table:table-cell>
              <table:table-cell office:value-type="float" office:value="0">
                <text:p>0</text:p>
              </table:table-cell>
              <table:table-cell office:value-type="float" office:value="148.633333333333">
                <text:p>148.6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8.933333333333">
                <text:p>298.933333333333</text:p>
              </table:table-cell>
              <table:table-cell office:value-type="float" office:value="0">
                <text:p>0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4.333333333333">
                <text:p>294.333333333333</text:p>
              </table:table-cell>
              <table:table-cell office:value-type="float" office:value="0">
                <text:p>0</text:p>
              </table:table-cell>
              <table:table-cell office:value-type="float" office:value="149.733333333333">
                <text:p>149.7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.866666666667">
                <text:p>298.866666666667</text:p>
              </table:table-cell>
              <table:table-cell office:value-type="float" office:value="0">
                <text:p>0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">
                <text:p>292.2</text:p>
              </table:table-cell>
              <table:table-cell office:value-type="float" office:value="0">
                <text:p>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152.333333333333">
                <text:p>152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.233333333333">
                <text:p>297.233333333333</text:p>
              </table:table-cell>
              <table:table-cell office:value-type="float" office:value="0">
                <text:p>0</text:p>
              </table:table-cell>
              <table:table-cell office:value-type="float" office:value="152.066666666667">
                <text:p>152.0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.966666666667">
                <text:p>296.966666666667</text:p>
              </table:table-cell>
              <table:table-cell office:value-type="float" office:value="0">
                <text:p>0</text:p>
              </table:table-cell>
              <table:table-cell office:value-type="float" office:value="149.533333333333">
                <text:p>149.5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.933333333333">
                <text:p>294.933333333333</text:p>
              </table:table-cell>
              <table:table-cell office:value-type="float" office:value="0">
                <text:p>0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.5">
                <text:p>300.5</text:p>
              </table:table-cell>
              <table:table-cell office:value-type="float" office:value="0">
                <text:p>0</text:p>
              </table:table-cell>
              <table:table-cell office:value-type="float" office:value="149.033333333333">
                <text:p>149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.466666666667">
                <text:p>301.466666666667</text:p>
              </table:table-cell>
              <table:table-cell office:value-type="float" office:value="0">
                <text:p>0</text:p>
              </table:table-cell>
              <table:table-cell office:value-type="float" office:value="152.266666666667">
                <text:p>152.2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.9">
                <text:p>299.9</text:p>
              </table:table-cell>
              <table:table-cell office:value-type="float" office:value="0">
                <text:p>0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4.133333333333">
                <text:p>294.133333333333</text:p>
              </table:table-cell>
              <table:table-cell office:value-type="float" office:value="0">
                <text:p>0</text:p>
              </table:table-cell>
              <table:table-cell office:value-type="float" office:value="149.166666666667">
                <text:p>149.1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.5">
                <text:p>299.5</text:p>
              </table:table-cell>
              <table:table-cell office:value-type="float" office:value="0">
                <text:p>0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.866666666667">
                <text:p>297.866666666667</text:p>
              </table:table-cell>
              <table:table-cell office:value-type="float" office:value="0">
                <text:p>0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.133333333333">
                <text:p>293.133333333333</text:p>
              </table:table-cell>
              <table:table-cell office:value-type="float" office:value="0">
                <text:p>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.333333333333">
                <text:p>298.333333333333</text:p>
              </table:table-cell>
              <table:table-cell office:value-type="float" office:value="0">
                <text:p>0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.066666666667">
                <text:p>294.066666666667</text:p>
              </table:table-cell>
              <table:table-cell office:value-type="float" office:value="0">
                <text:p>0</text:p>
              </table:table-cell>
              <table:table-cell office:value-type="float" office:value="148.733333333333">
                <text:p>148.7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.8">
                <text:p>299.8</text:p>
              </table:table-cell>
              <table:table-cell office:value-type="float" office:value="0">
                <text:p>0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.3">
                <text:p>300.3</text:p>
              </table:table-cell>
              <table:table-cell office:value-type="float" office:value="0">
                <text:p>0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.233333333333">
                <text:p>298.233333333333</text:p>
              </table:table-cell>
              <table:table-cell office:value-type="float" office:value="0">
                <text:p>0</text:p>
              </table:table-cell>
              <table:table-cell office:value-type="float" office:value="142.966666666667">
                <text:p>142.9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.566666666667">
                <text:p>295.566666666667</text:p>
              </table:table-cell>
              <table:table-cell office:value-type="float" office:value="0">
                <text:p>0</text:p>
              </table:table-cell>
              <table:table-cell office:value-type="float" office:value="151.266666666667">
                <text:p>151.2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.166666666667">
                <text:p>301.166666666667</text:p>
              </table:table-cell>
              <table:table-cell office:value-type="float" office:value="0">
                <text:p>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.7">
                <text:p>296.7</text:p>
              </table:table-cell>
              <table:table-cell office:value-type="float" office:value="0">
                <text:p>0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50.033333333333">
                <text:p>150.0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7.733333333333">
                <text:p>297.733333333333</text:p>
              </table:table-cell>
              <table:table-cell office:value-type="float" office:value="0">
                <text:p>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8.7">
                <text:p>298.7</text:p>
              </table:table-cell>
              <table:table-cell office:value-type="float" office:value="0">
                <text:p>0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.566666666667">
                <text:p>303.566666666667</text:p>
              </table:table-cell>
              <table:table-cell office:value-type="float" office:value="0">
                <text:p>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.833333333333">
                <text:p>296.833333333333</text:p>
              </table:table-cell>
              <table:table-cell office:value-type="float" office:value="0">
                <text:p>0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4.533333333333">
                <text:p>284.5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51.533333333333">
                <text:p>151.5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.4">
                <text:p>304.4</text:p>
              </table:table-cell>
              <table:table-cell office:value-type="float" office:value="0">
                <text:p>0</text:p>
              </table:table-cell>
              <table:table-cell office:value-type="float" office:value="152.566666666667">
                <text:p>152.5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.8">
                <text:p>299.8</text:p>
              </table:table-cell>
              <table:table-cell office:value-type="float" office:value="0">
                <text:p>0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8.5">
                <text:p>298.5</text:p>
              </table:table-cell>
              <table:table-cell office:value-type="float" office:value="0">
                <text:p>0</text:p>
              </table:table-cell>
              <table:table-cell office:value-type="float" office:value="151.866666666667">
                <text:p>151.8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.4">
                <text:p>288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.833333333333">
                <text:p>296.833333333333</text:p>
              </table:table-cell>
              <table:table-cell office:value-type="float" office:value="0">
                <text:p>0</text:p>
              </table:table-cell>
              <table:table-cell office:value-type="float" office:value="141.133333333333">
                <text:p>141.1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.1">
                <text:p>117.1</text:p>
              </table:table-cell>
              <table:table-cell office:value-type="float" office:value="0">
                <text:p>0</text:p>
              </table:table-cell>
              <table:table-cell office:value-type="float" office:value="44.7666666666667">
                <text:p>44.7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.156333333333">
                <text:p>316.156333333333</text:p>
                <draw:g>
                  <svg:desc>'memory - cpu'.K4:'memory - cpu'.K82</svg:desc>
                </draw:g>
              </table:table-cell>
              <table:table-cell office:value-type="float" office:value="34.749">
                <text:p>34.749</text:p>
                <draw:g>
                  <svg:desc>'memory - cpu'.Y4:'memory - cpu'.Y82</svg:desc>
                </draw:g>
              </table:table-cell>
              <table:table-cell office:value-type="float" office:value="47.4216666666667">
                <text:p>47.4216666666667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.156333333333">
                <text:p>316.156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541666666667">
                <text:p>316.541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.168">
                <text:p>316.168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147333333333">
                <text:p>316.147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.995">
                <text:p>315.995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.931333333333">
                <text:p>315.93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.931333333333">
                <text:p>315.93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.931333333333">
                <text:p>315.93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.931333333333">
                <text:p>315.93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6.000333333333">
                <text:p>316.00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.000333333333">
                <text:p>316.00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.000333333333">
                <text:p>316.00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.978">
                <text:p>315.978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.958333333333">
                <text:p>315.95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.937333333333">
                <text:p>315.937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.931">
                <text:p>315.931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026">
                <text:p>316.026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.237">
                <text:p>316.23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.192666666667">
                <text:p>316.192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6.105333333333">
                <text:p>316.105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6.105333333333">
                <text:p>316.105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.063666666667">
                <text:p>316.063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.063666666667">
                <text:p>316.063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063666666667">
                <text:p>316.063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.109333333333">
                <text:p>316.109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.112">
                <text:p>316.112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.225333333333">
                <text:p>316.225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6.224">
                <text:p>316.224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6.224">
                <text:p>316.224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6.182333333333">
                <text:p>316.182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6.161333333333">
                <text:p>316.16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.155">
                <text:p>316.155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.155">
                <text:p>316.155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6.155">
                <text:p>316.155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6.207">
                <text:p>316.20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6.186">
                <text:p>316.186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6.186">
                <text:p>316.186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6.165333333333">
                <text:p>316.165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6.144666666667">
                <text:p>316.144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.143333333333">
                <text:p>316.143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6.122333333333">
                <text:p>316.122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6.231666666667">
                <text:p>316.231666666667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6.311">
                <text:p>316.311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6.311">
                <text:p>316.311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6.290333333333">
                <text:p>316.29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37.0623333333333">
                <text:p>37.062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6.290333333333">
                <text:p>316.29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6.290333333333">
                <text:p>316.29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.290333333333">
                <text:p>316.29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6.249">
                <text:p>316.249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.272333333333">
                <text:p>316.272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6.251333333333">
                <text:p>316.251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.230333333333">
                <text:p>316.23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6.230333333333">
                <text:p>316.23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.230333333333">
                <text:p>316.230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3333333333">
                <text:p>47.421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16666666667">
                <text:p>47.421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.208333333333">
                <text:p>316.208333333333</text:p>
              </table:table-cell>
              <table:table-cell office:value-type="float" office:value="34.749">
                <text:p>34.749</text:p>
              </table:table-cell>
              <table:table-cell office:value-type="float" office:value="47.422">
                <text:p>47.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818cm" svg:y="1.94cm" svg:width="33.551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1.856333333333">
                <text:p>561.856333333333</text:p>
                <draw:g>
                  <svg:desc>'memory - cpu'.L4:'memory - cpu'.L82</svg:desc>
                </draw:g>
              </table:table-cell>
              <table:table-cell office:value-type="float" office:value="85.34">
                <text:p>85.34</text:p>
                <draw:g>
                  <svg:desc>'memory - cpu'.Z4:'memory - cpu'.Z82</svg:desc>
                </draw:g>
              </table:table-cell>
              <table:table-cell office:value-type="float" office:value="183.527333333333">
                <text:p>183.527333333333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333333333">
                <text:p>183.52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27">
                <text:p>183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-31.633">
                <text:p>-31.6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1.856333333333">
                <text:p>561.856333333333</text:p>
              </table:table-cell>
              <table:table-cell office:value-type="float" office:value="85.34">
                <text:p>85.34</text:p>
              </table:table-cell>
              <table:table-cell office:value-type="float" office:value="183.566333333333">
                <text:p>183.566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263cm" svg:y="1.94cm" svg:width="34.211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7.238">
                <text:p>217.238</text:p>
                <draw:g>
                  <svg:desc>'memory - cpu'.AM4:'memory - cpu'.AM82</svg:desc>
                </draw:g>
              </table:table-cell>
              <table:table-cell office:value-type="float" office:value="56.698">
                <text:p>56.698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238">
                <text:p>215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.238">
                <text:p>217.238</text:p>
              </table:table-cell>
              <table:table-cell office:value-type="float" office:value="67.0443333333333">
                <text:p>67.044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.571333333333">
                <text:p>220.571333333333</text:p>
              </table:table-cell>
              <table:table-cell office:value-type="float" office:value="67.0716666666667">
                <text:p>67.07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238">
                <text:p>215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0443333333333">
                <text:p>67.044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.238">
                <text:p>215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.238">
                <text:p>217.238</text:p>
              </table:table-cell>
              <table:table-cell office:value-type="float" office:value="67.1343333333333">
                <text:p>67.134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.238">
                <text:p>217.238</text:p>
              </table:table-cell>
              <table:table-cell office:value-type="float" office:value="67.0573333333333">
                <text:p>67.057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7.238">
                <text:p>217.238</text:p>
              </table:table-cell>
              <table:table-cell office:value-type="float" office:value="67.0443333333333">
                <text:p>67.044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9.238">
                <text:p>219.238</text:p>
              </table:table-cell>
              <table:table-cell office:value-type="float" office:value="67.0716666666667">
                <text:p>67.071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.238">
                <text:p>219.238</text:p>
              </table:table-cell>
              <table:table-cell office:value-type="float" office:value="67.0573333333333">
                <text:p>67.057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.238">
                <text:p>217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.238">
                <text:p>219.238</text:p>
              </table:table-cell>
              <table:table-cell office:value-type="float" office:value="56.698">
                <text:p>56.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.238">
                <text:p>219.238</text:p>
              </table:table-cell>
              <table:table-cell office:value-type="float" office:value="67.672">
                <text:p>67.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672">
                <text:p>67.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672">
                <text:p>67.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.238">
                <text:p>217.238</text:p>
              </table:table-cell>
              <table:table-cell office:value-type="float" office:value="78.038">
                <text:p>78.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.238">
                <text:p>217.238</text:p>
              </table:table-cell>
              <table:table-cell office:value-type="float" office:value="78.0863333333333">
                <text:p>78.086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.238">
                <text:p>217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78.1146666666667">
                <text:p>78.114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238">
                <text:p>219.238</text:p>
              </table:table-cell>
              <table:table-cell office:value-type="float" office:value="67.6786666666667">
                <text:p>67.678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.238">
                <text:p>219.238</text:p>
              </table:table-cell>
              <table:table-cell office:value-type="float" office:value="56.5926666666667">
                <text:p>56.592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9.238">
                <text:p>219.238</text:p>
              </table:table-cell>
              <table:table-cell office:value-type="float" office:value="56.5926666666667">
                <text:p>56.592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5926666666667">
                <text:p>56.592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5926666666667">
                <text:p>56.592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56.5926666666667">
                <text:p>56.592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7.238">
                <text:p>217.238</text:p>
              </table:table-cell>
              <table:table-cell office:value-type="float" office:value="56.5926666666667">
                <text:p>56.592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3.547">
                <text:p>1973.547</text:p>
                <draw:g>
                  <svg:desc>'memory - cpu'.AN4:'memory - cpu'.AN82</svg:desc>
                </draw:g>
              </table:table-cell>
              <table:table-cell office:value-type="float" office:value="1070.17066666667">
                <text:p>1070.17066666667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1.547">
                <text:p>1971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6.88033333333">
                <text:p>1976.88033333333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1.547">
                <text:p>1971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1.547">
                <text:p>1971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.547">
                <text:p>1975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.547">
                <text:p>1975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686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666666666667">
                <text:p>66.4666666666667</text:p>
              </table:table-cell>
              <table:table-cell office:value-type="float" office:value="47.8333333333333">
                <text:p>47.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4">
                <text:p>310.4</text:p>
              </table:table-cell>
              <table:table-cell office:value-type="float" office:value="152.133333333333">
                <text:p>152.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733333333333">
                <text:p>299.733333333333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51.166666666667">
                <text:p>151.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.766666666667">
                <text:p>298.766666666667</text:p>
              </table:table-cell>
              <table:table-cell office:value-type="float" office:value="150.733333333333">
                <text:p>150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.3">
                <text:p>290.3</text:p>
              </table:table-cell>
              <table:table-cell office:value-type="float" office:value="150.566666666667">
                <text:p>150.5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866666666667">
                <text:p>297.866666666667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.8">
                <text:p>304.8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.866666666667">
                <text:p>296.866666666667</text:p>
              </table:table-cell>
              <table:table-cell office:value-type="float" office:value="148.533333333333">
                <text:p>148.5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.766666666667">
                <text:p>290.766666666667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6.5">
                <text:p>296.5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1">
                <text:p>289.1</text:p>
              </table:table-cell>
              <table:table-cell office:value-type="float" office:value="152.633333333333">
                <text:p>152.6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1.133333333333">
                <text:p>301.133333333333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.133333333333">
                <text:p>297.133333333333</text:p>
              </table:table-cell>
              <table:table-cell office:value-type="float" office:value="148.233333333333">
                <text:p>148.2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.766666666667">
                <text:p>287.76666666666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5">
                <text:p>289.5</text:p>
              </table:table-cell>
              <table:table-cell office:value-type="float" office:value="151.233333333333">
                <text:p>151.2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.7">
                <text:p>294.7</text:p>
              </table:table-cell>
              <table:table-cell office:value-type="float" office:value="153.033333333333">
                <text:p>153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4.666666666667">
                <text:p>304.666666666667</text:p>
              </table:table-cell>
              <table:table-cell office:value-type="float" office:value="150.633333333333">
                <text:p>150.6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.933333333333">
                <text:p>296.933333333333</text:p>
              </table:table-cell>
              <table:table-cell office:value-type="float" office:value="149.933333333333">
                <text:p>149.9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.733333333333">
                <text:p>299.733333333333</text:p>
              </table:table-cell>
              <table:table-cell office:value-type="float" office:value="148.633333333333">
                <text:p>148.6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.266666666667">
                <text:p>299.266666666667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4.333333333333">
                <text:p>294.333333333333</text:p>
              </table:table-cell>
              <table:table-cell office:value-type="float" office:value="149.733333333333">
                <text:p>149.7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.566666666667">
                <text:p>301.566666666667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.866666666667">
                <text:p>298.866666666667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">
                <text:p>292.2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.4">
                <text:p>299.4</text:p>
              </table:table-cell>
              <table:table-cell office:value-type="float" office:value="152.333333333333">
                <text:p>152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.233333333333">
                <text:p>297.233333333333</text:p>
              </table:table-cell>
              <table:table-cell office:value-type="float" office:value="152.066666666667">
                <text:p>152.0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.866666666667">
                <text:p>301.866666666667</text:p>
              </table:table-cell>
              <table:table-cell office:value-type="float" office:value="149.533333333333">
                <text:p>149.5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.933333333333">
                <text:p>294.933333333333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.5">
                <text:p>300.5</text:p>
              </table:table-cell>
              <table:table-cell office:value-type="float" office:value="149.033333333333">
                <text:p>149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.466666666667">
                <text:p>301.466666666667</text:p>
              </table:table-cell>
              <table:table-cell office:value-type="float" office:value="152.266666666667">
                <text:p>152.2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.9">
                <text:p>299.9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.366666666667">
                <text:p>299.366666666667</text:p>
              </table:table-cell>
              <table:table-cell office:value-type="float" office:value="149.166666666667">
                <text:p>149.1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.5">
                <text:p>299.5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.866666666667">
                <text:p>297.866666666667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.133333333333">
                <text:p>293.133333333333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.333333333333">
                <text:p>298.333333333333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.3">
                <text:p>298.3</text:p>
              </table:table-cell>
              <table:table-cell office:value-type="float" office:value="148.733333333333">
                <text:p>148.7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.8">
                <text:p>299.8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.3">
                <text:p>300.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.233333333333">
                <text:p>298.233333333333</text:p>
              </table:table-cell>
              <table:table-cell office:value-type="float" office:value="142.966666666667">
                <text:p>142.9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.566666666667">
                <text:p>295.566666666667</text:p>
              </table:table-cell>
              <table:table-cell office:value-type="float" office:value="151.266666666667">
                <text:p>151.2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6.066666666667">
                <text:p>306.066666666667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.7">
                <text:p>296.7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">
                <text:p>299</text:p>
              </table:table-cell>
              <table:table-cell office:value-type="float" office:value="150.033333333333">
                <text:p>150.0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7.733333333333">
                <text:p>297.733333333333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8.9">
                <text:p>298.9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8.7">
                <text:p>298.7</text:p>
              </table:table-cell>
              <table:table-cell office:value-type="float" office:value="150.733333333333">
                <text:p>150.7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.566666666667">
                <text:p>303.566666666667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.833333333333">
                <text:p>296.833333333333</text:p>
              </table:table-cell>
              <table:table-cell office:value-type="float" office:value="150.366666666667">
                <text:p>150.3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4.866666666667">
                <text:p>284.866666666667</text:p>
              </table:table-cell>
              <table:table-cell office:value-type="float" office:value="151.533333333333">
                <text:p>151.5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.233333333333">
                <text:p>304.233333333333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">
                <text:p>301</text:p>
              </table:table-cell>
              <table:table-cell office:value-type="float" office:value="150.133333333333">
                <text:p>150.1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.4">
                <text:p>304.4</text:p>
              </table:table-cell>
              <table:table-cell office:value-type="float" office:value="152.566666666667">
                <text:p>152.5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.8">
                <text:p>299.8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8.833333333333">
                <text:p>298.833333333333</text:p>
              </table:table-cell>
              <table:table-cell office:value-type="float" office:value="151.866666666667">
                <text:p>151.8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.966666666667">
                <text:p>292.966666666667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.833333333333">
                <text:p>296.833333333333</text:p>
              </table:table-cell>
              <table:table-cell office:value-type="float" office:value="141.133333333333">
                <text:p>141.1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.1">
                <text:p>117.1</text:p>
              </table:table-cell>
              <table:table-cell office:value-type="float" office:value="44.7666666666667">
                <text:p>44.7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8.143333333333">
                <text:p>568.143333333333</text:p>
                <draw:g>
                  <svg:desc>'memory - cpu'.BA4:'memory - cpu'.BA82</svg:desc>
                </draw:g>
              </table:table-cell>
              <table:table-cell office:value-type="float" office:value="104.119666666667">
                <text:p>104.119666666667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8.143333333333">
                <text:p>568.143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8.81">
                <text:p>568.81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8.81">
                <text:p>568.81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.81">
                <text:p>568.81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.476666666667">
                <text:p>567.476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.143333333333">
                <text:p>566.143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.81">
                <text:p>566.81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8.143333333333">
                <text:p>568.143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8.143333333333">
                <text:p>568.143333333333</text:p>
              </table:table-cell>
              <table:table-cell office:value-type="float" office:value="114.466">
                <text:p>114.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.528666666667">
                <text:p>568.528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.155">
                <text:p>568.155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.467666666667">
                <text:p>571.467666666667</text:p>
              </table:table-cell>
              <table:table-cell office:value-type="float" office:value="114.493333333333">
                <text:p>114.49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.982">
                <text:p>569.982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.585">
                <text:p>568.585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7.251666666667">
                <text:p>567.251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5.918333333333">
                <text:p>565.918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7.918333333333">
                <text:p>567.918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.987333333333">
                <text:p>567.987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7.987333333333">
                <text:p>567.987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.987333333333">
                <text:p>567.987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7.965">
                <text:p>567.965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9.945333333333">
                <text:p>569.945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9.924333333333">
                <text:p>569.924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.584666666667">
                <text:p>568.584666666667</text:p>
              </table:table-cell>
              <table:table-cell office:value-type="float" office:value="114.466">
                <text:p>114.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7.346333333333">
                <text:p>567.346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.224">
                <text:p>566.224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8.179666666667">
                <text:p>568.179666666667</text:p>
              </table:table-cell>
              <table:table-cell office:value-type="float" office:value="114.556">
                <text:p>114.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8.092333333333">
                <text:p>568.092333333333</text:p>
              </table:table-cell>
              <table:table-cell office:value-type="float" office:value="114.479333333333">
                <text:p>114.479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8.092333333333">
                <text:p>568.092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8.050666666667">
                <text:p>568.050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8.050666666667">
                <text:p>568.050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.050666666667">
                <text:p>570.050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0.096333333333">
                <text:p>570.096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.763">
                <text:p>568.76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7.429666666667">
                <text:p>567.429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7.429666666667">
                <text:p>567.429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8.096333333333">
                <text:p>568.096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.096333333333">
                <text:p>568.096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.099">
                <text:p>568.099</text:p>
              </table:table-cell>
              <table:table-cell office:value-type="float" office:value="114.466">
                <text:p>114.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8.212333333333">
                <text:p>568.212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.211">
                <text:p>568.211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.211">
                <text:p>570.211</text:p>
              </table:table-cell>
              <table:table-cell office:value-type="float" office:value="114.493333333333">
                <text:p>114.49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0.169333333333">
                <text:p>570.169333333333</text:p>
              </table:table-cell>
              <table:table-cell office:value-type="float" office:value="114.479333333333">
                <text:p>114.479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0.148333333333">
                <text:p>570.148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8.808666666667">
                <text:p>568.808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7.475333333333">
                <text:p>567.475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8.142">
                <text:p>568.142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.194">
                <text:p>568.194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.173">
                <text:p>568.17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8.173">
                <text:p>568.17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.152333333333">
                <text:p>568.152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.131666666667">
                <text:p>570.131666666667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0.130333333333">
                <text:p>570.130333333333</text:p>
              </table:table-cell>
              <table:table-cell office:value-type="float" office:value="104.119666666667">
                <text:p>104.119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0.109333333333">
                <text:p>570.109333333333</text:p>
              </table:table-cell>
              <table:table-cell office:value-type="float" office:value="115.093666666667">
                <text:p>115.093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8.885333333333">
                <text:p>568.885333333333</text:p>
              </table:table-cell>
              <table:table-cell office:value-type="float" office:value="115.093666666667">
                <text:p>115.093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7.631333333333">
                <text:p>567.631333333333</text:p>
              </table:table-cell>
              <table:table-cell office:value-type="float" office:value="115.093666666667">
                <text:p>115.093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8.298">
                <text:p>568.298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8.277333333333">
                <text:p>568.277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8.277333333333">
                <text:p>568.277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.277333333333">
                <text:p>568.277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8.277333333333">
                <text:p>568.277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9.569333333333">
                <text:p>569.569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.592666666667">
                <text:p>569.592666666667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9.571666666667">
                <text:p>569.571666666667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8.217333333333">
                <text:p>568.217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6.884">
                <text:p>566.884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.884">
                <text:p>568.884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8.195333333333">
                <text:p>568.195333333333</text:p>
              </table:table-cell>
              <table:table-cell office:value-type="float" office:value="125.507666666667">
                <text:p>125.507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8.195333333333">
                <text:p>568.195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.195333333333">
                <text:p>568.195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9.528666666667">
                <text:p>569.528666666667</text:p>
              </table:table-cell>
              <table:table-cell office:value-type="float" office:value="125.536333333333">
                <text:p>125.536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0.195333333333">
                <text:p>570.195333333333</text:p>
              </table:table-cell>
              <table:table-cell office:value-type="float" office:value="115.100333333333">
                <text:p>115.100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.195333333333">
                <text:p>570.195333333333</text:p>
              </table:table-cell>
              <table:table-cell office:value-type="float" office:value="104.014666666667">
                <text:p>104.014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.195333333333">
                <text:p>570.195333333333</text:p>
              </table:table-cell>
              <table:table-cell office:value-type="float" office:value="104.014666666667">
                <text:p>104.014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8.862">
                <text:p>568.862</text:p>
              </table:table-cell>
              <table:table-cell office:value-type="float" office:value="104.014666666667">
                <text:p>104.014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8.862">
                <text:p>568.862</text:p>
              </table:table-cell>
              <table:table-cell office:value-type="float" office:value="104.014666666667">
                <text:p>104.014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9.528666666667">
                <text:p>569.528666666667</text:p>
              </table:table-cell>
              <table:table-cell office:value-type="float" office:value="104.014666666667">
                <text:p>104.014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8.195333333333">
                <text:p>568.195333333333</text:p>
              </table:table-cell>
              <table:table-cell office:value-type="float" office:value="104.014666666667">
                <text:p>104.014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0.74333333333">
                <text:p>2620.74333333333</text:p>
                <draw:g>
                  <svg:desc>'memory - cpu'.BB4:'memory - cpu'.BB82</svg:desc>
                </draw:g>
              </table:table-cell>
              <table:table-cell office:value-type="float" office:value="1253.698">
                <text:p>1253.698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.41">
                <text:p>2621.41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1.41">
                <text:p>2621.41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.41">
                <text:p>2621.41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8.74333333333">
                <text:p>2618.74333333333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9.41">
                <text:p>2619.41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698">
                <text:p>125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8.897">
                <text:p>1468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4.07666666667">
                <text:p>2624.07666666667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.41">
                <text:p>2621.41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8.74333333333">
                <text:p>2618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.41">
                <text:p>2621.41</text:p>
              </table:table-cell>
              <table:table-cell office:value-type="float" office:value="1468.936">
                <text:p>1468.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8.74333333333">
                <text:p>2618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1.41">
                <text:p>2621.41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8.936">
                <text:p>1468.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1.41">
                <text:p>2621.41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1.41">
                <text:p>2621.41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0.07666666667">
                <text:p>2620.07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9.41">
                <text:p>2619.41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21.41">
                <text:p>2621.41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682.48833333333">
                <text:p>1682.488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682.48833333333">
                <text:p>1682.488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2.74333333333">
                <text:p>2622.74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1.41">
                <text:p>2621.41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1.41">
                <text:p>2621.41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22.07666666667">
                <text:p>2622.07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20.74333333333">
                <text:p>2620.74333333333</text:p>
              </table:table-cell>
              <table:table-cell office:value-type="float" office:value="1253.737">
                <text:p>1253.7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